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style>
    <style:style style:name="P2"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text-properties style:font-name="Courier New1" fo:font-size="12pt" fo:language="sk" fo:country="SK" style:font-size-asian="12pt" style:language-asian="sk" style:country-asian="SK"/>
    </style:style>
    <style:style style:name="P3" style:family="paragraph" style:parent-style-name="Standard">
      <style:paragraph-properties fo:margin-left="0cm" fo:margin-right="0cm" fo:line-height="150%" fo:text-align="start" style:justify-single-word="false" fo:orphans="2" fo:widows="2" fo:text-indent="1cm" style:auto-text-indent="false" style:vertical-align="auto"/>
    </style:style>
    <style:style style:name="P4" style:family="paragraph" style:parent-style-name="Standard" style:master-page-name="Standard">
      <style:paragraph-properties fo:margin-left="0cm" fo:margin-right="0cm" fo:line-height="150%" fo:text-align="start" style:justify-single-word="false" fo:orphans="2" fo:widows="2" fo:text-indent="1cm" style:auto-text-indent="false" style:page-number="auto" fo:background-color="#ffffff" style:vertical-align="auto">
        <style:background-image/>
      </style:paragraph-properties>
    </style:style>
    <style:style style:name="T1" style:family="text">
      <style:text-properties style:font-name="Courier New1" fo:font-size="12pt" fo:language="sk" fo:country="SK" style:font-size-asian="12pt" style:language-asian="sk" style:country-asian="SK"/>
    </style:style>
    <style:style style:name="T2" style:family="text">
      <style:text-properties style:font-name="Courier New1" fo:font-size="12pt" fo:language="sk" fo:country="SK" fo:font-weight="bold" style:font-size-asian="12pt" style:language-asian="sk" style:country-asian="SK" style:font-weight-asian="bold"/>
    </style:style>
    <style:style style:name="T3" style:family="text">
      <style:text-properties style:font-name="Courier New1" fo:font-size="12pt" fo:language="sk" fo:country="SK" fo:font-style="italic" style:font-size-asian="12pt" style:language-asian="sk" style:country-asian="SK" style:font-style-asian="italic"/>
    </style:style>
    <style:style style:name="T4" style:family="text">
      <style:text-properties fo:language="sk" fo:country="SK"/>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Rudo Moric</text:span></text:p>
      <text:p text:style-name="P1"><text:span text:style-name="T1">Explózia</text:span></text:p>
      <text:p text:style-name="P2"/>
      <text:p text:style-name="P2"/>
      <text:p text:style-name="P2"/>
      <text:p text:style-name="P3"><text:span text:style-name="T1">&lt;h1&gt;</text:span><text:span text:style-name="T2">Zadrôtovaná závora</text:span><text:span text:style-name="T1">&lt;/h1&gt;</text:span></text:p>
      <text:p text:style-name="P2"/>
      <text:p text:style-name="P1"><text:span text:style-name="T2">Š</text:span><text:span text:style-name="T1">tvrtáci sa s hurhajom vyhrnuli zo školy. Žiaci ostatných tried odišli domov už pred hodinou.</text:span></text:p>
      <text:p text:style-name="P1"><text:span text:style-name="T1">Učiteľ postál chvíľu vo dverách, zahľadel sa na belasú oblohu nad končiarmi Malej Fatry, pomyslel si, ako je dnes Kriváň i Suchý vrch blízko, a vošiel späť do budovy.</text:span></text:p>
      <text:p text:style-name="P1"><text:span text:style-name="T1">Žiaci sa v skupinách rozchádzali. Jedni na nižný koniec, iní zasa na opačnú stranu.</text:span></text:p>
      <text:p text:style-name="P1"><text:span text:style-name="T1">Jožo Chorvát, Gabo Hanzelík a Viera Babčová išli spolu. Vždy spolu chodili, lebo mali jednu cestu a boli dobrá parta.</text:span></text:p>
      <text:p text:style-name="P1"><text:span text:style-name="T1">Práve zahli za roh ulice, keď ich predbehol Mišo Volavec. Ale nemal predbiehať, radšej sa mal potichu stratiť, lebo Gabo z ničoho nič hybaj za ním. Priveľký poplátaný kabát len tak povieval okolo neho. Darmo Volavec trielil, koľko mu sily stačili, Gabo ho dobehol a poriadny buchnát zadunel na Mišovom chrbte.</text:span></text:p>
      <text:p text:style-name="P1"><text:span text:style-name="T1">— Stoj, slamený panák!... Vypchanina! — kričal Gabo. Zdrapil Miša za rukáv, až mu ho skoro vyšklbol.</text:span></text:p>
      <text:p text:style-name="P1"><text:span text:style-name="T1">— Čo... čo... so mnou... chceš?</text:span></text:p>
      <text:p text:style-name="P3"><text:span text:style-name="T1">— Ešte sa spytuj, panák! A kto mi cez prestávku nadával do všiváckych koziarov, há...?</text:span></text:p>
      <text:p text:style-name="P1"><text:span text:style-name="T1">— A nechodíš pásť kozu? — snažil sa vykrútiť Mišo.</text:span></text:p>
      <text:p text:style-name="P1"><text:span text:style-name="T1">— A či som preto všivák?</text:span></text:p>
      <text:p text:style-name="P1"><text:span text:style-name="T1">— A ty si mi nadával do prašivých oviec! — bránil sa Mišo.</text:span></text:p>
      <text:p text:style-name="P1"><text:span text:style-name="T1">Zatiaľ k nim došli Jožo s Vierkou.</text:span></text:p>
      <text:p text:style-name="P1"><text:span text:style-name="T1">— A veru si prašivá ovca! Vlastne nie ovca, baran si, héééj, barááán! — kričí Gabriel a šermuje päsťou Volavcovi pred nosom. — Myslíš, že si čosi viac ako my... Tfí, kšeftárov syn!</text:span></text:p>
      <text:p text:style-name="P1"><text:soft-page-break/><text:span text:style-name="T1">— Gabo, že sa ti chce s takým ruky babrať, — zamiešal sa do hádky Jožo. Bol o hlavu vyšší od oboch, aj tenší, a ruky mu skoro po lakte trčali z krátkych rukávov kabáta.</text:span></text:p>
      <text:p text:style-name="P1"><text:span text:style-name="T1">Ale Gabo nie a nie ustúpiť.</text:span></text:p>
      <text:p text:style-name="P1"><text:span text:style-name="T1">— Musím ho raz navždy naučiť... — vysotil zo seba, držiac Miša za prsia. — Nech nezačína.</text:span></text:p>
      <text:p text:style-name="P1"><text:span text:style-name="T1">Mišo stál ako klát. Krvi by sa mu nedorezal.</text:span></text:p>
      <text:p text:style-name="P1"><text:span text:style-name="T1">— Pusť ma, — žobronil, lebo videl, že je zle. — Zajtra ti donesiem... maslovú žemľu.</text:span></text:p>
      <text:p text:style-name="P1"><text:span text:style-name="T1">— Vidíš ho, panáka! — rozosmial sa Gabriel, až očervenel. — Žemľou sa chce vykúpiť... Ale musí byť v nej aj saláma! — zhúkol Mišovi rovno medzi oči.</text:span></text:p>
      <text:p text:style-name="P1"><text:span text:style-name="T1">— Bude... veľa salámy.</text:span></text:p>
      <text:p text:style-name="P1"><text:span text:style-name="T1">Gabriel štrbinou medzi prednými zubami vycrkol slinu, ktorá preletela v nebezpečnej blízkosti Mišovej tváre. — Kašlem na tvoju žemľu, baran!</text:span></text:p>
      <text:p text:style-name="P1"><text:span text:style-name="T1">— Nechaj ho, nafúkanca, — potiahla Viera Gaba za rukáv. — Pozri, kolená sa mu trasú.</text:span></text:p>
      <text:p text:style-name="P1"><text:span text:style-name="T1">Gabo odsotil Miša a uškeril sa:</text:span></text:p>
      <text:p text:style-name="P1"><text:span text:style-name="T1">— Naozaj, kosti mu hrkocú... Hrdina!... Nebudem ťa tu, na ulici... Ale to ti hovorím: daj si pozor! Nezabŕdaj!</text:span></text:p>
      <text:p text:style-name="P1"><text:span text:style-name="T1">Mišovi sa uľavilo. Zvrtol sa a poď vnohy. Keď už bol hodný kus odbehol, obrátil sa a zakričal:</text:span></text:p>
      <text:p text:style-name="P1"><text:span text:style-name="T1">— Mééé, všivavý koziar!... Všetci ste všiváci! — a vyvalil jazyk.</text:span></text:p>
      <text:p text:style-name="P1"><text:span text:style-name="T1">Jožo hodil rukou: — Ľaľa, teraz je smelý!</text:span></text:p>
      <text:p text:style-name="P1"><text:span text:style-name="T1">— Neboj sa, keď bude dačo potrebovať, bude zase sladký ako med, — povedala Viera.</text:span></text:p>
      <text:p text:style-name="P1"><text:span text:style-name="T1">— Nie aby ste mu dali úlohu odpísať, márnosť šedivá! — zastavil sa Gabo pred Jožom a Vierkou. — Aj ostatných navediem.</text:span></text:p>
      <text:p text:style-name="P1"><text:span text:style-name="T1">Mišo Volavec nemal v triede ozajstných priateľov. Niektorí sa ho ktovie prečo báli, iných si kúpil maškrtami, ktoré donášal z otcovho obchodu.</text:span></text:p>
      <text:p text:style-name="P1"><text:soft-page-break/><text:span text:style-name="T1">— Eééch, čo po ňom, — odpľul si Jožo a slinu nohou roztrel do sivého prachu. — Čo po ňom. Otec vravel, že starý Volavec Švábom hostiny vystrája z prídelu, ktorý chudobným ľuďom odškriepi.</text:span></text:p>
      <text:p text:style-name="P1"><text:span text:style-name="T1">— Ale poďme chytrejšie, chalani! — zbadala sa Viera. Posotila chlapcov a sama pobehla, až jej vrkôčiky nadskakovali. — Mama dnes perie; zase bude hubová polievka, že sa vlečiem.</text:span></text:p>
      <text:p text:style-name="P1"><text:span text:style-name="T1">Trojica vykročila.</text:span></text:p>
      <text:p text:style-name="P1"><text:span text:style-name="T1">Bolo krásne popoludnie. Na oblohe ani mráčka. Slnko zalievalo zem mäkkou žiarou. Povetrie bolo plné tuhej vône lipového kvetu. Košaté lipy pred domami i v záhradách tíško ševelili jemnými listami. Z ktoréhosi dvora vypiskovala zle nabrúsená píla.</text:span></text:p>
      <text:p text:style-name="P1"><text:span text:style-name="T1">— Teraz by bolo príma na Lúkach! — povedala Viera a roztiahla ruky, akoby chcela uletieť.</text:span></text:p>
      <text:p text:style-name="P1"><text:span text:style-name="T1">— Lepšie ako pri koryte, čo? — podpichol ju Jožo.</text:span></text:p>
      <text:p text:style-name="P1"><text:span text:style-name="T1">— Neotravuj! — blysla naň modrými očami.</text:span></text:p>
      <text:p text:style-name="P1"><text:span text:style-name="T1">— Už by veru mohli byť prázdniny! — roztúžil sa Gabo. Potom sa obrátil k Jožovi: — Pôjdeme sa okúpať do Váhu? Dnes musí byť voda!</text:span></text:p>
      <text:p text:style-name="P1"><text:span text:style-name="T1">Jožovi sa Gabov návrh páčil, ale ešte v škole si zaumienil, že sa zajtra prihlási zo zemepisu. Musí sa, nič sa nedá robiť. Minule ho učiteľ pristihol, že je riedky, ale aj okúpať by sa nezaškodilo. Predstavil si, ako krásne by bolo ležať hore bradou na zelenom brehu rieky. Ako príjemne by chladili bystré vlnky... No tento omam trval iba chvíľku. Ticho odvetil:</text:span></text:p>
      <text:p text:style-name="P1"><text:span text:style-name="T1">— Musím sa to nadrieť, nič sa nedá robiť. Tých niekoľko dní vydržím.</text:span></text:p>
      <text:p text:style-name="P1"><text:span text:style-name="T1">Ale povedal to takým hlasom, že Viera naňho ľútostivo pozrela.</text:span></text:p>
      <text:p text:style-name="P1"><text:span text:style-name="T1">— Posledné prázdniny! — zvýskol Gabriel. — Každý deň budem v Bukovinke. Toľko húb naznášam, že ich za rok nezjeme.</text:span></text:p>
      <text:p text:style-name="P1"><text:soft-page-break/><text:span text:style-name="T1">— Budeme chodievať spolu, dobre, Gabo? — povedala Vierka. — Keď cez školský rok, tak aj cez prázdniny! — Pritom jej šelmovsky šibli oči v pehavej tvári.</text:span></text:p>
      <text:p text:style-name="P1"><text:span text:style-name="T1">— Ale do hory sa chodí zavčas rána, panstvo! Nie som hlásnik, aby som vás každé ráno budieval! — prehodil Gabo posmešne.</text:span></text:p>
      <text:p text:style-name="P1"><text:span text:style-name="T1">— No, no... — zastarel sa Jožo. — Nevyťahuj sa. Len aby si ty nebol tým sedmospáčom. — Potom smutným hlasom dodal: — Ja sotva budem chodiť s vami.</text:span></text:p>
      <text:p text:style-name="P1"><text:span text:style-name="T1">A keď sa na neho obrátili dva páry zvedavých očí, vysvetlil:</text:span></text:p>
      <text:p text:style-name="P1"><text:span text:style-name="T1">— Hneď po skončení školy pôjdem s otcom do šichty. Otec málo zarobí.</text:span></text:p>
      <text:p text:style-name="P1"><text:span text:style-name="T1">Jožo Chorvát, Gabo Hanzelík a Vierka Babčová vyrástli na jednom dvore. Ich otcovia pracovali v tehelni na vyšnom konci dediny. Bývali v bielom dome za tehelňou. Bol to nízky domec s troma izbičkami, dlhý ako rezanec.</text:span></text:p>
      <text:p text:style-name="P1"><text:span text:style-name="T1">Deti spolu vyrastali až dovtedy, kým sa robotníci nespriečili a nepýtali si väčšie platy. Vtedy majiteľ tehelne robotníka Chorváta prepustil ako jedného z „hlavných buričov“. Chorvátovci sa museli vysťahovať aj z bieleho domca, lebo aj ten patril továrnikovi. Našli sa na ulici s tromi malými deťmi; jedno mať tisla k sebe v perinke.</text:span></text:p>
      <text:p text:style-name="P3"><text:span text:style-name="T1">Jožo sa pamätá, dobre sa pamätá na tie krušné chvíle. Akoby to bolo len včera. Otec prišiel domov bledý a zdal sa väčšmi zarastený ako inokedy. Hľadel pred seba stŕpnutými očami a precedil cez zuby:</text:span></text:p>
      <text:p text:style-name="P1"><text:span text:style-name="T1">— Tak... prepustili ma, žena...</text:span></text:p>
      <text:p text:style-name="P1"><text:span text:style-name="T1">Matka zalomila rukami, spočiatku akoby začkala, potom sa hlasno rozplakala. Plakal aj on, Jožo. Tisol tvár do maminých sukní a nariekal.</text:span></text:p>
      <text:p text:style-name="P1"><text:span text:style-name="T1">Potom sa otec rozhovoril. Jeho hlas bol akýsi dutý, akoby prichádzal zďaleka:</text:span></text:p>
      <text:p text:style-name="P1"><text:soft-page-break/><text:span text:style-name="T1">— Dožadovali sme sa svojho, nič viac. Vysvetľoval som našim, že sa nesmieme dať, treba otvoriť ústa. A ktosi ma prezradil vedúcemu. Švecovi. A on, že komunistov vraj nepotrebujú.</text:span></text:p>
      <text:p text:style-name="P1"><text:span text:style-name="T1">Vtedy sa trojlístok rovesníkov roztrhol. No nie celkom. V škole boli znova pospolu...</text:span></text:p>
      <text:p text:style-name="P1"><text:span text:style-name="T1">Teraz prichádzali k železničnému prechodu. Závory sú spustené, pôjde vlak, a vtedy sa je na čo dívať.</text:span></text:p>
      <text:p text:style-name="P1"><text:span text:style-name="T1">Gabo však prišiel na šibalskú myšlienku. A vôbec, skoro všetky šibalstvá, ktoré spolu povyvádzali, uvarili sa v jeho hlave. No nielen hlava mu fungovala ako sa patrí. Gabriel Hanzelík najďalej hádzal zo všetkých chalanov v triede, najďalej zapľul, v čom mu výdatne pomáhala štrbina medzi prednými zubami, ako stvorená pre takúto činnosť. Až mu Jožo potajomky závidel.</text:span></text:p>
      <text:p text:style-name="P1"><text:span text:style-name="T1">— Pridrôtujeme závoru, — hovorí Gabo. Od pýchy nad jedinečným nápadom až sa mu plavá kečka zježila.</text:span></text:p>
      <text:p text:style-name="P1"><text:span text:style-name="T1">A už začal zhľadúvať pod násypom drôt. A o ten tu nebolo núdze. Na svahu násypu i v priekope je narozhadzovaného všakového haraburdia: hrdzavé plechovice od konzerv, staré hrnce, umývadlá, obruče i celé hrče drôtu.</text:span></text:p>
      <text:p text:style-name="P1"><text:span text:style-name="T1">Gabriel našiel drôt, aký potreboval. Raz-dva ho omotal okolo čiernobielej závory a železného podstavca s vidlicou navrchu. Jožo s Vierkou sa iba prizerali.</text:span></text:p>
      <text:p text:style-name="P1"><text:span text:style-name="T1">Od Vrútok sa blížil vlak. Z komína rušňa sa valil hustý čierny dym. Stlal sa nízko nad poľami. V diaľke redol, tratil sa, až celkom zanikol.</text:span></text:p>
      <text:p text:style-name="P1"><text:span text:style-name="T1">— Ale funí, — hodil hlavou Jožo k prichádzajúcemu vlaku.</text:span></text:p>
      <text:p text:style-name="P1"><text:span text:style-name="T1">Vlak dohrmel už celkom blízko. Bol to dlhý nákladný vlak, naložený tankami, automobilmi a ľuďmi. Takých teraz hore chodieva! Na tankoch sa vyškierajú čierne kríže, bielo orámované. Vojaci majú sivozelené uniformy. Vyvaľujú sa na plošinách vagónov alebo stoja vo dverách krytých vozňov a hľadia na okolitý kraj. Poniektorí spozorovali pri závoroch </text:span><text:soft-page-break/><text:span text:style-name="T1">výrastkov, zasmiali sa a zakývali rukou. Viera im na odpoveď vyplazila jazyk.</text:span></text:p>
      <text:p text:style-name="P1"><text:span text:style-name="T1">— Smrtkárííí! — zakričala za vlakom.</text:span></text:p>
      <text:p text:style-name="P1"><text:span text:style-name="T1">Jožo nahlas počítal tanky:</text:span></text:p>
      <text:p text:style-name="P1"><text:span text:style-name="T1">— ...tridsať, tridsaťjeden.</text:span></text:p>
      <text:p text:style-name="P1"><text:span text:style-name="T1">Gabo sústredene pozoroval drôt. Vlak prehrmel, závora, zachytená drôtom, neústupčivo ho napínala ťahom do výšky. Ale drží! No po chvíli drôt povoľoval.</text:span></text:p>
      <text:p text:style-name="P1"><text:span text:style-name="T1">— Jožo, pridrž reťaz! — skríkol Gabo celý červený. Myslel, že takto, váhou tela, Jožo pomôže závoru udržať.</text:span></text:p>
      <text:p text:style-name="P1"><text:span text:style-name="T1">Jožo sa zavesil na reťaz. No napätý drôt sa zrazu roztrhol a závora radostne, prudko vyskočila do výšky. Beda...! Ako závora vyskočila, reťaz vtiahla Jožovu ruku do kolesa veľkého škripca. Jožo ostal visieť vo vzduchu.</text:span></text:p>
      <text:p text:style-name="P1"><text:span text:style-name="T1">— Juj, júúúj,— zastenal Jožo. Zachytená ruka zabolela.</text:span></text:p>
      <text:p text:style-name="P1"><text:span text:style-name="T1">— Drevo! Nevedel si zavčasu pustiť? — zlostil sa Gabo, lebo ho popadol strach, čo teraz.</text:span></text:p>
      <text:p text:style-name="P1"><text:span text:style-name="T1">Na nešťastie aj železničiar Burda, ktorý obsluhoval závory, spozoroval, čo sa pri prechode robí. Pochytil drúčik, na ktorom roznáša lampáše k výhybkám a semaforom, a hybaj, rozbehol sa vyprášiť nezbedníkom nohavice. Len teraz mu svitlo, prečo sa celý zadychčal, kým vytiahol závoru. Fajku v behu zastrčil do vrecka belasej blúzy, poriadne stisol tvrdou dlaňou drúčik a bežal, ako vládal. V mysli si už pripravoval šťavnaté slová, ktorými počastuje tú háveď.</text:span></text:p>
      <text:p text:style-name="P1"><text:span text:style-name="T1">Zatiaľ sa Gabo usiloval vyslobodiť Joža zo zakolomaženej reťaze. Dvíhal ho celou silou. Ťažký je ten Jožo ako bukový klát! Keď Viera zbadala starého Burdu, zľakla sa a začala utekať. Zbadala sa však a ostala stáť, akoby vrástla do zeme.</text:span></text:p>
      <text:p text:style-name="P1"><text:span text:style-name="T1">— Hlupaňa, vráť sa, — kričal za ňou Gabo, celý spotený a ešte viac napajedený. — Poď reťaz natiahnuť!</text:span></text:p>
      <text:p text:style-name="P1"><text:span text:style-name="T1">Jožo postenkával a zúfalo trhal ruku.</text:span></text:p>
      <text:p text:style-name="P1"><text:span text:style-name="T1">Viera hodila knihy pod násyp a pribehla k chlapcom. Konečne sa im podarilo vydrapiť Jožovu ruku spod reťaze.</text:span></text:p>
      <text:p text:style-name="P1"><text:soft-page-break/><text:span text:style-name="T1">A teraz preč! Už bolo počuť Burdovo dychčanie a hundranie.</text:span></text:p>
      <text:p text:style-name="P1"><text:span text:style-name="T1">Keď už kus odbehli a Burda videl, že im nebude môcť namastiť chrbty, zastavil sa, oprel sa o drúčik a spustil:</text:span></text:p>
      <text:p text:style-name="P1"><text:span text:style-name="T1">— Háveď jedna nepodarená... Mal som vás dochytiť, bol by vám...! Iba na daromnice vám idú rozumy, sopliaci... Počkajte, budem žalovať učiteľovi!</text:span></text:p>
      <text:p text:style-name="P1"><text:span text:style-name="T1">Ešte kdečo nakričal, no traja šibali statočne upaľovali, aby boli od Burdu čo najďalej. Keď sa už cítili istí, zastavili sa.</text:span></text:p>
      <text:p text:style-name="P1"><text:span text:style-name="T1">Jožo si držal pomiaganú a vyťahanú ruku ani bábiku. Trocha mu opuchla.</text:span></text:p>
      <text:p text:style-name="P1"><text:span text:style-name="T1">— Bolí ťa? — opýtala sa Viera.</text:span></text:p>
      <text:p text:style-name="P1"><text:span text:style-name="T1">— Čo či bolí? — nerozumel ihneď chlapec. V behu pozabudol na ruku. Až teraz pozrel na ňu a akoby sám bol prekvapený, dodal: — Ruka?</text:span></text:p>
      <text:p text:style-name="P1"><text:span text:style-name="T1">— Áno, — prikývla.</text:span></text:p>
      <text:p text:style-name="P1"><text:span text:style-name="T1">Ruka bola čierna od maziva, ktorým bola namazaná reťaz, aby sa ľahšie pohybovala na škripci. Pogniavené svaly tupo boleli, ale Jožo cez zaťaté zuby riekol:</text:span></text:p>
      <text:p text:style-name="P1"><text:span text:style-name="T1">— Nebolí... Len tu, — ukázal na plece, — je akási vykrútená.</text:span></text:p>
      <text:p text:style-name="P1"><text:span text:style-name="T1">— To nič, aspoň si skúsil, ako bolo Jánošíkovi, keď ho obesili, — plesol Gabo kamaráta, a vycierajúc štrbinu medzi prednými zubami, dodal: — A ten visel za rebro, predstav si!</text:span></text:p>
      <text:p text:style-name="P3"><text:span text:style-name="T1">Cesta k tehelni viedla do vŕšku. Bola na nej hrubá vrstva prachu a samá jama. Keď prechádzali popri továrenskej bráne, videli cez železné mreže, ako z hĺbky dvora kráča vedúci tehelne.</text:span></text:p>
      <text:p text:style-name="P1"><text:span text:style-name="T1">— Dočkajte, — zašepkal Gabriel. — Uvidíte, ako bude prskať.</text:span></text:p>
      <text:p text:style-name="P1"><text:span text:style-name="T1">Vstrčil ruku do vrecka nohavíc a vytiahol kúsok kriedy.</text:span></text:p>
      <text:p text:style-name="P1"><text:span text:style-name="T1">Na murovanej ohrade bol namaľovaný tieň chlapa v klobúku. Pri tieni boli čierne písmená PST! K tejto kresbe, ktorou Nemci naznačovali ostražitosť, zamieril Gabriel. Bielou kriedou na čierny tieň načmáral: „POZOR NA ŠVECA!“</text:span></text:p>
      <text:p text:style-name="P1"><text:soft-page-break/><text:span text:style-name="T1">Keď vrzli železné vráta a vedúci vyšiel na cestu, trojlístok už kľučal za rozložitým hlohovým kríkom obďaleč cesty.</text:span></text:p>
      <text:p text:style-name="P1"><text:span text:style-name="T1">— Roztrhne ho od jedúúú! — šepotal Gabo.</text:span></text:p>
      <text:p text:style-name="P1"><text:span text:style-name="T1">Vedúci nevšímavo prechádzal okolo tieňa, iba keď mu oči padnú na kriedou napísanú vetu. Zarazil sa. Chvíľu hľadel ako obarený, potom sa zvrtol, obehol roh ohrady a rozkričal sa na vrátnika:</text:span></text:p>
      <text:p text:style-name="P1"><text:span text:style-name="T1">— Kto to napísal? Vy... Vy musíte vedieť!</text:span></text:p>
      <text:p text:style-name="P1"><text:span text:style-name="T1">Jednoruký vrátnik len oči otváral.</text:span></text:p>
      <text:p text:style-name="P1"><text:span text:style-name="T1">— Nič neviem, pán vedúci, pán riaditeľ. Nedovidím za roh.</text:span></text:p>
      <text:p text:style-name="P1"><text:span text:style-name="T1">— Darebáctvo! — srdil sa Švec. — Už aj... vezmite handru a zotrite to! Už aj, pred mojimi očami!</text:span></text:p>
      <text:p text:style-name="P1"><text:span text:style-name="T1">Vrátnik Gregora skočil po handru, a kým zotieral urážku pána vedúceho, vykladal:</text:span></text:p>
      <text:p text:style-name="P1"><text:span text:style-name="T1">— Všelikto tadeto prejde, pán vedúci, pán riaditeľ, všelikto. Ono, ľudia... nuž vedia, pán vedúci... — A neprestal, aj keď bol s robotou hotový. Ale Švec nečakal, zvrtol sa a hybaj preč.</text:span></text:p>
      <text:p text:style-name="P1"><text:span text:style-name="T1">Chlapci s Vierou dočkali, kým Švec neodišiel. Potom vyliezli.</text:span></text:p>
      <text:p text:style-name="P1"><text:span text:style-name="T1">— Ľudkovia, to bola psina! — chichúňal sa Gabriel. — Vy... Vy musíte vedieť! — napodobňoval Šveca. — Juj, držte ma, dostanem záchvat!</text:span></text:p>
      <text:p text:style-name="P1"><text:span text:style-name="T1">— To sa ti teda podarilo, — smial sa aj Jožo.</text:span></text:p>
      <text:p text:style-name="P1"><text:span text:style-name="T1">Len Viera akoby sa chvela. — Poďme preč, poďme preč! — náhlila.</text:span></text:p>
      <text:p text:style-name="P1"><text:span text:style-name="T1">— Keby ste len počuli, ako tehliari nadávajú na Šveca. Otec, keď je o ňom reč, vravieva: „Horší poturčenec od Turka,“ — zvážnel Gabo.</text:span></text:p>
      <text:p text:style-name="P1"><text:span text:style-name="T1">Za tehelňou Viera s Gabom odbočili k bielemu domcu, ktorý sa krčil medzi krivými slivkami a gaštanmi. Jožo išiel ďalej. Mal ešte dobrý kilometrík cesty do „Explózie“.</text:span></text:p>
      <text:p text:style-name="P2"/>
      <text:p text:style-name="P2"><text:soft-page-break/></text:p>
      <text:p text:style-name="P1"><text:span text:style-name="T1">&lt;h1&gt;</text:span><text:span text:style-name="T2">Zranený človek</text:span><text:span text:style-name="T1">&lt;/h1&gt;</text:span></text:p>
      <text:p text:style-name="P2"/>
      <text:p text:style-name="P1"><text:span text:style-name="T2">„E</text:span><text:span text:style-name="T1">xplózia“ bola nedostavaná továreň na výbušniny. Ešte v roku 1937 ju začali stavať českí továrnici. Vykúpili veľký kus chotára — kto nechcel dať, tomu vyvlastnili — a všetko oplotili vysokým drôteným plotom. Potom začali stavať. Ľudia otvárali oči. Na veľkej ploche vyrástlo dvanásť neveľkých budov, jedna ďaleko od druhej. Divná továreň. Vtedy už bolo ľuďom z dediny jasné, čo sa bude v továrni vyrábať. Vraj rýchlozápalné výbušniny, nitroglycerín a podobné diabolské výmysly. Ako sa ľudia úfali, že nová továreň nasýti niekoľko hladných hrdiel! No teraz by sa továrne radi zbavili. Hovorili: — Raz len továrnička vyletí do vzduchu... a my s ňou.</text:span></text:p>
      <text:p text:style-name="P1"><text:span text:style-name="T1">No prišiel rok 1939, potom vojna a čerstvé červené múry ostali nedostavané a opustené trčať pod Bukovinkou. Viac sa o ne nik neobzrel.</text:span></text:p>
      <text:p text:style-name="P1"><text:span text:style-name="T1">Jožo si vykračoval poľnou cestou povedľa kriačia a liesok. Inokedy pozoroval každý kríček, zbadal každého chrobáka alebo motýľa, ale dnes sa ani neobzrel, taký bol zamyslený. Prišli mu na um časy, keď tadiaľ išiel po prvý raz.</text:span></text:p>
      <text:p text:style-name="P1"><text:span text:style-name="T1">Otec bol bez zamestnania, rodina bez chleba. No najhoršie bolo, že nemali ani strechu nad hlavou.</text:span></text:p>
      <text:p text:style-name="P3"><text:span text:style-name="T1">Vtedy otec prišiel na myšlienku:</text:span></text:p>
      <text:p text:style-name="P1"><text:span text:style-name="T1">— Nasťahujeme sa do „Explózie“.</text:span></text:p>
      <text:p text:style-name="P1"><text:span text:style-name="T1">Povedal to s takou rozhodnosťou, akoby nebolo inej voľby.</text:span></text:p>
      <text:p text:style-name="P1"><text:span text:style-name="T1">No matka sa predsa len odvážila namietať:</text:span></text:p>
      <text:p text:style-name="P1"><text:span text:style-name="T1">— Tak ďaleko od ľudí? Na tom vyhnanisku?</text:span></text:p>
      <text:p text:style-name="P1"><text:span text:style-name="T1">— Alebo tam, alebo pod holým nebom, — stál otec na svojom. Potom miernejšie doložil: — Veď nejako privykneme. Dočasu...</text:span></text:p>
      <text:p text:style-name="P1"><text:span text:style-name="T1">Matka už nepovedala ani slova. Iba čo si v duchu niekoľko ráz opakovala: „Alebo tam, alebo pod holým nebom...“ A s ľútosťou sa zahľadela na tri schodíky-detváky: Karola, </text:span><text:soft-page-break/><text:span text:style-name="T1">najstaršieho, Jožka prostredníka a malú, vtedy ani nie ročnú Zuzanku.</text:span></text:p>
      <text:p text:style-name="P1"><text:span text:style-name="T1">Pravdaže, už len kvôli deťom nemožno ostať pod holým nebom.</text:span></text:p>
      <text:p text:style-name="P1"><text:span text:style-name="T1">Otec Chorvát bol rozhodný človek. Hneď na druhý deň išiel na stavenisko „Explózie“, obzrel najsúcejšiu budovu, ktorá už mala aj strechu. Vysúkal rukávy a pustil sa do práce. Karola si brával na pomoc.</text:span></text:p>
      <text:p text:style-name="P1"><text:span text:style-name="T1">O týždeň sa Chorvátovci presťahovali do nového bytu. Bolo tu spočiatku otupno, mĺkvo, akoby prišli bývať do rumoviska starého hradu, ale neskoršie práve to ticho všetkým akosi lahodilo po doterajších trápeniach a ranách. Privykla matka Chorvátka i ostatní.</text:span></text:p>
      <text:p text:style-name="P1"><text:span text:style-name="T1">A keď otec našiel zamestnanie v turianskej „Holzindustrie A. G.“, už sa nehýbali z miesta. Postupne si bývanie vybielili, rozšírili a, nakoľko sa dalo, prikrášlili.</text:span></text:p>
      <text:p text:style-name="P1"><text:span text:style-name="T1">Otec vedel, že ani vo veľkej drevárskej fabrike nemá zohriate miesto. Zpráva o príčine jeho prepustenia z tehelne sa doniesla do uší nových pánov. A títo ľudia, ktorí zväčša hovorili cudzou rečou a nosili zelené klobúky so štetkami z diviačej srsti a tirolácke háby, nemali radi spupných robotníkov. Najradšej boli takým, ktorí sa im ustavične klaňali a pri každom stretnutí ich pozdravili strmým zdvihnutím pravice do výšky očí.</text:span></text:p>
      <text:p text:style-name="P1"><text:span text:style-name="T1">Bývanie v „Explózii“ Chorvátovi vyhovovalo aj z inej stránky.</text:span></text:p>
      <text:p text:style-name="P1"><text:span text:style-name="T1">Často sa u neho schádzali robotníci z obce. Aj tehliari, aj drevári. Chodieval aj Jožov učiteľ. Ba niekedy do „Explózie“ prichádzali úplne cudzí ľudia, ktorých chlapec nepoznal. Dlhé hodiny sedávali a o niečom sa radili. Pravda, on, Jožo, sa nikdy nedozvedel, o čom sa rozprávajú, lebo schôdzky boli vždy v stavenisku, ktoré volali „sedmičkou“, najbližšie k húštinám Bukovinky, ani nie na celých sto krokov.</text:span></text:p>
      <text:p text:style-name="P1"><text:span text:style-name="T1">Jožo bol náramne zvedavý, o čom sa títo ľudia rozprávajú, nad čím si dlhé hodiny lámu hlavy. Nevedno, čo by za to dal, </text:span><text:soft-page-break/><text:span text:style-name="T1">vari aj svoje milé a ako britva ostré sarajevo, keby bol mohol aspoň na chvíľočku nazrieť dovnútra. Neraz si myslieval: „Keby som sa mohol premeniť na mušku.“</text:span></text:p>
      <text:p text:style-name="P1"><text:span text:style-name="T1">Ale na mušku sa nemohol premeniť a otec nechcel, aby chlapec do týchto vecí pchal nos. Keď sa niekto cudzí v „Explózii“ ukázal, hneď mu pripomínal:</text:span></text:p>
      <text:p text:style-name="P1"><text:span text:style-name="T1">— Už si sa naučil úlohy, chlapče?</text:span></text:p>
      <text:p text:style-name="P1"><text:span text:style-name="T1">A keď Jožo prikývol, že úlohy má v poriadku, otec spustil:</text:span></text:p>
      <text:p text:style-name="P1"><text:span text:style-name="T1">— Neodvrávaj, chlapčisko! Ty by si nedbal celý mesiac nechytiť knihu do hrsti.</text:span></text:p>
      <text:p text:style-name="P1"><text:span text:style-name="T1">No takto otec Chorvát hovorieval naozaj len vtedy, keď chcel, aby Jožo sedel v kuchyni a nepotuloval sa vonku. Ináč bol s Jožom spokojný, veď učiteľ Šimák vždy chlapca chválil. Živý je, dakedy až priveľa, ale zato otvorená hlava.</text:span></text:p>
      <text:p text:style-name="P1"><text:span text:style-name="T1">Tajomné schôdzky v „Explózii“ Joža veľmi dráždili. Naozaj, neviem čo by bol dal za to, keby mohol vyzvedieť tajomstvo porád v „sedmičke“! Mal iba akési tušenie, čo chcú títo ľudia, zodratí tvrdou robotou a ustavičným nedostatkom. Raz otec pozabudol na kredenci list cyklostylovaného časopisu. Volal sa „Hlas ľudu“. Čo všetko bolo na tom neveľkom papieri! Všetkému ani nerozumel. Ale niektoré veci sa mu vryli do pamäti. Svet je rozdelený na pánov a chudobu — a to nie je spravodlivé. No jasné, taký Volavec, prišlo mu vtedy na um. Aj o Hitlerovi tam bolo, chce vraj zotročiť celý svet.</text:span></text:p>
      <text:p text:style-name="P1"><text:span text:style-name="T1">Tak rád by bol prečítal aj druhú stranu, no neodvážil sa. Otec mohol vojsť každú chvíľu a bolo by zle.</text:span></text:p>
      <text:p text:style-name="P1"><text:span text:style-name="T1">Jožo kráčal zahrúžený v myšlienkach. Neponáhľal sa. Nevšímal si ani ľudí, ktorí na poli okopávali zemiaky. Nepočul ani škrekot sojky, čo oznamovala jeho príchod obyvateľom húštin Bukovinky. Iba keď prechádzal popri vysokom drôtenom plote, ktorým boli továrenské staviská obohnané, prebral sa z myšlienok.</text:span></text:p>
      <text:p text:style-name="P1"><text:span text:style-name="T1">Už je skoro doma...</text:span></text:p>
      <text:p text:style-name="P1"><text:soft-page-break/><text:span text:style-name="T1">Kríky lieštiny a hložia skláňali svoje konáre nad zaprášenú cestu. Halúzky ho šteklivo hladkali po nohách. A tu iba keď ho čosi chytí mocne za lýtko. Div nevykríkol od ľaku. Z kríka trčala ľudská ruka! Trčala z kríka a ako kliešte mu zvierala nohu.</text:span></text:p>
      <text:p text:style-name="P1"><text:span text:style-name="T1">— Tycho! — zasipelo z krovia. — Chody siudy! Poď...!</text:span></text:p>
      <text:p text:style-name="P1"><text:span text:style-name="T1">Joža sa roztriasol. Najistejšie by bolo ujsť, ale ruka ho mocne drží, nevyšmykne sa. Čo teraz? Ak je to dajaký zbojník! Trhol nohou, ruka ešte zvýšila stisk. A ťahala. Vošiel teda do kriačia, kolená sa mu triasli. A tu videl človeka v sivých, na viacerých miestach roztrhaných a predratých šatách.</text:span></text:p>
      <text:p text:style-name="P1"><text:span text:style-name="T1">— Čo... čo chcete? — vyjachtal.</text:span></text:p>
      <text:p text:style-name="P1"><text:span text:style-name="T1">— Zvidky ty? — dozvedá sa neznámy chlap.</text:span></text:p>
      <text:p text:style-name="P1"><text:span text:style-name="T1">Chlapec stál s otvorenými ústami. Nerozumel. Nerozumel, čo chlap od neho chce.</text:span></text:p>
      <text:p text:style-name="P1"><text:span text:style-name="T1">— No zvidky? — pýta sa chlap ešte raz, a keď vidí, že chlapec nechápe, zažmurká zapálenými očami a začne ináč: — No otkuda ty? — Vyslovuje to pomaly, po slabikách. Oči mu horia ani žeravé uhlíky.</text:span></text:p>
      <text:p text:style-name="P1"><text:span text:style-name="T1">„Otkuda, otkuda?“ opakuje si Jožo potichu. Aha, celkom mu svitlo. Nebude to „odkiaľ?“</text:span></text:p>
      <text:p text:style-name="P1"><text:span text:style-name="T1">— Odkiaľ som? — opýtal sa pre istotu.</text:span></text:p>
      <text:p text:style-name="P3"><text:span text:style-name="T1">Uhlíky ešte živšie zablysli. — Tak, tak, molodec!</text:span></text:p>
      <text:p text:style-name="P1"><text:span text:style-name="T1">— No odtiaľto... z „Explózie“.</text:span></text:p>
      <text:p text:style-name="P1"><text:span text:style-name="T1">— To ta fabryka pered namy?</text:span></text:p>
      <text:p text:style-name="P1"><text:span text:style-name="T1">— Hej, táto fabrika, — prikývol Jožo.</text:span></text:p>
      <text:p text:style-name="P1"><text:span text:style-name="T1">Neznámy chytil chlapca za lakeť, až ho zabolelo. Zarastená tvár sa usmieva. Čosi v nej Jožovi pripomína uštvaného srnca, ale oči a ústa sa usmievajú. A teraz sa chlap Jožovi pozdáva celkom milý, príjemný. Ten úsmev ho upokojuje. Už necíti triašku, zbojník to určite nebude. Ale nie je ani našinec, ťažko mu rozumieť. Jožo si začína neznámeho všímať. Tvár chudá, na čierno zarastená, ostrých čŕt. Modré oči naširoko otvorené ako v horúčke. Aj keď je skrútený na zemi, vidno, že je vysoký. </text:span><text:soft-page-break/><text:span text:style-name="T1">Na chrbte má batoh. Jožo hľadí, jastrí po spoly sediacej, spoly ležiacej postave... Aha, noha! Na pravej nohe je úzka nohavica roztrhnutá a vyhrnutá vyše kolena. A lýtko je obviazané špinavou handrou, cez ktorú presakuje hrdzavý fliačik krvi.</text:span></text:p>
      <text:p text:style-name="P1"><text:span text:style-name="T1">Už sa ho vôbec nebojí.</text:span></text:p>
      <text:p text:style-name="P1"><text:span text:style-name="T1">Po chvíli ticha zranený náhlivo povedal:</text:span></text:p>
      <text:p text:style-name="P1"><text:span text:style-name="T1">— Skažy tatovi ščo ja tut! Čekáju!</text:span></text:p>
      <text:p text:style-name="P1"><text:span text:style-name="T1">Tatovi. Jožo porozumel. Ide o otca, treba mu čosi povedať.</text:span></text:p>
      <text:p text:style-name="P1"><text:span text:style-name="T1">— Otec príde z továrne iba večer, — vysvetľuje prekvapený, že neznámy pozná jeho otca. — Pracuje až v susednej dedine.</text:span></text:p>
      <text:p text:style-name="P1"><text:span text:style-name="T1">— Véčerom, dobre... I tak možno za tmy bez nebezpeky prejty. Lyš skazy jomu, ščo ja tut! Rozumiješ?</text:span></text:p>
      <text:p text:style-name="P1"><text:span text:style-name="T1">Jožo prikývol. Čoraz mu tá reč bola bližšia, dalo sa to poskladať dovedna.</text:span></text:p>
      <text:p text:style-name="P1"><text:span text:style-name="T1">— Mene nichto ne musyť vydity, — pokračoval neznámy. — I ty movčy!</text:span></text:p>
      <text:p text:style-name="P1"><text:span text:style-name="T1">I na tieto slová chlapec nemo prikývol.</text:span></text:p>
      <text:p text:style-name="P1"><text:span text:style-name="T1">— No, idy vže!... Choď! — kývol hlavou neznámy. — Idy i nezabuď skazáty!</text:span></text:p>
      <text:p text:style-name="P1"><text:span text:style-name="T1">— Bolí vás? — nehýbal sa Jožo z miesta.</text:span></text:p>
      <text:p text:style-name="P1"><text:span text:style-name="T1">— Ščo...? Aha, noha... Ničoho, ničoho. Tiľky idy vže! Do véčera jakos’ vyderžu!</text:span></text:p>
      <text:p text:style-name="P1"><text:span text:style-name="T1">Jožo nevyšiel hneď na cestu, ale predral sa na kuse húštinou a až potom sa pustil von z kriačia. Pomyslel si: „Ak ma niekto videl, aby to nebolo nápadné.“</text:span></text:p>
      <text:p text:style-name="P1"><text:span text:style-name="T1">Chlapec mal v hlave zmätok. Myšlienka sa rútila za myšlienkou, ako sa rúti kamenie z prudkého svahu, ak ho uvoľní neopatrná noha chodca. Pred očami mal stále tú chudú, zarastenú tvár neznámeho s horiacimi očami.</text:span></text:p>
      <text:p text:style-name="P1"><text:span text:style-name="T1">— Kto ho zranil? Prečo? A kto je to? — kládol sám sebe otázky.</text:span></text:p>
      <text:p text:style-name="P1"><text:span text:style-name="T1">No zatiaľ nevedel nájsť nijakú uspokojujúcu odpoveď. V mysli však spájal neznámeho človeka so schôdzkami v „Explózii“. Veď sem prišiel ako na isté; niekto ho musel poslať k otcovi. A </text:span><text:soft-page-break/><text:span text:style-name="T1">prišiel zďaleka. Existuje teda akési diaľkové spojenie. Joža až striaslo, akoby sa chytil elektrického vedenia.</text:span></text:p>
      <text:p text:style-name="P1"><text:span text:style-name="T1">Šedivý vlčiak Blesk radostne vybehol oproti svojmu mladému gazdovi. Jožo mal vlčiaka rád. Priučil ho všelijakým kumštom: skákať na rozkaz cez ploty, havkať na kývnutie hlavou, hľadať ukryté predmety a ešte všeličo iné. Ináč bol Blesk verný strážca. Tu medzi pustými staviskami, ďaleko od dediny, bol dobrý strážny pes potrebný. A Blesk nerád videl cudzieho človeka v „Explózii“. Keď mali prísť cudzí ľudia, otec ho vždy priväzoval na reťaz.</text:span></text:p>
      <text:p text:style-name="P1"><text:span text:style-name="T1">— Blesk, Blesk! — zakričal chlapec. — Poď sem! Chody siudy! — prišli mu na um slová neznámeho. Celkom veselé: chody siudy!</text:span></text:p>
      <text:p text:style-name="P1"><text:span text:style-name="T1">Vlčiak radostne zavrtel chvostom, dlhými skokmi pribehol k Jožovi a obtieral sa mu líškavo o nohy. Ružový jazyk mu visel z papule a chvel sa.</text:span></text:p>
      <text:p text:style-name="P1"><text:span text:style-name="T1">— Blesk, — prihovoril sa Jožo vlčiakovi. — Blesk, musím ťa priviazať. Nič sa nedá robiť, kamarát, nablízku je cudzí človek, ktorému neslobodno ublížiť.</text:span></text:p>
      <text:p text:style-name="P1"><text:span text:style-name="T1">Ako sa zvieraťu prihováral, viedol ho k reťazi. Pes zadivenými očami hľadel na chlapca, akoby sa pýtal, čo zlého vyviedol.</text:span></text:p>
      <text:p text:style-name="P1"><text:span text:style-name="T1">Keď Jožo odchádzal, Blesk stiahol chvost a žalostne zavyl. Hej, nič nebolo pre neho ťažšie ako táto nenávidená reťaz, ktorá obmedzovala jeho slobodu.</text:span></text:p>
      <text:p text:style-name="P1"><text:span text:style-name="T1">— Dobrý deň, mama, — pozdravil Jožo matku, potom odložil kapsu s knihami do kúta za kredenc. Bola to stará kapsa s ošúchanými rohmi a vytrhnutou zámkou. Jožo ju zdedil od staršieho brata Karola.</text:span></text:p>
      <text:p text:style-name="P1"><text:span text:style-name="T1">Matka položila na stôl tanier pariacej sa zemiakovej polievky.</text:span></text:p>
      <text:p text:style-name="P1"><text:span text:style-name="T1">— Jedz, syn môj, — ponúkla syna. — Dnes si šiel akosi dlho zo školy.</text:span></text:p>
      <text:p text:style-name="P1"><text:soft-page-break/><text:span text:style-name="T1">Jožo mlčky chlipkal horúcu polievku. Pocítil bolesť v ruke, ktorú mu schytila reťaz. Myslel na chlapa v kroví a pomaly jedol.</text:span></text:p>
      <text:p text:style-name="P1"><text:span text:style-name="T1">Mať chlapca pozorovala. Zdalo sa jej, že nie je taký ako inokedy. Veď Jožo má vždy plno rečí; to o novotách v škole, to o Gabrielovi, o Vierke, alebo o dačom inom. A dnes...</text:span></text:p>
      <text:p text:style-name="P1"><text:span text:style-name="T1">Počkala, kým dojedol. Potom podišla k nemu.</text:span></text:p>
      <text:p text:style-name="P1"><text:span text:style-name="T1">Čo ti je, Jožko?</text:span></text:p>
      <text:p text:style-name="P1"><text:span text:style-name="T1">Chlapec pozrel na matku veľkými očami. Aj v očiach sa mu odrážal akýsi nepokoj.</text:span></text:p>
      <text:p text:style-name="P1"><text:span text:style-name="T1">— A čo by mi malo, mama...? — povedal neistým hlasom.</text:span></text:p>
      <text:p text:style-name="P1"><text:span text:style-name="T1">— No, no... — odvetila matka. — Len vrav, čo ťa trápi!</text:span></text:p>
      <text:p text:style-name="P1"><text:span text:style-name="T1">— Mama! — rýchle sa poobzeral po kuchyni, či nepočúva Zuzanka. Keď sa presvedčil, že v miestnosti nikoho niet, vysypal:</text:span></text:p>
      <text:p text:style-name="P1"><text:span text:style-name="T1">— Mama, tam vedľa cesty je ranený človek.</text:span></text:p>
      <text:p text:style-name="P1"><text:span text:style-name="T1">— Aký...? Ranený? — zhíkla Chorvátka.</text:span></text:p>
      <text:p text:style-name="P1"><text:span text:style-name="T1">— Ranený... Vytrčil z krovia ruku a chytil ma za nohu. Prikázal mi, aby som otcovi povedal, že je tam. A cez handru na nohe mu premokala krv.</text:span></text:p>
      <text:p text:style-name="P1"><text:span text:style-name="T1">Matka spustila ruky a nechala ich bezvládne visieť. V jej očiach bolo zdesenie. A keď si sadla na stoličku, opýtala sa, akoby chlapcovým rečiam nebola rozumela:</text:span></text:p>
      <text:p text:style-name="P1"><text:span text:style-name="T1">— Hovoríš, že je ranený?</text:span></text:p>
      <text:p text:style-name="P3"><text:span text:style-name="T1">— Na vlastné oči som videl, — prikývol Jožo.</text:span></text:p>
      <text:p text:style-name="P1"><text:span text:style-name="T1">— Kto to môže byť? — pýtala sa Chorvátka sama seba. — No veď otec už bude vedieť. Iba že do večera je ešte ďaleko, a... jemu premoká krv.</text:span></text:p>
      <text:p text:style-name="P1"><text:span text:style-name="T1">Dvere z izbietky sa otvorili a Zuzanka vošla do kuchyne. Matka vstala a podišla pomalým, namáhavým krokom k sporáku. Na polceste povedala:</text:span></text:p>
      <text:p text:style-name="P1"><text:span text:style-name="T1">— Veď otec príde, povieš mu.</text:span></text:p>
      <text:p text:style-name="P1"><text:span text:style-name="T1">Potom sa v kuchyni rozležalo ticho. Jožo vytiahol učebnicu zemepisu a začal sa učiť. No darmo sa namáhal. Zemepis mu </text:span><text:soft-page-break/><text:span text:style-name="T1">nešiel do hlavy. Myšlienkami bol stále pri neznámom človekovi, ktorý čakal v kroví, kým na kraj sadne tma.</text:span></text:p>
      <text:p text:style-name="P2"/>
      <text:p text:style-name="P2"/>
      <text:p text:style-name="P1"><text:span text:style-name="T1">&lt;h1&gt;</text:span><text:span text:style-name="T2">Tajomná „šestorka“</text:span><text:span text:style-name="T1">&lt;/h1&gt;</text:span></text:p>
      <text:p text:style-name="P2"/>
      <text:p text:style-name="P1"><text:span text:style-name="T2">J</text:span><text:span text:style-name="T1">ožo ležal na posteli, ale zaspať nemohol. Myslel na neznámeho, na jeho ranenú nohu.</text:span></text:p>
      <text:p text:style-name="P1"><text:span text:style-name="T1">Hneď, ako prišiel otec domov, všetko mu vyrozprával. Otec bol ako na tŕní, ledva vyčkal, kým dorozprával do konca. Potom sa zdvihol a vyletel von. Jožo hľadel za ním otvorenými dverami a v hustnúcom šere večera videl, ako so náhli k Bukovinke.</text:span></text:p>
      <text:p text:style-name="P1"><text:span text:style-name="T1">Uplynula dobrá hodina, keď sa otec vrátil a povedal matke:</text:span></text:p>
      <text:p text:style-name="P1"><text:span text:style-name="T1">— Je hladný. Daj mu moju večeru... A teplú vodu.</text:span></text:p>
      <text:p text:style-name="P1"><text:span text:style-name="T1">Matka bez slova všetko pripravila. Otec to chytro odniesol. Nevedno kde, lebo vonku už bolo tma ako v rohu.</text:span></text:p>
      <text:p text:style-name="P1"><text:span text:style-name="T1">A teraz na posteli musí Jožo na všetko toto myslieť, všetko poriadne prežuť. Neobyčajná príhoda ho celého zaujala. Pripadalo mu všetko ako v detektívke. Cudzí človek s obviazanou nohou. A všetky tie záhady okolo neho: Odkiaľ prišiel? Kto ho poslal, keď išiel tak naisto?...</text:span></text:p>
      <text:p text:style-name="P1"><text:span text:style-name="T1">Jožo bol vzrušený, náramne vzrušený. Mal plnú hlavu otázok, len odpovedí nebolo...</text:span></text:p>
      <text:p text:style-name="P3"><text:span text:style-name="T1">V kuchyni buchli dvere, vošiel otec. Jožo počuje jeho ťažké kroky, počuje zavrzgnutie stoličky, na ktorú si sadol.</text:span></text:p>
      <text:p text:style-name="P1"><text:span text:style-name="T1">Do chlapcových uší tlmene dolieha matkina otázka: — Je to nebezpečné?</text:span></text:p>
      <text:p text:style-name="P1"><text:span text:style-name="T1">Jožo nedýcha, len aby mu neušlo ani slovko.</text:span></text:p>
      <text:p text:style-name="P1"><text:span text:style-name="T1">— Postrieľali ho, kopovi, — hovorí otec. — No kosť je celá. Za pár dní bude v poriadku.</text:span></text:p>
      <text:p text:style-name="P1"><text:span text:style-name="T1">— A odkiaľ prišiel?</text:span></text:p>
      <text:p text:style-name="P1"><text:span text:style-name="T1">— Zhodili ho padákom. Ukrajinec.</text:span></text:p>
      <text:p text:style-name="P1"><text:span text:style-name="T1">— Ostáva tu, alebo pôjde...? — opytuje sa matka.</text:span></text:p>
      <text:p text:style-name="P1"><text:soft-page-break/><text:span text:style-name="T1">— Ostane... má poslanie tu ostať, — odpovedá otcov hlas úsečne.</text:span></text:p>
      <text:p text:style-name="P1"><text:span text:style-name="T1">Dvere nepriliehajú celkom. Jožo vypočul celý rozohovor, srdce si cíti až v hrdle.</text:span></text:p>
      <text:p text:style-name="P1"><text:span text:style-name="T1">Potom matka obrátila rozhovor na syna Karola. Už dlho nemajú o ňom nijakej zprávy. Často o tom hovorí, bojí sa oň. Aj teraz horekuje:</text:span></text:p>
      <text:p text:style-name="P1"><text:span text:style-name="T1">— Bohvie, kde je! Možno už leží zahrabaný v ďalekej zemi. Oh, syn môj, syn môj... Ani sviečočku mu nebude mať kto zapáliť.</text:span></text:p>
      <text:p text:style-name="P1"><text:span text:style-name="T1">— Ale veď, Betka, nelamentuj, — uspokojuje Chorvát ženu. — Nie je z takého riedkeho cesta... Nechcel čertovi slúžiť, nuž prebehol na druhú stranu. Tisícky našich ta prebiehajú. A viem, že ani s Karolom nebude ináč.</text:span></text:p>
      <text:p text:style-name="P1"><text:span text:style-name="T1">Jožo napínal sluch, lebo chvíľami bolo zle rozumieť. Toľko už vedel, že tou druhou stranou, na ktorú podľa otca prebehol brat, je ruská armáda. A uvedomoval si, že všetko treba spájať s tajomnými schôdzkami v „Explózii“, i príchod neznámeho človeka s postrieľanou nohou. Tak teda, Ukrajinec, a ako mu rozumieť! A ako tak spájal všetky udalosti dohromady, začala sa mu jasnejšie črtať ich súvislosť.</text:span></text:p>
      <text:p text:style-name="P1"><text:span text:style-name="T1">V kuchyni zazneli otcove kroky. Blížili sa k izbeným dverám a čoraz väčšmi hučali v Jožových ušiach.</text:span></text:p>
      <text:p text:style-name="P1"><text:span text:style-name="T1">— Jožo! — zavolal otec.</text:span></text:p>
      <text:p text:style-name="P1"><text:span text:style-name="T1">— Prosím? — ozval sa chlapec.</text:span></text:p>
      <text:p text:style-name="P1"><text:span text:style-name="T1">Chorvát zatvoril dvere, podišiel k posteli a sadol si na peľasť.</text:span></text:p>
      <text:p text:style-name="P1"><text:span text:style-name="T1">— Jožo, nikomu nesmieš povedať, s kým si sa dnes stretol! Ten človek akoby nejestvoval, rozumieš!</text:span></text:p>
      <text:p text:style-name="P1"><text:span text:style-name="T1">— Rozumiem, otec, — odpovedal chlapec a mráz mu prebehol po chrbte.</text:span></text:p>
      <text:p text:style-name="P1"><text:span text:style-name="T1">— Sľúb, že budeš držať jazyk za zubami!</text:span></text:p>
      <text:p text:style-name="P1"><text:span text:style-name="T1">— Sľubujem.</text:span></text:p>
      <text:p text:style-name="P1"><text:span text:style-name="T1">Jožovi až dych zadržalo, taká to bola nezvyčajná chvíľa.</text:span></text:p>
      <text:p text:style-name="P1"><text:soft-page-break/><text:span text:style-name="T1">Mocná mozoľnatá ruka pevne stisla chlapčenskú ruku. A aj keď stisk povolil, ponechal si otec synovu ruku vo svojej. Hovoril ďalej:</text:span></text:p>
      <text:p text:style-name="P1"><text:span text:style-name="T1">— Nezháňaj sa po ňom. A hlavne, nevstupuj bez môjho povolenia do „šestorky“... Odteraz bude najlepšie, keď ani kamarátov nebudeš vodiť do „Explózie“. Radšej sa s nimi zabávaj v tehelni.</text:span></text:p>
      <text:p text:style-name="P1"><text:span text:style-name="T1">Posledný príkaz bol pre Joža najťažší. Gabo s Vierou boli v „Explózii“ častými hosťami. Tu bol ich svet, tu mali niekoľko len svojich skrýš.</text:span></text:p>
      <text:p text:style-name="P1"><text:span text:style-name="T1">No Jožo pochopil, prečo otec žiada takýto sľub. Ten človek... Ten človek prišiel sem bojovať proti Nemcom-smrtkárom!</text:span></text:p>
      <text:p text:style-name="P1"><text:span text:style-name="T1">Ochotne prikývol.</text:span></text:p>
      <text:p text:style-name="P1"><text:span text:style-name="T1">Odvtedy akoby sa čosi v „Explózii“ zmenilo. Akési tajomné ticho sadlo na tie pomaly černejúce, nedostavané muroviská. Aj matka Chorvátka menej hovorila, aj otec sa stal nevravným. Keď sa vrátil z továrne, navečeral sa a už sa poberal do „šestorky“. Pod pazuchou vždy niesol zabalené nejaké jedlo. Matka všetko vopred pripravila a položila k otcovmu tanieru na stôl.</text:span></text:p>
      <text:p text:style-name="P1"><text:span text:style-name="T1">Iba život malej Zuzanky sa nijako nezmenil. Hrala sa so svojou handrovou bábikou, ktorej oči, nos a ústa boli namaľované fialovou ceruzkou. Preobliekala ju i desať ráz za deň, alebo jej vypekala pieskové koláčiky, a netušila, čo sa okolo nej deje.</text:span></text:p>
      <text:p text:style-name="P1"><text:span text:style-name="T1">Joža „šestorka“ trápila. Pravda, jej nového obyvateľa nevídal. Iba raz ho zahliadol, ako vyšiel z otvoru, ktorý mal byť vchodom, a vystieral si údy. Jožo práve na chvíľu odviazal Bleska, lebo teraz býval vlčiak stále uväznený. Keď spozoroval neznámeho, zavolal naň:</text:span></text:p>
      <text:p text:style-name="P1"><text:span text:style-name="T1">— Blesk, poď sem!</text:span></text:p>
      <text:p text:style-name="P1"><text:span text:style-name="T1">Vtedy aj obyvateľ „šestorky“ zbadal chlapca. Zakýval mu, potom sa prudko zvrtol a vošiel dovnútra.</text:span></text:p>
      <text:p text:style-name="P1"><text:soft-page-break/><text:span text:style-name="T1">„Noha ho už zaiste nebolí, keď sa môže tak vrtko pohybovať,“ pomyslel si chlapec a pocítil radosť.</text:span></text:p>
      <text:p text:style-name="P1"><text:span text:style-name="T1">Jožo si len teraz uvedomoval, ako ťažko je dodržať sľub, ktorý dal otcovi. Horel zvedavosťou. Nevedno, čo by dal za to, keby mohol naziznúť do „šestorky“. Nič viac, iba naziznúť, vidieť, čo tam robí ten človek. No otcov zákaz a hlavne sľub ho zdržiaval. A keď už bolo pokušenie veľké, naďaleko obchádzal „šestorku“, snažiac sa ani nepozrieť v tú stranu. A vtedy, keď už-už cítil, ako sa láme jeho vôľa, keď ho ta najsilnejšie ťahalo, rozbehol sa popod Bukovinku k tehelni za rovesníkmi — Gabom a Vierou.</text:span></text:p>
      <text:p text:style-name="P1"><text:span text:style-name="T1">Aj istého dňa, keď už bolo pokušenie veľké, zvrtol sa a upaľoval okolo lieštia a hlohového kriačia. Ani nespomalil, kým nebol pri nízkom domci za tehelňou. Bol to jeho rodný dom. No spomínal naň s trpkosťou. Vždy mu pripomenul matkin nárek, keď sa museli vysťahovať.</text:span></text:p>
      <text:p text:style-name="P1"><text:span text:style-name="T1">Nevošiel dovnútra. Zapískal dohovorený signál tri dlhé tri krátke pod Hanzelíkovie oblokom a čakal.</text:span></text:p>
      <text:p text:style-name="P1"><text:span text:style-name="T1">Gabriel vybehol.</text:span></text:p>
      <text:p text:style-name="P1"><text:span text:style-name="T1">— Dobre, že ideš, — privítal spolužiaka, — bol by som musel bežať ja k tebe. — Naklonil sa k nemu a pošepkal: — Poď, mám novinu, keď ju počuješ, aj z nôh spadneš.</text:span></text:p>
      <text:p text:style-name="P1"><text:span text:style-name="T1">— A Viera...?</text:span></text:p>
      <text:p text:style-name="P3"><text:span text:style-name="T1">— Čo nás po nej... Sami... Vieš, baba, ľahko sa jej pošmykne jazyk.</text:span></text:p>
      <text:p text:style-name="P3"><text:span text:style-name="T1">Zašli do medzierky medzi poslednou sušiarňou a plotom. Sadli si do vysokej buriny, v ktorej pachu prerážal harmanček.</text:span></text:p>
      <text:p text:style-name="P1"><text:span text:style-name="T1">— No vrav, — horel netrpezlivosťou Jožo. — Syp už!</text:span></text:p>
      <text:p text:style-name="P1"><text:span text:style-name="T1">— Dobre počúvaj... Žandári našli na Ostrom dva padáky. Také krásne, bielušké... a ako šušťali!</text:span></text:p>
      <text:p text:style-name="P1"><text:span text:style-name="T1">— Naozaj? — otvoril Jožo ústa. A hneď mu prišiel na um ten v „šestorke“. Možno práve on pristal na jednom z nich, ktovie. Skoro mu to vykĺzlo z úst, to by si bol ale dal. — Ba či je to pravda? — zapochyboval nahlas.</text:span></text:p>
      <text:p text:style-name="P1"><text:soft-page-break/><text:span text:style-name="T1">— Keď ti vravím, tak je, márnosť šedivá! Kedy som ťa lakoval, há? — očervenel Gabriel. Potom podpichol priateľa: — Videl si už padák? — mačacie oči mu pod plavou šticou víťazoslávne žiarili.</text:span></text:p>
      <text:p text:style-name="P1"><text:span text:style-name="T1">— Nevidel, ale chcel by som, — šepol Jožo celý vzrušený.</text:span></text:p>
      <text:p text:style-name="P1"><text:span text:style-name="T1">— To si teda mal prísť pred hodinou. Žandári ich odniesli... Ja som ich videl na vlastné oči, aj povrazy som držal v rukách.</text:span></text:p>
      <text:p text:style-name="P1"><text:span text:style-name="T1">— A neodohnali ťa? — opýtal sa začudovaný Jožo, ktorý sa pamätal, ako pri akomsi nešťastí na hradskej žandári odháňali ľudí. Trochu aj závidel priateľovi takúto skúsenosť.</text:span></text:p>
      <text:p text:style-name="P1"><text:span text:style-name="T1">— Čo som malý? — ohradil sa Gabriel. — Aj chceli, bratku, ale som sa nedal. Odohnali ma z jedného konca, pobehol som na druhý. Kým si všetko poobzerám, neuhnem, márnosť šedivá.</text:span></text:p>
      <text:p text:style-name="P1"><text:span text:style-name="T1">— Sem, do tehelne ich doniesli?</text:span></text:p>
      <text:p text:style-name="P1"><text:span text:style-name="T1">— Sem... — prikývol Gabo. — Ľudia sa hneď nahrnuli ako veľká voda, aj robotu tak nechali. A predstav si, jedna žena povedala nahlas: „Keby ich bolo aspoň sto!“</text:span></text:p>
      <text:p text:style-name="P1"><text:span text:style-name="T1">— Vari?... Tak povedala?</text:span></text:p>
      <text:p text:style-name="P1"><text:span text:style-name="T1">— Čestné slovo... a správca hneď zatelefonoval do kancelárie, aby ju prepustili. Už aj musela ísť domov. Cez celý dvor za ňou vykrikoval: „Rovno Nemcom vás udám!“</text:span></text:p>
      <text:p text:style-name="P1"><text:span text:style-name="T1">— Hnusák Švecisko! — zaťal päste Jožo. Cítil odpor proti tomu človekovi. — Vidíš, komu päty líže!</text:span></text:p>
      <text:p text:style-name="P1"><text:span text:style-name="T1">Zrazu sa začal poberať: — Dreva treba pre mamku narúbať.</text:span></text:p>
      <text:p text:style-name="P1"><text:span text:style-name="T1">— Nechoď ešte, — zdržiaval ho Gabo, — pôjdeme do hliníka na šášie. Aj divé kačice som tam minule videl.</text:span></text:p>
      <text:p text:style-name="P1"><text:span text:style-name="T1">No Jožo sa nedal zadržať. Pustil sa domov, ale cestou sa veľmi neponáhľal. Mysľou mu vírili myšlienky. Padáky. Pravdaže, aj neznámy chlap, ktorý teraz sedí v „šestorke“, dostal sa sem — padákom. A nie je sám...</text:span></text:p>
      <text:p text:style-name="P1"><text:span text:style-name="T1">„Niečo sa chystá,“ hútal chlapec. „Niečo sa pripravuje, ináč to nebude. A otec o tom všetkom vie. Možno práve na tajných schôdzkach sa o takých veciach radia. Poprosím ho, aby </text:span><text:soft-page-break/><text:span text:style-name="T1">mi porozprával. Možno porozpráva... A keď mi slova neprezradí? Keď plesne dvermi a odíde preč? pýtal sa sám seba.</text:span></text:p>
      <text:p text:style-name="P1"><text:span text:style-name="T1">„Nech si urobí, ako chce,“ rozhodol sa napokon. „Poviem mu: pozri sa, otec, mám už štrnásť rokov, môžeš mi dôverovať, nie som už decko... Hej, aj o to ho poprosím, aby ma zaviedol do „šestorky“, veď viem predsa držať jazyk za zubami.“</text:span></text:p>
      <text:p text:style-name="P1"><text:span text:style-name="T1">Takéto rozhodnutie ho celkom rozveselilo. Začal si vypiskovať do kroku.</text:span></text:p>
      <text:p text:style-name="P2"/>
      <text:p text:style-name="P1"><text:span text:style-name="T1">Večer otec neprišiel domov v dobrej nálade. Hodil na stôl prázdnu kanvičku, v ktorej si do fabriky nosieval svoju obedňajšiu polievku, až vrchnák vysoko vyskočil a hlasno zaštrngotal.</text:span></text:p>
      <text:p text:style-name="P1"><text:span text:style-name="T1">— Bezočivci! Bagáž! — vyletelo mu z úst.</text:span></text:p>
      <text:p text:style-name="P1"><text:span text:style-name="T1">Matka Chorvátka pozrela na muža svojimi hlbokými, krotkými očami. Nepovedala ani slovko; čakala, čo povie ďalej.</text:span></text:p>
      <text:p text:style-name="P1"><text:span text:style-name="T1">A otec zase vyčkával, že sa matka opýta, že bude zvedavá... Preto v kuchyni na chvíľu ostalo ticho. Deti ani nepípli. Potom z otca znova vybúšilo:</text:span></text:p>
      <text:p text:style-name="P1"><text:span text:style-name="T1">— Prezerali nás, ohmatkávali, ako keby sme boli... Fuj! Pred bránou si ich zastalo aspoň desať s puškami — ako keď divé zvery strážia. A každý robotník musel prejsť cez ich ruky.</text:span></text:p>
      <text:p text:style-name="P1"><text:span text:style-name="T1">— Ale prečo? — opýtala sa matka.</text:span></text:p>
      <text:p text:style-name="P1"><text:span text:style-name="T1">— Prečo...? Iste niečo ňuchajú. Svet sa im pod nohami rúca: na východe i na západe... aj tu, u nás. Zbrane hľadajú, vari si len nemyslia, že dakomu nájdu guľomet vo vrecku, somári, — naraz sa otec zasmial tak prudko a hlasno, že sa všetci strhli. Medzi smiechom prerývane hovoril: — A nevedia, hlupáci, že naše zbrane sú tu, — ukázal na hlavu, — a tu, — vysoko nad hlavu vyhodil zaťatú päsť.</text:span></text:p>
      <text:p text:style-name="P1"><text:span text:style-name="T1">Matka sa ponáhľala postaviť pred otca tanier s teplým jedlom.</text:span></text:p>
      <text:p text:style-name="P1"><text:span text:style-name="T1">Jožo videl, že teraz nie je vhodný čas na to, čo si zaumienil. To je hlúpe, práve dnes sa musel takýto vrátiť. </text:span><text:soft-page-break/><text:span text:style-name="T1">Veru, ak bude otec celý večer takto spod hustého obočia zazerať, neodváži sa požiadať ho, aby mu všetko vyrozprával. Zaručene by ho odkúril, možno by sa na neho aj rozkričal.</text:span></text:p>
      <text:p text:style-name="P1"><text:span text:style-name="T1">Zatiaľ sa otec najedol, odtisol tanier a vstal. Schytil čiapku, sivú od reziny, a zamieril k dverám.</text:span></text:p>
      <text:p text:style-name="P1"><text:span text:style-name="T1">Vyšiel.</text:span></text:p>
      <text:p text:style-name="P1"><text:span text:style-name="T1">Jožo vedel, kam ide. Do „šestorky“, kde inde. Tam otec odchádzal každý večer. Sadol si teda nad knihu. Sadol si, no nečítal. Hlavu mal preplnenú inými myšlienkami. A keď sa chcel už prinútiť do čítania, spozoroval, že pri slabom svetle petrolejky s prasknutým a začmudeným cylindrom písmená mu poskakujú, trasú sa ako hviezdy za zimného mrazu.</text:span></text:p>
      <text:p text:style-name="P1"><text:span text:style-name="T1">Matka na druhom konci stola plátala nohavice. Sedela zhrbená, nízko na nose jej sedeli okuliare, ktoré pridŕžal motúzok, okrútený okolo hlavy po vyblednutej šatke.</text:span></text:p>
      <text:p text:style-name="P1"><text:span text:style-name="T1">Jožovi sa čosi vnútri bolestivo pohlo. — Mama, vidíš obšívať pri takom mizernom svetle? — opýtal sa a podišiel k nej. Zrazu mu prišlo matky ľúto, že sa so svojím slabým zrakom musí trápiť tak neskoro večer. Objal ju obidvoma rukami okolo krku.</text:span></text:p>
      <text:p text:style-name="P1"><text:span text:style-name="T1">Zdvihla oči, okuliare si prstom potisla až na čelo.</text:span></text:p>
      <text:p text:style-name="P1"><text:span text:style-name="T1">— Nuž a čo mám robiť, syn môj? My sme chudobní.</text:span></text:p>
      <text:p text:style-name="P1"><text:span text:style-name="T1">Bola to otázka i odpoveď.</text:span></text:p>
      <text:p text:style-name="P1"><text:span text:style-name="T1">— Ale, — protestoval chlapec, — ešte viac si pokazíš oči. — Pritom hľadel do matkinej tváre, ktorá bola poznačená jarčekmi vrások okolo očí i kútikov úst. Doteraz si tých vrások nevšimol; ako ich len mohol nevidieť!</text:span></text:p>
      <text:p text:style-name="P1"><text:span text:style-name="T1">— Mama, — povedal tichým hlasom a rukou prešiel po jej bledej tvári, akoby si chcel i hmatom overiť a zapamätať, čo videl.</text:span></text:p>
      <text:p text:style-name="P1"><text:span text:style-name="T1">— Čo je, Jožko? — opýtala sa dojatá mať, lebo vypozorovala u syna nevšednú chvíľu. Pritom ho hladkala kostnatou rukou po vlasoch i po tvári. Ruka bola trochu drapľavá, no chlapcovi sa zdala hladká a mäkká.</text:span></text:p>
      <text:p text:style-name="P1"><text:soft-page-break/><text:span text:style-name="T1">— Nekaz si oči, mama! Prestaň obšívať, oddýchni si, — nástojil.</text:span></text:p>
      <text:p text:style-name="P1"><text:span text:style-name="T1">— Veru, oddychuj... — vzdychla si zhlboka a chytro zažmurkala očami, ktoré pálili a rezali. Hlas jej akomak stvrdol. — Ľahko sa ti povie, chlapče. Vieš, že treba plátať a zažívať, keď nieto na nové. A u nás veru nieto; žijeme z ruky do úst.</text:span></text:p>
      <text:p text:style-name="P1"><text:span text:style-name="T1">Poslednú vetu povedala s akýmsi väčším dôrazom. Chvíľu hľadela do žltého svetla petrolejky, potom si opäť vzdychla:</text:span></text:p>
      <text:p text:style-name="P1"><text:span text:style-name="T1">— A tie staré šaty sa tak chytro zoderú... A teraz už choď spať, — obrátila sa k Jožovi. — Už je neskoro.</text:span></text:p>
      <text:p text:style-name="P1"><text:span text:style-name="T1">— Ale veď mne sa ešte nechce, mama, — snažil sa odporovať. Chcel vyčkať otca; ešte sa nevzdal nádeje.</text:span></text:p>
      <text:p text:style-name="P1"><text:span text:style-name="T1">— Choď len, choď, — kývla hlavou matka.</text:span></text:p>
      <text:p text:style-name="P1"><text:span text:style-name="T1">Nuž pobral sa do izby. Zaželal matke dobrú noc a odišiel.</text:span></text:p>
      <text:p text:style-name="P1"><text:span text:style-name="T1">Matka sa znova dala do plátania.</text:span></text:p>
      <text:p text:style-name="P1"><text:span text:style-name="T1">No Jožo nespal. Kdeže! V posteli sa ešte utvrdil, že sa musí s otcom rozprávať. Povie mu, ako rád by v niečom pomohol, keby mohol. Chce byť osožným. Hej, tak bude najlepšie...</text:span></text:p>
      <text:p text:style-name="P1"><text:span text:style-name="T1">Staré pendlové hodiny v kuchyni odbili desať zachrípnutých úderov. Potom ubehla chvíľa ticha. Jožovi sa zdala veľmi dlhou.</text:span></text:p>
      <text:p text:style-name="P1"><text:span text:style-name="T1">Aha! Teraz vrzli kuchynské dvere. Mali zvláštny spevavý hlas. Počul, ako otec tlmeno hovorí:</text:span></text:p>
      <text:p text:style-name="P1"><text:span text:style-name="T1">— Dnes pristáli za Bukovinkou ďalší parašutisti. Majú vysielačku a Nikita je s nimi v spojení.</text:span></text:p>
      <text:p text:style-name="P1"><text:span text:style-name="T1">Hlas, ktorý prenikal kuchynskými dverami, nebol už taký príkry a úsečný ako pri večeri. Dobrá zpráva otca priviedla do lepšej nálady. Jožo sa potešil.</text:span></text:p>
      <text:p text:style-name="P1"><text:span text:style-name="T1">Keď otec vošiel do izby, pozrel na posteľ, kde Jožo ležal. Dve veľké oči hľadeli na neho.</text:span></text:p>
      <text:p text:style-name="P3"><text:span text:style-name="T1">— Nespíš? — opýtal sa, snažiac sa hovoriť ľahostajným tónom. Ale v očiach, ktoré pri večeri boli tak hrozivo temné, blýskalo vzrušenie.</text:span></text:p>
      <text:p text:style-name="P1"><text:span text:style-name="T1">— Nie, otec, čakám ťa, — zdvihol sa chlapec na lakte.</text:span></text:p>
      <text:p text:style-name="P1"><text:soft-page-break/><text:span text:style-name="T1">— Mňa?</text:span></text:p>
      <text:p text:style-name="P1"><text:span text:style-name="T1">— Teba, otec... Ja... ja už ďalej nevydržím.</text:span></text:p>
      <text:p text:style-name="P1"><text:span text:style-name="T1">— Choďže, choď. A čo nevydržíš, prosím ťa? — snažil sa nechápať otec. Prikročil tesne k posteli, oprel sa lakťami o hlávik a tak hľadel na syna.</text:span></text:p>
      <text:p text:style-name="P1"><text:span text:style-name="T1">Jožo vyrozprával všetko, čo počul od Gabriela, i čo sám vypozoroval. Chorvát počúval a pokyvoval hlavou, chvíľami sa poškrabal to na brade, to vo vlasoch a Jožovi sa zdalo, že kútikmi úst mu pohráva slabunký úsmev.</text:span></text:p>
      <text:p text:style-name="P1"><text:span text:style-name="T1">Keď chlapec skončil, otec si sadol na peľasť postele.</text:span></text:p>
      <text:p text:style-name="P1"><text:span text:style-name="T1">— Máš otvorené oči, chlapče, — povedal. — Ani v hlave nemáš otruby; a tomu som veľmi rád. Vidíš, že okolo teba sa všetko hýbe.</text:span></text:p>
      <text:p text:style-name="P1"><text:span text:style-name="T1">— Áno, otec. Prosím ťa, porozprávaj mi, čo sa to robí. Ty to vieš, k tebe chodia ľudia, i v továrni sa rozprávate o všeličom, každý deň chodievaš do „šestorky“. Prosím ťa...</text:span></text:p>
      <text:p text:style-name="P1"><text:span text:style-name="T1">Otcove oči hrajú zvláštnym ohňom.</text:span></text:p>
      <text:p text:style-name="P1"><text:span text:style-name="T1">A predsa chvíľu trvá, kým sa odhodlá.</text:span></text:p>
      <text:p text:style-name="P1"><text:span text:style-name="T1">— Vedel som, že raz sa začneš pýtať. Čakal som len, kedy. Nebudem ti nič tajiť, lebo onedlho sa budú diať také veci, nad ktorými budú mnohí oči otvárať. A lepšie bude, keď o všetkom budeš vopred vedieť. Konečne, — a otec žmurkol jedným okom, — možno budeme potrebovať aj tvoju pomoc.</text:span></text:p>
      <text:p text:style-name="P1"><text:span text:style-name="T1">Otec sa na chvíľu odmlčal, potom pokračoval.</text:span></text:p>
      <text:p text:style-name="P1"><text:span text:style-name="T1">— Potrebujem však tvoj sľub...</text:span></text:p>
      <text:p text:style-name="P1"><text:span text:style-name="T1">— Sľubujem! — vyhŕklo z chlapca.</text:span></text:p>
      <text:p text:style-name="P1"><text:span text:style-name="T1">Chorvát sa zasmial:</text:span></text:p>
      <text:p text:style-name="P1"><text:span text:style-name="T1">— Vidíš vetroplacha! Ale ti je náhlo; veď ani nevieš, čo chcem.</text:span></text:p>
      <text:p text:style-name="P1"><text:span text:style-name="T1">Jožo sa zapálil až po korienky vlasov.</text:span></text:p>
      <text:p text:style-name="P1"><text:span text:style-name="T1">Otec pokračoval: — Musíš sľúbiť, že o tom, čo sa teraz dozvieš, budeš mlčať ako ryba...</text:span></text:p>
      <text:p text:style-name="P1"><text:span text:style-name="T1">— Sľubujem, — ochotne prikývol Jožo a hlas sa mu chvel. Vedel, že dáva vážny sľub, ktorý nesmie nikdy porušiť.</text:span></text:p>
      <text:p text:style-name="P1"><text:soft-page-break/><text:span text:style-name="T1">— Vidíš, po železnici idú denne transporty — fašisti sa prevážajú.</text:span></text:p>
      <text:p text:style-name="P1"><text:span text:style-name="T1">Chlapec nemo prikývol. Odhrnul si perinu, začínalo mu byť horúco.</text:span></text:p>
      <text:p text:style-name="P1"><text:span text:style-name="T1">— Aj u nás ich je plno, aj inde sa natisli. Ako pažravé kobylky, ako mor. Chceli zaplieniť a vycicať celý svet, ploštice. Spočiatku sa im darilo, boli po zuby vyzbrojení a panským vládam sa roztriasli kolená. Krajiny sa rúcali ako domčeky z karát.</text:span></text:p>
      <text:p text:style-name="P1"><text:span text:style-name="T1">— Ja viem, — prerušil Jožo otca. — Poľsko, Francúzsko...</text:span></text:p>
      <text:p text:style-name="P1"><text:span text:style-name="T1">— Hej, ešte aj iné: Belgicko, Holandsko, Maďarsko... A keď im to začas išlo tak, ako sami hrali, nafúkli sa ako mechúr a hybaj hlavou do múru — pustili sa proti sovietskemu Rusku. Blázni, prišli až k Volge a teraz idú pospiatky ako rak. Klepetá si popálili.</text:span></text:p>
      <text:p text:style-name="P1"><text:span text:style-name="T1">— Ruskí vojaci ich bijú, — dodal Jožo.</text:span></text:p>
      <text:p text:style-name="P1"><text:span text:style-name="T1">— A ako! — otcove oči sa zablýskali. A majú aj za čo. Veď čo tí všetko porobili s ľuďmi! Naozaj, čo všetko...! Zatvárali ich do koncentračných táborov, hladom mučili, vešali.</text:span></text:p>
      <text:p text:style-name="P1"><text:span text:style-name="T1">Jožovi preskočili po tele zimomriavky.</text:span></text:p>
      <text:p text:style-name="P1"><text:span text:style-name="T1">— Takí sú oni... Ťažko znášať... A my...</text:span></text:p>
      <text:p text:style-name="P1"><text:span text:style-name="T1">— Otec, — pretrhol Jožo otca.</text:span></text:p>
      <text:p text:style-name="P1"><text:span text:style-name="T1">— No?</text:span></text:p>
      <text:p text:style-name="P1"><text:span text:style-name="T1">A chlapec vyrozprával, ako sa Švec vyhrážal, že tehliarku udá Nemcom.</text:span></text:p>
      <text:p text:style-name="P1"><text:span text:style-name="T1">Otec pozorne počúval, napokon si vzdychol:</text:span></text:p>
      <text:p text:style-name="P1"><text:span text:style-name="T1">— Vidíš, tak je to. Našlo sa u nás takých Švecov... Ale poradíme si s nimi, chlapče! Pomôžeme červenoarmejcom v tyle biť nepriateľa.</text:span></text:p>
      <text:p text:style-name="P1"><text:span text:style-name="T1">Jožo si spomenul, ako s Gabom napálili Šveca. Ticho povedal:</text:span></text:p>
      <text:p text:style-name="P1"><text:span text:style-name="T1">— Nikto ich nemá rád.</text:span></text:p>
      <text:p text:style-name="P1"><text:span text:style-name="T1">— Všetko, čo sa teraz robí, sú prípravy na otvorený boj. Všetko! Aj tie padáky, aj revolučný národný výbor, čo sa </text:span><text:soft-page-break/><text:span text:style-name="T1">schádza v „Explózii“, aj Nikita Vladimirovič, ktorý sedí v „šestorke“ nad vysielačkou... — Chorvát si odkašlal a dodal: — Ale my robotníci chceme viac, než oslobodiť sa od fašistov, vieš! Chceme vziať vládu do svojich rúk a vybudovať spravodlivý svet. Ty tomu, Jožo, možno ešte dobre nerozumieš, ale raz budeš.</text:span></text:p>
      <text:p text:style-name="P1"><text:span text:style-name="T1">Chorvát sa nahol nad chlapca, jeho široká tvár vyžarovala akési svetlo. — Vieš, Jožo, ako sa potom bude žiť?! Hladných nebude, ak si schopný, pôjdeš do škôl, všade bude veselo...</text:span></text:p>
      <text:p text:style-name="P1"><text:span text:style-name="T1">— Hej, otec, rozumiem, — vydýchol Jožo a bolo mu ohromne dobre, akosi slávnostne, akoby sa v tejto chvíli stal z neho ozajstný chlap. Otec sa s ním rozpráva ako s dospelým, prvý raz v živote sa s ním takto rozpráva! Teraz mal v hlave celkom jasno.</text:span></text:p>
      <text:p text:style-name="P1"><text:span text:style-name="T1">— Tak už vieš všetko. Ak niekomu len mukneš, zmaríš veľké dielo. Tu ide o životy, o veľa životov... A teraz už spi! — povedal otec a chcel odísť. No chlapec ho chytil za ruku a opýtal sa:</text:span></text:p>
      <text:p text:style-name="P1"><text:span text:style-name="T1">— Otec, a do „šestorky“ ešte nesmiem?</text:span></text:p>
      <text:p text:style-name="P1"><text:span text:style-name="T1">Chorvát chvíľu rozmýšľal, potom prikývol:</text:span></text:p>
      <text:p text:style-name="P1"><text:span text:style-name="T1">— Iba čo by ťa tá „šestorka“ stále omínala... Zajtra večer ťa vezmem.</text:span></text:p>
      <text:p text:style-name="P2"/>
      <text:p text:style-name="P2"/>
      <text:p text:style-name="P3"><text:span text:style-name="T1">&lt;h1&gt;</text:span><text:span text:style-name="T2">Nikita Vladimirovič</text:span><text:span text:style-name="T1">&lt;/h1&gt;</text:span></text:p>
      <text:p text:style-name="P2"/>
      <text:p text:style-name="P1"><text:span text:style-name="T2">N</text:span><text:span text:style-name="T1">a druhý deň sa Jožo nevedel dočkať večera. V škole bol nepozorný, že ho učiteľ Šimák musel niekoľko ráz napomenúť. S Gabrielom sa pohádal pre sprostosť. Nič ho nezaujímalo, myslel iba na večer.</text:span></text:p>
      <text:p text:style-name="P1"><text:span text:style-name="T1">Stále si opakoval: „Keby už bol večer, keby už bol...!“</text:span></text:p>
      <text:p text:style-name="P1"><text:span text:style-name="T1">A už dávno sa nestalo, že by sa tak nekamarátsky zachoval ku Gabovi a Viere. Na ceste zo školy ich nečakal, ale bežal, aby bol čo najchytrejšie doma.</text:span></text:p>
      <text:p text:style-name="P1"><text:soft-page-break/><text:span text:style-name="T1">Keď dobehol domov, uvedomil si, že do večera je veru ešte poriadne ďaleko. Nikde nemal miesta, ani v kuchyni, ani na dvore. Až tiché zaskučanie ho upozornilo na Bleska.</text:span></text:p>
      <text:p text:style-name="P1"><text:span text:style-name="T1">Veru, chudáčisko Blesk!</text:span></text:p>
      <text:p text:style-name="P1"><text:span text:style-name="T1">Chlapec odviazal vlčiaka a prihovoril sa mu:</text:span></text:p>
      <text:p text:style-name="P1"><text:span text:style-name="T1">— Obidvaja sme ako na tŕňoch, prebehneme sa.</text:span></text:p>
      <text:p text:style-name="P1"><text:span text:style-name="T1">Vlčiak akoby rozumel chlapcovým slovám. Odrazil sa všetkými Štyrmi dovysoka a rozbehol sa k úpätiu Bukovinky. Na kuse zastal, obrátil sa za chlapcom a mocne zaštekal. Sťaby aj jeho vyzýval do behu.</text:span></text:p>
      <text:p text:style-name="P1"><text:span text:style-name="T1">V húštinách, ktoré sa tiahli od cesty až po hrebeň Bukovinky, ťažko sa bolo predierať, ak človek nekráčal priesekom. Konáre a konáriky bučiny, osík, kalín, hrabov a hlohu sa prepletali jeden cez druhý a prekážali chodcovi.</text:span></text:p>
      <text:p text:style-name="P1"><text:span text:style-name="T1">No Blesk si nevybral priesek, dal sa pomedzi lieštiny, mladé bučky a hraby, ktoré tu divo rástli krížom-krážom. Nedbal, že mu vetvy sem-tam poškriabu šedivý kožuch. Bol celý bez seba, že mu pri každom pohybe neštrkoce protivná reťaz.</text:span></text:p>
      <text:p text:style-name="P1"><text:span text:style-name="T1">Jožo sa pustil priesekom. Hlboko vdychoval vzduch, presýtený desatorakými vôňami lesa. Počúval vtáčie hlasy: napravo zaškriekala sojka, kdesi vpredu vyklopával ďateľ svoju morzeovku a vysoko v povetrí chvíľami zakikotal hladný jastrab. Bol už skoro pri hrebeni, keď odkiaľsi sprava zaznelo zúrivé vlčiakovo štekanie. Les stŕpol, hlasy ustali. Spočiatku si myslel, že Blesk naďabil na zajačika a teraz ho preháňa.</text:span></text:p>
      <text:p text:style-name="P1"><text:span text:style-name="T1">No brechot sa ozýval stále z jedného miesta. Ani sa nepribližoval, ani nevzďaľoval. A to už bolo podozrivé.</text:span></text:p>
      <text:p text:style-name="P1"><text:span text:style-name="T1">„Pozriem, čo ho tak rozpajedilo,“ pomyslel si Jožo a už sa aj pretískal pomedzi haluzie. Cesta mu ubiehala pomaly, lebo húština práve v týchto miestach bola skoro nepreniknuteľná. Ruky mal už poriadne dodriapané a aj na lícach mal červené pásy po šľahoch pružných konárov.</text:span></text:p>
      <text:p text:style-name="P1"><text:span text:style-name="T1">Brechot psa sa ozýval každým krokom bližšie a bližšie.</text:span></text:p>
      <text:p text:style-name="P1"><text:span text:style-name="T1">— Blesk! Blesk! — volal ustavične Jožo.</text:span></text:p>
      <text:p text:style-name="P1"><text:soft-page-break/><text:span text:style-name="T1">Vlčiak pribehol, chvíľu skákal okolo chlapca, potom sa zvrtol a znova bežal naspäť. Jožo sa ponáhľal za ním. Konečne boli na mieste.</text:span></text:p>
      <text:p text:style-name="P1"><text:span text:style-name="T1">Na mladom hrabe visela biela látka. Velikánsky kus bielej látky. Jedným cípom povieval vietor a Jožovi to pripomínalo mávajúce krídlo obrovského vtáka. V sluchách mu zašumelo, srdce zazvonilo: Padák!</text:span></text:p>
      <text:p text:style-name="P1"><text:span text:style-name="T1">Áno, bol to ozajstný padák. Povrazy sčasti viseli vo vzduchu, sčasti ležali na zemi, vystlanej žltočervenkastým machom a suchým, tlejúcim lístím.</text:span></text:p>
      <text:p text:style-name="P1"><text:span text:style-name="T1">Jožo prudko dýchal. Včera ešte závidel Gabovi, že videl na vlastné oči takú zvláštnu vec, a dnes on sám našiel padák, opustený na strome.</text:span></text:p>
      <text:p text:style-name="P1"><text:span text:style-name="T1">Vlčiak sedel na zadných nohách a múdrymi očami hľadel raz na mladého gazdu, raz na bielu mátohu na strome. Iste bol zvedavý, ako sa on zachová k tomu čudu, pre ktoré si div hrtan nevybrechal.</text:span></text:p>
      <text:p text:style-name="P1"><text:span text:style-name="T1">Jožo dlho neotáľal. Vyškriabal sa na hrab a snažil sa padák zvesiť. Nešlo to len tak ľahko. Veľký kus látky bol miestami pevne zakosílený medzi konármi a v rázsoškách. Aj povrazy boli zamotané do haluzia. Ruky sa mu triasli od vzrušenia. Poriadne sa spotil, kým dostal padák na zem.</text:span></text:p>
      <text:p text:style-name="P1"><text:span text:style-name="T1">Ale čo s ním?</text:span></text:p>
      <text:p text:style-name="P1"><text:span text:style-name="T1">„Vezmem ho domov. Otec bude vedieť.“</text:span></text:p>
      <text:p text:style-name="P1"><text:span text:style-name="T1">Poskladal padák do malého balíka, omotal okolo neho povrazy a prehodil cezeň kabát. Aký je ľahký ten padáčik, ani pierko. Takmer necítil jeho váhu.</text:span></text:p>
      <text:p text:style-name="P1"><text:span text:style-name="T1">Doma ho vybalil a rozprestrel pred matku.</text:span></text:p>
      <text:p text:style-name="P3"><text:span text:style-name="T1">— Čo je to, syn môj? — zľakla sa.</text:span></text:p>
      <text:p text:style-name="P1"><text:span text:style-name="T1">— Padák.</text:span></text:p>
      <text:p text:style-name="P1"><text:span text:style-name="T1">— A kde si to zobral?</text:span></text:p>
      <text:p text:style-name="P1"><text:span text:style-name="T1">Matkine oči prezrádzali nepokoj.</text:span></text:p>
      <text:p text:style-name="P1"><text:span text:style-name="T1">— Pod hrebeňom Bukovinky visel na hrabe.</text:span></text:p>
      <text:p text:style-name="P1"><text:soft-page-break/><text:span text:style-name="T1">— Ej, syn môj, nemal si sa takej veci týkať. Či ti ruky podávala? Také veci neprinášajú šťastie do domu, — rozlamentovala sa Chorvátovie mať.</text:span></text:p>
      <text:p text:style-name="P1"><text:span text:style-name="T1">— Ale, mama, len pozri, aká ľahučká látka, — podniesol jej belosťou sa skvúcu látku pred oči.</text:span></text:p>
      <text:p text:style-name="P1"><text:span text:style-name="T1">— A nech je, aká chce, urobte si s otcom, čo chcete. Podľa mňa by si bol najlepšie urobil, keby si sa jej nebol ani týkal, — stála matka Chorvátka na svojom.</text:span></text:p>
      <text:p text:style-name="P1"><text:span text:style-name="T1">Jožo skrútil padák, odniesol ho do svojej tajnej skrýše a čakal otca.</text:span></text:p>
      <text:p text:style-name="P1"><text:span text:style-name="T1">Chorvát padák prezrel, hmkal a nadhadzoval jemnú látku na rozpukanej dlani, akoby vychutnával jej ľahkosť. Napokon povedal:</text:span></text:p>
      <text:p text:style-name="P1"><text:span text:style-name="T1">— Taká vec nie je na zahodenie. Budú z toho dobré košele. Na nové aj tak nieto.</text:span></text:p>
      <text:p text:style-name="P1"><text:span text:style-name="T1">— Veď, dobre, ale... — chcela čosi namietnuť matka.</text:span></text:p>
      <text:p text:style-name="P1"><text:span text:style-name="T1">— Azda ho nechceš žandárom odovzdať? — zasmial sa Chorvát. — Dobre, odnes... a žandári budú zase sliediť po hore a žandárky pošijú pre svoje detváky, a tvoje budú chodiť bez košieľ.</text:span></text:p>
      <text:p text:style-name="P1"><text:span text:style-name="T1">— Môžu nájsť... — húdla matka svoje.</text:span></text:p>
      <text:p text:style-name="P1"><text:span text:style-name="T1">— Nič nenájdu. Táto vec skôr patrí nám ako im. Vyrobili ju robotníci kdesi v Moskve... — položil biely oblak na stôl. — Popáraj a odlož!</text:span></text:p>
      <text:p text:style-name="P1"><text:span text:style-name="T1">Pri večeri sa mrzuto obrátil na Joža:</text:span></text:p>
      <text:p text:style-name="P1"><text:span text:style-name="T1">— A ty keď ideš do lesa, drž psa na remeni! Kdekto musí teraz horami chodiť, a stretnúť takého vlčiaka nie je veľmi príjemné.</text:span></text:p>
      <text:p text:style-name="P1"><text:span text:style-name="T1">— Dobre, otec.</text:span></text:p>
      <text:p text:style-name="P1"><text:span text:style-name="T1">— Dobre, dobre... Na to by si mohol už aj sám prísť, — odpravil ho Chorvát.</text:span></text:p>
      <text:p text:style-name="P1"><text:span text:style-name="T1">Po večeri Jožo s napätím očakával, či otec nezabudol na včerajší sľub.</text:span></text:p>
      <text:p text:style-name="P1"><text:soft-page-break/><text:span text:style-name="T1">No otec nezabudol. Keď bral čiapku a balíček s jedlom, pozrel bokom na syna:</text:span></text:p>
      <text:p text:style-name="P1"><text:span text:style-name="T1">— Poď!</text:span></text:p>
      <text:p text:style-name="P1"><text:span text:style-name="T1">Jožo nikdy nevyskočil ochotnejšie ako teraz. Dvoma skokmi sa dostal ku dverám.</text:span></text:p>
      <text:p text:style-name="P1"><text:span text:style-name="T1">Vyšli do tmavej noci. Východná strana oblohy bola posiata hviezdami, ostatok neba bol zamračený, úplne tmavý.</text:span></text:p>
      <text:p text:style-name="P1"><text:span text:style-name="T1">Otec kráčal istým krokom. Jožo išiel za ním a potkýnal sa o nerovnú pôdu, o krtince. Doteraz myslel, že v továrni pozná každý kamienok, každý hrbček, každú jamku. A naraz nemal odvahu pevne stúpiť. Podľa zvuku snažil sa nasledovať otca.</text:span></text:p>
      <text:p text:style-name="P1"><text:span text:style-name="T1">Prišli k priečke naproti vchodu. Nebola celkom dostavaná, otcovi siahala po bradu. Cez túto priečku sa mali prehupnúť na druhú stranu. Kedysi bol v priečke otvor pre dvere, no Chorvát, aby lepšie ukryl Nikitovu skrýšu, otvor zamuroval, zarovnal s ostatnou stenou.</text:span></text:p>
      <text:p text:style-name="P1"><text:span text:style-name="T1">Otec najprv hodil o stenu tri kamienky, potom zľahka vyskočil na priečku.</text:span></text:p>
      <text:p text:style-name="P1"><text:span text:style-name="T1">— Podaj mi ruku, — povedal Jožovi.</text:span></text:p>
      <text:p text:style-name="P1"><text:span text:style-name="T1">— Veď ja aj sám, — chlapil sa Jožo a už sa chcel driapať hore stenou.</text:span></text:p>
      <text:p text:style-name="P1"><text:span text:style-name="T1">— Nie tak, — prudko ho zahriakol otec. — Keby sem niekto prišiel, hneď by spozoroval odranú stenu. To ako keby si im cestu prstom ukázal. Len mi podaj ruku. Vytiahnem ťa.</text:span></text:p>
      <text:p text:style-name="P1"><text:span text:style-name="T1">Ticho zoskočil na mäkkú zem na druhej strane. Tu už nebola taká tma. V kúte presvital otvor do zeme a odtiaľ sa vylievalo slabé žltkavé svetlo, ktoré dovoľovalo chlapcovi rozhľadieť sa. Na stene sa kývali dva tmavé tiene — otcov a jeho. Striaslo ho.</text:span></text:p>
      <text:p text:style-name="P1"><text:span text:style-name="T1">— Poď, — chytil otec Joža za ruku, keď ostal nerozhodne stáť.</text:span></text:p>
      <text:p text:style-name="P1"><text:span text:style-name="T1">Zostúpili do neveľkej pivnice. Hlinené schody tlmili kroky, že ich nebolo vôbec počuť.</text:span></text:p>
      <text:p text:style-name="P1"><text:span text:style-name="T1">V pivnici rozlieva svetlo malá lampička. Visí v kúte na klinci. Jožo pozná tú lampu. Visela ešte nedávno v ich komôrke.</text:span></text:p>
      <text:p text:style-name="P1"><text:soft-page-break/><text:span text:style-name="T1">Pri betónovej stene stojí veľká debna, ktorá nahradzuje stôl. Obrátená je dnom nahor. Za ňou sedí človek. Je obrátený chrbtom, ale chlapec vie dobre, že je to ten neznámy, ktorý ho pred časom chytil z krovia za nohu. Jožo hľadí na jeho nohu, hej, tá bola vtedy omotaná handrou, cez ktorú premokala krv. A teraz nevidno na nej nijaké znamenie. Možno ho len zakrýva nohavica. Chlapec poznáva aj nohavice, ba celé šaty. Sú to otcove šaty. Tmavosivé s úzkymi pásikmi. Dva pásiky biele, jeden čierny a jeden červený. Boli ešte celkom dobré a otec ich rád nosieval.</text:span></text:p>
      <text:p text:style-name="P1"><text:span text:style-name="T1">Človek, ktorého otec v rozhovore s matkou volal Ukrajincom, sa skláňal nad otvorenou skrinkou. Jožo vie: je to vysielačka. Nikdy si ju nepredstavoval takú malú, ale je to ona. Určite.</text:span></text:p>
      <text:p text:style-name="P1"><text:span text:style-name="T1">Kým neznámy prijíma zprávy, obidvaja ticho stoja a čakajú. Zatiaľ si chlapec všíma všetko, čo v pivnici je. Nie je toho mnoho. Okrem debny-stola a klátika, ktorý slúži za stoličku, je tu ešte akési lôžko. Na štyroch klátoch zhlobené dosky, na doskách holá, ničím neprikrytá slama a stará, na viacerých miestach deravá prikrývka. Nad lôžkom visí starý kabát, ktorý v noci iste slúži za prikrývku, lebo sú na ňom steblá slamy.</text:span></text:p>
      <text:p text:style-name="P1"><text:span text:style-name="T1">Nad stolom je päťramenná hviezda, pribitá na múr hrdzavým klincom. Ramená sú nerovnomerné; vidno, nie je to odborná práca. Papier, z ktorého je hviezda vystrihnutá, je novinový. Spod červenej farby presvitajú riadky tlače a dodávajú hviezde fialový nádych.</text:span></text:p>
      <text:p text:style-name="P1"><text:span text:style-name="T1">Človek, naklonený nad plechovou skrinkou, skončil prijímanie zpráv. Pomalými pohybmi si skladá slúchadlá, kladie ich vedľa prístroja. Čierny gombík ticho pukne, ako keď v lese stupíš na suchú vetvičku. Potom sa obracia k Chorvátovcom, tvrdé rysy zmäkčuje úsmev, ktorý sa šíri, šíri, až rozjasňuje celú tvár. Úsmev, ktorý sa Jožovi zapáčil už pri prvom stretnutí.</text:span></text:p>
      <text:p text:style-name="P1"><text:span text:style-name="T1">— Dobrý večer, Nikita Vladimirovič, — prvý sa ozval otec.</text:span></text:p>
      <text:p text:style-name="P1"><text:span text:style-name="T1">— Zdravstvujte, — odpovedal Nikita.</text:span></text:p>
      <text:p text:style-name="P1"><text:soft-page-break/><text:span text:style-name="T1">— Tu som ti doviedol svojho syna. Už ani nespával od zvedavosti. Nuž, reku, nech je do všetkého zasvätený... Lepšie tak, ako by vyparatil nejakú hlúposť.</text:span></text:p>
      <text:p text:style-name="P1"><text:span text:style-name="T1">— Ó, veď my sa už poznáme, — hovorí Nikita a podáva chlapcovi ruku. — Nuž vitaj, golubčik!</text:span></text:p>
      <text:p text:style-name="P1"><text:span text:style-name="T1">Po zvítaní Nikitova tvár zvážnela. Obrátil sa k Jožovmu otcovi:</text:span></text:p>
      <text:p text:style-name="P1"><text:span text:style-name="T1">— Tých piatich som zavolal sem, do „Explózie“. Majú mnoho zbraní... Pravda, budú tu iba deň, možno ani toľko. Zbrane však ukryjeme sem. Potom oni pôjdu ta, kde sú určení.</text:span></text:p>
      <text:p text:style-name="P1"><text:span text:style-name="T1">Chorvát prikývol a dodal: — Chlapec našiel po jednom z nich padák. Tu neďaleko, na Bukovinke. — Potom zvrtol reč: — A kedy prídu?</text:span></text:p>
      <text:p text:style-name="P1"><text:span text:style-name="T1">— Zajtra večer, za tmy.</text:span></text:p>
      <text:p text:style-name="P1"><text:span text:style-name="T1">Nikita Vladimirovič vytiahol z kabáta, zaveseného nad lôžkom, kožený meštek s tabakom. Zo zadného vrecka nohavíc vytiahol poskladané noviny a odtrhol z nich malý obdĺžnik. Zašúľal, bola z toho poriadna cigara. Potom ponúkol meštek s novinami Jožovmu otcovi.</text:span></text:p>
      <text:p text:style-name="P1"><text:span text:style-name="T1">— Ja mám naše... Máš tuhý tabak; minule ma celú noc škriabalo v hrdle, — s úsmevom odmietol Chorvát.</text:span></text:p>
      <text:p text:style-name="P1"><text:span text:style-name="T1">Nikita sa hlasno smial:</text:span></text:p>
      <text:p text:style-name="P1"><text:span text:style-name="T1">— Zvykneš si ty na náš tabak, Andrej.</text:span></text:p>
      <text:p text:style-name="P1"><text:span text:style-name="T1">Vyšli z pivnice, kde vzduch trochu páchol surovinou, a sadli si na nedostavanú priečku. Tu sa ľahšie dýcha, až sem vetrík prináša vôňu blízkeho lesa. Nikita drží cigaretu tak šikovne, že oheň vôbec nevidieť. Iba keď potiahne, prebleskne trochu svetla medzi prstami. Nič viac... Vidno, je opatrný.</text:span></text:p>
      <text:p text:style-name="P1"><text:span text:style-name="T1">Dlhú chvíľu sedeli bez slova. Svetielko, tma, svetielko, tma. A predsa sa Jožovi zdalo, že sa títo dvaja veľkí ľudia medzi sebou rozprávajú. Akoby si hovorili nezvyčajné veci, lež nie slovami, ale ináč, akoby medzi nimi iskry preletovali. Bol celý vzrušený. Očami ohmatával tmu a roje hviezd na východe oblohy. Tak rád by sa dozvedel, čo si otec s Nikitom </text:span><text:soft-page-break/><text:span text:style-name="T1">vravievajú, a oni — mlčia. Možno sa im nechce zhovárať sa pred ním. Táto myšlienka mu stiahla hrdlo. Veď otec pred chvíľou povedal: Nech je do všetkého zasvätený... a teraz sú ako nemé skaly, ani nemuknú.</text:span></text:p>
      <text:p text:style-name="P1"><text:span text:style-name="T1">Konečne!</text:span></text:p>
      <text:p text:style-name="P1"><text:span text:style-name="T1">— Otrava je takto samému, však, Nikita? — opýtal sa otec šeptom.</text:span></text:p>
      <text:p text:style-name="P1"><text:span text:style-name="T1">— Nuž čo, vydržím, na všeličo som ja naučený, — odvetil Nikita veselo a dobre chránená cigareta mu na okamih ožiarila tvár.</text:span></text:p>
      <text:p text:style-name="P1"><text:span text:style-name="T1">— Veď už by to dlho nemalo takto byť, — vraví otec. — Vyjdeš stadiaľto a pobojuješ si, bratku.</text:span></text:p>
      <text:p text:style-name="P1"><text:span text:style-name="T1">Nikita Vladimirovič sa zasmial priduseným hlasom a pošuchal si ruky, akoby sa dačomu potešil.</text:span></text:p>
      <text:p text:style-name="P1"><text:span text:style-name="T1">— Neboj sa ty o mňa, Andrej, veď aj toto musí dakto robiť, nie?</text:span></text:p>
      <text:p text:style-name="P1"><text:span text:style-name="T1">A zasa ticho. Také ticho, až z neho zvoní v ušiach. Svetielko, tma, svetielko, tma. Napokon Nikita dofajčil, ohorok zadusil o podošvu a v prstoch ho pomrvil na prach. Kdesi ďaleko zachripel rušeň a zase bolo ticho. Tak rád by sa Jožo povypytoval Nikitu na všeličo, ale sa neodvážil. Neodvážil sa prerušiť nočné ticho, bál sa, že by ho bolo naďaleko počuť.</text:span></text:p>
      <text:p text:style-name="P1"><text:span text:style-name="T1">— Ja iba večerom k tebe stihnem, — zase sa ozval Chorvát. — Ale tuto Jožo...</text:span></text:p>
      <text:p text:style-name="P1"><text:span text:style-name="T1">Jožo už nevydržal. Konečne sa hovorilo o ňom.</text:span></text:p>
      <text:p text:style-name="P1"><text:span text:style-name="T1">— Ja prídem hocikedy, — povedal dychtivo. — Čoskoro budú prázdniny, potom tu môžem byť celý deň. A zajtra máme voľno.</text:span></text:p>
      <text:p text:style-name="P1"><text:span text:style-name="T1">Bol šťastný! Bude môcť byť v blízkosti človeka, ktorého spustili padákom, a má vysielačku. Dozvie sa od neho mnoho zaujímavého z veľkej vojny; kto iný by o tom vedel viacej ako Nikita, ktorý zaiste prešiel mnohými bojmi.</text:span></text:p>
      <text:p text:style-name="P1"><text:span text:style-name="T1">— Hneď ráno prídem, — temer vykríkol od radosti.</text:span></text:p>
      <text:p text:style-name="P1"><text:span text:style-name="T1">— Tichšie, — zahriakol ho otec. — Vidíš, aký si ty zajac!</text:span></text:p>
      <text:p text:style-name="P1"><text:soft-page-break/><text:span text:style-name="T1">— Príď, — potľapkal Nikita Vladimirovič chlapcov úzky chrbát. — Bude veselšie, čas pobeží rýchlejšie. — Potom zvážnel: — Ale pozor! Toľko ostorožno!</text:span></text:p>
      <text:p text:style-name="P2"/>
      <text:p text:style-name="P1"><text:span text:style-name="T1">Na druhý deň vstal Jožo včaššie ako obyčajne. Rezko sa vyumýval, obliekol, čosi hodil napochytre do úst.</text:span></text:p>
      <text:p text:style-name="P1"><text:span text:style-name="T1">— Veď dnes nejdeš do školy, — hovorí matka zadivená, — čože sa tak ponáhľaš?</text:span></text:p>
      <text:p text:style-name="P1"><text:span text:style-name="T1">— Musím sa ponáhľať, — vysvetľuje s chvatom chlapec. — Idem k Nikitovi, mama. Všeličo sa ho chcem povypytovať, možno neskončíme ani do večera.</text:span></text:p>
      <text:p text:style-name="P1"><text:span text:style-name="T1">— A otec čo... dovolil?</text:span></text:p>
      <text:p text:style-name="P1"><text:span text:style-name="T1">— Dovolil... Sám povedal...</text:span></text:p>
      <text:p text:style-name="P1"><text:span text:style-name="T1">— Nuž dobre, Jožko. Len opatrne, veď vieš, nikto nesmie vedieť, že okrem nás aj niekto iný býva v „Explózii“. Zle by z toho mohlo byť.</text:span></text:p>
      <text:p text:style-name="P1"><text:span text:style-name="T1">— Viem, mama. Aj otec mi prikazoval, — povedal Jožo náhlivo.</text:span></text:p>
      <text:p text:style-name="P1"><text:span text:style-name="T1">— Tak je dobre, — uspokojila sa matka Chorvátka a pokračovala vo svojej práci. Preberala na stole suchú fazuľu; bude k obedu na kyslo.</text:span></text:p>
      <text:p text:style-name="P1"><text:span text:style-name="T1">Jožo vyšiel von a opatrne sa poobzeral po okolí. Ráno bolo voňavé a zarosené, hory zacláňal riedky opar padajúcej hmly. Na poli nikoho, bolo ešte privčas. A z dediny je sem hodný kúsok. Ani na neďalekej hradskej nebolo živej duše.</text:span></text:p>
      <text:p text:style-name="P1"><text:span text:style-name="T1">Len keď zistil, že ho nikto nemôže vidieť, pomalým, nenápadným krokom zamieril k „šestorke“.</text:span></text:p>
      <text:p text:style-name="P3"><text:span text:style-name="T1">Nikita si práve ujedal chlieb so studenou čiernou kávou, ktorú bol včera otec Chorvát doniesol. Chorvátovci nemali nadostač peňazí, a preto káva bývala skoro bez cukru. No Nikita bol rád, že si niečím zasýti žalúdok. Prichodilo mu cez vojnu všelijako sa zaobísť a nebol veru prieberčivý.</text:span></text:p>
      <text:p text:style-name="P1"><text:span text:style-name="T1">— Dobré ráno, — pozdravil Jožo, keď zišiel schodmi do pivnice.</text:span></text:p>
      <text:p text:style-name="P1"><text:soft-page-break/><text:span text:style-name="T1">— Zdravstvuj, Jozef, — kývol Nikita. — Poponáhľal si sa, braček. Nuž, sadni si a odlom si chleba.</text:span></text:p>
      <text:p text:style-name="P1"><text:span text:style-name="T1">Jožo si prisadol na lôžko, ale chleba sa nedotkol. On sa už naraňajkoval a ani za svet nebude brať z Nikitovho. Skôr by mu priniesol, zo svojho.</text:span></text:p>
      <text:p text:style-name="P1"><text:span text:style-name="T1">Kým Nikita jedol, chlapec si ho dôkladne obzeral.</text:span></text:p>
      <text:p text:style-name="P1"><text:span text:style-name="T1">Nikitova hranatá tvár bola ako zo žuly vytesaná, poznačená bojmi, ktoré jej vtisli vekovú neurčitosť. Oceľovomodré oči sedeli v hlbokých jamkách pod hustým obočím. Viečka boli od spánku ešte pripuchnuté. Nad koreňom nosa sa červenela šikmá jazvička.</text:span></text:p>
      <text:p text:style-name="P1"><text:span text:style-name="T1">Nikita dojedol. Chlieb, čo mu ostal, zabalil do papiera, fľašu zapchal veselým úderom dlane do zátky a všetko uložil do kútika. Bez slova vstal a spod debny vytiahol vysielačku so slúchadlami.</text:span></text:p>
      <text:p text:style-name="P1"><text:span text:style-name="T1">Obrátil usmievavú tvár k chlapcovi, žmurkol a povedal:</text:span></text:p>
      <text:p text:style-name="P1"><text:span text:style-name="T1">— Nehnevaj sa, holúbok, ale treba mi popočúvať, či komandatúra nevysiela... Vieš, človek nikdy nevie, môžu naši, aj nepriatelia. A nehodno prepásť rozkazy alebo zprávy.</text:span></text:p>
      <text:p text:style-name="P1"><text:span text:style-name="T1">Jožo sa díval, ako Nikitove prsty zručne narábajú s čiernymi gombíkmi.</text:span></text:p>
      <text:p text:style-name="P1"><text:span text:style-name="T1">V pivnici bolo ticho, počuť iba jemné šťukanie gombíkov pri otáčaní.</text:span></text:p>
      <text:p text:style-name="P1"><text:span text:style-name="T1">Po dlhšom čase Nikita sňal slúchadlá z uší.</text:span></text:p>
      <text:p text:style-name="P1"><text:span text:style-name="T1">— Nič. Akoby všetci ešte spali. A potom, že vraj je vojna.</text:span></text:p>
      <text:p text:style-name="P1"><text:span text:style-name="T1">Jožo sa zahniezdil, akoby ho dačo zaomínalo. Bolo vidno, že chce niečo povedať, ale musel najprv niekoľko ráz preglgnúť.</text:span></text:p>
      <text:p text:style-name="P1"><text:span text:style-name="T1">— Ujo Nikita, vy ste boli v mnohých bojoch?... Rozprávajte mi, prosím vás, niečo o tom.</text:span></text:p>
      <text:p text:style-name="P1"><text:span text:style-name="T1">Nikita sa zasmial:</text:span></text:p>
      <text:p text:style-name="P1"><text:span text:style-name="T1">— Vieš čo, Jozef! Budeme priateľmi. Súhlasíš?... — a podával chlapcovi ruku, akoby mu bol roveň. Jožovi to polichotilo. Oh, keby len Gabovi mohol povedať, akého on má </text:span><text:soft-page-break/><text:span text:style-name="T1">veľkého priateľa! Ten by sa aj zadusil od závisti... Schytil podávanú ruku a stisol ju.</text:span></text:p>
      <text:p text:style-name="P1"><text:span text:style-name="T1">— A u vás je zvykom, že si priatelia tykajú. Len smelo! — dodal Nikita a pokračoval:</text:span></text:p>
      <text:p text:style-name="P1"><text:span text:style-name="T1">— Nuž, nerád hovorím o sebe, braček. Robil som len to, čo bola moja povinnosť, nič viac, — stiahol Nikita obočie. Hneď sa mu však tvár rozjasnila:</text:span></text:p>
      <text:p text:style-name="P1"><text:span text:style-name="T1">— Ale čo robiť? Ty si zvedavý, ja musím rozprávať. Aj tak by som nemal od teba pokoj.</text:span></text:p>
      <text:p text:style-name="P1"><text:span text:style-name="T1">Vstal a začal sa prechádzať. Zem pod nohami tlmila jeho kroky, akoby chodil po hrubom koberci. Jožovi sa zdalo, že je v pomykove a nevie, ako začať. Napokon predsa...</text:span></text:p>
      <text:p text:style-name="P1"><text:span text:style-name="T1">— Najistejšie bude, keď začnem od Adama, — usmial sa Nikita modrými očami. — Vieš, narodil som sa na sovietskej Ukrajine, ale už dávno som odtiaľ odišiel. Ešte ako chlapec, taký asi ako ty, keď som skončil sedemtriedku, dostal som sa na Ural do priemyselného kraja. Vždy ma zaujímali mašinky, mal som vôľu na konštruktérstvo, a tak ma dali do školy pre kovorobotníkov. Cez deň som pracoval v obrovskom závode a večermi som prax dopĺňal štúdiom. Keby si videl tie mamutie fabriky v Magnitogorsku, veru by ti aj dych vyrazilo, kamarát. Samé vysoké pece, komíniská, haly, celé mesto zo železa a ocele, vari najväčšie na svete. Tam som žil a rástol a silnel.</text:span></text:p>
      <text:p text:style-name="P1"><text:span text:style-name="T1">Jožo ani brvou nehol. Jeho okrúhla tvár bola napätá.</text:span></text:p>
      <text:p text:style-name="P1"><text:span text:style-name="T1">— V našom gigante som sa naučil všeličomu. Vyrábali sme traktory, kombajny, žeriavy, rýpadlá a čo ja viem, čo všetko ešte. Ale všetko to boli väčšie kusy železa. Tu som strávil hodne rokov, kým som dokončil priemyslovku. Bola to riadna fuška — cez deň pracovať v závode, večer vysedávať nad knihou, ale vydržal som. Boli to krásne roky. Sníval som, že raz aj ja vymyslím dajaký dômyselný stroj. Ale len čo som dokončil priemyslovku, v závode si zmysleli poslať ma do Moskvy na vysokú školu. Spočiatku som sa hneval, reku, školy mám už po krk, ale neskôr som bol rád. To ti je mesto, Jozef, tá naša </text:span><text:soft-page-break/><text:span text:style-name="T1">mátuška Moskva! Celé tri roky som chodil na inžiniersku školu, usiloval som sa čo najviac pochytiť. Už som mal onedlho odísť znovu do továrne, iba keď sa na našu krajinu oborí Germanec-fašista. Bum... Vojna! Odložil som knihy nabok a šiel som sa prihlásiť do armády, brániť vlasť. Namiesto inžinierskeho diplomu zastrčil som si do vrecka vojenskú knižku. Priznám sa ti, bolo mi všelijako, lež potom som hodil rukou: Keď sa šťastlivo vrátim, školu ľahko dokončím.</text:span></text:p>
      <text:p text:style-name="P1"><text:span text:style-name="T1">Obliekol som teda uniformu červeňoarmejca. So mnou išli milióny mne rovných obyčajných ľudí od Ukrajiny až po Vladivostok, od Krymu až po Kolu...</text:span></text:p>
      <text:p text:style-name="P1"><text:span text:style-name="T1">Nikita hovoril s takým zápalom, nadšením — pomáhal si pritom rukami i tvárou — že Jožo temer prestal dýchať, zabudol na všetko ostatné. Každým ďalším slovom sa v chlapcovi vzmáhala úcta k tomuto človekovi, ktorý veľkými krokmi premeriaval pivnicu od steny ku stene, akoby meral celý svoj tvrdý život.</text:span></text:p>
      <text:p text:style-name="P1"><text:span text:style-name="T1">Nikita pokračoval:</text:span></text:p>
      <text:p text:style-name="P1"><text:span text:style-name="T1">— Spočiatku nám fašisti nivočili krajinu. Bolo to strašné, Jozef. Keby si len vedel, ako ju nivočili! Horeli dediny, bomby a granáty vyvracali krásne mestá. Aj moja rodná Ukrajina bola pokorená. Nepriateľ stál pod Moskvou a my sme tŕpli strachom, že ju dobyje a potupí. Germanec sa dostal až k brehom Volgy. Ale my sme bojovali, lebo sme vedeli, že bojujeme za spravodlivú vec, za našich drahých, za celý svet. Bojovali sme, lebo sme vedeli, že musíme zvíťaziť. Koľko našich ľudí sa pominulo v tých bojoch!</text:span></text:p>
      <text:p text:style-name="P1"><text:span text:style-name="T1">Parašutistova tvár bola ako kniha. Čo sa dialo v jeho vnútri, odzrkadlilo sa na tvári. Chvíľami oči sršali ohňom, líca sa zapaľovali, jazva nad koreňom nosa horela.</text:span></text:p>
      <text:p text:style-name="P1"><text:span text:style-name="T1">Nikita zastal a uľahčene si vydýchol:</text:span></text:p>
      <text:p text:style-name="P1"><text:span text:style-name="T1">— Teraz sa už všetko zmenilo. Nepriateľ uteká, krasnoarmejci víťazia. A my sme prišli pomôcť aj vám oslobodiť sa. Váš nepriateľ je aj náš nepriateľ.</text:span></text:p>
      <text:p text:style-name="P1"><text:soft-page-break/><text:span text:style-name="T1">Rozprávač sa odmlčal. No neprestal merať pivnicu dlhými krokmi, akoby to v ňom ešte doznievalo.</text:span></text:p>
      <text:p text:style-name="P1"><text:span text:style-name="T1">— Ty si bol zaiste v mnohých bojoch? — nedával mu pokoj chlapec.</text:span></text:p>
      <text:p text:style-name="P1"><text:span text:style-name="T1">— Či v mnohých? — zasmial sa Nikita. — Ustupoval som, bojoval som. Hnal som nepriateľa, bojoval som. Bol som v tyle protivníka v treskúcich mrazoch a o hlade. Táto jazva, — prešiel ukazovákom po červenej jazve nad koreňom nosa, — táto jazva, to bola hlboká krvavá rana. No zahojila sa a ja som bojoval ďalej. A raz prišiel rozkaz: Vyskočíš z lietadla nad fatranskými horami, a ja som vyskočil. Zmenil som síce spôsob boja, sedím tu v tejto diere, ale bojujem s touto malou skrinkou — ukázal na vysielačku, rozloženú na debne.</text:span></text:p>
      <text:p text:style-name="P1"><text:span text:style-name="T1">— Aj vyznamenania máš?</text:span></text:p>
      <text:p text:style-name="P1"><text:span text:style-name="T1">Nikita sa zastavil, chvíľu rozmýšľal, akoby nevedel, čo spraviť, potom sa sklonil nad lôžko a vytiahol spod neho plecniak. Premŕval sa v ňom, premŕval, až vytiahol malý balíček, zakrútený do voskového plátna. Pozorne rozbalil plátno a na debnu vyložil asi pol tucta vyznamenaní. Hviezdy bez stúh, i medaily s farbistými stuhami.</text:span></text:p>
      <text:p text:style-name="P1"><text:span text:style-name="T1">Jožo bol jedným skokom pri debne. Zdalo sa mu, že Nikita vysypal na stôl ozajstný poklad.</text:span></text:p>
      <text:p text:style-name="P1"><text:span text:style-name="T1">— Pozri, toto sú moje frontové vysvedčenia, — povedal zachrípnutým hlasom Nikita. Opatrne, so zjavnou úctou vzal do ruky jedno vyznamenanie. — Toto je vyznamenanie „Pobeda“. Dostal som ho pri Charkove. Most sme tam držali proti presile... A tento orden „Krasnogo znameni“ mi pripínal sám maršal.</text:span></text:p>
      <text:p text:style-name="P1"><text:span text:style-name="T1">Nikita podržal v ruke rad-radom všetky rady a vyznamenania, pričom vyrozprával ich históriu, kde a kedy ich dostal. Jeho slová vykúzľovali pred Jožom bojiská plné haravary, hukotu a výbuchov.</text:span></text:p>
      <text:p text:style-name="P1"><text:span text:style-name="T1">Chlapec hľadel raz na pestré stuhy s medailami, raz na Nikitu. Jeho oči boli doširoka otvorené. A keď Nikita znova </text:span><text:soft-page-break/><text:span text:style-name="T1">uložil balíček vo voskovanom plátne do plecniaka, chytil ho chlapec za ruku.</text:span></text:p>
      <text:p text:style-name="P1"><text:span text:style-name="T1">— Nikitinko, ty si ozajstný hrdina!</text:span></text:p>
      <text:p text:style-name="P1"><text:span text:style-name="T1">— Ale choďže, choď, — zasmial sa parašutista. — Mnoho mi chýba do hrdinu. U nás by si takých nabral plné fúry.</text:span></text:p>
      <text:p text:style-name="P1"><text:span text:style-name="T1">Nikitov smiech zaplnil neveľkú pivničnú miestnosť. A Jožovi sa zdalo, že to Nikita rastie, rastie do nesmiernej výšky, do výšky hrdinov, čo sa neboja ničoho.</text:span></text:p>
      <text:p text:style-name="P2"/>
      <text:p text:style-name="P2"/>
      <text:p text:style-name="P3"><text:span text:style-name="T1">&lt;h1&gt;</text:span><text:span text:style-name="T2">Zrada</text:span><text:span text:style-name="T1">&lt;/h1&gt;</text:span></text:p>
      <text:p text:style-name="P2"/>
      <text:p text:style-name="P1"><text:span text:style-name="T2">V</text:span><text:span text:style-name="T1">ečerom zišli z Bukovinky piati parašutisti, ktorých ohlásil Nikita minulého dňa.</text:span></text:p>
      <text:p text:style-name="P1"><text:span text:style-name="T1">Nikita, otec Chorvát a Jožo ich očakávali hneď na okraji húštiny, kde sa ohrada továrne dotýkala poľnej cesty.</text:span></text:p>
      <text:p text:style-name="P1"><text:span text:style-name="T1">Obklopovala ich tma, rozriedená svetlom úzkeho kosáka, ktorý visel nad hrebeňom hory.</text:span></text:p>
      <text:p text:style-name="P1"><text:span text:style-name="T1">Húštiny stáli pred nimi ako temný múr.</text:span></text:p>
      <text:p text:style-name="P1"><text:span text:style-name="T1">Kým čakali, Chorvát vysvetľoval, kde uložia zbrane, ktoré parašutisti zhodili.</text:span></text:p>
      <text:p text:style-name="P1"><text:span text:style-name="T1">— V „trojke“, — tak volal otec stavenisko, postavené v úzadí, ktoré bolo menšie ako ostatné, — je vybetónovaná jama. Neviem, načo mala slúžiť, no nám sa teraz výborne hodí. Je suchá a má betónový príchlop, ktorý ani nerozoznať od dlážky. Do tejto diery sa nám zmestí pekná hŕbka zbraní.</text:span></text:p>
      <text:p text:style-name="P1"><text:span text:style-name="T1">Nikita len prikyvoval. Keď prehodil slovko-dve, tak len šeptom, lebo v nočnom tichu hlasné slová iba prezrádzajú. Okolo „Explózie“ v noci aj tak sotva kto prechodil, no Nikita mal opatrnosť v krvi. Istota je istota.</text:span></text:p>
      <text:p text:style-name="P1"><text:span text:style-name="T1">Sedeli učupení pri múriku, ktorý sa tiahol okolo celej továrne. Noc bola pokojná a teplá. Jemný vánok lahodne šelestil listami stromov. Od Bukovinky prichádzala korenistá vôňa lesa.</text:span></text:p>
      <text:p text:style-name="P1"><text:soft-page-break/><text:span text:style-name="T1">Nikita chcel Chorvátovi čosi povedať, zrazu sa však nahol a spozornel.</text:span></text:p>
      <text:p text:style-name="P1"><text:span text:style-name="T1">— Niekto prichádza!</text:span></text:p>
      <text:p text:style-name="P1"><text:span text:style-name="T1">A iba keď sa tmavá stena krovia roztvorí, akoby sa rozhrnula opona. Z tmy lesa sa vynorila ešte tmavšia postava, v rukách namierený automat.</text:span></text:p>
      <text:p text:style-name="P1"><text:span text:style-name="T1">Traja pod plotom ustrnuli.</text:span></text:p>
      <text:p text:style-name="P1"><text:span text:style-name="T1">Po chvíli sa ozval Nikita:</text:span></text:p>
      <text:p text:style-name="P1"><text:span text:style-name="T1">— Sergej!</text:span></text:p>
      <text:p text:style-name="P1"><text:span text:style-name="T1">Nehybná postava sa zakolísala a odpovedala:</text:span></text:p>
      <text:p text:style-name="P1"><text:span text:style-name="T1">— Seriožka!</text:span></text:p>
      <text:p text:style-name="P1"><text:span text:style-name="T1">— Naši! — vykríkol Nikita a prvý vyskočil na rovné nohy. Za ním obidvaja Chorvátovci.</text:span></text:p>
      <text:p text:style-name="P1"><text:span text:style-name="T1">Nikita skočil k neznámemu a začal ho objímať, hlasne bozkávať. Zatiaľ z húštiny vystúpili aj ostatní štyria. Tak ako Nikita, aj Jožov otec vyobjímal parašutistov. Len Jožo bezradne postával a nevedel, čo má robiť. Náhly a nepozorovaný príchod parašutistov ho prekvapil. Ani halúzka nezapraskala, ani lístok nezaševelil.</text:span></text:p>
      <text:p text:style-name="P1"><text:span text:style-name="T1">— A ty si ich privítal? — opýtal sa ho otec.</text:span></text:p>
      <text:p text:style-name="P1"><text:span text:style-name="T1">Nuž Jožo sa osmelil a zvítal sa s vojakmi aj on. Priateľsky ho potľapkávali, akoby sa už dávno poznali. Páčilo sa mu to. Pripadalo mu toto privítanie akýmsi rodinným, blízkym, prítulným.</text:span></text:p>
      <text:p text:style-name="P1"><text:span text:style-name="T1">— Ste hladní? — opýtal sa Nikita nových priateľov-bojovníkov.</text:span></text:p>
      <text:p text:style-name="P1"><text:span text:style-name="T1">— Najprv pôjdeme po zbrane, — povedal ten, ktorý prvý vykročil z húštiny. — Sú zložené na dobrú polhodinu odtiaľto.</text:span></text:p>
      <text:p text:style-name="P1"><text:span text:style-name="T1">Chorvát rozkrájal kus chleba. Podal každému kúsok, aby si aspoň cestou zajedli. Zatiaľ si chlapec cez riedku tmu obzeral parašutistov. Mali prešívané kabátce, sivé nohavice a čižmy. Na hlavách čiapky, obrúbené kožušinkou.</text:span></text:p>
      <text:p text:style-name="P1"><text:span text:style-name="T1">Vykročili priesekom, ktorý viedol rovno na hrebeň Bukovinky. Tým istým, ktorým včera vykračoval Jožo. Cestou </text:span><text:soft-page-break/><text:span text:style-name="T1">chlapi prežúvali mľazgavý, kyslastý chlieb a rozprávali. Najviac rozprával ten vysoký, ktorý prvý vyšiel na cestu. Z celého jeho správania bolo vidno, že on je veliteľom pätorky.</text:span></text:p>
      <text:p text:style-name="P1"><text:span text:style-name="T1">— Aby ste vedeli, kto sme a čo sme, a aby ste si nás nepomiešali, tamten je seržant Voloďa, ten vedľa staršina Gavrik. Keď na neho pozriete za dňa, uvidíte, že je ryšavý.</text:span></text:p>
      <text:p text:style-name="P1"><text:span text:style-name="T1">Ozval sa tichý smiech Gavrikových druhov. No dlháň pokračoval:</text:span></text:p>
      <text:p text:style-name="P1"><text:span text:style-name="T1">— Títo dvaja sú naši benjamínkovia. Dobrovoľníci-komsomolci, Vasil a Alexej.</text:span></text:p>
      <text:p text:style-name="P1"><text:span text:style-name="T1">Zatíchol.</text:span></text:p>
      <text:p text:style-name="P1"><text:span text:style-name="T1">— Ostatných si nám predstavil a seba nechceš? Či sa ti jazyk zasekol? — domŕzal dlháňa Nikita.</text:span></text:p>
      <text:p text:style-name="P3"><text:span text:style-name="T1">— Veru, keď má o sebe niečo povedať, vždy sa mu jazyk zasekne, — smial sa Gavrik. — To je kapitán Boris Kamenskij, náš veliteľ.</text:span></text:p>
      <text:p text:style-name="P1"><text:span text:style-name="T1">Potom zase Nikita oboznámil druhov so svojimi spoločníkmi.</text:span></text:p>
      <text:p text:style-name="P1"><text:span text:style-name="T1">Chlapec počúval rozhovor, ktorý sa viedol v akejsi zmiešanine jeho rodného jazyka a ruštiny. No aj keď parašutisti hovorili svojsky, aj keď to znelo trochu ináč ako Nikitova ukrajinčina, na ktorú si už zvykol, dosť dobre rozumel.</text:span></text:p>
      <text:p text:style-name="P1"><text:span text:style-name="T1">Rezko stúpali do svahu. Tak rezko, že sa poriadne rozohriali. Kroky tlmila mäkká trávnatá a machová prikrývka. Iba keď topánka či čižma stúpila na suchú haluz, ozval sa dutý praskot.</text:span></text:p>
      <text:p text:style-name="P1"><text:span text:style-name="T1">Prehupli sa cez oblý hrebeň Bukovinky. Kapitán Kamenskij kráčal tak isto, akoby ho neboli v tieto končiny zhodili z lietadla pred niekoľkými desiatkami hodín, ale akoby sa tadiaľto prechádzal už od samého detstva. Zaviedol skupinku k osamelému ostrovu kríkov, nad ktorými sa vypínal starý košatý buk-semenáč. Bolo to dobre označené miesto, ktoré si nebolo možné pomýliť.</text:span></text:p>
      <text:p text:style-name="P1"><text:span text:style-name="T1">— Tu sme, molodci, — zastal kapitán a hlasno odfukoval. Pritom si širokými rukami plieskal po stehnách.</text:span></text:p>
      <text:p text:style-name="P1"><text:soft-page-break/><text:span text:style-name="T1">Jeho spoločníci začali z krovia vyťahovať veľké plátenné vaky. Veru, všetci štyria mali čo robiť s jedným. Ostatní sa naťahovali s druhým vakom.</text:span></text:p>
      <text:p text:style-name="P1"><text:span text:style-name="T1">Päť objemných vriec ležalo na tráve. Ryšavý staršina Gavrik hovoril:</text:span></text:p>
      <text:p text:style-name="P1"><text:span text:style-name="T1">— Ej, dali nám roboty, prašiny, kým sme ich sem pozvláčali. Boli porozhadzované sem-tam, celý deň sme sa s nimi mordovali.</text:span></text:p>
      <text:p text:style-name="P1"><text:span text:style-name="T1">— Mohli ste ich nechať, kde spadli. Spoločnými silami... — nadhodil otec Chorvát.</text:span></text:p>
      <text:p text:style-name="P1"><text:span text:style-name="T1">— A to už nie! — vpadol mu do reči Kamenskij. — Máme skúsenosti... Horami sa túlajú všelijakí špehúni. Vidia podozrivé vreciská a letia do dediny, akoby im niekto päty pripaľoval. Rovno na žandársku stanicu.</text:span></text:p>
      <text:p text:style-name="P1"><text:span text:style-name="T1">Alexej vytiahol z puzdra na opasku dýku a jedným sekom rozrezal šnurovanie na vaku. Jožo s napätím hľadel, čo sa v bale objaví. A nemusel dlho čakať. Ruky šikovne odhrabali seno, ktorým boli obalené zbrane a vypchatý vak. A potom na tráve rástla kopa automatov, automatických pušiek, zásobníkov a plátenných vrecúšok s nábojmi.</text:span></text:p>
      <text:p text:style-name="P1"><text:span text:style-name="T1">Kapitán Boris začal rad-radom prideľovať: dva automaty, pušky, dva zásobníky a vrecúška s nábojmi. Všetci mlčky prijímali pridelený náklad.</text:span></text:p>
      <text:p text:style-name="P1"><text:span text:style-name="T1">Prišiel rad aj na Joža.</text:span></text:p>
      <text:p text:style-name="P1"><text:span text:style-name="T1">Kapitán mu podával automat, pušku, zásobník a vrecúško. Nič viac.</text:span></text:p>
      <text:p text:style-name="P1"><text:span text:style-name="T1">Joža pichlo pri srdci.</text:span></text:p>
      <text:p text:style-name="P1"><text:span text:style-name="T1">— Ja tiež chcem toľko, čo ostatní, — zaprotestoval.</text:span></text:p>
      <text:p text:style-name="P1"><text:span text:style-name="T1">— Neunesieš, — krútil hlavou Nikita.</text:span></text:p>
      <text:p text:style-name="P1"><text:span text:style-name="T1">— Len dajte... uvidíte!</text:span></text:p>
      <text:p text:style-name="P1"><text:span text:style-name="T1">— Keď chce, prilož mu... zásobník s vreckom, — prihovoril sa za syna Chorvát.</text:span></text:p>
      <text:p text:style-name="P1"><text:span text:style-name="T1">— Aj pušku pridajte, — prosil Jožo.</text:span></text:p>
      <text:p text:style-name="P1"><text:soft-page-break/><text:span text:style-name="T1">— Tvrdohlavec, — precedil cez zuby kapitán. No chlapcova odvaha a dôvera v svoju silu sa mu páčila a pušku pridal. Potom ho potľapkal po pleci.</text:span></text:p>
      <text:p text:style-name="P1"><text:span text:style-name="T1">Poriadne naložení pohli sa do doliny.</text:span></text:p>
      <text:p text:style-name="P1"><text:span text:style-name="T1">Cestou náklad akoby bol oťažel. Zvlášť Joža poriadne zmáhal. Ale chlapec sa zaťato snažil myslieť na iné veci.</text:span></text:p>
      <text:p text:style-name="P1"><text:span text:style-name="T1">— Nikita, — zvolal.</text:span></text:p>
      <text:p text:style-name="P1"><text:span text:style-name="T1">— No... či ti je už ťažko? — vyzvedal sa napoly vážne, napoly žartom Nikita.</text:span></text:p>
      <text:p text:style-name="P1"><text:span text:style-name="T1">— Ani nie, — nedal sa chlapec. — O inom som chcel...</text:span></text:p>
      <text:p text:style-name="P1"><text:span text:style-name="T1">— Tak hovor!</text:span></text:p>
      <text:p text:style-name="P1"><text:span text:style-name="T1">— Je to pravda, že tieto automaty vypália sto rán na jedno stisnutie kohútika?</text:span></text:p>
      <text:p text:style-name="P1"><text:span text:style-name="T1">— Kto ti to povedal? — opýtal sa veselým hlasom Nikita.</text:span></text:p>
      <text:p text:style-name="P1"><text:span text:style-name="T1">— V tehelni robí jeden, čo bol na východnom fronte... Granát mu pochrámal nohu a prepustili ho. On rozprával Gabovi. Vieš, Gabo je môj kamarát. A ten s pochrámanou nohou vraj hovoril: Tie ruské automaty, to vám je senzácia. Pľujú gule jednu za druhou, sto rán na jedno stisnutie.</text:span></text:p>
      <text:p text:style-name="P1"><text:span text:style-name="T1">Nikita sa polohlasne smial: — Braček, výborné sú, uvidíš. A od sedemdesiat do sto veľa nechybuje.</text:span></text:p>
      <text:p text:style-name="P1"><text:span text:style-name="T1">— Teda sedemdesiat? — uznával chlapec.</text:span></text:p>
      <text:p text:style-name="P1"><text:span text:style-name="T1">— Naše zbrane vedia nepriateľa poštekliť, — rozohnil sa Nikita. — Ojojoj, a keby si videl kaťuše! To je postrach, hu...!</text:span></text:p>
      <text:p text:style-name="P1"><text:span text:style-name="T1">Jožo celkom zabudol na ťarchu. Zdalo sa mu, že kráča ľahko, bez záťaže. Len jedno ľutoval: že ho nevidí Gabo. Automat, puška! Až keď už hodnú chvíľu kráčali bez slova, pocítil, že mu zásobníky a vrecúška poriadne vyťahali ruky. No vtedy už neboli ďaleko od „Explózie“.</text:span></text:p>
      <text:p text:style-name="P1"><text:span text:style-name="T1">Zbrane a strelivo poukladali do vybetónovanej jamy v „trojke“. Tej noci ešte štyri razy sa vrátili na Bukovinku, kým vyprázdnili veľké vaky. Joža však otec poslal spať. Darmo prosil, aby mohol ostať. Otec nepovolil:</text:span></text:p>
      <text:p text:style-name="P1"><text:soft-page-break/><text:span text:style-name="T1">— Ráno ideš do školy; musíš sa vyspať a basta! Ty si zatiaľ predovšetkým žiakom! Ostatní súhlasili a Jožovi div srdce nepuklo.</text:span></text:p>
      <text:p text:style-name="P2"/>
      <text:p text:style-name="P1"><text:span text:style-name="T1">Keď sa Jožo na druhý deň vrátil zo školy, našiel v „šestorke“ iba Nikitu. Sedel na nedostavanej priečke a nakúkal cez vonkajší múr do okolitého terénu. Kúskom ceruzky zakresľoval na papier krivé i rovné čiary; to tenšie, to hrubšie. Keď prišiel chlapec, Nikita zložil papier a vstrčil ho do bočného vrecka.</text:span></text:p>
      <text:p text:style-name="P1"><text:span text:style-name="T1">— Zdravstvuj, Jozef! — privítal chlapca.</text:span></text:p>
      <text:p text:style-name="P1"><text:span text:style-name="T1">— Zdravstvuj, — rovnakým pozdravom sa odvďačil Jožo. Pritom priložil ruku k čelu, ako to videl u Nikitu. Na tento pozdrav si zvykol za tých niekoľko dní natoľko, že v škole mu ho slina stále niesla na jazyk.</text:span></text:p>
      <text:p text:style-name="P3"><text:span text:style-name="T1">— Si len sám, Nikitinko? — vyzvedal sa.</text:span></text:p>
      <text:p text:style-name="P1"><text:span text:style-name="T1">— Vidíš... A s kým by som tu mal byť?</text:span></text:p>
      <text:p text:style-name="P1"><text:span text:style-name="T1">— No tí včerajší. Kapitán Kamenskij, Gavrik, veď vieš...</text:span></text:p>
      <text:p text:style-name="P1"><text:span text:style-name="T1">— Ojoj, tí sú už za horami za dolami, — zasmial sa Nikita a začal si krútiť cigaretu. — Čo by tu robili? Pospali si, zajedli a tašli na určené miesto.</text:span></text:p>
      <text:p text:style-name="P1"><text:span text:style-name="T1">— A kam šli? — opýtal sa chlapec sklamano.</text:span></text:p>
      <text:p text:style-name="P1"><text:span text:style-name="T1">— Pomôžu vašim v horách organizovať partizánske jednotky.</text:span></text:p>
      <text:p text:style-name="P1"><text:span text:style-name="T1">Jožo sa zamyslel.</text:span></text:p>
      <text:p text:style-name="P1"><text:span text:style-name="T1">Musí to byť skvelý plán, ktorý pamätá na všetko. Tam treba vysielačku, tam zase skúsených chlapov, čo vedia poradiť. A všetko navlas klape, panečku. Obdivoval to, no nevedel si dobre predstaviť, ako tak ďaleko v tyle nepriateľa možno riadiť činnosť toľkých ľudí. To si teda nevedel predstaviť. Opýtal sa preto Nikitu:</text:span></text:p>
      <text:p text:style-name="P1"><text:span text:style-name="T1">— Ako to, že vaši velitelia, ktorí nikdy neboli u nás, vedia o všetkom a dokážu vám dať presné rozkazy?</text:span></text:p>
      <text:p text:style-name="P1"><text:soft-page-break/><text:span text:style-name="T1">— Si zvedavý na veľmi vážne veci, bratku, — odvetil Nikita. — Porozprávame sa o tom, ale... — a výstražne priložil ukazovák k ústam, čo značilo: pred nikým ani muk!</text:span></text:p>
      <text:p text:style-name="P1"><text:span text:style-name="T1">— Nech sa prepadnem, ak... — zaveril sa chlapec.</text:span></text:p>
      <text:p text:style-name="P1"><text:span text:style-name="T1">— Veď tak... Vieš, že mnoho vašich ľudí je u nás?</text:span></text:p>
      <text:p text:style-name="P1"><text:span text:style-name="T1">— U vás? — vyskočilo celkom zbytočne z Joža. Preto zbytočne, lebo v tom momente sa mu vybavil rozhovor o bratovi Karolovi.</text:span></text:p>
      <text:p text:style-name="P1"><text:span text:style-name="T1">— Pravdaže, — prikývol Nikita a hompáľal nohami. — Prešli k nám ešte pred vojnou, alebo prebehli cez front. A oni nám povedia, čo potrebujeme vedieť o vašej krajine. No je aj druhý spôsob. Predstav si reťaz ľudí; človek, človek a zase človek, potom ešte dlhý rad ľudí, na konci tvoj otec a moja vysielačka.</text:span></text:p>
      <text:p text:style-name="P1"><text:span text:style-name="T1">— Moja tekvica! — klopol si Jožo hánkou do čela. Aké je to jednoduché.</text:span></text:p>
      <text:p text:style-name="P1"><text:span text:style-name="T1">Hej, teraz Jožo rozumel všetkému. Pochopil Nikitovu úlohu, prečo sa tu skrýva a aké zprávy vysiela a chytá.</text:span></text:p>
      <text:p text:style-name="P1"><text:span text:style-name="T1">— Nemysli, že moja vysielačka je jediná... Ale už dosť, to ťa ešte nemusí natoľko zaujímať, — zháčil sa Nikita.</text:span></text:p>
      <text:p text:style-name="P1"><text:span text:style-name="T1">Potom zvrtol rozhovor na iné. Opýtal sa so smiechom:</text:span></text:p>
      <text:p text:style-name="P1"><text:span text:style-name="T1">— A čo vám hovoria v škole o tejto vojne?... A o nás?</text:span></text:p>
      <text:p text:style-name="P1"><text:span text:style-name="T1">Jožo pozrel do tváre svojho veľkého druha.</text:span></text:p>
      <text:p text:style-name="P1"><text:span text:style-name="T1">— Čo nám hovoria?... — preťahoval, lebo v hlave zháňal myšlienky. — Vieš, náš učiteľ Šimák nám málo hovorí o vojne. Myslím, že vás nemôže nahlas spomínať, lebo v triede sú všelijakí, aj takí ako Mišo Volavec... Ale o tých druhých, so smrtkami na čiapkach, radšej nehovorí. No viem, že ich nemá rád. Raz som mu pomáhal v zemepisnom kabinete. Z okna bolo vidieť na železničnú trať, kadiaľ prechádzal vojenský vlak. Vtedy povedal: — Bodaj ich čert do horúceho pekla uchytil! Ako sa u nás rozťahujú!</text:span></text:p>
      <text:p text:style-name="P1"><text:span text:style-name="T1">— Myslím, že ten váš učiteľ je dobrý človek, — povedal Nikita.</text:span></text:p>
      <text:p text:style-name="P1"><text:soft-page-break/><text:span text:style-name="T1">— Dobrý, všetci ho máme radi, — prikývol Jožo. — Veď chodí niekedy aj sem. Zaiste ho uvidíš.</text:span></text:p>
      <text:p text:style-name="P1"><text:span text:style-name="T1">A naozaj. O dva či tri dni začali sa večerom schádzať pod Bukovinkou známi ľudia z dediny, Jožo cez hustnúci súmrak poznával Gabovho otca, tehliara Kúdeľku, učiteľa Šimáka, vrátnika z tehelne Gregoru, ktorý má namiesto ľavej ruky drevenú protézu, navlečenú do čiernej, ošúchanej rukavice.</text:span></text:p>
      <text:p text:style-name="P1"><text:span text:style-name="T1">„Revolučný národný výbor sa schádza... Reťaz, dlhý rad ľudí... Aj toto sú ohnivká tej dlhej reťaze, ktorú spomínal Nikitinko,“ dumal chlapec.</text:span></text:p>
      <text:p text:style-name="P1"><text:span text:style-name="T1">No ďalších, ktorí toho večera prišli do „Explózie“, nevidel. Otec ho zahnal do kuchyne:</text:span></text:p>
      <text:p text:style-name="P1"><text:span text:style-name="T1">— Nebuď zvedavý, chlapče!</text:span></text:p>
      <text:p text:style-name="P1"><text:span text:style-name="T1">To znamenalo, že dnes otec nechce, aby sa mu miešal do jeho vecí. Jožo voľky-nevoľky šiel do kuchyne. Sadol si a začal sa učiť.</text:span></text:p>
      <text:p text:style-name="P2"/>
      <text:p text:style-name="P1"><text:span text:style-name="T1">Po tajnej schôdzke v „Explózii“ bolo niekoľko dní ticho. Život v nedostavanej továrni plynul po starom. Nikita vysielal zprávy, prijímal rozkazy a odovzdával ich po Chorvátovi ďalej.</text:span></text:p>
      <text:p text:style-name="P1"><text:span text:style-name="T1">A predsa sa čosi zmenilo: Jožo už nechodil do školy. Bolo horúce leto, školáci mali voľno. Chlapec, ktorý už vychodil povinné ročníky, myslel, že ho otec vezme so sebou do drevárskej fabriky. Aspoň kedysi to tak chcel urobiť. No teraz mu otec povedal: — Ostaň doma! Uvidíme, dokedy budeš mať pokojné prázdniny. Časy sú neisté... Mame pomáhaj...</text:span></text:p>
      <text:p text:style-name="P1"><text:span text:style-name="T1">A tak sa chlapec motal okolo kuchyne ako po iné roky. Jožove prázdniny nikdy nebývali celkom bezstarostné, ako napríklad prázdniny Miša Volavca. Tomu ešte aj raňajky slúžka nosievala do postele. Aspoň pred spolužiakmi sa takto Mišo vyťahoval, aby sa vyvýšil nad nich. No figu borovú tým dokázal. Žiaci ho nemali radi a vyhýbali sa jeho spoločnosti. Väčšina z nich cítila, že Mišo nezmýšľa tak ako oni.</text:span></text:p>
      <text:p text:style-name="P1"><text:soft-page-break/><text:span text:style-name="T1">Ale chvastanie so slúžkou, raňajkami a posteľou Mišovi aj tak zle vypálilo. Gabo Hanzelík sa ho s chichotom, a ako to len on vie, uštipačne opýtal, či mu slúžka Zofa aj päty neškrabká. Spolužiaci sa rozrehotali na plné ústa. Tam bola Mišova vážnosť! Bolo zjavné, že žiakom ulahodila porážka nafúkanca. Odvtedy ho nazývali slameným panákom. A Gabo mu k tomu pridal prezývku „prašivá ovca“.</text:span></text:p>
      <text:p text:style-name="P1"><text:span text:style-name="T1">No Jožo ani netúžil preleňošiť prázdniny. Hneď prvý deň matka s uľahčením povedala:</text:span></text:p>
      <text:p text:style-name="P1"><text:span text:style-name="T1">— Dobre, že budeš doma. Aspoň mi pomôžeš.</text:span></text:p>
      <text:p text:style-name="P1"><text:span text:style-name="T1">A chlapec narúbal dreva, nanosil do kuchyne, dával pozor, aby boli vedrá vždy plné vody. Ak bolo treba matke niečo z obchodu, bežal to do dediny kúpiť. Vtedy brával so sebou aj Bleska.</text:span></text:p>
      <text:p text:style-name="P3"><text:span text:style-name="T1">Keď mal Jožo voľný čas, vkĺzol do „šestorky“. Musel byť však veľmi opatrný. Na okolitých poliach sa ustavične mrvili ľudia, lebo raže už dozreli a kosci s podberačkami pracovali raz na tom, inokedy na inom táliku.</text:span></text:p>
      <text:p text:style-name="P1"><text:span text:style-name="T1">Zo dva razy bol Jožo s Gabom a Vierkou na hubách, ba raz ho Gabriel zlákal chytať raky v potôčiku za hliníkom. No aj pri týchto zábavkách myseľ mu ulietala do „šestorky“ k Nikitovi.</text:span></text:p>
      <text:p text:style-name="P1"><text:span text:style-name="T1">Otec Chorvát prichádzal domov, keď slnko zapadalo za Hole. A po večeri sa vždy vytratil do Nikitovej skrýše.</text:span></text:p>
      <text:p text:style-name="P1"><text:span text:style-name="T1">Tento poriadok bol však naraz hrubo a násilne narušený.</text:span></text:p>
      <text:p text:style-name="P1"><text:span text:style-name="T1">Jedného dňa zavčas rána sa Jožov otec zberal do práce. Na sporáku práve začala vrieť voda na lipový čaj, keď Chorvátov citlivý sluch zachytil zvuk motorov. Autá po hradskej, ktorá bola dôležitým spojom, chodili neprestajne. Na tom nebolo nič divného. No naraz akoby niekto ostrým nožom preťal napätý povraz — zvuk motorov sa zadrhol. A práve to bolo divné. Prečo práve v blízkosti „Explózie“ zastali autá, keď inokedy nezastavovali?</text:span></text:p>
      <text:p text:style-name="P1"><text:span text:style-name="T1">Chorvát pokojne hodil do vriacej vody lipinu a vyzeral cez oblok, akoby odhadoval počasie. Uvidel na hradskej stáť tri </text:span><text:soft-page-break/><text:span text:style-name="T1">osobné vozy, z ktorých práve vystupovali ľudia. V občianskych šatách i v uniformách.</text:span></text:p>
      <text:p text:style-name="P1"><text:span text:style-name="T1">Čo to?</text:span></text:p>
      <text:p text:style-name="P1"><text:span text:style-name="T1">Ak chceli ísť sem, prečo zastali na hradskej? Ináč to nebude, chcú zostať nepozorovaní, nerátajú s tým, že v rannom tichu motory naďaleko počuť.</text:span></text:p>
      <text:p text:style-name="P1"><text:span text:style-name="T1">Chorvát vytušil blízke nebezpečenstvo. Vbehol do izby a zatriasol spiacou ženou.</text:span></text:p>
      <text:p text:style-name="P1"><text:span text:style-name="T1">— Vstávaj! Niečo sa ide robiť. Ja... ja... možno dlhší čas nebudeme spolu.</text:span></text:p>
      <text:p text:style-name="P1"><text:span text:style-name="T1">Podišiel k obloku, otvoril ho. Oblok bol obrátený k Bukovinke. Vrtko sa vrátil od okna a zastal pred ženou. Spustila bosé nohy z postele, kostnatou rukou si prešla cez pripuchnuté oči a ostala sedieť. Nechápala hneď, čo sa robí. Chorvát obidvoma rukami schytil jej hlavu, odhrnul z čela rozstrapatené vlasy a bozkal ju. — Nikita nech vyčká na mieste! — prehodil len tak úchytkom. Postál pohľadom na spiacich deťoch, potom preskočil podobločnicu a zmizol.</text:span></text:p>
      <text:p text:style-name="P1"><text:span text:style-name="T1">Jožo prižmúrenými očami pozoroval celý výjav. Zobudil sa hneď, ako otec prudko vkročil do izby. No robil sa, že spí.</text:span></text:p>
      <text:p text:style-name="P1"><text:span text:style-name="T1">Otec Chorvát sa rozbehol k Bukovinke. Bežal tak, aby ho stavisko zakrývalo pred zrakmi ľudí, ktorí vystúpili z áut.</text:span></text:p>
      <text:p text:style-name="P1"><text:span text:style-name="T1">A tí sa zatiaľ ponáhľali k Chorvátovie obydliu. Detektívi i žandári.</text:span></text:p>
      <text:p text:style-name="P1"><text:span text:style-name="T1">A medzi nimi kráčal človek, ktorý výzorom nepatril medzi týchto dobre oblečených ľudí.</text:span></text:p>
      <text:p text:style-name="P1"><text:span text:style-name="T1">Mal otrhaný kabát a ľavá ruka mu bezvládne visela pozdĺž tela. Kráčal celý zhrbený, s hlavou nízko spustenou na prsia, že mu okraj mastného širáka úplne zakrýval tvár. Pri chôdzi sa tackal zboka nabok.</text:span></text:p>
      <text:p text:style-name="P1"><text:span text:style-name="T1">Prišli k stavenisku, v ktorom bývali Chorvátovci. Blesk ich už zavetril, hoci jeho búda bola na opačnej strane dvora. Ani čo by vycítil nebezpečenstvo, začal zúrivo brechať a prudko sa trhať na reťazi. Reťaz rinčala.</text:span></text:p>
      <text:p text:style-name="P1"><text:soft-page-break/><text:span text:style-name="T1">Zabúchali na sivé, od slnka vysušené dvere.</text:span></text:p>
      <text:p text:style-name="P1"><text:span text:style-name="T1">V dome bolo ticho. Na búchanie neodpovedal ani hlások.</text:span></text:p>
      <text:p text:style-name="P1"><text:span text:style-name="T1">Znova zatrieskala zaťatá päsť do vetchých dverí.</text:span></text:p>
      <text:p text:style-name="P1"><text:span text:style-name="T1">A zase nič.</text:span></text:p>
      <text:p text:style-name="P1"><text:span text:style-name="T1">— V mene zákona, otvorte! — zvrieskol policajný komisár s okrúhlym bruchom a hrubými, čiernymi fúzmi, ktorých konce sa mu tisli do úst.</text:span></text:p>
      <text:p text:style-name="P1"><text:span text:style-name="T1">Ticho...</text:span></text:p>
      <text:p text:style-name="P1"><text:span text:style-name="T1">— Vylomte dvere! — ozval sa hrubý hlas zo skupiny, čakajúcej za širokým chrbtom policajného komisára.</text:span></text:p>
      <text:p text:style-name="P1"><text:span text:style-name="T1">Ten prvý položil strmo ruku na mosadznú kľučku. Dvere sa samy odchýlili.</text:span></text:p>
      <text:p text:style-name="P1"><text:span text:style-name="T1">— Nie je zamknuté, — obzrel sa komisár s víťazným úškľabkom na tučnej tvári. — Predstavte si, nie je zamknuté, — a vstúpil dnu. Za ním sa hrnuli ostatní. Medzi sebou socali človeka s drevenou rukou.</text:span></text:p>
      <text:p text:style-name="P1"><text:span text:style-name="T1">Chorvátka ich už čakala. V náhlosti si stačila navliecť sukňu, blúzu si práve zapínala. Vlasy jej v neporiadku splývali po pleciach. Bola bosá.</text:span></text:p>
      <text:p text:style-name="P1"><text:span text:style-name="T1">Prišelci nepozdravili.</text:span></text:p>
      <text:p text:style-name="P1"><text:span text:style-name="T1">Nepozdravila ani ona.</text:span></text:p>
      <text:p text:style-name="P1"><text:span text:style-name="T1">Nepozdravila, nevítala ich.</text:span></text:p>
      <text:p text:style-name="P1"><text:span text:style-name="T1">Tu je jej obydlie a vo svojom sa nikomu nebude klaňať. Stála hrdá, vypätá, čakajúc na prvý útok. Sama nevedela, odkiaľ mala naraz toľko sily.</text:span></text:p>
      <text:p text:style-name="P1"><text:span text:style-name="T1">— Prišli sme sa pozhovárať s vaším mužom, — povedal ten, čo mal čierne fúzy a veľké brucho.</text:span></text:p>
      <text:p text:style-name="P1"><text:span text:style-name="T1">— A čo...? — opýtala sa Jožova matka. — Čo od neho chcete?</text:span></text:p>
      <text:p text:style-name="P1"><text:span text:style-name="T1">Komisár si odhrnul klopu kabáta a odhalil malý, ligotavý odznak. Chorvátka nevidela, čo na ňom je, nevedela, aký je to odznak, no domyslela si.</text:span></text:p>
      <text:p text:style-name="P1"><text:span text:style-name="T1">— Kde máte muža? — nástojil zatiaľ druhý.</text:span></text:p>
      <text:p text:style-name="P1"><text:span text:style-name="T1">— Odišiel už do roboty.</text:span></text:p>
      <text:p text:style-name="P1"><text:soft-page-break/><text:span text:style-name="T1">Prišelci sa pozreli jeden na druhého. Ktorýsi drgol človeka s drevenou rukou. Len vtedy si ho Chorvátka povšimla. Veľké zdesenie i údiv boli v jej hlase, keď zjajkla:</text:span></text:p>
      <text:p text:style-name="P1"><text:span text:style-name="T1">— Gregora?</text:span></text:p>
      <text:p text:style-name="P1"><text:span text:style-name="T1">Skutočnosť, že Gregoru videla v tejto situácii, medzi týmito ľuďmi, ju v prvej chvíli zlomila. Veď starý vrátnik bol členom revolučného výboru a o všetkom vie. O všetkom! Aj o ostatných členoch, aj o Nikitovi. Preboha, či nie je všetko márne? Muž jej bol síce pred časom hovoril — bolo to vtedy, keď mali Gregoru prijímať za člena — že sa bojí jeho tarajstva. Ale potom ho prijali. A o Gregorovi nikdy nič zlého nebolo čuť, iba že si dakedy viac vypije. Vypije si a potom kotkodáka ako sliepka. A teraz...! Gregora-zradca? Nechcelo sa jej to vpratať do hlavy. Možno im dajako padol do pasce... Snažila sa neprejaviť navonok nijaké pohnutie a usilovne premýšľala, čo teraz. Vedia všetko?... Má zmysel hovoriť inšie?... Ale nech, rozhodla sa v okamihu. Nech sa stane, čo sa má stať, ona o ničom nebude vedieť!</text:span></text:p>
      <text:p text:style-name="P1"><text:span text:style-name="T1">Gregora na jej zdesenie ešte viac sklonil hlavu.</text:span></text:p>
      <text:p text:style-name="P1"><text:span text:style-name="T1">Detektív sa ponáhľal s ďalšou otázkou:</text:span></text:p>
      <text:p text:style-name="P1"><text:span text:style-name="T1">— Ako odišiel váš muž, keď sme ho nestretli?</text:span></text:p>
      <text:p text:style-name="P1"><text:span text:style-name="T1">— Nechodí hradskou, ale poľnou cestou popod Bukovinku.</text:span></text:p>
      <text:p text:style-name="P1"><text:span text:style-name="T1">— Teda...? A prečo práve popod Bukovinku? Či je to kratšia cesta? — bol zvedavý nízky žandársky strážmajster.</text:span></text:p>
      <text:p text:style-name="P1"><text:span text:style-name="T1">— Zvykol si tadiaľ. Nuž... A dlhšia nie je.</text:span></text:p>
      <text:p text:style-name="P1"><text:span text:style-name="T1">Fúzatý poslal dvoch svojich pomocníkov, aby sa zaraz ponáhľali popod Bukovinku. Keď Chorváta nestihnú cestou, majú ísť až do „Holzindustrie A. G.“</text:span></text:p>
      <text:p text:style-name="P1"><text:span text:style-name="T1">— Viete, čo máte robiť? — zakončil komisár zvýšeným hlasom.</text:span></text:p>
      <text:p text:style-name="P1"><text:span text:style-name="T1">— Autom by sme ho dohonili, — povedal jeden pomocník. — Na sto percent... — Nechcelo sa mu vytkýnať si členky po hrboľatej a prachom zapadnutej poľnej ceste.</text:span></text:p>
      <text:p text:style-name="P1"><text:span text:style-name="T1">— Nič, musíte ísť pešo, — trval na svojom rozhodnutí komisár. — Zlá poľná cesta... a auto.</text:span></text:p>
      <text:p text:style-name="P1"><text:soft-page-break/><text:span text:style-name="T1">Odišli teda s kyslou tvárou.</text:span></text:p>
      <text:p text:style-name="P1"><text:span text:style-name="T1">— My sa zatiaľ porozprávame a obzrieme sa po bývaní, — protivne sladkým hlasom povedal komisár Chorvátke. Keď neodpovedala, pokračoval: — Teda tu sa schádza ten slávny revolučný výbor. Je to pravda, pani Chorvátová?</text:span></text:p>
      <text:p text:style-name="P1"><text:span text:style-name="T1">— Ja o ničom neviem. Mám celý deň dosť roboty okolo domu. O ničom neviem, — odpovedala Chorvátka istým hlasom.</text:span></text:p>
      <text:p text:style-name="P1"><text:span text:style-name="T1">— A čo poviete na to vy, Gregora? — obrátil sa komisár na chlapa s drevenou rukou.</text:span></text:p>
      <text:p text:style-name="P1"><text:span text:style-name="T1">— Vravte! — Žandár posotil Gregoru dopredu.</text:span></text:p>
      <text:p text:style-name="P1"><text:span text:style-name="T1">— Ja... ja... pán komisár... neviem... namojdušu... — zajakával sa vrátnik.</text:span></text:p>
      <text:p text:style-name="P1"><text:span text:style-name="T1">Gregorovo chovanie naznačovalo, že on v tom nemá prsty.“ Ale kto teda?“ lámala si hlavu Chorvátka.</text:span></text:p>
      <text:p text:style-name="P1"><text:span text:style-name="T1">— Čudné... Akosi vám nie je do reči, Gregora, — posmieval sa komisár. — No však si my poprezeráme všetko dôkladne.</text:span></text:p>
      <text:p text:style-name="P1"><text:span text:style-name="T1">Začala sa domová prehliadka. Skriňa, stôl, polica na riad, nič neostalo uchránené pred snorivými očami sliedičov. Keď komisár začal vyhadzovať zo skrine šaty a bielizeň, Chorvátka nevydržala, skočila k nemu, odsotila ho od skrine a skríkla:</text:span></text:p>
      <text:p text:style-name="P1"><text:span text:style-name="T1">— Nerozhadzujte, neukladali ste!</text:span></text:p>
      <text:p text:style-name="P1"><text:span text:style-name="T1">Komisár sa zahnal krátkou, hrubou rukou.</text:span></text:p>
      <text:p text:style-name="P1"><text:span text:style-name="T1">No neudrel...</text:span></text:p>
      <text:p text:style-name="P1"><text:span text:style-name="T1">Jožo so zatajeným dychom všetko pozoroval. Obdivoval matku, ako sa smelo bráni. Doteraz si myslel, že bude lepšie, keď na seba neupúta pozornosť. Preto sa robil, že spí. Ale teraz, keď videl, že ten protivný chlap sa chystá udrieť matku, vyskočil z postele a len tak, ako bol, v krátkych poplátaných glotkách a roztrhnutej košeli pribehol k nej a objal ju. Pritom kričal:</text:span></text:p>
      <text:p text:style-name="P1"><text:span text:style-name="T1">— Nedám si mamu biť! Nedám! Čo tu chcete?</text:span></text:p>
      <text:p text:style-name="P1"><text:span text:style-name="T1">Detektívi akoby sa na chvíľu boli zarazili. Prvý sa spamätal fúzač:</text:span></text:p>
      <text:p text:style-name="P1"><text:span text:style-name="T1">— Chlapče, vlez nazad do postele. Nepleť sa do nášho úradného výkonu, lebo ťa prehnem cez koleno.</text:span></text:p>
      <text:p text:style-name="P1"><text:soft-page-break/><text:span text:style-name="T1">Tučná tvár bola neprirodzene červená, podbehnutá krvou.</text:span></text:p>
      <text:p text:style-name="P1"><text:span text:style-name="T1">— Nesmiete udrieť! — zvolal Jožo a nepustil matku.</text:span></text:p>
      <text:p text:style-name="P1"><text:span text:style-name="T1">— Sopliak, — uľavil si komisár a znovu začal prekutávať obsah skrine.</text:span></text:p>
      <text:p text:style-name="P1"><text:span text:style-name="T1">Matka stála nehybne, dolu bledými lícami jej stekali slzy. Boli to nemé slzy, bez hlasitého náreku, bez pohnutia jediného svalu na tvári.</text:span></text:p>
      <text:p text:style-name="P1"><text:span text:style-name="T1">Žandár, ktorý prehadzoval veci v kuchyni, ticho zahvízdol.</text:span></text:p>
      <text:p text:style-name="P1"><text:span text:style-name="T1">Komisár zdvihol hlavu, nakukol cez otvorené dvere do kuchyne, potom sa rozbehol k žandárovi. Ten držal v ruke dve či tri brožúry. Na tvári mal výraz víťazstva.</text:span></text:p>
      <text:p text:style-name="P1"><text:span text:style-name="T1">— Čo ste našli? — opýtal sa komisár. Pritom vychytil zo žandárovej ruky brožúrky. Chvíľu hľadel do nich, listoval a akoby pre seba hundral: — Teda predsa sú tu čitatelia Marxa. Aha, aj boľševický Hlas ľudu, — tvár komisára priamo žiarila. — Teda od tých revolučných výborov predsa nie sme ďaleko.</text:span></text:p>
      <text:p text:style-name="P1"><text:span text:style-name="T1">— O revolučných výboroch nič neviem, — tvrdila svoje Jožova mama. V tvári bola bledšia ako inokedy. — A čítať môže každý, čo sa mu páči.</text:span></text:p>
      <text:p text:style-name="P1"><text:span text:style-name="T1">— Omyl, milá moja, omyl, — zase ten úlisný a sladkastý tón. — Takáto literatúra, — tučnou dlaňou pleskol po brožúrach, — takáto literatúra sa u nás konfiškuje. To predsa čítajú iba boľševici... No ale vy také nezmysly nečítate, — komisár sa s úsmevom naklonil k Chorvátke. — A za svojho muža tiež nemôžete niesť zodpovednosť. Len v jednom by ste nám mali pomôcť... — náročky urobil dlhšiu pauzu. — Pomôžte nám nájsť svojho muža.</text:span></text:p>
      <text:p text:style-name="P1"><text:span text:style-name="T1">Jožo, ktorý ešte stále objímal matku, cítil, ako sa celá chveje. Už-už sa mu zdalo, že sa vytrhne z objatia a vrhne sa na komisára. No trvalo to len okamih. Matka si prešla rukou po čele a s námahou vyslovovala slová: — Odišiel do práce. Nič mi nepovedal. Nič viac ako inokedy... A keby som aj vedela, kde je, nepovedala by som vám. Veď som jeho žena.</text:span></text:p>
      <text:p text:style-name="P1"><text:span text:style-name="T1">Chlapec s nemým obdivom hľadel do matkinej tváre. Obdivoval ju. Mama, moja drahá mama!</text:span></text:p>
      <text:p text:style-name="P1"><text:soft-page-break/><text:span text:style-name="T1">— Zahrávate sa s ohňom, — hrozil komisár brožúrami. — No, pozrieme aj po ostatných traktoch továrne. — Pri tých slovách pozorne hľadel na matku i syna. Chcel vypozorovať, aký dojem jeho slová vyvolajú. No Jožo mal tvár odvrátenú, komisár nevidel, ako obledol, a matkina strhaná tvár už nebola schopná nejakej náhlejšej zmeny.</text:span></text:p>
      <text:p text:style-name="P1"><text:span text:style-name="T1">— Poďme, — vyzval policajný komisár svojich spoločníkov.</text:span></text:p>
      <text:p text:style-name="P1"><text:span text:style-name="T1">Vyšli von.</text:span></text:p>
      <text:p text:style-name="P1"><text:span text:style-name="T1">Len teraz povolilo obrovské napätie. Matka Chorvátka prepukla v hlasitý nárek, ktorý zobudil aj Zuzanku, ktorá doteraz tvrdo spala. Malé dievčatko, keď počulo plakať mamu a videlo všetky veci porozhadzované, rozplakalo sa tiež.</text:span></text:p>
      <text:p text:style-name="P1"><text:span text:style-name="T1">Aj Jožo nemal ďaleko do plaču. No zaumienil si, že on sa nesmie rozplakať. V hlave mu teraz hučala jediná myšlienka: „Nikitu nájdu, Nikitu...“</text:span></text:p>
      <text:p text:style-name="P1"><text:span text:style-name="T1">Skočil k stoličke, na ktorej mu viseli šaty, a začal sa rýchle obliekať. Pritom snoval plán, čo urobí. Má vyjsť von a nejakým spôsobom varovať Nikitu? Či má detektívov odlákať od „šestorky“?... Ale ako to má urobiť? Ako, ako, ako...? Nech rozmýšľal, ako chcel, vždy prišiel k jedinému záveru: Ak podnikne čokoľvek, iba upozorní na Nikitu a tým zhorší jeho situáciu.</text:span></text:p>
      <text:p text:style-name="P1"><text:span text:style-name="T1">Neostávalo mu iné, iba zúfalo zatínať päste a pritískať ich celou silou na tvár. Čosi ho pálilo v hrdle a nútilo do plaču. Nesmiem plakať, nesmiem plakať! Zaťal zuby do spodnej pery a čakal, čo bude.</text:span></text:p>
      <text:p text:style-name="P1"><text:span text:style-name="T1">Zatiaľ však Nikita tiež spozoroval nebezpečenstvo. Aj on počul hukot áut a podozrivé zatíchnutie motorov. Aj jemu to udrelo o uši. Vyšiel na priečku a škárou medzi neobhádzanými tehlami zahliadol, čo sa robí. Spočiatku si myslel, že utečie do lesa a tam vyčká, kým nebezpečenstvo nepominie. No potom si to rozmyslel. Jeho skrýša je dobre schovaná a je malá pravdepodobnosť, že by na ňu prišli. Zišiel teda do pivnice, sadol si na drevený špalok vedľa schodov a na kolená si položil </text:span><text:soft-page-break/><text:span text:style-name="T1">automat. Sedemdesiat ich je tu, poklepal po zásobníku, lebo mu prišiel na um rozhovor s Jožom. Len príďte, sedemdesiat ich je tu!</text:span></text:p>
      <text:p text:style-name="P1"><text:span text:style-name="T1">Takto čakal nevítaných hostí. Prsty jeho rúk tíško klopkali po pažbe.</text:span></text:p>
      <text:p text:style-name="P1"><text:span text:style-name="T1">Ináč na tvári nemal známky rozrušenia.</text:span></text:p>
      <text:p text:style-name="P1"><text:span text:style-name="T1">Detektívi so žandármi si prezreli stavisko za staviskom. No strach pred čímsi im nedovolil vykonať prehliadku dôkladne. Do každej budovy vchádzali s revolvermi v rukách, akoby ich vnútri naisto očakávalo veľké nebezpečenstvo. Do tmavých kútov len náhlivo nazízli a už sa brali preč. Napokon si prehútali, že prvý musí dovnútra vchádzať Gregora. Strkali ho pred sebou a on kráčal ťažkými, neistými krokmi, ľahostajný ku všetkému.</text:span></text:p>
      <text:p text:style-name="P1"><text:span text:style-name="T1">Keď vkročili do „šestorky“, komisár poznamenal nevrlým hlasom:</text:span></text:p>
      <text:p text:style-name="P1"><text:span text:style-name="T1">— Alebo tu naozaj nič nie je, alebo sú všetkými masťami mazaní, prašivci!</text:span></text:p>
      <text:p text:style-name="P1"><text:span text:style-name="T1">Nik mu neodpovedal. Poprezerali si holé steny, zbežne hodili okom aj na nedostavanú priečku a obrátili sa, aby boli čo najchytrejšie von.</text:span></text:p>
      <text:p text:style-name="P1"><text:span text:style-name="T1">Pre Joža sa tieto chvíle zdali byť večnosťou. Hrýzol si hánky na rukách, prikladal si dlane na rozpálené čelo. Pred očami sa mu mihali obrazy Nikitu a jamy, plnej zbraní. Otec síce zalial cementom vrchnák a tak ho úplne spojil s betónovou dlážkou, ale stačilo prudšie stúpiť a zadunenie prezradí skrýšu.</text:span></text:p>
      <text:p text:style-name="P1"><text:span text:style-name="T1">No našťastie prehliadka „Explózie“ dopadla dobre aj pre Nikitu, aj pre skladište zbraní.</text:span></text:p>
      <text:p text:style-name="P2"/>
      <text:p text:style-name="P2"/>
      <text:p text:style-name="P3"><text:span text:style-name="T1">&lt;h1&gt;</text:span><text:span text:style-name="T2">Pod Suchým vrchom</text:span><text:span text:style-name="T1">&lt;/h1&gt;</text:span></text:p>
      <text:p text:style-name="P2"/>
      <text:p text:style-name="P1"><text:span text:style-name="T2">Ch</text:span><text:span text:style-name="T1">orvát ihneď vycítil, akí ľudia to zavčas rána prichádzajú k nemu. Chodievali k nemu všakoví ľudia, no tí prichádzali nie </text:span><text:soft-page-break/><text:span text:style-name="T1">od hradskej, lež od Bukovinky. Tí nechodili s hrmotom áut, ale tíško sa plaziac ako lesná zver. Hej, tu nemohol mať pochybnosti. A Chorvát ani žiadne nemal. Konečne, bol na túto chvíľu pripravený, rátal s ňou už dávno.</text:span></text:p>
      <text:p text:style-name="P1"><text:span text:style-name="T1">Len čo sa dostal do hustého porastu Bukovinky, zastavil sa. Zhlboka si vydýchol, podarilo sa. Keď bežal, počítal s tým, že za ním zaznie výstrel a on padne do trávy s prevŕtaným telom. Tak počítal. A keby ho boli zazreli, iste by boli za ním poslali olovený pozdrav. Vedel, že v týchto chvíľach visí jeho život na tenučkej nitke, a preto utekal bez toho, že by sa bol obzrel, len aby nestrácal vzácne sekundy.</text:span></text:p>
      <text:p text:style-name="P1"><text:span text:style-name="T1">V húštine sa cítil bezpečnejšie.</text:span></text:p>
      <text:p text:style-name="P1"><text:span text:style-name="T1">„Domov sa už nebudem môcť vrátiť,“ uvedomil si celkom jasne. „Len aby sa žene a deťom nič nestalo. Ani Nikitu nesmú nájsť!... Ale nie, však sa Nikitinko ani nedá chytiť, tvrdý chlap... Bude treba čo najskôr ho previesť do hôr. Najprv však treba zistiť, do akej situácie sa dostal revolučný výbor.“</text:span></text:p>
      <text:p text:style-name="P1"><text:span text:style-name="T1">Pľúca, rozdýchané prudkým behom, si trochu oddýchli. Pri nohách v tráve zočil vysoký šťaveľ, zohol sa a začal žuť jeho listy. Kyslastá chuť ho občerstvila. Rezko vykročil k hrebeňu. Vyšiel na priesek, no držal sa stále blízko okraja, aby mohol skočiť do húštiny, keby začul dačo podozrivé.</text:span></text:p>
      <text:p text:style-name="P1"><text:span text:style-name="T1">Hrebeňom sa pustil doľava. Ponáhľal sa. Za obcou sa pustí späť, smerom k Váhu. Prejde mostom na druhý breh a dá sa hore Bystrou dolinou pod Suchý vrch. Na Brnčalovom salaši pod Suchým vrchom sa mali zísť všetci, ak by bolo treba utekať. Tak sa dohovorili na ktorejsi schôdzke výboru.</text:span></text:p>
      <text:p text:style-name="P1"><text:span text:style-name="T1">Keď sa Chorvát priblížil k mostu na dohľad, zastal. A stál hodnú chvíľu ako vraštený do zeme.</text:span></text:p>
      <text:p text:style-name="P1"><text:span text:style-name="T1">— Cez most už neprejdem, — povedal nahlas, hoci stál celkom sám.</text:span></text:p>
      <text:p text:style-name="P1"><text:span text:style-name="T1">Áno, na okraji mosta zahliadol dve postavy. Jedna z nich mala čiernu uniformu. Gardista! Cesta cez most bola pre neho zatarasená.</text:span></text:p>
      <text:p text:style-name="P1"><text:soft-page-break/><text:span text:style-name="T1">Keď sa prebral z prekvapenia, obrátil sa a rýchlym krokom sa dal proti toku Váhu. Priamo pred ním ligotali sa v slnečných lúčoch plechové strechy turianskej drevárskej fabriky, v ktorej už dlhý čas pracoval. No odo dneška nezastane si ku gátru. Nie, lebo tam by ho našli a zlapali. Jeho miesto je teraz inde. Musí prebrodiť Váh a dostať sa na druhú stranu. Za každú cenu musí prejsť cez Váh!</text:span></text:p>
      <text:p text:style-name="P1"><text:span text:style-name="T1">Ako tak hľadel na turiansku fabriku, v duši mal rôzne pocity. Aj bol rád, že už nebude pracovať pre tú zgerbu, aj mu bolo ľúto, že tam zanechal súdruhov, čo s ním ťahali za jeden koniec. Počujete, chlapci! Nezabudnem na vás, keď bude treba, dám vám vedieť, nebojte sa! A potom, keď spoločne vyženieme tých nafúkancov, vrátime sa späť do fabriky, a vtedy už bude len naša, chlapci, a len potom začneme pracovať ozajstne, až sa nám budú kečky pariť. To bude fuška, chlapci!</text:span></text:p>
      <text:p text:style-name="P1"><text:span text:style-name="T1">Ale čo tu takto postáva, nieto času na také myšlienky. Treba sa dostať na druhú stranu, bližšie k vrchom, kým ešte nie je neskoro!</text:span></text:p>
      <text:p text:style-name="P1"><text:span text:style-name="T1">Nad mostom robila rieka prudkú zákrutu. V tých miestach bola prudšia, hodne prudšia, ale plytšia.</text:span></text:p>
      <text:p text:style-name="P1"><text:span text:style-name="T1">Chorvát sa rozhodol prebrodiť na tomto mieste.</text:span></text:p>
      <text:p text:style-name="P1"><text:span text:style-name="T1">Voda nebola studená. Teplé slnečné lúče ju deň čo deň prehrievali, a noci — letné noci — tiež jej neubrali na vlažnosti. Prudko tečúca voda mu siahala tu po pás, inde až po prsia. Nechcel mariť čas, preto sa ani nezobliekol, iba čo si baganče vyzul, šnúrkami zviazal dokopy a prehodil cez plece. Však šaty cestou vyschnú.</text:span></text:p>
      <text:p text:style-name="P1"><text:span text:style-name="T1">Prúd ho strhával, ťahal dolu nižšie, bosé nohy sa kĺzali po hladkých kameňoch, zo všetkých síl sa musel držať, aby ho nestiahlo. Bol rád, keď sa dostal na druhý breh. Prebehol vrbinami k hradskej, cez ktorú sa iba mihol, a ocitol sa v hustom brezovom hájiku. Vydýchol si. Tu už bol celkom v bezpečí. Obuje sa a pôjde stále hlbšie do starých lesov.</text:span></text:p>
      <text:p text:style-name="P1"><text:span text:style-name="T1">Hore, do bezpečia!</text:span></text:p>
      <text:p text:style-name="P3"><text:soft-page-break/><text:span text:style-name="T1">Do hôr, ktoré sa mu možno nadlho stanú domovom.</text:span></text:p>
      <text:p text:style-name="P1"><text:span text:style-name="T1">Keď kráčal, bolo mu čoraz voľnejšie. Nežne hladkal strakaté briežky a vzdychol si: „Ej, naše hory krásne!“ Potom si začal pískať akúsi melódiu. Vôbec sa nestaral, čo vypiskuje. Vedel len jedno: dostal sa z horúcej situácie. A dostal sa z nej s celou kožou.</text:span></text:p>
      <text:p text:style-name="P2"/>
      <text:p text:style-name="P1"><text:span text:style-name="T1">V žľaboch a úplazoch na strmých svahoch Suchého vrchu už dávno zmizol sneh, hoci v týchto kútoch sa daktorý rok zvykne držať skoro do polovice leta. No teraz na úbočiach nad pásmom kosodreviny už kvitnú tmavobelasé enciány, ktorých kvet je taký krásny ako samo nebo za včasného rána. Aj pleseň piesková tu rozťahuje svoje chlpaté a mäsité lístky, ukladajúc ich do ružíc. Aj tu vysoko nad ostatným svetom sa príroda okrášlila.</text:span></text:p>
      <text:p text:style-name="P1"><text:span text:style-name="T1">Úpätie Suchého vrchu sa klinovite spája s úpätím Magury. Blízko tečie drobný, no tým bystrejší potôčik. Cestou do doliny spieva si veselú pesničku. Je to kút, kde zväčša panuje pohoda. Sem nezafúka štipľavý severák, lebo zo severnej strany stojí kamenná hradba Suchého vrchu. Iba v zime spúšťajú sa zhora snehové lavíny a nejedna zasype Brnčalov salaš, lebo je v úžľabine, kadiaľ mávajú cestu. No vtedy sú koliba i košiar prázdne, lebo s príchodom prvých príznakov zimy bača s honelníkom sterigá sa aj s poriadnym kŕdľom oviec do dediny.</text:span></text:p>
      <text:p text:style-name="P1"><text:span text:style-name="T1">Teraz, uprostred leta, je na salaši rušno. Kŕdeľ oviec sa pasie po trávnatých úbočiach, barany vycengúvajú liatovcami a chlpatý Bundáš lenivo obieha kŕdeľ, breše do oviec, a keď neposlúchajú, mäkko ich chytá zubami za tenké nohy.</text:span></text:p>
      <text:p text:style-name="P1"><text:span text:style-name="T1">Bača Brnčala práve kľagá syr. Vysúkané rukávy, košeľa rozhalená na klenutých prsiach. Keď odkľagal, zavesil kotol na rázsožku nad ohniskom, do pahreby prihodil zopár smolnatých polien a žeravou halúzkou si pripálil zapekačku.</text:span></text:p>
      <text:p text:style-name="P1"><text:span text:style-name="T1">Dnes mal Brnčala zlú náladu. Blýskal očami spod hustého obočia, akoby do Suchého vrchu blesky páral. Ráno honelník </text:span><text:soft-page-break/><text:span text:style-name="T1">Matúš našiel povyše kosodreviny dopoly zožratú ovcu-jarku. To Brnčalu poriadne nasrdilo.</text:span></text:p>
      <text:p text:style-name="P1"><text:span text:style-name="T1">„Iste zatúlaný medveď,“ domýšľal si nahlas Matúš. „Líška by sa neopovážila, lebo by jej Bundáš poštepil kožuch.“</text:span></text:p>
      <text:p text:style-name="P1"><text:span text:style-name="T1">— Ej, bisťu, len nech si medvedisko ide svojou cestou, — silným hlasom zahromžil Brnčala. — Lebo ho doriadim ako toho predminulej jesene.</text:span></text:p>
      <text:p text:style-name="P1"><text:span text:style-name="T1">Veru, Brnčala bol silák. Hora chlap. Vysoký, širokánsky v pleciach. Postava trochu nahnutá dopredu a na tvári stopy tvrdého života.</text:span></text:p>
      <text:p text:style-name="P1"><text:span text:style-name="T1">Dlhé roky v týchto končinách nechyrovali o medveďoch, až teraz, po niekoľko rokov sú tu opäť. A množia sa. A predminulej jesene toľko domŕzalo staré medvedisko, že sám bača sa dal strážiť. Dve ovce medveď ukradol, ale tretiu už nestihol.</text:span></text:p>
      <text:p text:style-name="P1"><text:span text:style-name="T1">Brnčala ho ustriehol a rozbil mu hlavu, že hneď kväkol na zadok. Strepalo ho a bolo po ňom. Dlho sa potom o inom nehovorilo, len o tom.</text:span></text:p>
      <text:p text:style-name="P1"><text:span text:style-name="T1">Honelník Matúš poslúchal baču na slovo, lebo, nedajbože, keď sa rozhneval. Udrel a po takom údere sa hlava pár dní motala.</text:span></text:p>
      <text:p text:style-name="P1"><text:span text:style-name="T1">— Veru, radšej nech medveď nechodí, lebo nazad do brloha netrafí, — smial sa Matúš a znak na tvári, čo mal po popálenine, mu od návalu krvi očervenel. — Raz ho čapnete a viacej mu nebude treba.</text:span></text:p>
      <text:p text:style-name="P1"><text:span text:style-name="T1">— Bisťu, nebude! — prisvedčil Brnčala. Zastal si pred kolibou, naširoko sa rozkročil a ruky zaťal v päste, až mu v hánkach obeleli. Prsia vypäl ako zápasník, keď chce zastrašiť súpera. Potom zakričal oproti strmým svahom Suchého vrchu:</text:span></text:p>
      <text:p text:style-name="P1"><text:span text:style-name="T1">— Ak ti je život milý, medvedisko, nechoď! Ovce sú moje!</text:span></text:p>
      <text:p text:style-name="P1"><text:span text:style-name="T1">Akoby sa Suchý vrch váľal, tak rachotila ozvena: Sú... sú... mo... je... je.</text:span></text:p>
      <text:p text:style-name="P1"><text:span text:style-name="T1">Chvíľu bolo ticho. Len malú chvíľu, lebo kdesi zdola ozvalo sa slabé:</text:span></text:p>
      <text:p text:style-name="P1"><text:span text:style-name="T1">— Hahóóó!</text:span></text:p>
      <text:p text:style-name="P1"><text:soft-page-break/><text:span text:style-name="T1">Honelník Matúš zadivene pozrel na baču. Bača zas na honelníka. Potom precedil cez zuby:</text:span></text:p>
      <text:p text:style-name="P1"><text:span text:style-name="T1">— Doparoma, to nebola ozvena. Veru nie.</text:span></text:p>
      <text:p text:style-name="P1"><text:span text:style-name="T1">— Nebola, — prisvedčil Matúš.</text:span></text:p>
      <text:p text:style-name="P1"><text:span text:style-name="T1">— Tak čo to bolo?</text:span></text:p>
      <text:p text:style-name="P1"><text:span text:style-name="T1">— Človek.</text:span></text:p>
      <text:p text:style-name="P1"><text:span text:style-name="T1">— Človek?</text:span></text:p>
      <text:p text:style-name="P1"><text:span text:style-name="T1">— Hej, budeme mať hostí, — s určitosťou povedal honelník.</text:span></text:p>
      <text:p text:style-name="P1"><text:span text:style-name="T1">Matúš práve skončil s dojením, keď sa dolu na polianke ukázal človek. Brnčala s honelníkom zadívali sa na prichodiaceho. Spočiatku bol malý, ale stále rástol a rástol.</text:span></text:p>
      <text:p text:style-name="P1"><text:span text:style-name="T1">— Kohože sem čerti nesú? — zahundral bača. Nemal rád na salaši cudzích ľudí. Naozaj ich nemal rád. Boli takí, čo všade nos strčili, prsty do syra pchali a drevenou lyžicou sto ráz do žinčice načreli; vraj na koštovku. A preto aj na neznámeho, čo sa strmým krokom približoval, hľadel Brnčala krivým okom.</text:span></text:p>
      <text:p text:style-name="P1"><text:span text:style-name="T1">Hore poliankou k salašu uberal sa Chorvát. Keď bol už blízko salaša, Brnčala ho spoznal.</text:span></text:p>
      <text:p text:style-name="P1"><text:span text:style-name="T1">— A čože ty tu chceš? — zadivil sa nahlas. Boli skoro rovesníci a poznali sa dobre. Kým boli obidvaja chlapci, spoločne chodievali do panskej záhrady na jablká či hrušky, ale to už bolo strašne dávno.</text:span></text:p>
      <text:p text:style-name="P1"><text:span text:style-name="T1">— Musel som z domu ujsť, Adam, — vysvetľoval Chorvát napochytre.</text:span></text:p>
      <text:p text:style-name="P1"><text:span text:style-name="T1">— Musel si ujsť? — opakoval bača bez účasti. A okále, zapálené dymom z koliby, podozrievavo prižmuroval. — Musel si...? A pred kým, prosím ťa? Pred kým...?</text:span></text:p>
      <text:p text:style-name="P1"><text:span text:style-name="T1">Tu v objatí prírody, hlboko v horách, boli bačovi tieto slová čudné. V tomto kúte nieto pred kým utekať. Ovce síce utekajú pred divou zverou, ale už ani Bundáš sa nespätí pred hocikým. A jeho, baču Brnčalu, ani medveď neprinúti ujsť zo salaša, kdeže! Preto sa mu nemohlo vpratať do hlavy, že by Chorvát musel utekať pred niekým.</text:span></text:p>
      <text:p text:style-name="P1"><text:soft-page-break/><text:span text:style-name="T1">— Vieš, prichádzajú horúce časy. Front sa blíži. Rusi stoja už pred Karpatmi. No a vieš, my sa nechceme na to všetko dívať so zalomenými rukami a čakať, kým nám niekto slobodu donesie na tanieriku. Máme už vyše hlavy tých plesnivých poriadkov!</text:span></text:p>
      <text:p text:style-name="P1"><text:span text:style-name="T1">Chorvát hovoril so zápalom. V očiach mu horel oheň.</text:span></text:p>
      <text:p text:style-name="P1"><text:span text:style-name="T1">Bača nechápal dobre, o čo vlastne ide, čo sa robí. Od mladosti honelníčil a bačoval, syr vyhrýzal a žinčicu chlipkal. Nemnoho sa staral, čo sa robí dolu v dedine. Pre neho jestvovali iba ovce a zelené grúne, fatranské búrky a nič viac.</text:span></text:p>
      <text:p text:style-name="P1"><text:span text:style-name="T1">Keď sa Brnčala hosťa povypytoval, čo nového v doline, z čista jasna udrel:</text:span></text:p>
      <text:p text:style-name="P1"><text:span text:style-name="T1">— Nuž, Ondro, a čo budeš tuná robiť? Vidím, nadlho si prišiel, dlho budeš vyjedať. Tak veru, Ondro... Čo mieniš robiť? Či len vylihovať, a či aj osoh budem mať z teba?</text:span></text:p>
      <text:p text:style-name="P1"><text:span text:style-name="T1">Okolo úst sa mu vyhĺbili jarčeky smiechu.</text:span></text:p>
      <text:p text:style-name="P1"><text:span text:style-name="T1">Chorvát rád prisľúbil, že si chce zaslúžiť každý hlt jediva.</text:span></text:p>
      <text:p text:style-name="P1"><text:span text:style-name="T1">— Urobím, čo mi rozkážeš. Budem honelníčiť, ovce zavracať, aj dojiť sa naučím.</text:span></text:p>
      <text:p text:style-name="P1"><text:span text:style-name="T1">— A to už zase nie, Ondrejko! — zavrtel Brnčala hlavou a mastný širák potisol do tyla. — To už zase nie, na dojenie treba mať prsty! Toť Matúš je už piaty rok u mňa a iba vlani som mu dovolil dojiť. Citlivá robota, bratku.</text:span></text:p>
      <text:p text:style-name="P1"><text:span text:style-name="T1">— Keď citlivá, tak citlivá. Párať sa za ňu nebudem. No ešte ti, Adamko, poviem niečo, — Chorvátova tvár zvážnela. Bača udivene vzhliadol.</text:span></text:p>
      <text:p text:style-name="P1"><text:span text:style-name="T1">— Možno dnes, možno zajtra prídu ďalší. Vieš, sám by som tuná aj tak veľa neurobil. Iba ak by som len honelníčil. Zíde sa sem celý revolučný národný výbor... ak sa tamtým nepodarilo daktorého dostať.</text:span></text:p>
      <text:p text:style-name="P1"><text:span text:style-name="T1">— Ojojoj! — zjojkol bača. — To bude celý regiment. Už mi viac ovca neskape.</text:span></text:p>
      <text:p text:style-name="P1"><text:soft-page-break/><text:span text:style-name="T1">— Ba práve teraz, Adam, práve teraz ich skape najviac. Lebo poriadny chlap nepotrebuje iba žinčicu, ale aj kus mäsa. A sem prídu naozaj dobrí chlapi.</text:span></text:p>
      <text:p text:style-name="P1"><text:span text:style-name="T1">Brnčalova zarastená tvár sa trochu pretiahla, no nepovedal ani slovka. Nepovedal ani slovka, lebo v hlave sa mu to začalo všetko miešať. Čosi sa ide robiť, keď chlapi zdola musia utekať do hôr. Naozaj sa ide dačo robiť, z ničoho nič by neutekali. Plesnivé poriadky, povedal tento Ondrej. Plesnivé. A veď sú také, to je pravda, teda by sa aj malo dačo robiť. Krivdy je dosť na svete. Ľaľa, ešte minulého roku pýtal sedliakov, aby mu dali ušiť ovčí kožuch na zimu. Patrí mu a ten starý je už samá diera, na rozpadnutie, veď ho ešte zdedil po nebohom bačovi. A sedliaci sú to všetko zazobaní, mali by z čoho. No oni len hlavami kývali — a mysleli si svoje, anciáša im... Prišla zima, oni, gazdíčkovia, chodili si v nových kožuchoch, farbistými šnúrami vyšujtášovaných, no Adamko sa triasol od zimy a nemohol na krok od pece. A kožuch mu patril, už dávno si ho vyslúžil. A ešte všelijakých krívd jesto, pravdaže. Nuž, teraz nech im zrednú ovce, on im ich brániť nebude. Tak veru, ani ho nenapadne.</text:span></text:p>
      <text:p text:style-name="P1"><text:span text:style-name="T1">Keď si to takto v hlave urovnal, a bolo mu pritom celkom dobre, zmyslel si, či Ondrej Chorvát nie je hladný.</text:span></text:p>
      <text:p text:style-name="P1"><text:span text:style-name="T1">— Nuž, najedený nie som, Adam. Nestihol som ani smidku chleba pichnúť do vrecka, tak mi pripekalo, — povedal Chorvát. Sadol si do trávy a zosmutnel, lebo mu myšlienky preskočili na rodinu. Ozaj, ako sa z toho dostali? A čo Nikita? Poškrabal sa vo vlasoch a zdvihol hlavu: — Teda ak dačo máš, daj! Neohrdnem ani parenicou.</text:span></text:p>
      <text:p text:style-name="P1"><text:span text:style-name="T1">— Toto... Parenicu by chcel; podívajme sa! — naoko sa paprčil bača. — Čerstvý syr, neodtečený ti dám, nie pareničku.</text:span></text:p>
      <text:p text:style-name="P1"><text:span text:style-name="T1">— Pristanem ja už na hocičo, len daj! — súril hladný hosť. — Kŕče ma začínajú schytávať.</text:span></text:p>
      <text:p text:style-name="P1"><text:span text:style-name="T1">— Poďme teda do koliby, aby si mi neodkväcol!</text:span></text:p>
      <text:p text:style-name="P1"><text:soft-page-break/><text:span text:style-name="T1">Honelník Matúš len počúval. Bol mladý, asi osemnásťročný mládenčisko, zelenozobák. Pod nosom i na lícach a brade sa mu kudlilo tmavé páperie... Jemu sa náramne zaľúbila Chorvátova reč. Vypozoroval, že onedlho to pôjde do tuhého. Schádzal často do dediny a počúval, ako ľudia bedujú: — Prekliata vojna, aj ten prekliaty, kto ju začal!</text:span></text:p>
      <text:p text:style-name="P1"><text:span text:style-name="T1">A ktože vojnu začal? Nemci, z pažravosti, to vedel presne... Aj on im priloží, keď sa niečo začne, aby bol čoskoro pokoj, aby mamka nemusela jojkať: „Zle je! Pokapeme od hladu pre vojnu.“ Tešil sa, že odteraz bude na salaši veselšie, lebo s bačom to niekedy býva na nevydržanie. Vstrčil do úst dva prsty a prudko zahvízdal. Pribehol Bundáš s rozvrteným širokým chvostom.</text:span></text:p>
      <text:p text:style-name="P1"><text:span text:style-name="T1">— Bundáš, máme hosťa, — oznamoval psovi, akoby tento rozumel ľudskej reči. — A prídu vraj ďalší, rozumieš, Bundášik? Hihihi!</text:span></text:p>
      <text:p text:style-name="P1"><text:span text:style-name="T1">Brnčala voviedol hosťa do koliby. Jožov otec nebol z tých najvyšších, no musel sa poriadne prikrčiť, ak chcel vojsť do zrubu. Vnútro koliby bolo tmavé a tesné. Zapáchalo tu syrom, smolou a ovčím kožuchom.</text:span></text:p>
      <text:p text:style-name="P1"><text:span text:style-name="T1">Bača hosťa hneď upozornil:</text:span></text:p>
      <text:p text:style-name="P1"><text:span text:style-name="T1">— Ale nemysli si, že si v panskom kaštieli. Zohýnaj hlavu, ináč mi oštiepky z hambalkov pozrážaš.</text:span></text:p>
      <text:p text:style-name="P1"><text:span text:style-name="T1">Chorvát pozrel nad seba. Naozaj! Na dlhých tyčkách boli rozvešané hnedučké oštiepky. Vyvaľovali si na brnavo zaúdené brušká a náramne mu dráždili vyhladovaný žalúdok.</text:span></text:p>
      <text:p text:style-name="P1"><text:span text:style-name="T1">Bača nabral do črpáka žinčice, posekal do nej syra, z hrnca vybral kus varenej baraniny.</text:span></text:p>
      <text:p text:style-name="P1"><text:span text:style-name="T1">— Na, jedz! — ponúkol hosťa. — Aj kráľ Matej také najradšej jedával.</text:span></text:p>
      <text:p text:style-name="P1"><text:span text:style-name="T1">Bolo to ponúknutie jednoduché, no plné dobroprajnosti. A keď si už Chorvát chutne ujedal, bača dodal:</text:span></text:p>
      <text:p text:style-name="P1"><text:span text:style-name="T1">— U Brnčalu sa nehladuje! Bisťu, veru nie!</text:span></text:p>
      <text:p text:style-name="P3"><text:soft-page-break/><text:span text:style-name="T1">Ešte pred večerom prišiel na salaš Gabov otec, tehliar Hanzelík, a učiteľ Šimák. A bola už celkom hustá tma, keď pod Suchý vrch dorazil železničiar Vydra...</text:span></text:p>
      <text:p text:style-name="P1"><text:span text:style-name="T1">Teraz všetci sedeli okolo vatry, ktorá veselo praskotala. Rozprávali si, ako sa dostali z pazúrov „kopovov“, ako volali detektívov.</text:span></text:p>
      <text:p text:style-name="P1"><text:span text:style-name="T1">Práve hovoril učiteľ Šimák. Bol to ešte mladý človek, blondín hranatej tváre, s prenikavým svitom tmavých očí.</text:span></text:p>
      <text:p text:style-name="P1"><text:span text:style-name="T1">— Pracoval som v školskom kabinete. Dával som si do poriadku veci z minulého školského roku, uzavieral som knihy a výkazy na úrad posielal. Privstal som si, aby som prácu dokončil pred poludňajšou horúčavou. Iba keď sa do kabinetu vrútila moja domáca, teta Krekáčka.</text:span></text:p>
      <text:p text:style-name="P1"><text:span text:style-name="T1">„Pán učiteľko,“ sotva dych lapala. V ruke držala papierové vrecko z obchodu. „Doma vás hľadajú nejakí páni. Bola som u Volavca po soľ, keď pribehla suseda Hana. Vraj na vás sa vypytujú.“</text:span></text:p>
      <text:p text:style-name="P1"><text:span text:style-name="T1">„Akí páni, čo za páni?“ opýtal som sa jej dosť nevrlo.</text:span></text:p>
      <text:p text:style-name="P1"><text:span text:style-name="T1">„Nuž, cudzí, iste z mesta. A vraj sú veľmi prísni.“</text:span></text:p>
      <text:p text:style-name="P1"><text:span text:style-name="T1">Svitlo mi v hlave. Vedel som, kto ma hľadá. Tetke Krekáčke som povedal, aby išla vopred a povedala tým pánom, že nech len byľku počkajú, že už bežím. „Možno, že vás cestou dobehnem,“ zavolal som za domácou, keď už bola na chodbe, aby ani ona nepojala nijaké podozrenie.</text:span></text:p>
      <text:p text:style-name="P1"><text:span text:style-name="T1">Ja som však nešiel domov. Prebehnem cez školskú záhradu na chodník, čo vedie poza humná, na vyšný koniec, a utekám k tehelni. Prišlo mi v letku na myseľ, že dobre bude toť Hanzelíka upozorniť, ak ho už nečapli.</text:span></text:p>
      <text:p text:style-name="P1"><text:span text:style-name="T1">Podľa Vydrovho rozprávania aj on vyviazol len tak, že starý Burda ho prišiel do lampárne upozorniť, aby sa pakoval, že sa zháňajú po ňom. Ani so ženou a deťmi sa nestačil rozlúčiť.</text:span></text:p>
      <text:p text:style-name="P1"><text:span text:style-name="T1">Bača s honelníkom hltavo počúvali rozprávanie nových obyvateľov salaša. Všetko sa im zdalo akoby z iného sveta.</text:span></text:p>
      <text:p text:style-name="P1"><text:soft-page-break/><text:span text:style-name="T1">Vatra, ktorá doteraz horela jasným plameňom, dohárala. Plamienky prestali tancovať svoj divotvorný tanec, iba hlavne žiarili, tleli a krvavo svietili.</text:span></text:p>
      <text:p text:style-name="P1"><text:span text:style-name="T1">— Prihoď! — drgol Brnčala honelníka.</text:span></text:p>
      <text:p text:style-name="P1"><text:span text:style-name="T1">Matúš prihodil haluziny, kŕdle iskier vyleteli dovysoka. Ako svätojánske mušky tancovali povetrím. Mnohé dohoreli vo výške, iné padli do trávy a prskajúc hasli.</text:span></text:p>
      <text:p text:style-name="P1"><text:span text:style-name="T1">Chlapov upútal jagot tohto prirodzeného ohňostroja. Pozorovali hru ohňa a iskier rozšírenými očami.</text:span></text:p>
      <text:p text:style-name="P1"><text:span text:style-name="T1">Keď sa už vatra znova pokojne rozhorela, začal Chorvát nanovo rozpriadať rozhovor:</text:span></text:p>
      <text:p text:style-name="P1"><text:span text:style-name="T1">— Teda aspoň časť výboru sa zachránila. Kto ešte chýba? Jeden, dvaja... štyria chýbajú, — ukazoval na prstoch. — Možno nocou ešte niekto príde, alebo zajtra... Ale teraz musíme dať hlavy dokopy a poradiť sa, ako robiť ďalej. Treba nadviazať spojenie s dedinou i s chlapmi v okolitých skrýšach. Lebo mnoho chlapov čaká v horách na signál.</text:span></text:p>
      <text:p text:style-name="P1"><text:span text:style-name="T1">V tomto novom prostredí zneli tieto slová ešte akosi čudne. Zdalo sa, že nepôsobili dosť povzbudivo, lebo sa ozval hlboký vzdych.</text:span></text:p>
      <text:p text:style-name="P1"><text:span text:style-name="T1">Učiteľ Šimák prikývol:</text:span></text:p>
      <text:p text:style-name="P1"><text:span text:style-name="T1">— Hej, to je isté... Neutekali sme sem, aby sme tu zimovali ako medvede. Budeme organizovať odboj odtiaľto.</text:span></text:p>
      <text:p text:style-name="P1"><text:span text:style-name="T1">— Ťažko to pôjde, — vzdychol výhybkár Vydra.</text:span></text:p>
      <text:p text:style-name="P1"><text:span text:style-name="T1">— Nuž, zaiste ťažšie ako doteraz, — strmo odvetil Šimák a zosŕkol, lebo žeravá iskrička mu padla na chrbát ruky. Poskakujúce plamienky rozhorenej vatry mu striedavo ožarovali tvár, ktorá sa takto zdala akousi neskutočnou. — Ťažšie ako doteraz, ale rozhodne to pôjde! — Hlas však bol skutočný, tvrdý, pevný. — Veď nemôže vyjsť doteraz vykonaná práca nazmar! Nie, nie... Poradíme sa, ako začneme, čo podnikneme. Urobíme si plán a podľa neho...</text:span></text:p>
      <text:p text:style-name="P1"><text:span text:style-name="T1">— Bude treba najskôr Nikitu priviesť medzi nás, aby sme mohli nadviazať spojenie so štábmi v horách.</text:span></text:p>
      <text:p text:style-name="P1"><text:soft-page-break/><text:span text:style-name="T1">— Dovedieme ho, — prisvedčil Chorvát. — Aj poradí nám v mnohom.</text:span></text:p>
      <text:p text:style-name="P1"><text:span text:style-name="T1">— Len či ho nenašli, — zapochyboval Vydra.</text:span></text:p>
      <text:p text:style-name="P1"><text:span text:style-name="T1">— Neboj sa, nie je chlapec. Ten skočí na všetky štyri, — zasmial sa Šimák a opätkom potisol tlejúcu hlaveň do stredu pahreby.</text:span></text:p>
      <text:p text:style-name="P1"><text:span text:style-name="T1">Bača vstal, hlasne zívol, ako keď sova zahúka. Bol to znak, že je už čas na spanie. On, človek hôr, nepotreboval hodiny. Mal v krvi denný poriadok salaša, ktorý nebol ochotný narušiť ani kvôli týmto novým ľuďom.</text:span></text:p>
      <text:p text:style-name="P1"><text:span text:style-name="T1">Za Brnčalom sa zdvihli aj ostatní. Honelník Matúš rozhádzal pahrebu a bagančami zadupal žiariace uhlíky.</text:span></text:p>
      <text:p text:style-name="P1"><text:span text:style-name="T1">Noc bola teplá, hviezdnatá. Iba ľahký vetrík ševelil v štíhlych vrcholcoch starých jedlí a smrekov, čo rástli okolo polianky poniže salaša.</text:span></text:p>
      <text:p text:style-name="P2"/>
      <text:p text:style-name="P2"/>
      <text:p text:style-name="P3"><text:span text:style-name="T1">&lt;h1&gt;</text:span><text:span text:style-name="T2">Čestné slovo</text:span><text:span text:style-name="T1">&lt;/h1&gt;</text:span></text:p>
      <text:p text:style-name="P2"/>
      <text:p text:style-name="P1"><text:span text:style-name="T2">J</text:span><text:span text:style-name="T1">ožo ledva vyčkal, kým autá odfujazdili. Celý rozochvený rozbehol sa do Nikitovej skrýše. Cestou, ešte vonku, zodvihol tri kamienky, aby mohol dať znamenie.</text:span></text:p>
      <text:p text:style-name="P1"><text:span text:style-name="T1">Ale kamienky teraz nepotreboval. Nikitu našiel sedieť na nedostavenej priečke. Hompáľal nohami a fajčil svoju obvyklú hrubú papirosu.</text:span></text:p>
      <text:p text:style-name="P1"><text:span text:style-name="T1">Chlapca prekvapil jeho pokoj. On sa celý trasie, a tuto Nikita si spokojne sedí a fajčí. Tvár pokojná, len trochu zamyslená.</text:span></text:p>
      <text:p text:style-name="P1"><text:span text:style-name="T1">Jožo schytil obidve kolembajúce sa nohy a povedal vzrušeným hlasom:</text:span></text:p>
      <text:p text:style-name="P1"><text:span text:style-name="T1">— Tak som sa bál o teba, Nikita.</text:span></text:p>
      <text:p text:style-name="P1"><text:span text:style-name="T1">— Bál? — usmial sa parašutista. — A čo si sa mal o mňa báť?</text:span></text:p>
      <text:p text:style-name="P1"><text:span text:style-name="T1">— Mohli ťa nájsť, — vysvetľoval chlapec.</text:span></text:p>
      <text:p text:style-name="P1"><text:soft-page-break/><text:span text:style-name="T1">— Hm, nájsť ma mohli, ale tým lepšie pre nich, že mi dali svätý pokoj.</text:span></text:p>
      <text:p text:style-name="P1"><text:span text:style-name="T1">— A čo by si bol spravil, keby ťa našli?</text:span></text:p>
      <text:p text:style-name="P1"><text:span text:style-name="T1">Chlapcova otázka pripadla ostrieľanému bojovníkovi smiešnou. Z chuti sa zasmial:</text:span></text:p>
      <text:p text:style-name="P1"><text:span text:style-name="T1">— Si ty len zelenáč, Jozef. Ruky by som im potriasol a povedal: „Vitajte!“... Lepšie urobíš, keď skočíš domov a donesieš mi staré noviny. Vyšli mi papieriky. Nemám už do čoho tabak krútiť.</text:span></text:p>
      <text:p text:style-name="P1"><text:span text:style-name="T1">Inokedy by bol Jožo ochotne doniesol žiadaný papier. Teraz sa ani nepohol. Len hľadel na parašutistu vyvalenými očami. Nemohol pochopiť, ako sa môže takto bezstarostne usmievať, akoby sa nebolo nič stalo, a hovoriť o čomsi celkom inom. Zabudol, že Nikita je už vyše troch rokov frontovým vojakom, že prešiel peklom vojny, ktorá ho naučila nebáť sa ničoho, ani smrti.</text:span></text:p>
      <text:p text:style-name="P1"><text:span text:style-name="T1">— Veď nevyvaľuj na mňa okále, — hodil Nikita širokou rukou, sťaby odháňal dotieravú mäsiarku. Potom odhodil cigaretový opalok, ktorý sa rozsypal prv, než dopadol na zem.</text:span></text:p>
      <text:p text:style-name="P1"><text:span text:style-name="T1">— Idem podať veliteľstvu zprávu, — povedal a prehupol sa na druhú stranu priečky. Jožo ostal sám. Už chcel odísť s dlhým nosom, že ho Nikita odháňa, keď sa zarastená tvár znova ukázala nad priečkou.</text:span></text:p>
      <text:p text:style-name="P1"><text:span text:style-name="T1">— Prines, holúbok! Potom sa porozprávame.</text:span></text:p>
      <text:p text:style-name="P1"><text:span text:style-name="T1">Jožo zabehol domov, našiel staré noviny a ponáhľal sa do „šestorky“. Nikita práve vstával od vysielačky. Na tvári mu sedel veselý úsmev.</text:span></text:p>
      <text:p text:style-name="P1"><text:span text:style-name="T1">— Si ako zmoknuté kura, — zasmial sa chlapcovi a zatriasol ním ako mladou hruškou.</text:span></text:p>
      <text:p text:style-name="P1"><text:span text:style-name="T1">— Vieš... otec... — ticho povedal Jožo. — Len aby ho nechytili!</text:span></text:p>
      <text:p text:style-name="P1"><text:span text:style-name="T1">— Nechytia! — pevným hlasom povedal parašutista. — Tvoj otec je chlap na mieste, vie, čo má robiť. Všetko je dohovorené.</text:span></text:p>
      <text:p text:style-name="P1"><text:soft-page-break/><text:span text:style-name="T1">Nikitove slová uspokojovali. Bolo v nich toľko istoty, že v chlapcovi sa roztápala obava o osud otca.</text:span></text:p>
      <text:p text:style-name="P1"><text:span text:style-name="T1">— A ty, Nikitinko...?</text:span></text:p>
      <text:p text:style-name="P1"><text:span text:style-name="T1">— Aj ja pôjdem za ním. Tak sme sa dohodli: počkám, kým si nájdu miesto, a potom pôjdem aj ja. — Zrazu Nikita chytil chlapca za ruku a zvrtol rozhovor na iné:</text:span></text:p>
      <text:p text:style-name="P1"><text:span text:style-name="T1">— Teraz sa aj ty musíš ukázať ako chlap!</text:span></text:p>
      <text:p text:style-name="P1"><text:span text:style-name="T1">Jožove líca zaliala červeň.</text:span></text:p>
      <text:p text:style-name="P1"><text:span text:style-name="T1">— A u vás, Nikita, u vás bojujú aj chlapci?</text:span></text:p>
      <text:p text:style-name="P1"><text:span text:style-name="T1">— Či bojujú...? Nielen chlapci, aj dievčatá. Keď bolo treba, každý bojoval. — Na chvíľu zamĺkol, po tvári mu preletel náhly tieň. — Pamätám sa, — znova sa ozval, — pamätám sa, raz nás fašisti odrezali a my sme sa ocitli v tyle nepriateľa. Stal sa z nás partizánsky odriad. Veľký a mocný odriad, kontrolovali sme niekoľko dedín. No zväčša sme sa zdržovali v horách, dediny nás len zásobovali. V istej dedinke, myslím, že sa Gorlovka volala, mladí, mnohí z nich neboli starší ako ty, zorganizovali pre nás prísun potravín. Dobre to zorganizovali tie decká. Mali sme dohovorené miesto, a oni zhromažďovali potraviny a donášali ich. Nepotrebovali sme to, sami sme si mohli prísť po zásoby, ale oni nie, my chceme pomáhať. Až raz dvoch s naloženým vozom prichytil fašistický prepadový oddiel. Bolo im divné, že sa tak dlho držíme, nuž sliedili. A týchto dvoch zajali. On sa volal Oles, ona Žurka. Chytili ich a začali mučiť. Najprv len podobrotky: Povedzte, vravia im, kto patrí k vám, ako je to všetko zorganizované, kde je dohovorené miesto. A oni ako dva kamene. Najprv sľubovali, povedzte, zachránite sa. Keď to nepomohlo, začali ich biť, kopať. Žurka zamdlela, ale ani jeden, ani druhý nevyzradil. Previezli ich do susednej dediny, kde sa cítili istejší, a tam ich obesili. Obesili, Jozef! Vraj na výstrahu, aby nik nepomáhal partizánom.</text:span></text:p>
      <text:p text:style-name="P1"><text:span text:style-name="T1">— Obesili? — s úžasom vydýchol Jožo. — Aj to dievča obesili, tú Žurku?</text:span></text:p>
      <text:p text:style-name="P1"><text:soft-page-break/><text:span text:style-name="T1">— Pravda je, obesili Zurku i Olesa, — prikývol Nikita a tvárou mu trhol kŕč bolestnej spomienky. Potom však s dôrazom dodal: — Ale pomstili sme ich, špeciálne sme si dali záležať, ktorý oddiel fašistov to urobil. Neušli... A to nie je jediný prípad, mohol by som ti rozprávať...</text:span></text:p>
      <text:p text:style-name="P1"><text:span text:style-name="T1">Jožo cítil na čele studený pot. Oči mu horeli nenávisťou:</text:span></text:p>
      <text:p text:style-name="P1"><text:span text:style-name="T1">— Ale prečo ich obesili...?</text:span></text:p>
      <text:p text:style-name="P1"><text:span text:style-name="T1">— Prečo? Nenávidia všetkých ľudí okrem seba. Aj vás nenávidia.</text:span></text:p>
      <text:p text:style-name="P1"><text:span text:style-name="T1">Chlapec vyskočil z lôžka, na ktorom sedel, a začal chodiť po pivnici. Zrazu sa zastavil oproti Nikitovi. Bolo mu strašne, pred očami mal dve obesené telá.</text:span></text:p>
      <text:p text:style-name="P1"><text:span text:style-name="T1">— Svine! — vybuchol. Nikita kývol hlavou:</text:span></text:p>
      <text:p text:style-name="P1"><text:span text:style-name="T1">— Treba ich nenávidieť!</text:span></text:p>
      <text:p text:style-name="P1"><text:span text:style-name="T1">Jožo si opäť sadol. Chvíľu hľadel do zeme, potom sa opýtal.</text:span></text:p>
      <text:p text:style-name="P1"><text:span text:style-name="T1">— Tak aj ty pôjdeš, Nikita?</text:span></text:p>
      <text:p text:style-name="P1"><text:span text:style-name="T1">— Pôjdem.</text:span></text:p>
      <text:p text:style-name="P1"><text:span text:style-name="T1">— A čo ja? Ja... tu zostanem?</text:span></text:p>
      <text:p text:style-name="P1"><text:span text:style-name="T1">— Len sa upokoj, Jozef, upokoj sa, — tíšil ho parašutista. — Ešte ani ja nejdem.</text:span></text:p>
      <text:p text:style-name="P1"><text:span text:style-name="T1">— Vieš čo, Nikita, ja pôjdem s tebou... Za otcom.</text:span></text:p>
      <text:p text:style-name="P1"><text:span text:style-name="T1">V chlapcovom pohľade bolo odhodlanie a srditosť. Vo vnútri cítil úľavu, už je to vonku.</text:span></text:p>
      <text:p text:style-name="P1"><text:span text:style-name="T1">— No... No! Možno pôjdeš, až bude treba, neviem... — chlácholil ho Nikita. Poklepal Jožovi po čele a zasmial sa, až v zarastenej tvári zasvietili biele silné zuby.</text:span></text:p>
      <text:p text:style-name="P2"/>
      <text:p text:style-name="P1"><text:span text:style-name="T1">Doteraz sa ešte Bleskovi nikdy nestalo dačo také ako dnes. Chlapec prešiel, okolo neho bez toho, že by si ho povšimol. Bol zamyslený a nevidel, ako vlčiak radostne vrtí chvostom a vyskakuje oproti nemu. Múdre oči zvieraťa nechápavo hľadeli za chlapcom. Inokedy ho aspoň pohladkal, prihovoril sa...</text:span></text:p>
      <text:p text:style-name="P1"><text:span text:style-name="T1">„Pôjdem ku Gabovi,“ rozhodol sa Jožo.</text:span></text:p>
      <text:p text:style-name="P1"><text:span text:style-name="T1">Nie, s toľkými myšlienkami nemohol sám ostať.</text:span></text:p>
      <text:p text:style-name="P1"><text:soft-page-break/><text:span text:style-name="T1">Rozbehol sa teda cestou popod Bukovinku. Vbehol rovno do mokrade, kde sa rozlieval neveľký potôčik, čo stekal z úbočia. Nedbal, že mu pod nohami čvachce a voda každú chvíľu striekne vyše kolien.</text:span></text:p>
      <text:p text:style-name="P1"><text:span text:style-name="T1">Bežal, bežal...</text:span></text:p>
      <text:p text:style-name="P1"><text:span text:style-name="T1">Chytro prefrkol k tehelni. Biely domček stál medzi stromami ticho, neživo.</text:span></text:p>
      <text:p text:style-name="P1"><text:span text:style-name="T1">Gabriela našiel opretého o starý gaštan. Bol celkom inakší ako inokedy. Hlava na prsiach, ruky spustené, len strapaté hniezdo vlasov prezrádza, že je to Gabrielova hlava.</text:span></text:p>
      <text:p text:style-name="P1"><text:span text:style-name="T1">— Gabo!</text:span></text:p>
      <text:p text:style-name="P1"><text:span text:style-name="T1">— No...? — strhol sa Gabriel. Plavá štica mu skĺzla na zachmúrené a ustarostené čelo. Bez slova viedol priateľa za sušiarne, do svojho obľúbeného tajného kútika. Ani jeden nespozoroval, ako za nimi spoza obloka blysli dievčenské oči.</text:span></text:p>
      <text:p text:style-name="P1"><text:span text:style-name="T1">Jožo sa odvtedy, čo nosil v sebe tajomstvo „šestorky“, spolužiakom odcudzil. Bál sa, že blízke priateľstvo ich bude lákať do „Explózie“. Keď sa začali prázdniny, Jožo do tehelne nechodil, lebo sa radšej obšmietal okolo Nikitu. Plány o prázdninových potulkách za hubami sa teda tiež celkom nesplnili, trojica rovesníkov sa rozbila takmer úplne.</text:span></text:p>
      <text:p text:style-name="P1"><text:span text:style-name="T1">Nevšedná udalosť dala však chlapcov zase dokopy. Vierka závistlivo hľadela za nimi spoza záclonky a čakala, že zaznie dohovorený hvizd. Keď ju však nevolali, zaumienila si, že sa pridá sama.</text:span></text:p>
      <text:p text:style-name="P1"><text:span text:style-name="T1">Za sušiarňou sa chlapci prikrčili do vysokého černobyľu a lopúšia.</text:span></text:p>
      <text:p text:style-name="P1"><text:span text:style-name="T1">— Jožo, môj otec musel odísť, — začal Gabriel.</text:span></text:p>
      <text:p text:style-name="P1"><text:span text:style-name="T1">„Aha, to isté, čo u nás,“ pomyslel si Jožo a už teraz chápal, prečo je Gabriel taký.</text:span></text:p>
      <text:p text:style-name="P1"><text:span text:style-name="T1">— Ráno ma mamka poslala do obchodu po cigóriu. Bol som však dohovorený s Mišom Hadom, že pôjdeme na pstruhy do Štiavničky, nuž ma to aj dožralo. Musel som poriadne švihať, aby som aj cigóriu doniesol, aj na ryby mohol ísť. Preto som šibol poza </text:span><text:soft-page-break/><text:span text:style-name="T1">humná. Iba keď ktosi na mňa kričí: „Gabriel... Gábóóó!“ Zastanem a oproti sa ponáhľa náš učiteľ. Pobehnem k nemu a on mi vraví: „Gabriel, utekaj hneď domov a povedz otcovi, aby sa pripravil na Suchý vrch, lebo...“ Celý ti bol zadychčaný.</text:span></text:p>
      <text:p text:style-name="P1"><text:span text:style-name="T1">Vyrozumel som, že je zle. Cigória mi vyfučala z hlavy, obrátim sa a upaľujem za otcom. Vyvolal som ho od pece. Len čo počul odkaz, letel domov, pohádzal na seba teplé šaty. Vo dverách mi len toľko povedal: „Si najstarší, pomáhaj mame, kým sa vrátim!“ a už ho nebolo.</text:span></text:p>
      <text:p text:style-name="P1"><text:span text:style-name="T1">Gabo chvíľku pregĺgal sliny, ktoré sa mu tlačili do hrdla. Oči mal akési mútne a nos špicatejší ako inokedy. Potom povedal:</text:span></text:p>
      <text:p text:style-name="P1"><text:span text:style-name="T1">— Najhoršie je, že mama stále narieka. Nemôže sa uspokojiť a ja si s ňou neviem rady. — Povedal to celkom hrubým, chlapským hlasom.</text:span></text:p>
      <text:p text:style-name="P1"><text:span text:style-name="T1">Jožo počúval, počúval. Ešte nikdy nevidel tohto vetroplacha takého skormúteného. Keď Gabo skončil, prikývol:</text:span></text:p>
      <text:p text:style-name="P1"><text:span text:style-name="T1">— Aj môj otec musel ujsť, Gabo. V „Explózii“ robili prehliadku.</text:span></text:p>
      <text:p text:style-name="P1"><text:span text:style-name="T1">— Márnosť šedivá, no a...? — vyskočil Gabo.</text:span></text:p>
      <text:p text:style-name="P3"><text:span text:style-name="T1">— Nič nenašli, iba otcove knižky.</text:span></text:p>
      <text:p text:style-name="P1"><text:span text:style-name="T1">— Aj u nás ňúrali, predstav si. Práve pred tebou odišli. Schmatli nejaké písma a veľmi sa napaprčili, lebo otec nebol ani doma, ani v továrni. Mama stále tvrdila, že otca od rána nevidela, a ja rovno za ňou ako papagáj. Tí ti zúrili... — Gabo štrbinou medzi prednými zubami odcrkol slinu.</text:span></text:p>
      <text:p text:style-name="P1"><text:span text:style-name="T1">— Gabo, ja pôjdem za otcom, — povedal Jožo.</text:span></text:p>
      <text:p text:style-name="P1"><text:span text:style-name="T1">Chcel ešte dodať, že otec bude bojovať proti fašistom, ale nedohovoril. Chlapci, zabratí do rozhovoru, nepočuli šuchot ľahučkých krokov, až v poslednej chvíli Gabo vyskočil a hľadel k rohu sušiarne, kde čosi sprašťalo.</text:span></text:p>
      <text:p text:style-name="P1"><text:span text:style-name="T1">— Ktosi nás špehuje! — zasyčal a oči mu ožili.</text:span></text:p>
      <text:p text:style-name="P1"><text:soft-page-break/><text:span text:style-name="T1">Spoza rohu však vyšla Vierka. Mala rozpálenú tvár, že sa jej celkom stratili hnedé pehy. Prstami nerozhodne žmolila vyblednutú sukienku.</text:span></text:p>
      <text:p text:style-name="P1"><text:span text:style-name="T1">— Čo tu chceš? — oboril sa na ňu Gabriel, sklamaný, že je to len ona a nie poriadny špión.</text:span></text:p>
      <text:p text:style-name="P1"><text:span text:style-name="T1">„Aká je tenká,“ pomyslel si Jožo, lebo sa mu zdalo, že odvtedy, čo ju nevidel, akoby schudla.</text:span></text:p>
      <text:p text:style-name="P1"><text:span text:style-name="T1">Dievča zastalo. Na tvári sa mu zračilo prekvapenie. Ticho, sotva počuteľne sa opýtalo: — A či ja už nepatrím medzi vás?</text:span></text:p>
      <text:p text:style-name="P1"><text:span text:style-name="T1">Jožovi prišlo Vierky ľúto. Akí sú, celkom na ňu zabudli.</text:span></text:p>
      <text:p text:style-name="P1"><text:span text:style-name="T1">— Patríš medzi nás, čoby nie, — tíšil ju a už chcel povedať, aby si sadla. Ale Gabo ho zahriakol: — Teraz si rozprávame rozprávky pre chlapcov. Pre chlapov, rozumieš! — a čudne hľadel na dievča spod strapatej kečky.</text:span></text:p>
      <text:p text:style-name="P1"><text:span text:style-name="T1">— Čo si taký... — zastal sa Viery Jožo.</text:span></text:p>
      <text:p text:style-name="P1"><text:span text:style-name="T1">— Dievčatá nevedia držať jazyk za zubami, — odvrkol najedovane Gabo.</text:span></text:p>
      <text:p text:style-name="P1"><text:span text:style-name="T1">— Vidíte, akí ste, — pomaličky slabikovala urazená Vierka. — Doteraz som vám bola dobrá, aj úlohy z počtov som vám pomáhala robiť.</text:span></text:p>
      <text:p text:style-name="P1"><text:span text:style-name="T1">— Tak nehovor! — prudko povedal Jožo. Zlostilo ho, že ich oboch hádže do jedného vreca. — Tak nehovor, ty si pomáhala nám, my zase tebe. Tým sa neoháňaj!</text:span></text:p>
      <text:p text:style-name="P1"><text:span text:style-name="T1">— Tak je a odpáľ! — nástojil Gabo. — Teraz nejde o školské úlohy, teraz ide o vojenskú poradu. Škoda sa ti pliesť.</text:span></text:p>
      <text:p text:style-name="P1"><text:span text:style-name="T1">— Ale, neblbni, Gabo... — chcel sa Jožo zastať Vierky. Stála tam ako hromádka nešťastia. Iste nevie pochopiť, prečo ju tak naraz odháňajú. Treba by jej bolo vysvetliť, ale ako, keď nesmieš. Tajomstvo. Nuž len chabo sa postavil proti Gabovi: — Nechaj ju. — Prišlo mu na um Nikitovo rozprávanie o Žurke.</text:span></text:p>
      <text:p text:style-name="P1"><text:span text:style-name="T1">— Keď chceš, nuž môžeš s ňou... — očervenel Gabriel. — Ale ja odídem! — a vyskočil na rovné nohy.</text:span></text:p>
      <text:p text:style-name="P1"><text:span text:style-name="T1">Jožo už ani nemukol.</text:span></text:p>
      <text:p text:style-name="P1"><text:soft-page-break/><text:span text:style-name="T1">— Oh, ja viem, vy chcete byť iste nejakými hrdinami a mne nedovolíte... — smutne povedala Vierka a Jožovi sa zdalo, že sa jej zatriasla špicatá briadka. Sklonila hlavu, dva krátke vrkôčiky jej odstávali od opáleného krku. Chvíľu stála nepohnute, akoby čakala, že si to chlapci predsa rozmyslia a privolajú ju medzi seba. Ale oni ani muk. Gabo stál oproti nej ako rozčertený kohút a Jožo sedel pod plotom a čušal. Bál sa, že Gabo splní svoju vyhrážku.</text:span></text:p>
      <text:p text:style-name="P1"><text:span text:style-name="T1">— Keď nechcete, nech, prosiť sa vám nebudem, — povedalo dievča. Chcelo to povedať hrdo, ale slová vyzneli žalostne. Pomaly sa zvrtla a odišla.</text:span></text:p>
      <text:p text:style-name="P1"><text:span text:style-name="T1">Za rohom sušiarne jej vyhŕkli slzy. Sotva ich vládala zadržať, keď stála pred chlapcami, no teraz jej o to hojnejšie stekali dolu lícami. Išlo jej srdce puknúť, že ju tak vytvorili spomedzi seba. Doteraz si medzi spolužiakmi ani priateľku nehľadala, lebo jej bolo dobre s Jožom a Gabom. To bol jej svet. Teraz o to silnejšie cítila, že ostala celkom sama. A keď z nej vybúšil hlasný nárek, utekala preč. Ešte to, aby počuli, ako plače. Potom by už v ich očiach naozaj nebola celkom nič.</text:span></text:p>
      <text:p text:style-name="P1"><text:span text:style-name="T1">— Nemal si ju tak odohnať, — povedal Jožo. Ešte stále mal Vieru pred sebou, ako tam stála, žmolila si kraj sukienky, ako sa jej triasla brada.</text:span></text:p>
      <text:p text:style-name="P1"><text:span text:style-name="T1">— Nemal, nemal... Ale čo! Načo sa práve teraz medzi nás pletie! Baba! Pamätáš, vtedy pri rampe; aj vtedy chcela utiecť.</text:span></text:p>
      <text:p text:style-name="P1"><text:span text:style-name="T1">— A čože od nej chceš? Je slabá... Iste by nám nemohla pomôcť, — rozmýšľal Jožo nahlás, ale vnútri ho to neprestávalo škrieť: — Ale predsa si ju nemusel tak... Mal si vysvetliť a nie odohnať.</text:span></text:p>
      <text:p text:style-name="P1"><text:span text:style-name="T1">— A čo si nevysvetlil ty, há?... Ale nechajme to tak, Jožo, — blysli Gabovi oči. Už nebol smutný, už bol ako inokedy. — Ja ešte stále dobre nechápem, prečo chceli pochytať našich otcov.</text:span></text:p>
      <text:p text:style-name="P1"><text:span text:style-name="T1">— V „Explózii“ sa schádzal revolučný národný výbor. Oni boli jeho členmi, Gabo. A revolučný výbor pripravuje povstanie proti tým... no veď vieš...</text:span></text:p>
      <text:p text:style-name="P1"><text:soft-page-break/><text:span text:style-name="T1">— Aj proti Švecovi? — opýtal sa Gabo.</text:span></text:p>
      <text:p text:style-name="P1"><text:span text:style-name="T1">— Jasné. Sám si vravel, že Nemcom udáva, — prikývol Jožo. Hrialo ho, že vie o všetkom viac ako Gabo, že mu môže hovoriť také dôležité veci. A na Gabovej vyjavenej tvári bolo vidno, ako ho to všetko prekvapilo. Čože on mal potuchu, že existuje dajaký revolučný výbor, že sa pripravuje dajaké povstanie?</text:span></text:p>
      <text:p text:style-name="P1"><text:span text:style-name="T1">— Tíha, — zhíkol Gabriel a ticho zapískal, ako to len on vie, lebo má štrbinu medzi prednými zubami. — Tíha, mali by toho Šveca riadne vymasírovať.</text:span></text:p>
      <text:p text:style-name="P1"><text:span text:style-name="T1">— A možno vymasírujú, — zasmial sa Jožo. A naraz ho pochytila pochabá myšlienka, aby sa ešte viac povyťahoval pred kamarátom. Nech vie, kto je Jožo Chorvát. Nerozvažoval dlho a vyhŕkol: — Eh, keby si vedel, čo robia tí smrtkári...! Oni ti aj ľudí vešajú, ba aj dievčence vešajú, také ako Vierka.</text:span></text:p>
      <text:p text:style-name="P1"><text:span text:style-name="T1">Gabrielovi vyskočili oči. — A kto ti to povedal...?</text:span></text:p>
      <text:p text:style-name="P1"><text:span text:style-name="T1">Teraz Jožom heglo. Nerátal s takou otázkou. Ktože mu to povedal, predsa Nikita. Ale ešte nikomu nehovoril o Nikitovi, dal predsa sľub...</text:span></text:p>
      <text:p text:style-name="P1"><text:span text:style-name="T1">— No počul som, — začal vykrúcať, ale tak, že Gabo hneď videl, že to nie je čistá hra. A to ešte väčšmi vybičovalo jeho zvedavosť.</text:span></text:p>
      <text:p text:style-name="P1"><text:span text:style-name="T1">— Počul som... ale od koho?</text:span></text:p>
      <text:p text:style-name="P1"><text:span text:style-name="T1">— Od koho... od koho, — mračí sa Jožo a nevie kam z konopí. Teraz ho už jeduje, že povedal viac, ako bolo treba. Radšej si mal do jazyka zahryznúť. Teraz bude Gabo nástojiť, aby mu povedal, od koho počul také veci. Pozná jeho tvrdú hlavu, veď aj pred chvíľou dosiahol svoje. Preto sa snažil hovoriť o inom:</text:span></text:p>
      <text:p text:style-name="P1"><text:span text:style-name="T1">— A čo my...? Ja pôjdem za otcom. Do hôr.</text:span></text:p>
      <text:p text:style-name="P1"><text:span text:style-name="T1">Gabovi zaihrali plamienky v očiach.</text:span></text:p>
      <text:p text:style-name="P1"><text:span text:style-name="T1">„Naletel!“ odľahlo Jožovi.</text:span></text:p>
      <text:p text:style-name="P1"><text:span text:style-name="T1">— Pôjdem s tebou, Jožo. Po horách brúsiť. Budeme ako zbojníci!... Škoda, že nás nie je viac. Bol by som náčelníkom.</text:span></text:p>
      <text:p text:style-name="P1"><text:span text:style-name="T1">— Aký si ty! Vždy sa chceš len hrať, — zahriakol ho Jožo a v duchu ešte pridal: „A vždy by chcel byť prvý.“ — Vraj </text:span><text:soft-page-break/><text:span text:style-name="T1">zbojníci! Pôjdeme do hôr a budeme ozajstnými partizánmi. Budeme pomáhať Rusom.</text:span></text:p>
      <text:p text:style-name="P1"><text:span text:style-name="T1">— Ja by som išiel aj hneď! — rozohnil sa Gabo. Vytrhol silný černobyľ a začal sa ním rozháňať, akoby proti dakomu bojoval. — Poďme, Jožo!</text:span></text:p>
      <text:p text:style-name="P1"><text:span text:style-name="T1">— Si ty ale chumaj, Gabo. Nemôžeme ísť hneď! — nesúhlasil Jožo a zahniezdil sa v tráve. — Nemôžeme! — prízvukoval a myslel si pritom na Nikitu. Ten mu predsa jasne povedal: Až bude čas.</text:span></text:p>
      <text:p text:style-name="P1"><text:span text:style-name="T1">— Načo čakať? — divil sa Gabriel. — Najlepšie, poďme hneď! Vieme, kde ísť, otcov nájdeme na Suchom vrchu, tak hovoril učiteľ.</text:span></text:p>
      <text:p text:style-name="P1"><text:span text:style-name="T1">— Ty si pochábeľ, — celkom sa nazlostil Jožo. Tomu tiež treba dačo povedať, hneď je hŕŕŕ. Zaškúlil na Gaba a odpľul si priamo k jeho bosej nohe. — Gabo, daj čestné slovo, že pôjdeme spoločne... keď bude čas! — a natiahol k nemu ruku.</text:span></text:p>
      <text:p text:style-name="P1"><text:span text:style-name="T1">Gabriel však podávanú ruku neprijal. Vstrčil pravicu do diery na tričku, ktorá mu odhaľovala opálené rebrá. Zaškeril sa štrbinou medzi zubami:</text:span></text:p>
      <text:p text:style-name="P1"><text:span text:style-name="T1">— Dobre, keď chceš... Nedbám! Aj čestné dám, ale odkiaľ to všetko vieš? To si mi zabudol povedať.</text:span></text:p>
      <text:p text:style-name="P1"><text:span text:style-name="T1">Jožo bol opäť v úzkych. Už si myslel, že nebezpečenstvo pominulo, a táto tvrdá tekvica je zase pri tom. Akože... vyzradí tajomstvo „Explózie“? Či ho môže vyzradiť? Predsa sľúbil otcovi! Gabo je síce jeho priateľ, ale čo keby sa dačo stalo a on by vyzradil? A Nikita bude v nebezpečenstve...</text:span></text:p>
      <text:p text:style-name="P1"><text:span text:style-name="T1">— Čo ti na tom záleží...? Pravda je to a dosť!</text:span></text:p>
      <text:p text:style-name="P1"><text:span text:style-name="T1">— Záleží... A prečo by si nepovedal kamarátovi, há? Nie som dievča! — líškavo nástojí Gabriel.</text:span></text:p>
      <text:p text:style-name="P1"><text:span text:style-name="T1">Jožovi vystupuje na čelo var. Ako sa vymotať, ako sa vymotať, láme si hlavu. Nič súceho mu neschádza na um, práve teraz mu nič súce neschádza na um. A o Nikitovi sa nesmie nik dozvedieť!</text:span></text:p>
      <text:p text:style-name="P1"><text:span text:style-name="T1">— No? — nástojí Gabo.</text:span></text:p>
      <text:p text:style-name="P1"><text:soft-page-break/><text:span text:style-name="T1">Ale Jožo ani slovo. Len hľadí zmäteno na kamaráta a usiluje sa dačo vymyslieť, čomu by Gabo uveril. Ale nič mu neprichádza na um, krupica-špagát, akoby mal prázdnu hlavu.</text:span></text:p>
      <text:p text:style-name="P3"><text:span text:style-name="T1">— Keď nechceš, zožer, — zablýskali Gabove oči. Vstal a chystal sa odísť. — Pred najlepším kamarátom má tajnosti, tfí.</text:span></text:p>
      <text:p text:style-name="P1"><text:span text:style-name="T1">Odíde a Jožo ostane sám. Nechce prísť o Gaba, je to dobrý kamarát.</text:span></text:p>
      <text:p text:style-name="P1"><text:span text:style-name="T1">Rozhodol sa. Ak je kamarát, musí ústa držať, nesmie ani muknúť! Povie mu o Nikitovi, ale nepovie, kde je. Aspoň to nepovie.</text:span></text:p>
      <text:p text:style-name="P1"><text:span text:style-name="T1">— Sľúb, že budeš mlčať ako ryba!</text:span></text:p>
      <text:p text:style-name="P1"><text:span text:style-name="T1">Gabo s rukami vo vreckách už bol na rohu sušiarne. Naoko ľahostajne sa obzrel, výborne to zahral. Na tvári mal jasne napísané: ak chceš, povedz, ak nechceš, zbohom, nie si kamarát.</text:span></text:p>
      <text:p text:style-name="P1"><text:span text:style-name="T1">— Keď len to, tak ani neceknem. Ako sto rýb, sto rakov, sto žiab... stačí?</text:span></text:p>
      <text:p text:style-name="P1"><text:span text:style-name="T1">A Gabriel sa pomalým krokom vrátil a sadol do vysedeného hniezda uprostred černobyľu.</text:span></text:p>
      <text:p text:style-name="P1"><text:span text:style-name="T1">— Prvý sa dozvieš! — zdôraznil Jožo veľkosť tajomstva. — Namojdušu, prvý...</text:span></text:p>
      <text:p text:style-name="P1"><text:span text:style-name="T1">Potom rozprával o Nikitovi. Nie všetko, a dačo aj trochu ináč, aby predsa len Gabo všetko nevedel.</text:span></text:p>
      <text:p text:style-name="P1"><text:span text:style-name="T1">— Má vysielačku? — vyskočil Gabriel. Už nepredstieral ľahostajnosť, bolo vidno, aký je napätý. — Ozajstnú vysielačku?</text:span></text:p>
      <text:p text:style-name="P1"><text:span text:style-name="T1">— Ozajstnú, — prikývol Jožo. — A nekrič, chumaj!</text:span></text:p>
      <text:p text:style-name="P1"><text:span text:style-name="T1">— Tu je ruka a čestné slovo! — podal Gabo priateľovi nie celkom čistú ruku. Jožova bola vlhká od potu. — Do hôr pôjdeme, keď príde čas. Keď tak chceš, nuž dobre. Ale zaveď ma k tomu parašutistovi, Jožík! Božíčku, ešte som nikdy nevidel ozajstnú vysielačku! Kde býva?</text:span></text:p>
      <text:p text:style-name="P1"><text:span text:style-name="T1">— V... — Jožovi v zápale len-len že nevykĺzlo, čo malo predsa len ostať tajomstvom. No spamätal sa; vyskočil, akoby ho uštipol jedovatý had. — K nemu nemožno. Cudzích ľudí neslobodno k nemu vodiť.</text:span></text:p>
      <text:p text:style-name="P1"><text:soft-page-break/><text:span text:style-name="T1">— A či som ja cudzí? — urazil sa Gabriel, ale už nie tak naliehavo ako predtým.</text:span></text:p>
      <text:p text:style-name="P1"><text:span text:style-name="T1">Jožo len ťažko presviedčal mladého Hanzelíka. Už oľutoval, že vôbec pred ním spomenul Nikitovo meno. Trápilo ho, že nedodržal dané slovo. Usiloval sa ututlať svedomie, že veď najdôležitejšie nepovedal. Gabo nevie, kde je Nikita, ale trápenie neprestávalo.</text:span></text:p>
      <text:p text:style-name="P1"><text:span text:style-name="T1">Gabriel gánil na priateľa, potom však, keď videl, že Jožo je rozhodnutý viac nepovedať, hodil rukou a dodal: — Hovoril si, že neskoršie...</text:span></text:p>
      <text:p text:style-name="P1"><text:span text:style-name="T1">— Možno, — prikývol Jožo a trochu mu odľahlo.</text:span></text:p>
      <text:p text:style-name="P1"><text:span text:style-name="T1">— Tak mi aspoň sľúb, že potom, keď budeš môcť, ma k nemu zavedieš. Ozajstná vysielačka! Márnosť šedivá!</text:span></text:p>
      <text:p text:style-name="P1"><text:span text:style-name="T1">— Keď budem môcť, potom áno... — privolil Jožo a bol rád, že to tak dopadlo.</text:span></text:p>
      <text:p text:style-name="P1"><text:span text:style-name="T1">Keď vyšli spoza sušiarne, zahliadol ich správca tehelne. Pohrozil im zaťatou päsťou. Kričal:</text:span></text:p>
      <text:p text:style-name="P1"><text:span text:style-name="T1">— Chlapčiská, nemotajte sa mi tu, lebo vás palicou vyzrážam!</text:span></text:p>
      <text:p text:style-name="P1"><text:span text:style-name="T1">Zmizli mu z očí ani gáfor. Vedeli, že správca je planý človek. Ten veru nepozná zľutovanie. Na robotníkov je ako diabol. Gabo má pred očami, ako zahriakol ženu, ktorá sa ozvala, keď do tehelne doniesli tie padáky. — Veď raz tebe namastia kríže, — zahundral za Švecom.</text:span></text:p>
      <text:p text:style-name="P1"><text:span text:style-name="T1">Keď už boli v bezpečí, zastali. Gabriel povedal:</text:span></text:p>
      <text:p text:style-name="P1"><text:span text:style-name="T1">— Príď zajtra!</text:span></text:p>
      <text:p text:style-name="P1"><text:span text:style-name="T1">— Načo?</text:span></text:p>
      <text:p text:style-name="P1"><text:span text:style-name="T1">— Len príď, pôjdeme na pstrúžiky, — lákavo sa usmial Gabriel a vytiahol z vrecka poplátaných nohavíc na drievku namotanú šnúru s háčikom. Otrčil ju kamarátovi rovno pod nos. — Vidíš? Ozajstný háčik. Vykupčil som ho.</text:span></text:p>
      <text:p text:style-name="P1"><text:span text:style-name="T1">Jožo by aj šiel na ryby, aj nie. Keď bude na rybách, nemôže sedieť u Nikitu.</text:span></text:p>
      <text:p text:style-name="P1"><text:span text:style-name="T1">— Neprídem, nechce sa mi pstruhov.</text:span></text:p>
      <text:p text:style-name="P1"><text:soft-page-break/><text:span text:style-name="T1">— Upečieme ich a zanesieš ich tomu... akože sa volá... — navádzal Gabo priateľa.</text:span></text:p>
      <text:p text:style-name="P1"><text:span text:style-name="T1">— Nikitovi?</text:span></text:p>
      <text:p text:style-name="P1"><text:span text:style-name="T1">— Hej, tomu...</text:span></text:p>
      <text:p text:style-name="P1"><text:span text:style-name="T1">Jožo porozmýšľal. — Možno by si Nikitinko pochutil. Zavďačil by sa mu.</text:span></text:p>
      <text:p text:style-name="P1"><text:span text:style-name="T1">— Dobre, pôjdem teda, — rozhodol sa.</text:span></text:p>
      <text:p text:style-name="P2"/>
      <text:p text:style-name="P2"/>
      <text:p text:style-name="P3"><text:span text:style-name="T1">&lt;h1&gt;</text:span><text:span text:style-name="T2">Výbor pracuje</text:span><text:span text:style-name="T1">&lt;/h1&gt;</text:span></text:p>
      <text:p text:style-name="P2"/>
      <text:p text:style-name="P1"><text:span text:style-name="T2">K</text:span><text:span text:style-name="T1">oliba baču Brnčalu bola tesná ako klietka. Sotva sa do nej spratal bača so svojimi hrudami syra, parenicami a oštiepkami. Ohnisko s kotlom bolo malé, aby nezabralo veľa miesta. Honelník Matúš musel spávať hneď vedľa dvier, aj to mu nohy skoro von trčali. Keď boli chladnejšie noci, veru poriadne skrehol.</text:span></text:p>
      <text:p text:style-name="P1"><text:span text:style-name="T1">Noví ľudia sa teda do koliby nepomestili. No nelámali si hlavu nad tým, kde sa na noc uchýlia.</text:span></text:p>
      <text:p text:style-name="P1"><text:span text:style-name="T1">— Postavíme si kolibu, — navrhol Chorvát.</text:span></text:p>
      <text:p text:style-name="P1"><text:span text:style-name="T1">Učiteľ Šimák prišiel s lepším návrhom:</text:span></text:p>
      <text:p text:style-name="P1"><text:span text:style-name="T1">— Nie kolibu, vykopeme si zemľanku. To bude istejšia skrýša.</text:span></text:p>
      <text:p text:style-name="P1"><text:span text:style-name="T1">S návrhom všetci súhlasili. Na druhý deň hneď zrána dali sa do práce. Poháňal ich chlad nad ránom, ktorý im nedal spať. Bača im požičal čakan a lopatu. Viac náčinia na salaši nebolo. V práci sa striedali po dvoch.</text:span></text:p>
      <text:p text:style-name="P1"><text:span text:style-name="T1">Pre zemľanku vyhliadli miesto poniže salaša, v strmom brehu pod veľkou jedľou. Do večera bola zemľanka hotová, aj keď zem bola poriadne prerastená skalou. Priestranný štvorcový priestor zvrchu vystužili trámcami a prikryli čečinou. Na čečinu nahádzali zem. Zvonku všetko zarovnali trávovými šúplatami. Zem vnútri vystlali chvojinou, ktorá tuho voňala a tlmila kroky ako hrubý koberec. A pozdĺž jednej steny urobili z tenkých žŕdok priče, vystlali pod hlavami machom, čučoriedím a čečinou.</text:span></text:p>
      <text:p text:style-name="P1"><text:soft-page-break/><text:span text:style-name="T1">Keď bola zemľanka hotová, Vydra celý natešený zvolal:</text:span></text:p>
      <text:p text:style-name="P1"><text:span text:style-name="T1">— Hotový palác! A ako to tu vonia!</text:span></text:p>
      <text:p text:style-name="P1"><text:span text:style-name="T1">Všetci sa radostne a spokojne zasmiali. Hanzelíkovi však ešte niečo vŕtalo v hlave:</text:span></text:p>
      <text:p text:style-name="P1"><text:span text:style-name="T1">— Bohvie, dokedy tu budeme, zimu tu prečkáme.</text:span></text:p>
      <text:p text:style-name="P1"><text:span text:style-name="T1">— Nuž, a keď budeme musieť, či neprečkáme? — opýtal sa Šimák.</text:span></text:p>
      <text:p text:style-name="P1"><text:span text:style-name="T1">— Ale piecka by sa zišla.</text:span></text:p>
      <text:p text:style-name="P1"><text:span text:style-name="T1">— Hm, piecky tu naozaj niet, — prisvedčil Chorvát a poškrabal sa za uchom. — Bol by dobrý malý kanónik.</text:span></text:p>
      <text:p text:style-name="P1"><text:span text:style-name="T1">— Keď nebude piecka, bude ohnisko, — Šimák na to. — V streche urobíme vetrák, a keď aj dvercia zatvoríme, bude mať kde dym unikať.</text:span></text:p>
      <text:p text:style-name="P1"><text:span text:style-name="T1">Nekazili si radosť, že nemajú piecku. Teraz sú noci ešte nie veľmi chladné, zatiaľ sa zaobídu aj bez nej. Zajtra urobia dvierka a v zemľanke bude dobre ako v starej chalupe.</text:span></text:p>
      <text:p text:style-name="P1"><text:span text:style-name="T1">Večer už vysedávali pred svojím novým príbytkom, oddychovali po tvrdej robote a radili sa.</text:span></text:p>
      <text:p text:style-name="P1"><text:span text:style-name="T1">Chorvát myslel na Nikitu.</text:span></text:p>
      <text:p text:style-name="P1"><text:span text:style-name="T1">— Myslím, že dolu je preň horúca pôda. Prišli raz, prídu aj nabudúce. Kde kopov raz zavonia zajaca, vždy v tú stranu núra.</text:span></text:p>
      <text:p text:style-name="P1"><text:span text:style-name="T1">— Tak je! — prisvedčil učiteľ. — Už aby bol tu!</text:span></text:p>
      <text:p text:style-name="P1"><text:span text:style-name="T1">— A vynesieme hore aj zbrane; potrebujeme ich mať poruke. Ešte ich môžu, čerti rohatí, v „Explózii“ vyňuchať.</text:span></text:p>
      <text:p text:style-name="P1"><text:span text:style-name="T1">Bolo sa treba dohodnúť, ako nadviažu spojenie s Nikitom, s dedinou, tehelňou a pílou. Treba zistiť, koho zaistili, koho nechali na slobode. S kým možno v budúcnosti počítať.</text:span></text:p>
      <text:p text:style-name="P1"><text:span text:style-name="T1">— Z nás však nik nemôže zísť dolu, — pripomenul výhybkár Vydra. — Pasú po nás.</text:span></text:p>
      <text:p text:style-name="P1"><text:span text:style-name="T1">— Hej, Štefan má pravdu. Sučany sú teraz ako osie hniezdo. Judášov, čo sľačia na tridsať strieborných, sa nájde. Niektorý ťa zazrie a už uteká oznámiť, — súhlasil s Vydrom Šimák.</text:span></text:p>
      <text:p text:style-name="P1"><text:span text:style-name="T1">— Teda kto?</text:span></text:p>
      <text:p text:style-name="P1"><text:span text:style-name="T1">— Jedine Brnčala alebo honelník.</text:span></text:p>
      <text:p text:style-name="P1"><text:soft-page-break/><text:span text:style-name="T1">Zavolali Brnčalu.</text:span></text:p>
      <text:p text:style-name="P1"><text:span text:style-name="T1">Bača spočiatku všelijako hľadel na privandrovalcov. Zľakol sa ich toľkých, zdalo sa mu, že naraz život pod Suchým vrchom obrátili naruby. Predtým tu bolo ticho, teraz sa tu ozývajú údery čakana, sekery a hlasná vrava. Bolo mu to také nezvyčajné, že spočiatku bol z toho celý nesvoj. Prišli s prázdnymi rukami, budú čakať od neho. Ani jesť mu nechutilo. Iba podvečer sa mu nálada napravila, keď mu Hanzelík povedal: — Adam, Adam, ten košiar bude treba ponaprávať! Naraz sa ti len lesa rozsype a ovce sa rozlezú, že ich nenájdeš.</text:span></text:p>
      <text:p text:style-name="P1"><text:span text:style-name="T1">— A keď vás je tu toľká hŕba, ponaprávajte, — odvrkol bača, ale veľa od toho nečakal. Naopak. Myslel, že Hanzelík sa mu vysmeje. No ten ho veselo potľapkal po pleci a povedal: — Ponaprávame, aj nový urobíme. Hneď ako si zemľanku zariadime, dáme sa do košiara.</text:span></text:p>
      <text:p text:style-name="P1"><text:span text:style-name="T1">To už hej! Brnčala si hneď spokojne pohundrával. Keď takto sľúbili, zaraz krajšie hľadel na nich.</text:span></text:p>
      <text:p text:style-name="P1"><text:span text:style-name="T1">Teraz prišiel bača ku skupinke, vysedávajúcej pred zemľankou.</text:span></text:p>
      <text:p text:style-name="P1"><text:span text:style-name="T1">— Nuž, čože by ste...? Hádam nie ovcu zarezať!</text:span></text:p>
      <text:p text:style-name="P1"><text:span text:style-name="T1">— Ty sa len bojíš, že ťa vyjeme, — zasmial sa Chorvát. — Nie, nie, Adamko! Pôjdeš dolu do dediny.</text:span></text:p>
      <text:p text:style-name="P1"><text:span text:style-name="T1">— Aj tak tam mám robotu, — prikývol bača opatrne. Nevedel, o čo ide. — Treba gazdom syr rozniesť.</text:span></text:p>
      <text:p text:style-name="P1"><text:span text:style-name="T1">— Dobre, Adam, jedným vrzom naše veci vybavíš.</text:span></text:p>
      <text:p text:style-name="P1"><text:span text:style-name="T1">— Ale nechcem si prsty spáliť vo vašej beťárskej polievke, — ošíval sa Brnčala, tušiac, akú úlohu dostane.</text:span></text:p>
      <text:p text:style-name="P1"><text:span text:style-name="T1">— Veď to nie je beťárska polievka, bača! — pohotove mu odpovedal Šimák, usmievajúc sa pod riedke fúzy. — A už vonkoncom nielen naša... My bojujeme za spravodlivú vec. Nielen za seba, aj za vás, Brnčala! Aby ste nemuseli nosiť vytrhané nohavice. Nuž teda, aj vy pomôžte...</text:span></text:p>
      <text:p text:style-name="P1"><text:soft-page-break/><text:span text:style-name="T1">Bača sa zarazil. Pozrel na svoje nohavice a poškrabal sa po zarastenom zátylku. Hm, vraj aj za neho bojujú. A akože bojujú, keď si sem vyšli na výlet, vŕtalo mu v hlave.</text:span></text:p>
      <text:p text:style-name="P1"><text:span text:style-name="T1">— Nuž, dobre, vravte, čo mám vybaviť! — pristal po krátkom uvažovaní na úlohu, že bude spojkou medzi obcou a revolučným výborom pod Suchým vrchom. — Vravte!</text:span></text:p>
      <text:p text:style-name="P1"><text:span text:style-name="T1">— Obzrieš situáciu, poprezvedáš sa, koho v poslednom čase zatvorili, vyzvieš, čo o tom hovoria ľudia, a potom pôjdeš do „Explózie“ k našim. Povieš žene alebo chlapcovi, že prídeme. A Nikita nech sa pripraví na odchod. Nezabudni meno! Nikita...!</text:span></text:p>
      <text:p text:style-name="P1"><text:span text:style-name="T1">Bača hneď na svitaní zobral na chrbát lykový kôš, plný syra a oštiepkov, do ruky pochytil hrčovitú čugaňu a vydal sa na cestu.</text:span></text:p>
      <text:p text:style-name="P2"/>
      <text:p text:style-name="P1"><text:span text:style-name="T1">Matka Chorvátka sa práve krútila okolo sporáka, keď bača zabúchal krivuľou na dvere. Náramne sa preľakla. Od trápenia zosivená tvár ešte viac zbledla. Včera mala zase v dome nevítaných hostí, ktorí sa predstavovali nemým prevrátením kabátovej klopy. Pýtali sa, či sa jej muž ešte nevrátil, či nedal o sebe vedieť. Chceli sa dozvedieť, ktorí ľudia sa v „Explózii“ schádzali.</text:span></text:p>
      <text:p text:style-name="P1"><text:span text:style-name="T1">— Neviem ja nič, páni moji, — tvrdila ustrachovaná žena. Keď sa nemohli nič dozvedieť od matky, pýtali sa Joža. No chlapec nepovedal ani slova. Na mysli mal tuhé stisnutie otcovej dlane, keď mu dával sľub, že bude mlčať. Dodržať tento sľub je teraz povinný viac ako inokedy predtým. A práve pred týmito ľuďmi musí držať jazyk za zubami, aj keby čo bolo! Keď ho už pridlho omŕzali dotieravými otázkami, keď sa začali vyhrážať, ušiel preč, do Bukovinky. A detektívi sa znova začali na všetko vypytovať matky.</text:span></text:p>
      <text:p text:style-name="P1"><text:span text:style-name="T1">Dokola, dokola, do zbláznenia.</text:span></text:p>
      <text:p text:style-name="P1"><text:span text:style-name="T1">— Nie... Nič! Neviem, kde je... Nechodil sem nikto; nevidela som ja, biedna stvora.</text:span></text:p>
      <text:p text:style-name="P1"><text:soft-page-break/><text:span text:style-name="T1">Okrem toho ďalšie nešťastie sa navalilo na Chorvátku. Muž musel ujsť práve pred výplatou a peniaze ostali v továrni. Neodvážila sa ísť po ne, ale s hrôzou hľadela do budúcnosti, lebo onedlho budú bez groša. A čo deti?</text:span></text:p>
      <text:p text:style-name="P1"><text:span text:style-name="T1">Teraz, keď sa ozvalo zabúchanie na dvere, Jožova mať sa celá roztriasla. A ešte väčší strach ju pochytil, keď sa objavil chlap, ktorý zatarasil celé dvere.</text:span></text:p>
      <text:p text:style-name="P1"><text:span text:style-name="T1">Ktože to zas ide...?</text:span></text:p>
      <text:p text:style-name="P1"><text:span text:style-name="T1">— Pánboh daj dobrý deň, — pozdravil bača. Zamastený širák vrtel v hrubých prstoch.</text:span></text:p>
      <text:p text:style-name="P1"><text:span text:style-name="T1">— Dobrý deň... Čože chcete, dobrý človek? — opýtala sa matka Chorvátka, keď sa lepšie prizrela do tváre príchodzieho. Upokojila sa, veď je to len obyčajný človek, nič zlého jej nemôže urobiť.</text:span></text:p>
      <text:p text:style-name="P1"><text:span text:style-name="T1">— Oštiepky nekúpite? — opýtal sa bača.</text:span></text:p>
      <text:p text:style-name="P1"><text:span text:style-name="T1">— Choďteže...! My sme nie páni, len tým vystáva na také lakotinky, — hodila rukou Chorvátka.</text:span></text:p>
      <text:p text:style-name="P1"><text:span text:style-name="T1">Jožo práve pri kôlni dorúbal drevo. Doniesol ho za plné náručie do kuchyne ku sporáku.</text:span></text:p>
      <text:p text:style-name="P1"><text:span text:style-name="T1">— Vitajte! — privítal baču, ktorého, pravda, v dome nik nepoznal.</text:span></text:p>
      <text:p text:style-name="P1"><text:span text:style-name="T1">Brnčala, hoci mu Chorvátka povedala, že oštiepok nekúpi, sa nepoberal. Ba zatvoril dvere a sadol si na rozvŕzganú stoličku. Chorvátka na neho nechápavo pozrela. Čože ten má za lubom? No hneď si pomyslela, že iste je ustatý. Nechala ho sedieť a pokračovala vo svojej práci.</text:span></text:p>
      <text:p text:style-name="P1"><text:span text:style-name="T1">— Nie ste hladný? — opýtala sa Brnčalu po chvíľke ticha.</text:span></text:p>
      <text:p text:style-name="P1"><text:span text:style-name="T1">— Hladný?... Veď, hľa, cestou som zhrýzol kus chleba so syrom. Nie, dobrá duša, nie som ja hladný.</text:span></text:p>
      <text:p text:style-name="P1"><text:span text:style-name="T1">— Tak si len poseďte, oddýchnite si, — povedala Chorvátovie mať. Obrátila sa k synovi a prikázala mu: — Pozri, kde je Zuzka! Nech príde obedovať.</text:span></text:p>
      <text:p text:style-name="P1"><text:span text:style-name="T1">Jožo už chcel vybehnúť, keď Brnčala urobil rukou pohyb, aby ostal.</text:span></text:p>
      <text:p text:style-name="P1"><text:soft-page-break/><text:span text:style-name="T1">— Ondro ma posiela k vám.</text:span></text:p>
      <text:p text:style-name="P1"><text:span text:style-name="T1">Matke od prekvapenia vypadla miska z ruky. Čo vie tento človek o ňom, preboha, čo o ňom vie? Dva páry očí sa prilepili na bačove ústa. A on, keď videl tú nedočkavosť, začal hovoriť:</text:span></text:p>
      <text:p text:style-name="P1"><text:span text:style-name="T1">— Sú tam hore, na salaši. V suchu.</text:span></text:p>
      <text:p text:style-name="P3"><text:span text:style-name="T1">Len teraz spoznala Chorvátka baču.</text:span></text:p>
      <text:p text:style-name="P1"><text:span text:style-name="T1">— Majú sa dobre... Odkazujú, že prídu. A vraj ten, no... Nikita sa má pripraviť. Pôjde s nimi pod Suchý vrch.</text:span></text:p>
      <text:p text:style-name="P1"><text:span text:style-name="T1">Jožo už stál pri bačovi a stískal mu ruku. Aj matke žiarila radosť v tvári. Veď zpráva od otca — prvá zpráva — bola taká upokojujúca, taká radostná!</text:span></text:p>
      <text:p text:style-name="P1"><text:span text:style-name="T1">— Prídu? A kedy prídu? — vyzvedala sa matka.</text:span></text:p>
      <text:p text:style-name="P1"><text:span text:style-name="T1">— Neviem. Nevraveli... Čakajte, zaiste nocou.</text:span></text:p>
      <text:p text:style-name="P1"><text:span text:style-name="T1">Bača vstal a chystal sa odísť.</text:span></text:p>
      <text:p text:style-name="P1"><text:span text:style-name="T1">— Počkajte, aspoň trochu polievky, — zvala ho Chorvátka.</text:span></text:p>
      <text:p text:style-name="P1"><text:span text:style-name="T1">— Ale veď sa mi nežiada. Rozniesol som po gazdoch hrudy syra, nuž gazdiné mi dali všeličo pod zuby... A aby som nezabudol, tu je pre vás oštiepok.</text:span></text:p>
      <text:p text:style-name="P1"><text:span text:style-name="T1">Vyložil na stôl hnedučký syrový súdok, ktorého vôňa naplnila kuchyňu.</text:span></text:p>
      <text:p text:style-name="P1"><text:span text:style-name="T1">— Povedzte mužovi, že ho pozdravujeme a čakáme.</text:span></text:p>
      <text:p text:style-name="P1"><text:span text:style-name="T1">— Poviem, poviem, — prikývol bača, idúc von dvermi. Potom bolo počuť, ako upokojuje brešúceho Bleska.</text:span></text:p>
      <text:p text:style-name="P1"><text:span text:style-name="T1">Mať rozkrojila oštiepok na tri čiastky. Jednu dala Zuzanke, druhú Jožovi a tretiu mal chlapec zaniesť do „šestorky“.</text:span></text:p>
      <text:p text:style-name="P1"><text:span text:style-name="T1">— A ty, mama? — opýtal sa chlapec.</text:span></text:p>
      <text:p text:style-name="P1"><text:span text:style-name="T1">— Ja... nemám rada oštiepok, — odpovedala.</text:span></text:p>
      <text:p text:style-name="P1"><text:span text:style-name="T1">— Máš, mama, len preto nechceš, aby nám viac ostalo. Vezmi si polovicu z môjho, — nástojil Jožo. A darmo matka hovorila, že jej oštiepok nechutí, musela nakoniec urobiť synovi po vôli a vziať si z jeho dielu aspoň kúštik.</text:span></text:p>
      <text:p text:style-name="P1"><text:span text:style-name="T1">Po obede išiel Jožo k Nikitovi. Doniesol mu tretinu oštiepka. Parašutista vzal nožík a krájal tenké plátky. Jeden sebe, jeden Jožovi, darmo sa ten bránil. Syrové plátky sa </text:span><text:soft-page-break/><text:span text:style-name="T1">roztápali na jazyku a rozlievali po tele príjemnú chuť. A pri takomto pomalom vychutnávaní oštiepka rozprával Jožo Nikitovi o odkaze z hôr.</text:span></text:p>
      <text:p text:style-name="P1"><text:span text:style-name="T1">Nikita sa potešil:</text:span></text:p>
      <text:p text:style-name="P1"><text:span text:style-name="T1">— To už hej! Dobre! Aspoň nebudem musieť sedieť dni a noci v tejto hnilej diere. Už sa mi to prijedlo, Jozef. V horách je voľnejšie; slobodnejšie sa dýcha. Hej... hej, slobodnejšie! Keby boli už tu!</text:span></text:p>
      <text:p text:style-name="P1"><text:span text:style-name="T1">Div sa nerozospieval od dobrej nálady.</text:span></text:p>
      <text:p text:style-name="P1"><text:span text:style-name="T1">Jožo dnes dlho neobsedel v podzemnej skrýši. Musí ešte zabehnúť ku Gabovi. Aj tomu treba oznámiť, že sa blíži čas, keď pôjdu do hôr, lebo Jožo veril, že otec aj jeho vezme so sebou...</text:span></text:p>
      <text:p text:style-name="P2"/>
      <text:p text:style-name="P1"><text:span text:style-name="T1">Tej noci okolo jedenástej preťal nočné ticho hukot leteckých motorov. Nebola to už nijaká zvláštnosť. Veď temer každú noc sa vznášali tajomné lietadlá ako okrídlené tátoše z rozprávok ponad kraj a rušili ticho svojou monotónnou melódiou.</text:span></text:p>
      <text:p text:style-name="P1"><text:span text:style-name="T1">Hučanie bolo spočiatku tlmené diaľkou, potom sa priblížilo a dunivo znelo nad hlavami Chorvátky a Joža, ktorí vyšli von a počúvali.</text:span></text:p>
      <text:p text:style-name="P3"><text:span text:style-name="T1">— Pozri, mama, — chytil chlapec matku za ruku. Ukazoval na Kľak, ktorý sa temnel oproti redšiemu nebu. Pod Kľakom svietili ohne ako malé lampičky.</text:span></text:p>
      <text:p text:style-name="P1"><text:span text:style-name="T1">Aj hukot lietadiel prichádzal od Kľaku.</text:span></text:p>
      <text:p text:style-name="P1"><text:span text:style-name="T1">— Zhadzujú, — šeptom prehovoril chlapec.</text:span></text:p>
      <text:p text:style-name="P1"><text:span text:style-name="T1">— Ako? — neporozumela Chorvátka.</text:span></text:p>
      <text:p text:style-name="P1"><text:span text:style-name="T1">— Parašutistov a zbrane...</text:span></text:p>
      <text:p text:style-name="P1"><text:span text:style-name="T1">— Ach, ozaj...? Bože, čo to len bude, — zalomila rukami matka.</text:span></text:p>
      <text:p text:style-name="P1"><text:span text:style-name="T1">No chlapec, akoby ani nepočul, nadšene vykríkol:</text:span></text:p>
      <text:p text:style-name="P1"><text:span text:style-name="T1">— Mama, oni nám prišli pomáhať!</text:span></text:p>
      <text:p text:style-name="P1"><text:soft-page-break/><text:span text:style-name="T1">— Veď rozumiem, syn môj. Pomáhať... Aj sa teším, že bude už tomu všetkému koniec, aj strach ma chyce, čo nám zatiaľ prichodí ešte prežiť.</text:span></text:p>
      <text:p text:style-name="P1"><text:span text:style-name="T1">Hukot lietadiel sa pomaly vzďaľoval. Aj ohne pod Kľakom zbledli, už blikali iba ako svätojánske mušky. A zrazu ich nebolo, akoby nikdy nejestvovali.</text:span></text:p>
      <text:p text:style-name="P1"><text:span text:style-name="T1">— Poď, — volala matka syna. — Poď, začína byť chladno.</text:span></text:p>
      <text:p text:style-name="P1"><text:span text:style-name="T1">Naozaj ju striaslo.</text:span></text:p>
      <text:p text:style-name="P1"><text:span text:style-name="T1">— Mne nie je zima.</text:span></text:p>
      <text:p text:style-name="P1"><text:span text:style-name="T1">— Poď, poď... Netreba nocami vystávať vonku, — schytila ho za ruku a ťahala dovnútra.</text:span></text:p>
      <text:p text:style-name="P1"><text:span text:style-name="T1">Jožo ešte ani znova nezohrial vychladnutú posteľ, keď na obločnú tabuľu niekto tri razy zaklopal. Tuk, ťuk, ťuk. Bol to jemný, nehlasný klepot.</text:span></text:p>
      <text:p text:style-name="P1"><text:span text:style-name="T1">Po chvíľke nové tri ťuknutia na sklo.</text:span></text:p>
      <text:p text:style-name="P1"><text:span text:style-name="T1">Opäť ticho.</text:span></text:p>
      <text:p text:style-name="P1"><text:span text:style-name="T1">Mať vstala a otvorila oblok. Od prekvapenia sa jej zastavil na chvíľu dych. Čakala túto chvíľu, vedela, že príde — a predsa ju to vnútri radostne rozvlnilo. Pred ňou vo tme stál jej muž, Ondrej Chorvát.</text:span></text:p>
      <text:p text:style-name="P1"><text:span text:style-name="T1">— Otvor.</text:span></text:p>
      <text:p text:style-name="P1"><text:span text:style-name="T1">Utekala ku dverám, ruky sa jej triasli, sotva nahmatala kľúč.</text:span></text:p>
      <text:p text:style-name="P1"><text:span text:style-name="T1">Šesť postáv vošlo dovnútra. Šesť tvárí, zarastených na čierno, a vôňa čečiny s nimi. Akoby sa bola hora vovalila do kuchyne.</text:span></text:p>
      <text:p text:style-name="P1"><text:span text:style-name="T1">— Netreba zažíhať, — ozval sa Šimák. — Rozhľadíme sa aj po tme.</text:span></text:p>
      <text:p text:style-name="P1"><text:span text:style-name="T1">Jožo v izbe sa s chvatom obliekol, ale čím rýchlejšie chcel byť hotový, tým dlhšie to trvalo, obe nohy pchal do jednej nohavice. Potom vbehol do kuchyne a hodil sa otcovi okolo krku.</text:span></text:p>
      <text:p text:style-name="P1"><text:span text:style-name="T1">— Otec!</text:span></text:p>
      <text:p text:style-name="P1"><text:span text:style-name="T1">— No, no... Nejaš sa, — mäkko povedal Chorvát a pritisol chlapca k sebe.</text:span></text:p>
      <text:p text:style-name="P1"><text:soft-page-break/><text:span text:style-name="T1">— Ja idem s vami, otec. Aj Gabo Hanzelík chce.</text:span></text:p>
      <text:p text:style-name="P1"><text:span text:style-name="T1">Chlapi žmurkli jeden na druhého, potom sa ticho zasmiali.</text:span></text:p>
      <text:p text:style-name="P1"><text:span text:style-name="T1">— Nikam nepôjdete, chlapci, — zamiešal sa učiteľ Šimák medzi otca a syna. — Nikam nepôjdete, vy budete tu dolu na všetko dávať pozor, sledovať a zprávy nám posielať tuto po bačovi Brnčalovi. On príde častejšie sem, do „Explózie“.</text:span></text:p>
      <text:p text:style-name="P1"><text:span text:style-name="T1">Jožo najprv zvesil sklamane hlavu, on by radšej hore. Ako sa zmenil ten náš učiteľ, vždy bol nahladko vyholený a teraz ľaľa, aká briadka. Jožo by radšej hore, ale hneď sa zase uspokojil. Úloha, ktorú dostal, nebola malá a zalichotila mu. Hej, všade bude mať oči a všetko, čo bude stáť za zmienku, povie bačovi.</text:span></text:p>
      <text:p text:style-name="P1"><text:span text:style-name="T1">— Žena, navarže čaju, — obrátil sa Chorvát k žene. Ale tá už bola skrčená pri sporáku a zakladala oheň.</text:span></text:p>
      <text:p text:style-name="P1"><text:span text:style-name="T1">— A my poďme, — obrátil sa na ostatných.</text:span></text:p>
      <text:p text:style-name="P1"><text:span text:style-name="T1">Vyšli a Jožo s nimi.</text:span></text:p>
      <text:p text:style-name="P1"><text:span text:style-name="T1">Chorvát najprv zašiel do „šestorky“. Nikitu našiel nad vysielačkou.</text:span></text:p>
      <text:p text:style-name="P1"><text:span text:style-name="T1">— Priprav sa, Nikita!</text:span></text:p>
      <text:p text:style-name="P1"><text:span text:style-name="T1">Nikita vypäl stroj a len tak prehodil: — Naši na Kľaku dostali posilu. Potom vyšiel medzi ostatných ku skrýši zbraní.</text:span></text:p>
      <text:p text:style-name="P1"><text:span text:style-name="T1">Navešali na seba, koľko mysleli, že uvládzu, vrchnák potom znova zakryli a Vydra povedal:</text:span></text:p>
      <text:p text:style-name="P1"><text:span text:style-name="T1">— Budeme musieť ešte raz prísť.</text:span></text:p>
      <text:p text:style-name="P1"><text:span text:style-name="T1">— Kdeže raz... Len aby sme na dva razy všetko odniesli, — hodil rukou učiteľ.</text:span></text:p>
      <text:p text:style-name="P1"><text:span text:style-name="T1">Ovešaní puškami, automatmi, zásobníkmi a vreckami so strelivom vošli do kuchyne. Chorvátka zatiaľ zastrela okno dekou a starým kabátom, potom rozžala petrolejovku. Na stole stálo sedem šálok čaju, ktorý sa príjemne paril a voňal lipinou.</text:span></text:p>
      <text:p text:style-name="P1"><text:span text:style-name="T1">Pili náhlivo, stojačky. Iba sem-tam niektorý utrúsil slovko.</text:span></text:p>
      <text:p text:style-name="P1"><text:span text:style-name="T1">Napokon sa opýtala Chorvátovie mať:</text:span></text:p>
      <text:p text:style-name="P1"><text:soft-page-break/><text:span text:style-name="T1">— A či viete, kto vás prezradil?</text:span></text:p>
      <text:p text:style-name="P1"><text:span text:style-name="T1">Hľadeli jeden na druhého, no ani jeden nepovedal slova, iba čo plecami pohadzovali.</text:span></text:p>
      <text:p text:style-name="P1"><text:span text:style-name="T1">— Gregorova žena. Starý jej všetko vyklebetil a ona dala ďalej, až sa dostalo, kde sa nemalo.</text:span></text:p>
      <text:p text:style-name="P1"><text:span text:style-name="T1">— Gregora, — zaťal päste Hanzelík. — Vždy bol taký! Rečí mal ako koza bobkov.</text:span></text:p>
      <text:p text:style-name="P1"><text:span text:style-name="T1">— Pamätáte, čo som povedal, keď sme ho pribrali. Na moje vyšlo, — hneval sa Chorvát.</text:span></text:p>
      <text:p text:style-name="P1"><text:span text:style-name="T1">— Aj jeho zobrali, — dodávala Jožova matka.</text:span></text:p>
      <text:p text:style-name="P1"><text:span text:style-name="T1">— To vieme, ale že on zradil, to sme nevedeli.</text:span></text:p>
      <text:p text:style-name="P1"><text:span text:style-name="T1">— Že nám to hneď na um neprišlo.</text:span></text:p>
      <text:p text:style-name="P1"><text:span text:style-name="T1">Šálky už boli prázdne, chlapi sa náhlili na odchod. Zbrane zaštrkotali.</text:span></text:p>
      <text:p text:style-name="P1"><text:span text:style-name="T1">Otec objal chlapca i ženu. Spiacu Zuzanku pohladkal po tváričke.</text:span></text:p>
      <text:p text:style-name="P1"><text:span text:style-name="T1">— A či pomáhaš mame? — opýtal sa syna.</text:span></text:p>
      <text:p text:style-name="P1"><text:span text:style-name="T1">Matka prikývla za Joža.</text:span></text:p>
      <text:p text:style-name="P1"><text:span text:style-name="T1">— A oči maj otvorené, — radil otec chlapcovi.</text:span></text:p>
      <text:p text:style-name="P1"><text:span text:style-name="T1">— Aj uši, otec.</text:span></text:p>
      <text:p text:style-name="P3"><text:span text:style-name="T1">— Aj, aj... Len daj pozor, aby ťa nečapli.</text:span></text:p>
      <text:p text:style-name="P1"><text:span text:style-name="T1">— Si naša vysunutá hliadka, — podával Jožovi ruku učiteľ a chlapcovi bolo z toho teplo.</text:span></text:p>
      <text:p text:style-name="P1"><text:span text:style-name="T1">— Ale keď nás tu už nebude treba, prídeme za vami. Nezabudnite na nás!</text:span></text:p>
      <text:p text:style-name="P1"><text:span text:style-name="T1">— Nie, nie... nezabudneme. Len rob zatiaľ, čo ti kážeme. Teraz nik nemôže robiť, čo sám chce, ale čo je potrebné, — prikyvoval učiteľ a prstami si prešiel po briadke.</text:span></text:p>
      <text:p text:style-name="P1"><text:span text:style-name="T1">Nikita sa tiež rozlúčil. Na chrbte mal svoje vrece, na pleci pušku, cez prsia automat. Ruky mal tiež plné. Ďakoval Chorvátke a Joža veselo plesol po pleci:</text:span></text:p>
      <text:p text:style-name="P1"><text:span text:style-name="T1">— Jozef, do svidania! Ja viem, že prídeš za nami.</text:span></text:p>
      <text:p text:style-name="P1"><text:span text:style-name="T1">— Tak, do videnia!</text:span></text:p>
      <text:p text:style-name="P1"><text:soft-page-break/><text:span text:style-name="T1">Chlapi sa vytratili do tmy. Ticho sa uberali poľami k yážskemu mostu.</text:span></text:p>
      <text:p text:style-name="P1"><text:span text:style-name="T1">Vlčiak ceril zuby, keď zavoňal cudzích ľudí, no Chorvát, tak ako pri príchode, aj teraz sa mu prihovoril, pomaznal sa s ním a Blesk sa spokojne vtiahol do búdy. Vedel, že prišli priatelia.</text:span></text:p>
      <text:p text:style-name="P2"/>
      <text:p text:style-name="P2"/>
      <text:p text:style-name="P1"><text:span text:style-name="T1">&lt;h1&gt;</text:span><text:span text:style-name="T2">Prvé akcie</text:span><text:span text:style-name="T1">&lt;/h1&gt;</text:span></text:p>
      <text:p text:style-name="P2"/>
      <text:p text:style-name="P1"><text:span text:style-name="T2">V</text:span><text:span text:style-name="T1"> úplaze neďaleko Brnčalovho salaša akoby krty-obri šarapatili. Už tu nebola jedna podzemná skrýša, ale aspoň pol tucta. Rozložité, vetrami ošľahané a machom obrastené jedle ich statočne chránili.</text:span></text:p>
      <text:p text:style-name="P1"><text:span text:style-name="T1">Malá skupinka partizánov sa rozmnožila. Bol z nej už početný oddiel. Začali prichádzať chlapi a mládenci z okolitých dolín. Ba aj niekoľko vojakov sa pridalo k oddielu. Ušli z kasární aj so zbraňami. Partizánska rodina pod Suchým vrchom sa rozrástla na tridsať ľudí, odhodlaných rozdávať nepriateľovi kruté údery.</text:span></text:p>
      <text:p text:style-name="P1"><text:span text:style-name="T1">Veliteľom oddielu sa stal učiteľ Šimák. Bol záložným dôstojníkom a osvedčil sa aj v podzemnom hnutí.</text:span></text:p>
      <text:p text:style-name="P1"><text:span text:style-name="T1">Nikita navrhol, aby si oddiel zvolil aj politického komisára. U nich, v Červenej armáde, má každá jednotka takého človeka. Táto dôležitá funkcia sa dostala robotníkovi Ondrejovi Chorvátovi.</text:span></text:p>
      <text:p text:style-name="P1"><text:span text:style-name="T1">Takto sa oddiel zorganizoval a stal sa schopný bojovej činnosti. A na činnosť nebolo treba dlho čakať. Nikita pomocou vysielačky bol ustavične spojený s veliteľstvom partizánskej brigády v Slanej doline, ku ktorej oddiel pod Suchým vrchom kmeňove patril. Celú brigádu tvorilo viac väčších-menších, po okolitých horách roztrúsených oddielov, zvierajúcich ako kliešte pre fašistov dôležitú železnicu a hradskú.</text:span></text:p>
      <text:p text:style-name="P1"><text:soft-page-break/><text:span text:style-name="T1">Veliteľ brigády poslal šifrovaný rozkaz, ktorý znel takto: „V priestore Kráľovo až Vranie robte sabotážne akcie na prísunových spojoch nepriateľa.“</text:span></text:p>
      <text:p text:style-name="P1"><text:span text:style-name="T1">Úloha jasná, úsek vymedzený.</text:span></text:p>
      <text:p text:style-name="P1"><text:span text:style-name="T1">Pravda, k takej činnosti bolo treba hodne výbušnín a zbraní. Preto Šimák kázal Nikitovi, aby od brigády žiadal potrebné. Na druhý deň prišla zpráva: „Zajtra večer okolo 22. hodiny rozložte pod kótou 510 štyri ohne do štvorca. Dostanete všetko, čo potrebujete.“</text:span></text:p>
      <text:p text:style-name="P1"><text:span text:style-name="T1">Všetci vedeli, čo to znamená.</text:span></text:p>
      <text:p text:style-name="P1"><text:span text:style-name="T1">Celý deň sa tešili na prílet lietadiel. Poniže salaša navrstvili štyri pyramídy dreva, naspodok suché haluze, navrch surovina.</text:span></text:p>
      <text:p text:style-name="P1"><text:span text:style-name="T1">— Len či nie sú malé tie hromady; či v lietadlách uvidia ohne? — staral sa Vydra, obskakujúc hromady a prihadzujúc íverce, čo ležali na tráve dookola.</text:span></text:p>
      <text:p text:style-name="P1"><text:span text:style-name="T1">A Nikita sa usmieval:</text:span></text:p>
      <text:p text:style-name="P1"><text:span text:style-name="T1">— Ojoj, tieto aj slepý uvidí, nie to naši sokoli. Uvidíš, ako sa rozblčia!</text:span></text:p>
      <text:p text:style-name="P1"><text:span text:style-name="T1">Naozaj...</text:span></text:p>
      <text:p text:style-name="P1"><text:span text:style-name="T1">Ako sa zotmelo, neustále pozeral Šimák na zelenkavo svetielkujúci ciferník náramkových hodiniek. Všetci boli ako na ihlách.</text:span></text:p>
      <text:p text:style-name="P1"><text:span text:style-name="T1">— Je čas...? — pýtali sa každú chvíľu.</text:span></text:p>
      <text:p text:style-name="P1"><text:span text:style-name="T1">— Ešte nie, — odpovedal zakaždým Šimák, sám už trochu nervózny.</text:span></text:p>
      <text:p text:style-name="P1"><text:span text:style-name="T1">Čas sa vliekol pomaly. Strašne pomaly. Oči uprene sledovali, ako lenivo sa plazí veľká ručička hodín.</text:span></text:p>
      <text:p text:style-name="P1"><text:span text:style-name="T1">— Môžeme zapáliť! — zdvihol veliteľ oddielu ruku, akoby odštartovával preteky.</text:span></text:p>
      <text:p text:style-name="P1"><text:span text:style-name="T1">Všetci sa rozbehli k navrstveným hromadám dreva.</text:span></text:p>
      <text:p text:style-name="P1"><text:span text:style-name="T1">— Aj u nás v dedine bude vidno ohne, — tešil sa Hanzelík.</text:span></text:p>
      <text:p text:style-name="P1"><text:span text:style-name="T1">— To bude pozdrav tým, čo myslia na nás, — dodával Chorvát a myslel na chlapca a na ženu.</text:span></text:p>
      <text:p text:style-name="P1"><text:soft-page-break/><text:span text:style-name="T1">Najprv vyskočili spod hraníc malé, bojazlivé plamienky, krútili sa sťa malé háďatá, oblizovali polená a haluzinu. O chvíľu plamene vyrástli a pahltne požierali drevo. Poľana bola osvetlená ako za dňa.</text:span></text:p>
      <text:p text:style-name="P1"><text:span text:style-name="T1">Chlapi v žiare ohňa čakali napäto, počúvali, či sa ozve z diaľky hukot leteckých motorov.</text:span></text:p>
      <text:p text:style-name="P1"><text:span text:style-name="T1">Konečne!</text:span></text:p>
      <text:p text:style-name="P1"><text:span text:style-name="T1">To je presnosť!</text:span></text:p>
      <text:p text:style-name="P1"><text:span text:style-name="T1">Aj cez praskot dreva, ktoré pohlcoval oheň, predralo sa slabé hučanie. Rástlo, mohutnelo, ako mohutnie príval vody po prietrži mračien.</text:span></text:p>
      <text:p text:style-name="P1"><text:span text:style-name="T1">Chlapi ani nedýchali. Vykrúcali hlavy dohora a snažili sa v tmavej oblohe zjastriť lietadlá. Ale nič nevideli; oči, zaslepené žiarou vatier, neprenikli temnotu noci.</text:span></text:p>
      <text:p text:style-name="P1"><text:span text:style-name="T1">Podľa zvuku lietadlá boli dve. Jedno iba preletelo, druhé nad ožiarenou poľanou zakrúžilo. Potom sa hukot vzďaľoval a slabol. Smeroval kdesi nad Maguru.</text:span></text:p>
      <text:p text:style-name="P1"><text:span text:style-name="T1">— Pozrite! — skríkol jeden z vojakov, ktorí pred niekoľkými dňami prišli z kasární. — Padák!</text:span></text:p>
      <text:p text:style-name="P1"><text:span text:style-name="T1">— A tam druhý!</text:span></text:p>
      <text:p text:style-name="P1"><text:span text:style-name="T1">Skutočne. V tme sa zabeleli dva biele klobúky padákov. Plávali povetrím a pomaly, pomaličky sa znášali k zemi. Bolo temer bezvetrie, prúd vzduchu ich nezanesie ďaleko.</text:span></text:p>
      <text:p text:style-name="P1"><text:span text:style-name="T1">Celý oddiel bol vo vytržení. Poniektorí vyskakovali, akoby chceli dočiahnuť padáky ešte v povetrí.</text:span></text:p>
      <text:p text:style-name="P1"><text:span text:style-name="T1">— Dávajte pozor, aby nám nespadli rovno do ohňa, — vystríhal Šimák.</text:span></text:p>
      <text:p text:style-name="P1"><text:span text:style-name="T1">Okolo vatier sa utvorili skupiny, pripravené zachrániť zhodené vzácnosti, keby náhodou padali do rozžeravenej pahreby. No nebolo treba zachraňovať, padáky so vzácnym obsahom pristáli na okraji polianky. Jeden sa zachytil na starom smreku.</text:span></text:p>
      <text:p text:style-name="P1"><text:span text:style-name="T1">Vatry ešte stále osvetľovali priestranstvo poľany. Plamene už nešibali, žiarila len pahreba.</text:span></text:p>
      <text:p text:style-name="P1"><text:soft-page-break/><text:span text:style-name="T1">Chlapi odopäli z padákov veľké vaky z voskového plátna, šnurovanie od nedočkavosti ani nerozpletali, ale rozrezali.</text:span></text:p>
      <text:p text:style-name="P1"><text:span text:style-name="T1">Najviac sa tešil Nikita:</text:span></text:p>
      <text:p text:style-name="P1"><text:span text:style-name="T1">— Ej, naši poslali... Molodci!... A mohli veru aj krymského tabačku poslať, veru mohli.</text:span></text:p>
      <text:p text:style-name="P1"><text:span text:style-name="T1">V jednom vaku boli samé výbušniny, nálože, zápalné šnúry. Pekná hromádka... Druhý vak obsahoval šatstvo, čižmy, konzervy a — poriadny balík tabaku! Bude ho mať celý oddiel na dlhý čas. A pár kúskov čokolády na pochúťku...</text:span></text:p>
      <text:p text:style-name="P1"><text:span text:style-name="T1">— Ľaľa, akýsi lístok, — vytiahol Hanzelík z balíka, v ktorom bol tabak, poskladaný papier.</text:span></text:p>
      <text:p text:style-name="P1"><text:span text:style-name="T1">— Ukáž, — natiahol Šimák ruku za listom. Bol písaný azbukou, no učiteľ vedel po rusky. Čítal nahlas:</text:span></text:p>
      <text:p text:style-name="P1"><text:span text:style-name="T1">„Tovarišči, my vam posilajem nemnožko tabačka. Kurite zdorovo i veselo...“</text:span></text:p>
      <text:p text:style-name="P1"><text:span text:style-name="T1">— Píšu, že nemnožko, že štipku posielajú, a ľaľa, — smial sa šťastne jeden z partizánov a vysoko nad hlavu vyzdvihol objemné balíčisko.</text:span></text:p>
      <text:p text:style-name="P1"><text:span text:style-name="T1">Nálada pod Suchým vrchom bola výborná. Tej noci veru málokto spal.</text:span></text:p>
      <text:p text:style-name="P1"><text:span text:style-name="T1">A vo veliteľskej zemľanke robil sa plán na prvú akciu.</text:span></text:p>
      <text:p text:style-name="P2"/>
      <text:p text:style-name="P1"><text:span text:style-name="T1">Horskými chodníkmi, chrbtami rázsoch i údoliami kliesnila si cestu skupina partizánov. Nebola to veľká skupina, desať chlapov. Ozbrojení automatmi, granátmi a puškami kráčali tíško, bez huku a vravy.</text:span></text:p>
      <text:p text:style-name="P1"><text:span text:style-name="T1">Dvaja a dvaja sa striedali v nesení ťažkého vreca.</text:span></text:p>
      <text:p text:style-name="P1"><text:span text:style-name="T1">Veliteľ vybral na prvú akciu týchto desiatich. Ostatným, ktorí tiež chceli ísť, povedal:</text:span></text:p>
      <text:p text:style-name="P3"><text:span text:style-name="T1">— Netreba nám toľkým plahočiť sa až dolu, chlapci. Ostanete tu ako záloha... Nebojte sa, príde aj na vás rad; a čoskoro.</text:span></text:p>
      <text:p text:style-name="P1"><text:span text:style-name="T1">Vzduch bol voňavý, lahodný. Bol podvečer a pod klenbou starých stromov väčšmi a väčšmi mocnelo šero. Výpary tlejúceho lístia, vôňa živice a rozličných bylín takmer omamovali.</text:span></text:p>
      <text:p text:style-name="P1"><text:soft-page-break/><text:span text:style-name="T1">Skupina desiatich ľudí sa spúšťala nižšie a nižšie. Nikto neprehovoril ani slova, srdcia im búchali akosi rýchlejšie. Podujali sa na veľkú vec: preťať nepriateľovi spojovaciu tepnu — železnicu. Povyše Šútova je dlhý tunel. V noci má vyletieť do povetria.</text:span></text:p>
      <text:p text:style-name="P1"><text:span text:style-name="T1">Tunel však strážia. Bude treba zneškodniť stráže a pritom ľahko môže dôjsť k prestrelke.</text:span></text:p>
      <text:p text:style-name="P1"><text:span text:style-name="T1">— Už nie sme ďaleko, — pošepol Chorvát Šimákovi.</text:span></text:p>
      <text:p text:style-name="P1"><text:span text:style-name="T1">Tma už úplne zaľahla na kraj a sťažila orientáciu.</text:span></text:p>
      <text:p text:style-name="P1"><text:span text:style-name="T1">Ale Chorvát sa dobre vyznal v týchto miestach, neraz ich premeral krížom-krážom.</text:span></text:p>
      <text:p text:style-name="P1"><text:span text:style-name="T1">Z diaľky sa ozval hvizd rušňa. Všetkých zelektrizovalo.</text:span></text:p>
      <text:p text:style-name="P1"><text:span text:style-name="T1">— Posledný vlak, — vzdychol si Vydra. — Posledný vlak! — Jeho sa to najviac dotýkalo, veď bol železničiar. Koľajnice, to bol jeho svet. Posledný vlak cez tunel... a hrdlo mu stiahlo. On, ktorý opatroval koľajnice, kochal sa ich strieborným leskom, s láskou mazal výhybky, aby sa ľahko pohybovali, on ich má teraz rozbíjať... Vedel, že tieto koľajnice teraz votrelci zneužívajú na zabíjanie ľudí, na prevážanie zbraní, no predsa to, čo ho viazalo k tým lesklým pásom, čo bežali do diaľky, bolo silnejšie, ako si myslel. Hrdlo sa mu sťahovalo a srdce začalo prudko trepať.</text:span></text:p>
      <text:p text:style-name="P1"><text:span text:style-name="T1">Hanzelík kráčal vedľa neho. Vari vytušil, čo sa deje vo Vydrovom vnútri, chytil ho za lakeť a ticho povedal: — Musíme, nič iného sa nedá robiť. — A po niekoľkých krokoch doložil: — Po vojne postavíme, potom to bude naša železnica!</text:span></text:p>
      <text:p text:style-name="P1"><text:span text:style-name="T1">Vydra nemo prikývol, ale sa mu neuľavilo.</text:span></text:p>
      <text:p text:style-name="P1"><text:span text:style-name="T1">Zišli na okraj lesa, odkiaľ bolo vidieť železničnú trať. Vlak, idúci nadol, hrmotal. Bol prázdny. Keď prešiel, veliteľ sám zišiel na štrkovitú trať. Rozhliadol sa. Tunel bol asi o dvesto metrov vyššie. Bolo treba podísť k nemu okrajom hory.</text:span></text:p>
      <text:p text:style-name="P1"><text:span text:style-name="T1">Pri ústí tunela stál vojak. Nebolo ho vidno, lebo jeho postava splývala so začadenou čelnou stenou tunela. Nebolo ho vidno, a predsa... Strážny fajčil. Buď si bol istý, že mu </text:span><text:soft-page-break/><text:span text:style-name="T1">nehrozí nebezpečenstvo, buď bol jednoducho neopatrný. Ohník cigarety ukazoval cestu k nemu. Keď potiahol, žiara cigarety mu matne osvetlila tvár. Šimák dal ostatným znamenie, aby ostali stáť. Sám, nečujne sa plaziac, dostal sa svahom rovno nad stráž. Automat pripravený na streľbu.</text:span></text:p>
      <text:p text:style-name="P1"><text:span text:style-name="T1">— Stáť!</text:span></text:p>
      <text:p text:style-name="P1"><text:span text:style-name="T1">Príkry rozkaz prekvapil strážcu. Ruka, ktorá práve podnášala cigaretu k ústam, ustrnula na pol ceste.</text:span></text:p>
      <text:p text:style-name="P1"><text:span text:style-name="T1">— Odlož zbraň a poď sem! — žiadal Šimákov hlas. — Žiadne hlúposti, mám ťa na muške!</text:span></text:p>
      <text:p text:style-name="P1"><text:span text:style-name="T1">Ohník cigarety opísal malý oblúčik a dopadol na zem. Pätka pušky zarachotila na tvrdom kameni. A potom sa zosunulo kamenie po svahu, ktorým liezol strážny za hlasom.</text:span></text:p>
      <text:p text:style-name="P1"><text:span text:style-name="T1">— Neboj sa, — uspokojoval veliteľ vojaka.</text:span></text:p>
      <text:p text:style-name="P1"><text:span text:style-name="T1">— Kto ste? — chvejúcim sa hlasom opýtal sa strážny. A hneď sám sebe odpovedal novou otázkou: — Partizáni?</text:span></text:p>
      <text:p text:style-name="P1"><text:span text:style-name="T1">— Hej, ale teraz niet času na vysvetľovanie.</text:span></text:p>
      <text:p text:style-name="P1"><text:span text:style-name="T1">Strážny prerušil Šimáka:</text:span></text:p>
      <text:p text:style-name="P1"><text:span text:style-name="T1">— Tak je dobre. Sami sme chceli k vám prísť.</text:span></text:p>
      <text:p text:style-name="P1"><text:span text:style-name="T1">— Keď nejde Mohamed k hore, ide hora k Mohamedovi, — zažartoval veliteľ oddielu spod Suchého vrchu. — Ak je tak, poď so mnou.</text:span></text:p>
      <text:p text:style-name="P1"><text:span text:style-name="T1">— Nevedeli sme, kde vás hľadať, nemali sme spojenie, — vysvetľoval vojak. — My už na toto dávno kašleme.</text:span></text:p>
      <text:p text:style-name="P1"><text:span text:style-name="T1">Spolu sa vrátili k ostatným.</text:span></text:p>
      <text:p text:style-name="P1"><text:span text:style-name="T1">— Náš nový druh, — predstavil veliteľ bývalého strážcu tunela. Potom sa k nemu obrátil: — Kedy pôjde najbližší transport?</text:span></text:p>
      <text:p text:style-name="P1"><text:span text:style-name="T1">— Asi o hodinu.</text:span></text:p>
      <text:p text:style-name="P1"><text:span text:style-name="T1">Práca im šla šikovne. Dvaja kládli v tuneli pod koľajnice nálože, dvaja nálože spájali zápalnou šnúrou. Ostatní ostali na stráži.</text:span></text:p>
      <text:p text:style-name="P1"><text:span text:style-name="T1">Keď bolo všetko pripravené, Šimák pozrel na svetielkujúci ciferník. Do príchodu vlaku chýbalo celých dvadsať minút. /</text:span></text:p>
      <text:p text:style-name="P1"><text:soft-page-break/><text:span text:style-name="T1">— Kedy ťa prídu vymeniť? — opýtal sa Chorvát vojaka.</text:span></text:p>
      <text:p text:style-name="P1"><text:span text:style-name="T1">— Mali by hneď po prechode transportu. Najprv vymenia stráž na druhom konci tunela... — Strážny niekoľko ráz nahlas preglgol, potom dodal: — Ale všetci sme chceli do hôr, Nemcom nechceme slúžiť. Kým príde vlak, mohli by sme aj ostatných upozorniť.</text:span></text:p>
      <text:p text:style-name="P1"><text:span text:style-name="T1">Bol to dobrý návrh. Po výbuchu zaiste nastane medzi strážnym družstvom zhon a ťažko by bolo dohovoriť sa. Ešte by sa pustili do seba. Preto so strážnym, ktorého hneď začali volať Karolom, vydali sa traja chlapi cez tunel na druhú stranu.</text:span></text:p>
      <text:p text:style-name="P1"><text:span text:style-name="T1">Dlhý vlak sa už približoval. Rušeň namáhavo stenal, fučal, lopotiac sa s tou hŕbou ocele a železa, čo vliekol vo vagónoch. Tanky, delá, pásové traktory, nákladné automobily, to všetko defilovalo pred očami, číhajúcimi v lese. Posledný vagón vbehol do pažeráka tunela. Za ním sa vyhrnul šedivý dym.</text:span></text:p>
      <text:p text:style-name="P1"><text:span text:style-name="T1">— Teraz!</text:span></text:p>
      <text:p text:style-name="P1"><text:span text:style-name="T1">Rad detonácií sa zlial v jeden ohromný výbuch. Zem sa zachvela, zavajatala ako v bolestných kŕčoch. A ozvena roznášala zprávu o výbuchu v slabnúcom dunení naďaleko.</text:span></text:p>
      <text:p text:style-name="P1"><text:span text:style-name="T1">Vtedy sa už rozmnožená skupina partizánov, ktorí práve podstúpili svoj bojový krst, rýchle vzďaľovala od miesta skazy. Zaliezala hlbšie a hlbšie do hustých voňavých lesov.</text:span></text:p>
      <text:p text:style-name="P1"><text:span text:style-name="T1">Nad Lysou sa nebo zapaľovalo prichádzajúcim dňom. Ráno bolo čerstvé, vyumývané krištáľovou rosou.</text:span></text:p>
      <text:p text:style-name="P1"><text:span text:style-name="T1">Nikita radostne stískal kľúč vysielačky, keď podával veliteľstvu brigády zprávu:</text:span></text:p>
      <text:p text:style-name="P1"><text:span text:style-name="T1">„Tunel pri Šuňove zatarasený. Trať preťatá. Prvá akcia sa vydarila.“</text:span></text:p>
      <text:p text:style-name="P1"><text:span text:style-name="T1">Poslednú vetu pridal len tak zo samopaše a pýchy.</text:span></text:p>
      <text:p text:style-name="P2"/>
      <text:p text:style-name="P2"/>
      <text:p text:style-name="P1"><text:span text:style-name="T1">&lt;h1&gt;</text:span><text:span text:style-name="T2">Povstanie</text:span><text:span text:style-name="T1">&lt;/h1&gt;</text:span></text:p>
      <text:p text:style-name="P2"/>
      <text:p text:style-name="P1"><text:soft-page-break/><text:span text:style-name="T2">L</text:span><text:span text:style-name="T1">eto sa chýlilo ku koncu. Horúce a suché leto. Polia pustli každým dňom viac a viac. Už len jačmene, zemiaky a kapusta ostávali na úzkych tálikoch. Ľudia toho roku zberali úrodu akosi náhlivo. Len veľkostatkár Zábojský vyvliekol mašinu k vysokým stohom pod Kečku a mlátil zbožie priamo na poli. Z roztratených humienok sa ukradomky ozývali cepy.</text:span></text:p>
      <text:p text:style-name="P1"><text:span text:style-name="T1">Hukot a klepot mláťačky doliehal tlmene až do Chorvátovie kuchyne.</text:span></text:p>
      <text:p text:style-name="P1"><text:span text:style-name="T1">„Zábojský bude mať zbožia,“ myslela si Chorvátka, pozorujúc cez oblok ruch pod Kečkou. V tej myšlienke akoby vyslovila veľkú žalobu. A rozcitlivená dlho hladkala ľanové vlásky malej Zuzanky.</text:span></text:p>
      <text:p text:style-name="P1"><text:span text:style-name="T1">Na druhý deň sa však rozletela zpráva, že Zábojského vozy, kopčité obilím, zatiahli akísi ľudia hlboko do hôr. Nikdy vraj statkár z toho zbožia chlieb jesť nebude.</text:span></text:p>
      <text:p text:style-name="P1"><text:span text:style-name="T1">A ako ubúdalo leta, pribúdalo takýchto zvláštnych udalostí.</text:span></text:p>
      <text:p text:style-name="P1"><text:span text:style-name="T1">Po noviny si Jožo chodil do tehelne. Gabo bol stále v blízkosti tehliarov, všeličo sa poľahky dozvedel. Stále častejšie dochádzali zprávy o akciách partizánov. Tu vyhodili nákladný vlak, naložený tankami, muníciou a vojakmi, inde vyletel do vzduchu most či viadukt. Neďaleko za Hroznovom zatarasili tunel plnými vagónmi a vyhodili do povetria.</text:span></text:p>
      <text:p text:style-name="P1"><text:span text:style-name="T1">V tehelni sa robotníci už otvorene rozprávali o tom, že „čosi“ príde a potom „beda tým nafúkancom“. Prestali si po kútoch šepotať, hovorili bez strachu, nahlas, v továrni i na dvore.</text:span></text:p>
      <text:p text:style-name="P1"><text:span text:style-name="T1">Gabo len striehol na takéto húfiky. Hneď sa priplichtil. Neodháňali ho a aj pred ním rozprávali celkom otvorene. Poznali ho, je to predsa Hanzelíkov syn.</text:span></text:p>
      <text:p text:style-name="P1"><text:span text:style-name="T1">— Ľudia, počuli ste? — v jednom takomto húfiku na továrenskom dvore rozprával Vincentík, ktorý mal na ľavom líci fialový lišaj a pracoval pri tvárnicovom stroji. — Počuli ste, vojakov poslali do Kantorskej doliny, aby vyháňali partizánov.</text:span></text:p>
      <text:p text:style-name="P1"><text:soft-page-break/><text:span text:style-name="T1">Všetci okolostojaci nastavili uši, aby im ani slovko neušlo. Vincentík pokračoval s chrapľavým smiechom, ukazujúc pritom močkou zažltnuté zuby:</text:span></text:p>
      <text:p text:style-name="P1"><text:span text:style-name="T1">— Vojačikovia vám prišli do Kantora, zjedli guľáš, čo im kuchyňa doviezla, a keď sa stretli s partizánskym oddielom, porozprávali sa, pofajčili si spolu a vrátili sa do kasární. Veliteľ podal hlásenie: Partizánov v Kantore nieto... A na druhý deň ušli piati vojaci aj s nákladným autom, naloženým zbraňami.</text:span></text:p>
      <text:p text:style-name="P1"><text:span text:style-name="T1">— Ťíha! — híkali okolostojaci a podaktorí sa hlučne rozchichotali. Tešilo ich, že vojaci sú s nimi.</text:span></text:p>
      <text:p text:style-name="P1"><text:span text:style-name="T1">— Veď je to naša krv, chudobná, ale poctivá. Nedá sa zapredať, — prehovorila vysokým hlasom Stanková a tlesla si tvrdými, tehlou zaprášenými dlaňami, až urobila okolo seba červenkastý oblak.</text:span></text:p>
      <text:p text:style-name="P1"><text:span text:style-name="T1">Keď prechádzal okolo správca, odvrátil hlavu a tváril sa, že postávajúcich nespozoroval. Čudná vec. Inokedy už by bol vrieskal. Teraz sa snažil nič nevidieť, nepočuť.</text:span></text:p>
      <text:p text:style-name="P1"><text:span text:style-name="T1">— Aj tomuto už nos ovisuje ako moriakovi, — celkom hlasne prehodil mladý Mrázik, ktorý do tehelne dochádzal až z Podhradia spod Kľaku.</text:span></text:p>
      <text:p text:style-name="P1"><text:span text:style-name="T1">— Vraj moriak, hahaha!</text:span></text:p>
      <text:p text:style-name="P1"><text:span text:style-name="T1">Správca to musel počuť. Na betón to musel počuť, veď bol na kúsok od nich. A nič. Nezdvihol hlavu, neobzrel sa. Jeho správanie sa iba posmelilo robotníkov. Ktorýsi povedal: — Vraj sa už spakoval a posiela kdesi plné debny, ba i ženu s deťmi.</text:span></text:p>
      <text:p text:style-name="P1"><text:span text:style-name="T1">— Ani jeho tu nepotrebujeme, — zasmial sa ktosi. — A nech sa ponáhľa, lebo dostane, čo pes nechce.</text:span></text:p>
      <text:p text:style-name="P1"><text:span text:style-name="T1">Gabriel všetko pozorne vypočul, a keď prišiel Jožo, dopodrobna mu príhodu vyrozprával. Jožo zasa vyčkával s novotami baču Brnčalu. Ten prichodil do „Explózie“ často. Posedel si, všetko vypočul a zasa sa púšťal naspäť do hôr. Na chrbte sa mu pri strmom kroku nadhadzoval lykový kôš.</text:span></text:p>
      <text:p text:style-name="P2"/>
      <text:p text:style-name="P1"><text:soft-page-break/><text:span text:style-name="T1">Lietadlá, ktoré prinášali nových ľudí a nové zbrane, čoraz častejšie brázdili nočnú tmu. Ohne na horách, usporiadané raz do štvorca, inokedy do trojuholníka, naznačovali, kde majú zhodiť cenný náklad. No ohne na horách neslúžili len tomuto účelu. Nie. Hľadeli na ne oči v dolinách, mestách i dedinách.</text:span></text:p>
      <text:p text:style-name="P1"><text:span text:style-name="T1">Oči čakajúcich.</text:span></text:p>
      <text:p text:style-name="P1"><text:span text:style-name="T1">Ohne im dodávali odvahy.</text:span></text:p>
      <text:p text:style-name="P1"><text:span text:style-name="T1">Ľudia pozorne sledovali hory a s nadšením rátali vatry:</text:span></text:p>
      <text:p text:style-name="P1"><text:span text:style-name="T1">— Už sú aj pod Lysou, aj pod Magurou!</text:span></text:p>
      <text:p text:style-name="P1"><text:span text:style-name="T1">Na druhú noc horeli ohne aj okolo Fokačovej chaty na Holiach.</text:span></text:p>
      <text:p text:style-name="P1"><text:span text:style-name="T1">Všade tam, kde sa zažíhali, vyrastali v tmavých hustých horách skupiny partizánov. A rástli aj nádeje ľudí v dolinách.</text:span></text:p>
      <text:p text:style-name="P1"><text:span text:style-name="T1">Jožo s Gabrielom na ne čakávali spoločne. Darmo matka Chorvátka posielala chlapca spať, darmo sa hnevala. A keď aj poslúchol, zobudil sa aj na tichý, ešte veľmi vzdialený hukot motorov, a už ho v posteli nebolo.</text:span></text:p>
      <text:p text:style-name="P1"><text:span text:style-name="T1">A potom to prišlo.</text:span></text:p>
      <text:p text:style-name="P1"><text:span text:style-name="T1">Bolo to dva dni po tom, čo sa rozniesol chýr, že partizáni v Martine vytiahli z rýchlika nemeckého generála aj s jeho sprievodom.</text:span></text:p>
      <text:p text:style-name="P1"><text:span text:style-name="T1">Bolo to dva dni po tom.</text:span></text:p>
      <text:p text:style-name="P1"><text:span text:style-name="T1">Jožo sa práve vrátil z Bukovinky s poriadnou nošou suchárov. Kôlnica už bola ako vymetená a obed bolo treba navariť. Chystal sa posekať haluzinu, keď sa rozbrechal Blesk. Vlčiak, odkedy sa Nikita odsťahoval do hôr, bol zasa na slobode. Šantil veselo okolo „Explózie.“</text:span></text:p>
      <text:p text:style-name="P1"><text:span text:style-name="T1">Chlapec zaťal sekeru do nátoňa a zdvihol hlavu.</text:span></text:p>
      <text:p text:style-name="P1"><text:span text:style-name="T1">Popod Bukovinku upaľoval Gabriel. Už zďaleka vykrikoval:</text:span></text:p>
      <text:p text:style-name="P1"><text:span text:style-name="T1">— Jožo, Jožóóó... Už sa to začalóóó!</text:span></text:p>
      <text:p text:style-name="P1"><text:span text:style-name="T1">Jožo nechal haluzinu haluzinou. Rozbehol sa naproti priateľovi.</text:span></text:p>
      <text:p text:style-name="P1"><text:soft-page-break/><text:span text:style-name="T1">— Bystrica vyhlásila Československú republiku, — vysypal zadychčaný a behom rozpálený Gabo. — A vyhlásila boj proti nemeckým fašistom.</text:span></text:p>
      <text:p text:style-name="P1"><text:span text:style-name="T1">— Aká Bystrica? — nerozumel v prvej chvíli Jožo.</text:span></text:p>
      <text:p text:style-name="P1"><text:span text:style-name="T1">— Vysielačka.</text:span></text:p>
      <text:p text:style-name="P1"><text:span text:style-name="T1">Joža akoby špendlíkom pichol, tak zvýskol a vyskočil vozvysok.</text:span></text:p>
      <text:p text:style-name="P1"><text:span text:style-name="T1">— Ozaj...? Už...? Gabrielko, ale naozaj?</text:span></text:p>
      <text:p text:style-name="P1"><text:span text:style-name="T1">— Vraj na naše územie postupujú nepriateľské vojská, — oznamoval ďalej Gabo, akoby nepočul, čo povedal Jožo.</text:span></text:p>
      <text:p text:style-name="P1"><text:span text:style-name="T1">— Nepriateľské, vravíš?</text:span></text:p>
      <text:p text:style-name="P1"><text:span text:style-name="T1">— Hej, nepriateľské, nemecké... V tehelni je všetko hore nohami. Správca sa kdesi vyparil, hovoria, že vzal nohy na plecia a zdrhol. Robotníci si vyniesli rádio z jeho kancelárie na dvor a počúvajú Bystricu. Rádio reve a chlapi sa hotujú rukovať.</text:span></text:p>
      <text:p text:style-name="P1"><text:span text:style-name="T1">Na potvrdenie Gabovej zprávy ozval sa spev, ktorý sa stále zosilňoval. Chlapci videli, ako po hradskej uháňajú dve nákladné autá, plné chlapov, ktorí na plné hrdlá vyspevujú. Nad hlavami sa im trepocú zástavy, na prvom aute bielo-červená s belasým klinom, na druhom červená ako krv.</text:span></text:p>
      <text:p text:style-name="P3"><text:span text:style-name="T1">— Vidíš! Už idú, — skríkol Gabriel a rozbehol sa k hradskej. Jožo sa dal za ním.</text:span></text:p>
      <text:p text:style-name="P1"><text:span text:style-name="T1">No k hradskej bolo najmenej tristo metrov, a kým chlapci dobehli, autá boli ďaleko.</text:span></text:p>
      <text:p text:style-name="P1"><text:span text:style-name="T1">Sadli si do priekopy.</text:span></text:p>
      <text:p text:style-name="P1"><text:span text:style-name="T1">— Keď išli títo, pôjdu aj iní, — povedal Jožo vzrušene. Už sa to začalo. Už je to tu! Aj Gabo je celý vymenený, oči mu blčia.</text:span></text:p>
      <text:p text:style-name="P1"><text:span text:style-name="T1">A naozaj. Toho dňa sa hradská hemžila vozidlami, ktoré sa ponáhľali k okresnému mestu. Chlapi boli ovenčení trikolórami, iní mali na rukávoch alebo čiapkach červené stuhy. Dvíhali nad hlavy zaťaté päste a kričali na chlapcov:</text:span></text:p>
      <text:p text:style-name="P1"><text:span text:style-name="T1">— Mor ho!... Mor ho!</text:span></text:p>
      <text:p text:style-name="P1"><text:soft-page-break/><text:span text:style-name="T1">— Chalupka... Samo Chalupka! — zdrmal Jožo Gaba za plece. A hneď zarecitoval:</text:span></text:p>
      <text:p text:style-name="P2"/>
      <text:p text:style-name="P1"><text:span text:style-name="T3">Hoj, mor ho! detvo môjho rodu,</text:span></text:p>
      <text:p text:style-name="P1"><text:span text:style-name="T3">kto kradmou rukou siahne na tvoju slobodu...</text:span></text:p>
      <text:p text:style-name="P2"/>
      <text:p text:style-name="P1"><text:span text:style-name="T1">Celkom ho to dojalo. Ako krásne hovorieval učiteľ o tejto básni. A ako naliehal, aby sa ju naučili naspamäť. Teraz už vie, prečo.</text:span></text:p>
      <text:p text:style-name="P1"><text:span text:style-name="T1">Chlapci každé auto, každý povoz vítali výkrikmi: „Mor hóóó! Mor hóóó!“ A kývali, až ich ruky boleli.</text:span></text:p>
      <text:p text:style-name="P1"><text:span text:style-name="T1">Tak im ušiel deň, ani sa nenazdali.</text:span></text:p>
      <text:p text:style-name="P1"><text:span text:style-name="T1">Pred večerom naraz zahrmelo. Bolo to vzdialené hučanie, prichádzajúce od Považskej diery. Áno, odtiaľ najčastejšie prichádzajú búrky. No dnes si chlapci darmo išli oči vyočiť, nad Považskou dierou a ani nikde na oblohe nevideli jediného obláčika. A akáže to búrka bez mrakov? Veru, takej ešte nebolo.</text:span></text:p>
      <text:p text:style-name="P1"><text:span text:style-name="T1">Nové zadunenie...</text:span></text:p>
      <text:p text:style-name="P1"><text:span text:style-name="T1">A potom sa to opakovalo častejšie a pravidelne.</text:span></text:p>
      <text:p text:style-name="P1"><text:span text:style-name="T1">— Strieľajú, — prvý vykríkol Gabriel.</text:span></text:p>
      <text:p text:style-name="P1"><text:span text:style-name="T1">— Jožo, už sa bijú!</text:span></text:p>
      <text:p text:style-name="P1"><text:span text:style-name="T1">Naozaj, bola to streľba z kanónov. A keď bolo ticho, vietor od severozápadu donášal slabučkú ozvenu guľometnej paľby.</text:span></text:p>
      <text:p text:style-name="P1"><text:span text:style-name="T1">— Gabo, možno sú už aj naši v tom, — prudko schytil Jožo priateľa. Zrazu mu bolo teskno. Otec, Nikita... Bolo mu teskno i radostne.</text:span></text:p>
      <text:p text:style-name="P1"><text:span text:style-name="T1">— Dnes v noci by sme mohli vypadnúť, — navrhol Gabriel. Z vrecka vytiahol veľké sarajevo a vyhodil ho vysoko do vzduchu.</text:span></text:p>
      <text:p text:style-name="P1"><text:span text:style-name="T1">— Mohli, ale otec povedal, že nás zavolá, — zaváhal Jožo.</text:span></text:p>
      <text:p text:style-name="P1"><text:span text:style-name="T1">— A čo keď na nás v takejto trme-vrme zabudli, há! — nesúhlasil Gabo. — Sám si povedal, že možno už bojujú. Treba ísť a dosť. Pod Suchý vrch.</text:span></text:p>
      <text:p text:style-name="P1"><text:soft-page-break/><text:span text:style-name="T1">Jožovi však odrazu nebolo do reči. Toľko o tomto okamžiku sníval, toľko ho očakával — a odrazu mu je akosi nedobre, neľahko.</text:span></text:p>
      <text:p text:style-name="P1"><text:span text:style-name="T1">Gabo zbadal, že Jožo je akýsi nesvoj. Ešte si to, chumaj, rozmyslí. Srdce mu spadlo do sáry.</text:span></text:p>
      <text:p text:style-name="P1"><text:span text:style-name="T1">— To bude úžasné, Jožo! Automat, granáty! Jánošík bol nula proti nám, márnosť šedivá!</text:span></text:p>
      <text:p text:style-name="P1"><text:span text:style-name="T1">Jožo sa prebudil. Ešte sa zosmiešni v Gabových očiach, to by mu bolo treba! A veď čo by tu robili? Aj otec je tam, aj Nikita, nuž a zastrieľa si z automatu, to môže byť celkom fajn. A predsa mu opäť stislo srdce. Mama. Sama ostane. A čo povie, keď sa dozvie, že chce odísť? Ujsť? V noci otvoriť oblok a vypariť sa? Ale to by bolo ešte horšie, ona v poslednom čase hneď plače. Dajako už bude...</text:span></text:p>
      <text:p text:style-name="P1"><text:span text:style-name="T1">Dohovorili sa, že vyrazia o desiatej v noci. Cestu poznajú a teraz je spln mesiaca — noc nie je taká hustá.</text:span></text:p>
      <text:p text:style-name="P1"><text:span text:style-name="T1">Gabo bežal domov, aby sa pripravil na cestu. Aj Jožo sa zamyslený vracal do „Explózie“. Na ceste sa k nemu prikmotril vlčiak. Otieral sa mu pružným telom okolo nôh.</text:span></text:p>
      <text:p text:style-name="P1"><text:span text:style-name="T1">— Pôjdeš so mnou, Blesk? — opýtal sa chlapec zvieraťa. A ono mu položilo predné laby na plecia a drapľavým jazykom oblizlo tvár.</text:span></text:p>
      <text:p text:style-name="P1"><text:span text:style-name="T1">Jožo sa rozhodol, že Bleska vezme so sebou.</text:span></text:p>
      <text:p text:style-name="P1"><text:span text:style-name="T1">Keď prišiel do kuchyne, matka sedela na stoličke, ruky preložené bezvládne v lone. V očiach mala slzy, zase tie slzy, pomyslel si Jožo a opäť ho to vykoľajilo. Vedela, že to raz musí prísť, a predsa ju to temné, hluché bubnovanie tak zdesilo.</text:span></text:p>
      <text:p text:style-name="P1"><text:span text:style-name="T1">Zuzanka sedela v kúte na dlážke a bezstarostne sa prehŕňala v pestrých handričkách.</text:span></text:p>
      <text:p text:style-name="P1"><text:span text:style-name="T1">— Strieľajú, — privítala matka syna.</text:span></text:p>
      <text:p text:style-name="P1"><text:span text:style-name="T1">Chlapec pristúpil k nej a ona ho objala. Tuho pritisla jeho hlavu na prsia.</text:span></text:p>
      <text:p text:style-name="P1"><text:soft-page-break/><text:span text:style-name="T1">— Tak blízko strieľajú... Ešte som nikdy nepočula takú strašnú streľbu.</text:span></text:p>
      <text:p text:style-name="P1"><text:span text:style-name="T1">Malá Zuzanka prestala prehadzovať handričky a s prekvapenou tvárou sa zadívala na mamku. Vybadala v jej hlase čosi desivého, čoho sa treba báť.</text:span></text:p>
      <text:p text:style-name="P1"><text:span text:style-name="T1">— Mamička, — vzlyklo dievčatko.</text:span></text:p>
      <text:p text:style-name="P1"><text:span text:style-name="T1">— Oh, ty moje dieťa drahé, — schytila Chorvátka Zuzanku.</text:span></text:p>
      <text:p text:style-name="P1"><text:span text:style-name="T1">Jožo stál a mračil sa. Nečakal, že matka takto prijme začiatok boja. Ako jej teraz povie, že chce odísť za otcom? Ako jej to len povie?</text:span></text:p>
      <text:p text:style-name="P1"><text:span text:style-name="T1">Dlho sa okúňal, už mal slovo na jazyku a znova ho prežrel. Zbieral smelosť a zase ochaboval, ale do nekonečna to takto nemohlo ísť, pozbieral v sebe všetku odvahu a povedal:</text:span></text:p>
      <text:p text:style-name="P1"><text:span text:style-name="T1">— Mama... — No hlas sa mu zasekol a nevládal ďalej. Akoby ho silná ruka chytila za pažerák.</text:span></text:p>
      <text:p text:style-name="P1"><text:span text:style-name="T1">— Čo, syn môj?</text:span></text:p>
      <text:p text:style-name="P1"><text:span text:style-name="T1">— Neplač, mama!</text:span></text:p>
      <text:p text:style-name="P1"><text:span text:style-name="T1">— A veď ja... Či plačem? — náhlivo si vytierala slzy. Potom pevnejším hlasom dodala: — Bojím sa o otca i o vás.</text:span></text:p>
      <text:p text:style-name="P3"><text:span text:style-name="T1">V diaľke utíchla streľba. Chorvátka sa uspokojila. Dievčatko postavila znovu k handričkám a začala látať Jožovu košeľu.</text:span></text:p>
      <text:p text:style-name="P3"><text:span text:style-name="T1">Teraz Jožo hútal, že je vhodná chvíľa.</text:span></text:p>
      <text:p text:style-name="P1"><text:span text:style-name="T1">— Mama, ja pôjdem za otcom... — Jeho hlas znel odhodlane, až zanovito, aby odzbrojil matkin odpor.</text:span></text:p>
      <text:p text:style-name="P1"><text:span text:style-name="T1">— Chlapče, kdeže chceš ísť? — zdvihla mať oči od roboty. Rukou si mimovoľne siahla na hruď. Na ruke jasne vystupovali tmavé žily. Pod novým úderom sa schúlila do klbka. Z očí jej vyžaroval strach; veľký, kŕčovitý strach.</text:span></text:p>
      <text:p text:style-name="P1"><text:span text:style-name="T1">— Pod Suchý vrch, mama, — odpovedal chlapec na jej zdesenú otázku. Cítil, ako mu pot vystúpil na čelo. Len vydržať, vydržať.</text:span></text:p>
      <text:p text:style-name="P1"><text:span text:style-name="T1">— Ale tam sa strieľa, — zastenala.</text:span></text:p>
      <text:p text:style-name="P1"><text:span text:style-name="T1">— Tam je otec...</text:span></text:p>
      <text:p text:style-name="P1"><text:soft-page-break/><text:span text:style-name="T1">Vonku zahučali letecké motory. Jožo už mal na ne vycvičené uši, a teraz revali celkom nízko, akoby sa dotýkali komínov.</text:span></text:p>
      <text:p text:style-name="P1"><text:span text:style-name="T1">Vybehol pred dvere a bol rád, že je koniec tomuto rozhovoru. Aspoň v tejto chvíli je koniec. Za ním pomaly vyšla matka, vedúc Zuzanku za ruku.</text:span></text:p>
      <text:p text:style-name="P1"><text:span text:style-name="T1">Lietadlá boli dve. Dvojmotorové. Leteli naozaj celkom nízko a smerovali k Martinu. Chlapec zreteľne rozoznával výsostné znaky na krídlach. Boli to bielo rámované čierne kríže. Tie isté kríže, ktoré vídal na tankoch, čo prevážali vlaky smerom na východ.</text:span></text:p>
      <text:p text:style-name="P1"><text:span text:style-name="T1">— Nepriateľské... — zašepkal.</text:span></text:p>
      <text:p text:style-name="P1"><text:span text:style-name="T1">Lietadlá zmizli za južným výbežkom Bukovinky. Matka už chcela znova vojsť do domu, keď sa ozvali silné výbuchy. Jeden... druhý... mnoho výbuchov, zliatych v zlovestné dunenie. Vzduch víril a Jožo cítil na tvári jeho nárazy. Slabo utesnené tabuľky na dverách rinčali.</text:span></text:p>
      <text:p text:style-name="P1"><text:span text:style-name="T1">Matka sa strhla a prudko sa obrátila. V tvári mala hrôzu.</text:span></text:p>
      <text:p text:style-name="P1"><text:span text:style-name="T1">— Bombardujú, — povedal polohlasne chlapec. V ústach mu vyschlo.</text:span></text:p>
      <text:p text:style-name="P1"><text:span text:style-name="T1">Matka mlčala. Zuzanka fikala a trela si rukou oči.</text:span></text:p>
      <text:p text:style-name="P1"><text:span text:style-name="T1">Hneď po výbuchoch sa ozvala silná streľba z guľometov. Ozvena ju znásobovala.</text:span></text:p>
      <text:p text:style-name="P1"><text:span text:style-name="T1">Lietadlá sa znova ukázali. Už neleteli blízko seba, jedno smerovalo k Považskej diere a druhé mierilo práve nad „Explóziu“. Ťahalo za sebou dlhý čierny dymový chvost. Lietadlo, trochu nachýlené na jeden bok, skrúcalo sa k Bukovinke a ustavične klesalo.</text:span></text:p>
      <text:p text:style-name="P1"><text:span text:style-name="T1">Klesalo, klesalo...</text:span></text:p>
      <text:p text:style-name="P1"><text:span text:style-name="T1">A naraz... Od lietadla sa odlepili tmavé škvrny a padali. A potom nasledovali výbuchy jeden za druhým. Chlapec ležal na zemi, pichalo ho v ušiach a na neho i okolo padala hlina. Veľké hrudy hliny.</text:span></text:p>
      <text:p text:style-name="P1"><text:span text:style-name="T1">Pilot lietadla, zasiahnutého protileteckou paľbou, zhodil ostatok bômb, aby uľahčil ranenému stroju. No aj tak </text:span><text:soft-page-break/><text:span text:style-name="T1">nezachránil ani seba, ani mašinu. Lietadlo klesalo, až narazilo do hrebeňa Bukovinky.</text:span></text:p>
      <text:p text:style-name="P3"><text:span text:style-name="T1">— Horí... Mama, lietadlo horí! — kričal Jožo, dvíhajúc sa zo zeme a sprašujúc zo seba hlinu. Za domom zavýjal Blesk.</text:span></text:p>
      <text:p text:style-name="P1"><text:span text:style-name="T1">No matka nevyšla už z domu. Utiahla sa do kúta izby, držiac tesne pri sebe fikajúcu dcérku, akoby ju chránila pred nebezpečenstvom. Ani za svet by nebola vyšla pred stavisko. Srdce jej hlasno tĺklo, že ho zreteľne cítila, ako naráža na hrudný kôš.</text:span></text:p>
      <text:p text:style-name="P1"><text:span text:style-name="T1">Do večera bola u Chorvátov stiesnená nálada. Delostrelecká paľba ustavične doliehala z diaľky a trhala napäté ticho. O Jožovom odchode sa už nehovorilo. Chlapec sa neopovážil, a matke akoby to bolo vyšumelo z hlavy.</text:span></text:p>
      <text:p text:style-name="P1"><text:span text:style-name="T1">Ale keď sa zotmelo, pribehol Gabriel. Na chrbte mal poplátaný plecniak; visel mu príliš nízko.</text:span></text:p>
      <text:p text:style-name="P1"><text:span text:style-name="T1">— Ideme!</text:span></text:p>
      <text:p text:style-name="P1"><text:span text:style-name="T1">— Nuž... — pokrčil Jožo plecami a bokom pozrel na matku. Tvár mala bledú a akoby neprítomnú. Sedela naklonená dopredu, s ovisnutými plecami. Oči mala hlboko v tmavých jamkách. Prišlo mu ľúto, že ju musí tu nechať samotnú. Ale ostať nemôže, čím ďalej, tým v sebe jasnejšie cíti: nemôže. Hlavu mal plnú Nikitových slov: „Oni aj deti vešajú.“ To jej ešte nepovedal, a musí povedať.</text:span></text:p>
      <text:p text:style-name="P1"><text:span text:style-name="T1">— Mňa mama pustila, — pomáhal priateľovi Gabo. — Vraj tu ostať bude nebezpečné; aj chlapcom. Ak prídu, všetkých poberú.</text:span></text:p>
      <text:p text:style-name="P1"><text:span text:style-name="T1">To zelektrizovalo Chorvátovie mať. Zdvihla hlavu.</text:span></text:p>
      <text:p text:style-name="P1"><text:span text:style-name="T1">— Poberú chlapcov, vravíš?</text:span></text:p>
      <text:p text:style-name="P1"><text:span text:style-name="T1">— Tak rozprávali tehliari, — prikývol Gabriel.</text:span></text:p>
      <text:p text:style-name="P1"><text:span text:style-name="T1">— A Nikita mi vravel, že aj deti vešajú, — náhlivo vyhodil zo seba Jožo.</text:span></text:p>
      <text:p text:style-name="P1"><text:span text:style-name="T1">Čelo mala zhúžvané do tenkých vrások. Zdalo sa, že rozmýšľa.</text:span></text:p>
      <text:p text:style-name="P1"><text:span text:style-name="T1">— Mama, pusť ma! — schytil chlapec matkinu ruku. Bola studená.</text:span></text:p>
      <text:p text:style-name="P1"><text:soft-page-break/><text:span text:style-name="T1">Vstala a synovi sa zdala neobyčajne vysoká.</text:span></text:p>
      <text:p text:style-name="P1"><text:span text:style-name="T1">— Nuž choď... choď, — povedala tichým, trasľavým hlasom. — Si ako otec; aj tak by si mi ušiel, — a pokúsila sa o úsmev. Bol to úsmev plný trpkosti.</text:span></text:p>
      <text:p text:style-name="P1"><text:span text:style-name="T1">Objal ju prudko, radostne.</text:span></text:p>
      <text:p text:style-name="P1"><text:span text:style-name="T1">— Nehnevaj sa na mňa, mama.</text:span></text:p>
      <text:p text:style-name="P1"><text:span text:style-name="T1">Chorvátka bozkala chlapcovo čelo. Žilovatú ruku zdvihla nad jeho hlavu, akoby mu chcela dať svoje požehnanie.</text:span></text:p>
      <text:p text:style-name="P1"><text:span text:style-name="T1">— Tak, — hovorí, — choď... My už nejako budeme.</text:span></text:p>
      <text:p text:style-name="P1"><text:span text:style-name="T1">— Keby bolo zle, odíďte so Zuzankou do bezpečia, — radil vážnym hlasom. Potom sa rozlúčil: — Zbohom, mama, aj ty, Zuzanka. — A dodal, ako to počul od otca: — Poslúchaj mamu!</text:span></text:p>
      <text:p text:style-name="P1"><text:span text:style-name="T1">Teplo sa obliekol, vzal starú celtovinu, ktorú bol ešte pri prvých prehliadkach všelijakých kútov a dier našiel na ktoromsi stavisku „Explózie“. Do vrecka vstrčil kus suchého chleba.</text:span></text:p>
      <text:p text:style-name="P1"><text:span text:style-name="T1">— Blesk! Blesk! — zavolal na psa.</text:span></text:p>
      <text:p text:style-name="P1"><text:span text:style-name="T1">Vlčiak pribehol.</text:span></text:p>
      <text:p text:style-name="P1"><text:span text:style-name="T1">— Poď s nami!</text:span></text:p>
      <text:p text:style-name="P1"><text:span text:style-name="T1">Dvaja chlapci so psom rušali na cestu.</text:span></text:p>
      <text:p text:style-name="P1"><text:span text:style-name="T1">Keď prechádzali cez vážsky most, zastavila ich hliadka. Dvaja chlapi v civilných háboch s červenými páskami na rukávoch. Milicionári, ktorí prevzali v obci poriadkovú a bezpečnostnú službu.</text:span></text:p>
      <text:p text:style-name="P1"><text:span text:style-name="T1">— Stoj! Kto si?</text:span></text:p>
      <text:p text:style-name="P1"><text:span text:style-name="T1">Ostrý lúč elektrickej lampky oslepil chlapcov. Vlčiak zlostne zavrčal.</text:span></text:p>
      <text:p text:style-name="P1"><text:span text:style-name="T1">— Ticho, Blesk!</text:span></text:p>
      <text:p text:style-name="P1"><text:span text:style-name="T1">— Ideme do hôr... Za našimi, — vysvetľoval Gabriel.</text:span></text:p>
      <text:p text:style-name="P1"><text:span text:style-name="T1">Milicionári poznali chlapcov. Vedeli, že ich otcovia boli na čele podzemného odboja v obci. Potľapkali chlapcov po chrbtoch a prepustili ich.</text:span></text:p>
      <text:p text:style-name="P1"><text:span text:style-name="T1">— Pozdravte od nás tamtých pod Suchým... — volali za nimi.</text:span></text:p>
      <text:p text:style-name="P1"><text:span text:style-name="T1">Stúpali dobre známou horskou cestou, ktorá bola plná výmoľov, jarkov a kamenia.</text:span></text:p>
      <text:p text:style-name="P1"><text:soft-page-break/><text:span text:style-name="T1">Medzi vysokými stromami nebolo vidno na cestu. Často sa potkýnali. Les voňal hnijúcim lístím, živicou a hubami. Koruny stromov tíško šumeli. Vôkol panoval zvláštny pokoj, že chlapci sa dlho neodvážili prehovoriť. Až po hodnom kuse cesty ozval sa Gabriel:</text:span></text:p>
      <text:p text:style-name="P1"><text:span text:style-name="T1">— Jožo!</text:span></text:p>
      <text:p text:style-name="P1"><text:span text:style-name="T1">— Čože?</text:span></text:p>
      <text:p text:style-name="P1"><text:span text:style-name="T1">— Keď som odchádzal, zastavila ma Viera.</text:span></text:p>
      <text:p text:style-name="P1"><text:span text:style-name="T1">— Viera? — zadivil sa Jožo, celkom na ňu zabudol. A teraz pocítil, ako ho čosi pichlo v hrudi. — Čo chcela?</text:span></text:p>
      <text:p text:style-name="P1"><text:span text:style-name="T1">— Pýtala sa ma, čo teraz budem robiť.</text:span></text:p>
      <text:p text:style-name="P1"><text:span text:style-name="T1">— A ty?</text:span></text:p>
      <text:p text:style-name="P1"><text:span text:style-name="T1">— Povedal som jej, že ideme k partizánom... Prosila, aby sme ju zobrali so sebou.</text:span></text:p>
      <text:p text:style-name="P1"><text:span text:style-name="T1">Chvíľu kráčali bez slov. Jožo myslel na Vieru. Prekvapila ho jej žiadosť, páčila sa mu. A mrzelo ho, že vtedy ju tak odbili.</text:span></text:p>
      <text:p text:style-name="P1"><text:span text:style-name="T1">— A ty... nevzal si ju.</text:span></text:p>
      <text:p text:style-name="P1"><text:span text:style-name="T1">— Ba kieho frasa, čo sa má dievča do tohto miešať, povedz?</text:span></text:p>
      <text:p text:style-name="P1"><text:span text:style-name="T1">— Vždy si taký, — zastal Jožo. — Vždy, aj vtedy pri sušiarni. Mal si jej pekne, a ty — ba kieho frasa. Viem si predstaviť, ako si jej to povedal. Veď hej, ísť by nemohla. Možno tam aj prezimujeme, možno by zamrzla... Ale ja ti len toľko poviem, je to správne dievča, tá Viera!</text:span></text:p>
      <text:p text:style-name="P1"><text:span text:style-name="T1">Gabo len hvízdol, ale nepovedal už ani slovo. A Jožo mal plnú hlavu Viery, videl, ako sa jej chvejú dlhé, zaoblúčené mihalnice, ako chytro a nepravidelne klipkajú, hoci inokedy sa pohybujú pomaly, dôstojne, videl, ako jej zrazu klesli kútiky úst. Až teraz ho to začalo pichať a hrýzť, mal sa jej tam za sušiarňou zastať, nemal držať hubu.</text:span></text:p>
      <text:p text:style-name="P1"><text:span text:style-name="T1">Boli už hlboko v horách. Úzka, rozjarčená cesta sa hadila hore hrebeňom Rígľa. Chlapci sa potkýnali o kamene a kmene krajných stromov. Nízko visiace konáre smrekov im šľahali do tvárí, no nedbali na to.</text:span></text:p>
      <text:p text:style-name="P1"><text:soft-page-break/><text:span text:style-name="T1">Zrazu Jožo zastal a zadržal Gaba.</text:span></text:p>
      <text:p text:style-name="P1"><text:span text:style-name="T1">— Pozri!</text:span></text:p>
      <text:p text:style-name="P1"><text:span text:style-name="T1">Vpredu, možno tridsať metrov pred nimi, svietili dva zelenkasté ohníky.</text:span></text:p>
      <text:p text:style-name="P1"><text:span text:style-name="T1">— Čo to? — ustrašene cúvol Gabriel.</text:span></text:p>
      <text:p text:style-name="P1"><text:span text:style-name="T1">— Možno líška.</text:span></text:p>
      <text:p text:style-name="P1"><text:span text:style-name="T1">— Alebo vlk.</text:span></text:p>
      <text:p text:style-name="P1"><text:span text:style-name="T1">— Neblázni, v našich horách niet vlkov, — povedal Jožo, ale hlas sa mu nepresvedčivo triasol.</text:span></text:p>
      <text:p text:style-name="P1"><text:span text:style-name="T1">Svetielka stáli nepohnute. Iba po dlhej chvíli, plnej strachu, prišlo Jožovi na um, že Blesk niekde zaostal. Keby bol pri nich, boli by smelší. Zavolal:</text:span></text:p>
      <text:p text:style-name="P1"><text:span text:style-name="T1">— Blesk, poď sem! Blesk!</text:span></text:p>
      <text:p text:style-name="P1"><text:span text:style-name="T1">A dve zelené svetielka sa začali rýchlo približovať, až sa dotkli Jožovej ruky. Áno, to Blesk, potomok divých vlkov, nahnal chlapcom strach. Zatúlal sa pomedzi stromy, predbehol chlapcov, a keď vyšiel znova na cestu, postavil sa proti nim a čakal.</text:span></text:p>
      <text:p text:style-name="P1"><text:span text:style-name="T1">— Ty potvora, — hrešil Jožo vlčiaka. — Takto nás nastrašiť!</text:span></text:p>
      <text:p text:style-name="P1"><text:span text:style-name="T1">Chytil psa za obojok, ktorý mu vlastnoručne povybíjal mosadznými magôčkami.</text:span></text:p>
      <text:p text:style-name="P1"><text:span text:style-name="T1">Kdesi ďaleko zahúkala sova a Blesk jej statočne odpovedal zahavkaním.</text:span></text:p>
      <text:p text:style-name="P2"/>
      <text:p text:style-name="P2"/>
      <text:p text:style-name="P1"><text:span text:style-name="T1">&lt;h1&gt;</text:span><text:span text:style-name="T2">Cez nepriateľské línie</text:span><text:span text:style-name="T1">&lt;/h1&gt;</text:span></text:p>
      <text:p text:style-name="P2"/>
      <text:p text:style-name="P1"><text:span text:style-name="T2">O</text:span><text:span text:style-name="T1">d svojej prvej akcie bol oddiel spod Suchého vrchu neustále v činnosti. Rozkaz veliteľa brigády znel: Ničte nepriateľovi dopravné spoje!</text:span></text:p>
      <text:p text:style-name="P1"><text:span text:style-name="T1">Ničte dopravné spoje!</text:span></text:p>
      <text:p text:style-name="P1"><text:span text:style-name="T1">Tu vyletel do vzduchu most s vojenským vlakom, inde autá nabehli na míny. Stále častejšie nachádzali ľudia vedľa ciest spálené kostry áut, smutne stojace na ráfoch.</text:span></text:p>
      <text:p text:style-name="P1"><text:soft-page-break/><text:span text:style-name="T1">Neminul deň, žeby oddiel nebol účinne zasiahol.</text:span></text:p>
      <text:p text:style-name="P1"><text:span text:style-name="T1">Keď sa začalo otvorené povstanie, Šimákov oddiel sa ponáhľal do strečnianskej tesniny. Hitlerovci sa pretískali úžinou pomocou tankov, ťažkých kanónov a lietadiel.</text:span></text:p>
      <text:p text:style-name="P1"><text:span text:style-name="T1">Slovenskí partizáni tu bojovali bok po boku s českými, ruskými i francúzskymi. Hrdinsky sa bili, ale presile ťažkých zbraní nemohli dlho odolávať.</text:span></text:p>
      <text:p text:style-name="P1"><text:span text:style-name="T1">Veď čo len vedeli narobiť také šťuky! A oni lietadlá nemali, ak nerátame zopár zúfale pomalých dvojplošných „kráv“. Nepriateľ krok za krokom postupoval. Každý strom strieľal, každá priehlbinka sa premenila na malú pevnosť, redli fašistické rady, ale predsa pušky nemohli zadržať ťažké tanky. Obrancovia ustupovali.</text:span></text:p>
      <text:p text:style-name="P1"><text:span text:style-name="T1">Keď sa Nemci priblížili k Martinu, oddiel spod Suchého vrchu dostal novú úlohu: Ostať v tyle nepriateľa. Rozbíjať železnice, mosty, cesty, a tak robiť votrelcom škodu!</text:span></text:p>
      <text:p text:style-name="P1"><text:span text:style-name="T1">Ale hneď sa nevrátili pod Suchý vrch. Odtiahli do Sučian, aby ich bránili pred fašistami. Celá dedina bola na nohách. Iba obchodník Volavec sa v poslednej chvíli kdesi stratil a poniektorí sedliaci sa zatvorili do svojich chalúp. Zdalo sa, že nechcú nič vedieť o tom, čo sa okolo deje.</text:span></text:p>
      <text:p text:style-name="P1"><text:span text:style-name="T1">Na okraji dediny ľudia kopali zákopy a milicionári organizovali obranné oddiely.</text:span></text:p>
      <text:p text:style-name="P1"><text:span text:style-name="T1">Šimákov oddiel bránil prístup do Sučian z druhej strany Váhu.</text:span></text:p>
      <text:p text:style-name="P1"><text:span text:style-name="T1">No predsa Nemci obsadili dedinu. Prebíjali sa do Sučian z inej strany. Na zákopy spustili mínometnú paľbu, sučianski nevydržali oheň a ustúpili. Vtedy Šimákov oddiel prudkou streľbou zboku pražil do nepriateľa a dlho mu bránil vstúpiť do dediny. Ale Nemci obrátili mínomety za Váh — a partizáni sa museli stiahnuť do lesa.</text:span></text:p>
      <text:p text:style-name="P1"><text:span text:style-name="T1">Dvoch z oddielu zabilo.</text:span></text:p>
      <text:p text:style-name="P1"><text:span text:style-name="T1">Veliteľ Šimák videl, že nepočetný oddiel bez ťažkých zbraní v priamom boji nič nezmôže, a nariadil ústup na Suchý vrch.</text:span></text:p>
      <text:p text:style-name="P1"><text:soft-page-break/><text:span text:style-name="T1">— Keby sme mali aspoň jeden kanón, — žialil komisár.</text:span></text:p>
      <text:p text:style-name="P1"><text:span text:style-name="T1">Chlapi boli zachmúrení a zlej vôle.</text:span></text:p>
      <text:p text:style-name="P1"><text:span text:style-name="T1">Toho dňa Jožo prežíval ťažké chvíle. Bol tak blízko domova a nemohol doň nakuknúť. Keď sa vrátili pod Suchý vrch, nevydržal v bunkri, našiel si miesto s dobrým výhľadom a hľadel na rodnú dedinu. Bolo mu clivo, akoby do plaču. Vzduch bol čistý, priehľadný a do doliny bolo dobre vidieť. Iba z druhej strany nad Lysou pokojne hľadel biely obláčik. Vedľa Joža stál otec Chorvát a Šimák. Veliteľ mal dobrý ďalekohľad, ktorý vzdialenú dedinu dostatočne priblížil pozorujúcim.</text:span></text:p>
      <text:p text:style-name="P1"><text:span text:style-name="T1">Ďalekohľad putoval z ruky do ruky.</text:span></text:p>
      <text:p text:style-name="P1"><text:span text:style-name="T1">Jožovi celé údolie pripadalo akési naježené. Sučany sa túlili k Bukovinke ako poplašený kŕdeľ kureniec ku kvočke. Štíhle komíny tehelne nedymili. Nemal kto pod nimi rozložiť oheň, lebo čo ostalo v dedine, ustrašene sa utiahlo do pivníc a úkrytov. A väčšina tehliarov tašla do hôr.</text:span></text:p>
      <text:p text:style-name="P1"><text:span text:style-name="T1">Tanky, ktorými sa nepriatelia prebili do Sučian, naduto prechádzali ulicami a naháňali ľuďom strach.</text:span></text:p>
      <text:p text:style-name="P1"><text:span text:style-name="T1">Chorvát hľadel cez trieder. Zrazu vykríkol:</text:span></text:p>
      <text:p text:style-name="P1"><text:span text:style-name="T1">— Mieria k „Explózii!“</text:span></text:p>
      <text:p text:style-name="P1"><text:span text:style-name="T1">Chlapcom trhlo. K „Explózii“! Mieria k „Explózii“! V ušiach mu to zvonilo, drnčalo, revalo. K „Explózii“! Pred očami mal ustaranú mať a malú Zuzanku. Ostali doma, alebo sa schovali?</text:span></text:p>
      <text:p text:style-name="P1"><text:span text:style-name="T1">To bola otázka, na ktorú nevedel nájsť uspokojivú odpoveď. A otázka bola čoraz nástojčivejšia, až bolela. A tým viac sa triasol úzkosťou.</text:span></text:p>
      <text:p text:style-name="P1"><text:span text:style-name="T1">Aj s otcom sa dialo čosi podobné. Obidvoma rukami zvieral ďalekohľad, akoby ho chcel rozdrviť. Hánky biele, pery stiahnuté do úzkeho bezfarebného pásika.</text:span></text:p>
      <text:p text:style-name="P1"><text:span text:style-name="T1">— Zastali medzi staviskami, beštie!</text:span></text:p>
      <text:p text:style-name="P1"><text:span text:style-name="T1">— Otec, požičaj mi ho, — prosil chlapec a nečakal, lež vytrhol ďalekohľad otcovi z rúk.</text:span></text:p>
      <text:p text:style-name="P1"><text:soft-page-break/><text:span text:style-name="T1">Hľadel na známe a drahé miesta. Na miesta, kde sa toľko hrával, kde poznal každý kamienčok. A teraz je od „Explózie“ tak ďaleko...</text:span></text:p>
      <text:p text:style-name="P1"><text:span text:style-name="T1">Videl, ako z troch oceľových oblúd s dlhými kanónovými rúrami vyskakovali ľudia. Zdali sa malí ako mravce, boli v čiernych uniformách.</text:span></text:p>
      <text:p text:style-name="P1"><text:span text:style-name="T1">Teraz začnú núrať, nájdu mamu a...</text:span></text:p>
      <text:p text:style-name="P1"><text:span text:style-name="T1">Vtom akoby sa zem pohla, medzi staviskami vystrekol do výšky prúd čiernej zeme.</text:span></text:p>
      <text:p text:style-name="P1"><text:span text:style-name="T1">Jožom zalomcovala neznáma sila.</text:span></text:p>
      <text:p text:style-name="P1"><text:span text:style-name="T1">— Otec... strieľajú!</text:span></text:p>
      <text:p text:style-name="P1"><text:span text:style-name="T1">— Kto?</text:span></text:p>
      <text:p text:style-name="P1"><text:span text:style-name="T1">Ďalekohľad zmenil majiteľa. Vzal si ho Šimák.</text:span></text:p>
      <text:p text:style-name="P1"><text:span text:style-name="T1">— Naši strieľajú. Do „Explózie“.</text:span></text:p>
      <text:p text:style-name="P1"><text:span text:style-name="T1">Otcova zarastená tvár spopolavela.</text:span></text:p>
      <text:p text:style-name="P1"><text:span text:style-name="T1">— Hej, — prikývol Šimák, ale bol celkom pokojný. — Na náprotivnom kopci je zaiste naša delostrelecká pozorovateľňa. Ideálne miesto. Zbadali ich.</text:span></text:p>
      <text:p text:style-name="P1"><text:span text:style-name="T1">To už zasa Chorvát držal v ruke trieder a pozoroval. Ostatní hľadeli slobodným okom; s námahou rozoznávali dopady granátov.</text:span></text:p>
      <text:p text:style-name="P1"><text:span text:style-name="T1">Otec počítal nahlas. Raz, dva... päť. Šesť výbuchov.</text:span></text:p>
      <text:p text:style-name="P1"><text:span text:style-name="T1">A ako dopadli granáty, tak sa mu tvár rozjasnievala, opäť dostávala svoju farbu. Zabúdal, že v „Explózii“ sa azda krčí jeho žena a dcéra, videl iba nepriateľské tanky a presné dopady granátov, ktoré čoraz bližšie vybuchujú okolo nich.</text:span></text:p>
      <text:p text:style-name="P1"><text:span text:style-name="T1">— Jeden už horí! — oznamoval zvýšeným hlasom.</text:span></text:p>
      <text:p text:style-name="P1"><text:span text:style-name="T1">Výbuchy granátov na chvíľu umĺkli. To využili posádky ostatných dvoch tankov, naštartovali motory a plnou rýchlosťou upaľovali k obci.</text:span></text:p>
      <text:p text:style-name="P1"><text:span text:style-name="T1">— Utekajú...! Utekajú! — vykríkol Jožov otec.</text:span></text:p>
      <text:p text:style-name="P1"><text:span text:style-name="T1">Veliteľ oddielu opäť prebral trieder a sledoval situáciu.</text:span></text:p>
      <text:p text:style-name="P1"><text:span text:style-name="T1">— Otec! A náš dom nezasiahli? — pýtal sa chlapec.</text:span></text:p>
      <text:p text:style-name="P1"><text:soft-page-break/><text:span text:style-name="T1">— Nie, predstav si. Ani som nevedel, že tí naši kanonieri sú takí majstri. Ale ich zahnali!</text:span></text:p>
      <text:p text:style-name="P1"><text:span text:style-name="T1">Všetkým trom bolo ľahšie, veselšie, akoby im čosi ťažkého zosňali z duše.</text:span></text:p>
      <text:p text:style-name="P1"><text:span text:style-name="T1">Úspech delostrelcov napravil náladu aj ostatným v oddiele. Iba Jožo bol opäť nesvoj, stále sa motal, nemohol chvíľku obsedieť na jednom mieste. Prenasledovala ho myšlienka: A čo ak sa predsa niečo stalo mame alebo Zuzanke!</text:span></text:p>
      <text:p text:style-name="P3"><text:span text:style-name="T1">Večer honelník Matúš rozprúdil dobrú náladu zbojníckymi piesňami, ktoré vyhrával na ústnej harmonike. Ostatní sa postupne spevom pridávali k melódiám harmoniky.</text:span></text:p>
      <text:p text:style-name="P1"><text:span text:style-name="T1">Až kdesi pod chrbát Suchého vrchu sa rozliehala zbojnícka pieseň:</text:span></text:p>
      <text:p text:style-name="P2"/>
      <text:p text:style-name="P1"><text:span text:style-name="T3">Cic, kozi-kozina,</text:span></text:p>
      <text:p text:style-name="P1"><text:span text:style-name="T3">ešte nám nebila</text:span></text:p>
      <text:p text:style-name="P1"><text:span text:style-name="T3">posledná hodina!</text:span></text:p>
      <text:p text:style-name="P2"/>
      <text:p text:style-name="P1"><text:span text:style-name="T1">No dlho do noci nevysedávali.</text:span></text:p>
      <text:p text:style-name="P1"><text:span text:style-name="T1">Jedno družstvo, vyzbrojené výbušninami, vybralo sa do doliny k hradskej.</text:span></text:p>
      <text:p text:style-name="P1"><text:span text:style-name="T1">Ostatní sa uchýlili do zemľaniek odpočinúť si.</text:span></text:p>
      <text:p text:style-name="P1"><text:span text:style-name="T1">Onedlho pod Suchým vrchom bdeli iba rozostavené stráže.</text:span></text:p>
      <text:p text:style-name="P1"><text:span text:style-name="T1">Obidvaja chlapci bývali vo „veliteľskom“ bunkri. Partizáni pomenovali bunker „veliteľským“, lebo v ňom býval Šimák a veliteľské porady sa tiež tu odbavovali. Okrem veliteľa a chlapcov bol v tejto zemľanke komisár Chorvát, Hanzelík, Vydra a Nikita. Bol to vlastne prvý bunker pod Suchým vrchom, s pôvodnými obyvateľmi. Hanzelík bol urobil z otesaných brvien dvere a dnu bolo celkom útulne. Piecku nemali, namiesto nej urobili akési ohnisko. Dym unikal vetrákom v povale.</text:span></text:p>
      <text:p text:style-name="P1"><text:span text:style-name="T1">— Nebude to najlepšie, dymu budeme mať plné oči... Ale lepšie niečo ako nič, — uspokojovali sa, keď s prípravou na </text:span><text:soft-page-break/><text:span text:style-name="T1">blížiacu sa zimu boli hotoví. Lebo bolo už isté, že oddiel bude zimovať v horách.</text:span></text:p>
      <text:p text:style-name="P1"><text:span text:style-name="T1">Nanosili dreva, naštiepali a uložili blízko zemľanky.</text:span></text:p>
      <text:p text:style-name="P1"><text:span text:style-name="T1">Podobné prípravy na zimu robili aj obyvatelia ostatných zemľaniek. Každú voľnú chvíľu využívali na úpravu podzemných skrýš.</text:span></text:p>
      <text:p text:style-name="P1"><text:span text:style-name="T1">Pre Bleska vyhrabal Jožo vo svahu hlbokú dieru. Vystlal ju machom, suchou trávou a čučoriedím, aby vlčiakovi bolo teplo. No Blesk bol radšej v zemľanke ako vo svojom brlohu. Nikita si psa obľúbil a nechcel dopustiť, aby ho na noc vyháňali do pelechu.</text:span></text:p>
      <text:p text:style-name="P1"><text:span text:style-name="T1">— Nechajte, — hovorieval, — nech spí tu pri dverách. Miesta je dosť a vonku by mu bolo smutno.</text:span></text:p>
      <text:p text:style-name="P1"><text:span text:style-name="T1">Nikita si obľúbil aj chlapcov. A tí zasa lipli za ním. Často vysedávali pri ňom, pozorovali, ako vyklepkáva kľúčom Morseove značky, striehli na každé slovko novej zprávy. Inokedy učil Nikita obidvoch narábať s automatom. Natoľko ich vycvičil, že bez námahy zostreľovali šušky z vrcholcov vysokých jedlí. Gabovi to šlo o niečo lepšie a Joža to škrelo.</text:span></text:p>
      <text:p text:style-name="P1"><text:span text:style-name="T1">Oddiel pod Suchým vrchom ostal akoby na ostrove. Front sa presunul smerom na juh, hodne ďaleko na juh, a nepriateľ zaplavil doliny okolo pohoria. Pravda, hlboko do hôr sa neodvážil, lebo vedel, že tu sú pánmi hôrni chlapci-partizáni. Hory Malej Fatry nepoškvrnili čižmy dobyvateľov.</text:span></text:p>
      <text:p text:style-name="P1"><text:span text:style-name="T1">Spojenie oddielu s povstaleckým svetom udržiaval Nikita svojou vysielačkou, ktorú chlapci prezvali „guľomet“, tak chytro vedel Nikita narábať s kľúčom. No zprávy, ktoré rádiotelegrafista zvestoval oddielu, neboli nijako radostné:</text:span></text:p>
      <text:p text:style-name="P1"><text:span text:style-name="T1">— Ústup z Turca k Banskej Bystrici a Zvolenu...</text:span></text:p>
      <text:p text:style-name="P1"><text:span text:style-name="T1">— Nepriateľské lietadlá bombardovali Slobodnú vysielačku...</text:span></text:p>
      <text:p text:style-name="P1"><text:span text:style-name="T1">— Od juhu sa tiež tlačia, mrchavci...</text:span></text:p>
      <text:p text:style-name="P1"><text:span text:style-name="T1">— Ustupujeme...!</text:span></text:p>
      <text:p text:style-name="P1"><text:span text:style-name="T1">— Presila zbraní...!</text:span></text:p>
      <text:p text:style-name="P1"><text:soft-page-break/><text:span text:style-name="T1">Radostnými zprávami, ktoré Nikitov „guľomet“ zachytil, boli zprávy o útoku pri Telgárte, kde fašisti utekali ako splašené zajace, a pristávanie lietadiel s červenými hviezdami na letišti „Tri duby“ s posilou — chlapcami druhej paradesantnej brigády.</text:span></text:p>
      <text:p text:style-name="P1"><text:span text:style-name="T1">— Ty, Gabo, čo je to tá paradesantná brigáda? — vypytoval sa Jožo kamaráta, keď sám nič nevedel vyhútať.</text:span></text:p>
      <text:p text:style-name="P1"><text:span text:style-name="T1">— No... Hádam... — začal mudrovať Gabo, ale na nič poriadneho nevedel prísť. Potom mu šibli belasé očiská ako reflektory a vraví: — No para, to je jasné. Bude to dačo od pary.</text:span></text:p>
      <text:p text:style-name="P1"><text:span text:style-name="T1">— Somár, čo majú vojaci s parou, — bral Jožo Gaba vážne.</text:span></text:p>
      <text:p text:style-name="P1"><text:span text:style-name="T1">— No keď treba, zmiznú ako para, — vytasil sa Gabo a išlo ho zadusiť od smiechu, že dobehol Joža.</text:span></text:p>
      <text:p text:style-name="P1"><text:span text:style-name="T1">Hútali, hútali, ale nevyhútali. Prikmotrili sa teda k Nikitovi.</text:span></text:p>
      <text:p text:style-name="P1"><text:span text:style-name="T1">— Druhá paradesantná brigáda? — usmieva sa Nikita. — To sú vaši chlapci z Prvého československého armádneho sboru.</text:span></text:p>
      <text:p text:style-name="P1"><text:span text:style-name="T1">— Ale prečo sa tak volajú?</text:span></text:p>
      <text:p text:style-name="P1"><text:span text:style-name="T1">— To je názov jednotiek, ktoré sú vycvičené v zoskoku padákom.</text:span></text:p>
      <text:p text:style-name="P1"><text:span text:style-name="T1">— Aha, to sú takí...! — ťukol si Gabriel prstom do čela.</text:span></text:p>
      <text:p text:style-name="P1"><text:span text:style-name="T1">— No vidíš, ty para, — teraz Jožo naťahoval Gaba.</text:span></text:p>
      <text:p text:style-name="P1"><text:span text:style-name="T1">Vždy, keď sa vo veliteľskej zemľanke hovorilo o situácii na povstaleckom fronte, Chorvát očervenel a celý bol nesvoj. Mračil sa, škrípal zubami.</text:span></text:p>
      <text:p text:style-name="P1"><text:span text:style-name="T1">— Prečo ustupujú? Treba vyraziť vpred, a nie ustupovať!</text:span></text:p>
      <text:p text:style-name="P1"><text:span text:style-name="T1">Nikita mu dával celkom za pravdu.</text:span></text:p>
      <text:p text:style-name="P1"><text:span text:style-name="T1">— Tak je, ak nevyrazíš do útoku ty, vyrazí protivník — a je vo výhode. Tak hovorí sovietska stratégia.</text:span></text:p>
      <text:p text:style-name="P1"><text:span text:style-name="T1">— A čo zmôžeš proti tridsaťtonovej oceľovej oblude, há? — ospravedlňoval ústup Hanzelík.</text:span></text:p>
      <text:p text:style-name="P1"><text:soft-page-break/><text:span text:style-name="T1">— Naši nazhadzovali protitankové pušky. Výborné... — nesúhlasil s Hanzelíkom Nikita. V takýchto chvíľach bol prchký. — Ak nieto odvahy a velenia, nepomôžu najlepšie zbrane.</text:span></text:p>
      <text:p text:style-name="P1"><text:span text:style-name="T1">— Velenia? — spýtal sa udivený Gabov otec.</text:span></text:p>
      <text:p text:style-name="P1"><text:span text:style-name="T1">— Velenia! Myslíte, že tam máte všetko ľudí na mieste? Kdeže!</text:span></text:p>
      <text:p text:style-name="P1"><text:span text:style-name="T1">Chlapci takéto rozhovory hltali.</text:span></text:p>
      <text:p text:style-name="P3"><text:span text:style-name="T1">Partizáni často roztúžene hľadievali do diaľky tým smerom, odkiaľ vychádza slnko. Obracali sa potom k Nikitovi úsečnými otázkami:</text:span></text:p>
      <text:p text:style-name="P1"><text:span text:style-name="T1">— Prečo vaši neprechádzajú Karpaty? Stoja tam ako...</text:span></text:p>
      <text:p text:style-name="P1"><text:span text:style-name="T1">Nikita sa trochu urazil. Chcel povedať dačo nepekné, ale včas si zahryzol do jazyka. — Vy si myslíte, že je to prechádzka. Hop, hop z kopčeka na kopček a už som na druhej strane. — Rukou si prudko zahrnul vlasy, čo sa mu skĺzli do čela. — Karpaty! Tam sa iste fašisti zakopali do zeme a do betónu. Ale naši aj tade prejdú, ručím vám. Pre Červenú armádu nieto prekážok!</text:span></text:p>
      <text:p text:style-name="P1"><text:span text:style-name="T1">Istota v Nikitovom hlase uspokojovala ostatných.</text:span></text:p>
      <text:p text:style-name="P1"><text:span text:style-name="T1">Len keby to už bolo, zima je predo dvermi.</text:span></text:p>
      <text:p text:style-name="P1"><text:span text:style-name="T1">Dobre hovoril Nikita. Karpatské hory Nemci premenili na pevnosť. Festung Karpaty. O každý krok dopredu bolo treba tvrdo bojovať.</text:span></text:p>
      <text:p text:style-name="P1"><text:span text:style-name="T1">Jedného dňa Nikita zachytil situačné hlásenie veliteľstva:</text:span></text:p>
      <text:p text:style-name="P1"><text:span text:style-name="T1">— Nepriateľ povolal proti nám ďalšie divízie. Bojujeme proti presile ôsmich divízií, vyzbrojených tankami, delami, mínometmi, podporovanými letectvom...</text:span></text:p>
      <text:p text:style-name="P1"><text:span text:style-name="T1">Po tejto zpráve vysielačka umĺkla. Akoby zomrel dakto blízky. Zatíchla, darmo Nikita krútil čiernymi gombíkmi, darmo udieral na mosadzný kľúč.</text:span></text:p>
      <text:p text:style-name="P1"><text:span text:style-name="T1">Keď vysielačka len mlčala a mlčala, začal ju rozoberať. Skúšal drôtiky, spoje, elektrónky, všetko v poriadku. Chlapci ho s napätím pozorovali. Konečne vytiahol z útrob skrinky </text:span><text:soft-page-break/><text:span text:style-name="T1">batériu, priložil si obidva mosadzné jazýčky k svojmu jazyku a smutno povedal:</text:span></text:p>
      <text:p text:style-name="P1"><text:span text:style-name="T1">— Koniec môjmu umeniu, batéria je vybitá a rezervy niet.</text:span></text:p>
      <text:p text:style-name="P1"><text:span text:style-name="T1">A tvár sa mu zmenila, celý sa zmenil, až sa Jožo zľakol, lebo sa mu zdalo, akoby to nie vo vysielačke, ale v Nikitovi čosi vypovedalo službu.</text:span></text:p>
      <text:p text:style-name="P1"><text:span text:style-name="T1">Prvý raz videl v Nikitových očiach toľký žiaľ.</text:span></text:p>
      <text:p text:style-name="P1"><text:span text:style-name="T1">Takto oddiel ostal úplne bez spojenia, odkázaný sám na seba.</text:span></text:p>
      <text:p text:style-name="P1"><text:span text:style-name="T1">K tejto nehode sa pridružila večer druhá: časť oddielu pod vedením čatára Bartošíka dostala úlohu vyhodiť nepriateľské skladište munície v Kľačanoch. Akcia sa nevydarila; štyroch chlapov priviedli mrzko postrieľaných.</text:span></text:p>
      <text:p text:style-name="P1"><text:span text:style-name="T1">Veliteľ oddielu chodil v zemľanke ako tiger v klietke.</text:span></text:p>
      <text:p text:style-name="P1"><text:span text:style-name="T1">— Nieto liekov, nieto doktora a nemôžeme sa ani pomoci dovolať. Do krásnej kaše sme sa dostali.</text:span></text:p>
      <text:p text:style-name="P1"><text:span text:style-name="T1">— Iné nám nepomôže, iba ak sa niekto prešmykne do Slanej doliny. Na štábe majú aj batériu, aj lieky, aj nejakého felčiara, — uvažoval Chorvát.</text:span></text:p>
      <text:p text:style-name="P1"><text:span text:style-name="T1">A dobre uvažoval. Iného východiska nebolo.</text:span></text:p>
      <text:p text:style-name="P1"><text:span text:style-name="T1">— Kto však pôjde cez obsadené územie? — žasol Vydra.</text:span></text:p>
      <text:p text:style-name="P1"><text:span text:style-name="T1">Otázka naplnila veliteľskú zemľanku, odrážala sa od zrubených stien, drnčala v ušiach.</text:span></text:p>
      <text:p text:style-name="P1"><text:span text:style-name="T1">— Hej, kto pôjde?</text:span></text:p>
      <text:p text:style-name="P1"><text:span text:style-name="T1">— Kto?</text:span></text:p>
      <text:p text:style-name="P1"><text:span text:style-name="T1">— Ja, — prihlásil sa Chorvát. — Ja prejdem.</text:span></text:p>
      <text:p text:style-name="P1"><text:span text:style-name="T1">— Nie! Ja pôjdem, moja je vysielačka, — vstal Nikita.</text:span></text:p>
      <text:p text:style-name="P1"><text:span text:style-name="T1">— Ani jeden! Neprejdete! — pokrútil hlavou Šimák. — Chlap nie je ihla. Nevrátili by ste sa. Ty, Nikita, na to ani nemysli! Tvoja mašinka je naším jediným spojivom s povstaleckými vojskami. Bez nej by sme boli ako na kraji sveta. Môže sa ti niečo stať, kto obslúži vysielačku? Ale... — veliteľove oči blúdili po zemľanke. Zastali na chlapcoch. </text:span><text:soft-page-break/><text:span text:style-name="T1">Obočie mal stiahnuté, nad koreňom nosa sa mu vryli hlboké vrásky.</text:span></text:p>
      <text:p text:style-name="P1"><text:span text:style-name="T1">Dlhú chvíľu hľadel a nepreriekol slova. Vzrušenie rástlo. Potom ticho povedal:</text:span></text:p>
      <text:p text:style-name="P1"><text:span text:style-name="T1">— Chlapci...</text:span></text:p>
      <text:p text:style-name="P1"><text:span text:style-name="T1">Joža zaliala horúčava.</text:span></text:p>
      <text:p text:style-name="P1"><text:span text:style-name="T1">— My?</text:span></text:p>
      <text:p text:style-name="P1"><text:span text:style-name="T1">— Nuž, vy by ste vari mohli. Chlapci ľahšie prejdú.</text:span></text:p>
      <text:p text:style-name="P1"><text:span text:style-name="T1">Šimák preťahoval slová. Pritom sa snažil vyčítať z tvári otcov, čo oni na to.</text:span></text:p>
      <text:p text:style-name="P1"><text:span text:style-name="T1">Gabo sa vyhodil z priče:</text:span></text:p>
      <text:p text:style-name="P1"><text:span text:style-name="T1">— Pôjdeme!</text:span></text:p>
      <text:p text:style-name="P1"><text:span text:style-name="T1">— Pravdaže, pôjdeme, — povedal aj Jožo a tváril sa čo najsmelšie, aby nezbadali, že mu čosi stiahlo hrdlo, že má strach.</text:span></text:p>
      <text:p text:style-name="P1"><text:span text:style-name="T1">— Teda... choďte! — vstal z klady Chorvát. Podišiel k chlapcom a utrel si čelo, akoby sa potil. Aj Gabov otec súhlasne prikývol.</text:span></text:p>
      <text:p text:style-name="P1"><text:span text:style-name="T1">— Bude to dôležitá bojová úloha, od ktorej veľa záleží, — hovoril veliteľ. — Nad ránom vyrazíte! Váh musíte preplávať na nestráženom mieste!</text:span></text:p>
      <text:p text:style-name="P1"><text:span text:style-name="T1">Dôležitá bojová úloha, dôležitá úloha, šumelo Jožovi v mysli a čosi mu dvíhalo hlavu, pôjdu, bude to úžasné, prešmyknúť sa cez fašistické línie. Posmeľoval sa, opakoval si to, aby striasol zo seba aj poslednú štipku strachu. Každý mal pre nich dobrú radu, sťaby všetci počuli, ako im búchajú srdcia. A chlapci sa tvárili akoby nič, ani jeden nechcel dať najavo vzrušenie, v tom tvrdom prostredí aj oni sa pokladali za ozajstných a celých chlapov.</text:span></text:p>
      <text:p text:style-name="P2"/>
      <text:p text:style-name="P1"><text:span text:style-name="T1">Ešte sa iba brieždiť začalo, už sa spúšťali strminou. Dolu im to šlo chytro, lebo na mnohých miestach pobehli.</text:span></text:p>
      <text:p text:style-name="P1"><text:span text:style-name="T1">Jožo opatroval v spotenej dlani malý odznak. Dal mu ho Nikita, aby sa ním mohli preukázať v štábe brigády. Písomnú </text:span><text:soft-page-break/><text:span text:style-name="T1">zprávu veliteľ neposlal. Môže sa chlapcom prihodiť, že padnú do rúk nepriateľských hliadok a písmo by ich zradilo.</text:span></text:p>
      <text:p text:style-name="P1"><text:span text:style-name="T1">Na odznačiku bol v belasom poli biely letiaci padák. Nikita pred odchodom prikazoval Jožovi: „Nech ho nestratíš, lebo ťa vyťahám za uši. To je odznak vzácny; keď budeme po víťazstve pochodovať cez Červené námestie, pripnem si ho na blúzu...“</text:span></text:p>
      <text:p text:style-name="P1"><text:span text:style-name="T1">Gabriel, ktorý bežal hlbokým, zaroseným jarkom popredku, zastal na lúčine, zvôkol obklopenej mohutnými dubiskami.</text:span></text:p>
      <text:p text:style-name="P3"><text:span text:style-name="T1">— Poď, napijeme sa vody.</text:span></text:p>
      <text:p text:style-name="P1"><text:span text:style-name="T1">Na Drgovej lúke — tak volali ľudia túto lúčku — bola malá studnička. A ľudia hovorili, že voda z tejto studničky má takú moc ako nijaká iná. Ten, kto sa jej napije, vraj aj medveďa prevládze. Najmä staré matky rady hovorili svojim vnúčatám o divotvornej sile tejto pramenistej vody. Aj Gabovi o nej rozprávala stará mať.</text:span></text:p>
      <text:p text:style-name="P1"><text:span text:style-name="T1">Voda bola studená, až hrdlo sťahovala.</text:span></text:p>
      <text:p text:style-name="P1"><text:span text:style-name="T1">— Ech, ale teraz mám sily! — žartoval Gabo, utierajúc si rukávom mokrú bradu. — Nech mi len príde nejaký fric pod ruku.</text:span></text:p>
      <text:p text:style-name="P1"><text:span text:style-name="T1">Ako tak postávali neďaleko studničky, vyšiel na kraj lúky jeleň. Bolo to statné, hrdé zviera. Parožie ako ozajstná kráľovská koruna. Zastalo a hľadelo k studničke. Chlapci stáli ticho, nepohnute.</text:span></text:p>
      <text:p text:style-name="P1"><text:span text:style-name="T1">— Poďme ho naplašiť! — pošepol Gabriel. Jožo ho strhol za ruku.</text:span></text:p>
      <text:p text:style-name="P1"><text:span text:style-name="T1">— Nie, nechajme... Prišiel sa napiť vody. A my sa musíme ponáhľať!</text:span></text:p>
      <text:p text:style-name="P1"><text:span text:style-name="T1">No zviera zahliadlo pohyb. Chvíľu meravo hľadelo na chlapcov, potom zrazu zaručalo, zdupotalo silnými nohami, zvrtlo sa a zmizlo v lese. Len praskot haluzí naznačoval, kde upaľuje.</text:span></text:p>
      <text:p text:style-name="P1"><text:span text:style-name="T1">— Ešte dobre, že nie je s nami Blesk; zruvali by sa.</text:span></text:p>
      <text:p text:style-name="P1"><text:span text:style-name="T1">Jožo roztvoril dlaň. Parašutistický odznak mu pripomenul, že sa majú ponáhľať. Veď im Šimák prikazoval: „Čím skôr sa </text:span><text:soft-page-break/><text:span text:style-name="T1">vrátite, tým lepšie! Nezabudnite, máme ranených, ktorí potrebujú ošetrenie!“</text:span></text:p>
      <text:p text:style-name="P1"><text:span text:style-name="T1">— Poďme, ponáhľajme sa!</text:span></text:p>
      <text:p text:style-name="P1"><text:span text:style-name="T1">Za pol hodiny prišli do blízkosti píly, ktorá patrila k tehelni. Bola to malá píla s jedným gátrikom.</text:span></text:p>
      <text:p text:style-name="P1"><text:span text:style-name="T1">Chlapci už boli opatrní. V týchto končinách mohol byť aj nepriateľ. Preto pílu na kuse obišli a odrazili sa smerom ku Kečke, pod ktorou mienili preplávať Váh. Vo vrbinách sa zobliekli, šaty si remencami upevnili na hlavu. Bosými nohami vliezli do vody.</text:span></text:p>
      <text:p text:style-name="P1"><text:span text:style-name="T1">— Bŕŕŕ, či je studená! — skríkol Gabriel.</text:span></text:p>
      <text:p text:style-name="P1"><text:span text:style-name="T1">Jožo len zaťal zuby a každým krokom sa ponáral hlbšie. Váh v týchto miestach bol prudký, vlny s úzkou bielou penou na hrebeňoch hlasne plieskali o stehná chlapcov. Keď prichádzali doprostriedku, museli na kúsku plávať, lebo nohami nedočiahli dno. Zuby obidvom drkotali, telo pálčivo špelo. Voda začiatkom októbra je už poriadne studená.</text:span></text:p>
      <text:p text:style-name="P1"><text:span text:style-name="T1">— Len aby nás nikto nevidel, — staral sa Jožo.</text:span></text:p>
      <text:p text:style-name="P1"><text:span text:style-name="T1">Na druhom brehu boli vrbiny, husté a vysoké, a za nimi sa ťahali pásiky polí. Chlapci sa v húštine obliekli, bolo už na čase, lebo ich rozsekala zima, a opatrne prezreli okolie. Nikde nevideli živej duše. Sučany mali po ľavej ruke, museli sa teda hodiť doprava. Polia boli holé, hoci na niektorých pásikoch neboli ešte vykopané zemiaky.</text:span></text:p>
      <text:p text:style-name="P1"><text:span text:style-name="T1">A predsa tu ktosi bol. Pod planou hruškou, ktorá stála na škutavej medzi krivá, opustená, kopala akási žena. Zatínala motykou a vykopané zemiaky hádzala do vŕbového košíka pred sebou.</text:span></text:p>
      <text:p text:style-name="P1"><text:span text:style-name="T1">Rozmýšľali, či sa majú pri kopáčke zastaviť a vyzvedieť, čo nového v dedine.</text:span></text:p>
      <text:p text:style-name="P1"><text:span text:style-name="T1">— Poďme, veď je sama, — navrhol Gabo.</text:span></text:p>
      <text:p text:style-name="P1"><text:span text:style-name="T1">— Dobrý deň, tetka! — pozdravili chlapci a zastali za ženou, ktorá sa celkom prestrašila. Zabratá do roboty ani </text:span><text:soft-page-break/><text:span text:style-name="T1">nespozorovala, že sa jej šarvanci priplichtili od chrbta. Od prekvapenia zabudla zaďakovať za pozdrav.</text:span></text:p>
      <text:p text:style-name="P1"><text:span text:style-name="T1">— Aha, tetka Kováčka! — vykríkol Gabriel.</text:span></text:p>
      <text:p text:style-name="P1"><text:span text:style-name="T1">— A čo vy tu robíte, chlapci?</text:span></text:p>
      <text:p text:style-name="P1"><text:span text:style-name="T1">Jožo sa však miesto odpovede opýtal: — Tetuška, čo je v dedine nového?</text:span></text:p>
      <text:p text:style-name="P1"><text:span text:style-name="T1">Stiahla si vyšedivenú šatku do tyla a uvoľnené vlasy si zahladila prstami, zamazanými od hliny. Potom si hlasne vzdychla a povedala:</text:span></text:p>
      <text:p text:style-name="P1"><text:span text:style-name="T1">— Zle je v dedine, chlapci... Tí... sa nasťahovali všade. Aj na obecnom dome sú, aj v obidvoch školách, aj stanicu obsadili... Vyhadzujú ľudí z domov a sami v perinách vylihujú.</text:span></text:p>
      <text:p text:style-name="P1"><text:span text:style-name="T1">— Aj do našej školy sa nasťahovali?</text:span></text:p>
      <text:p text:style-name="P1"><text:span text:style-name="T1">— Oh, deti moje, ani sa nepýtajte. To už ani nie je škola, stodola, ak nie čosi horšie. Lavice vyhádzali na dvor, do tried nanosili slamy, no maštaľ... — hodila tetka Kováčka rukou.</text:span></text:p>
      <text:p text:style-name="P1"><text:span text:style-name="T1">Chlapci zosmutneli, teda ich škola už nie je školou.</text:span></text:p>
      <text:p text:style-name="P1"><text:span text:style-name="T1">— Ďakujeme, tetka, — a poberali sa ďalej.</text:span></text:p>
      <text:p text:style-name="P1"><text:span text:style-name="T1">— A kdeže idete, chlapci? — bola zvedavá Kováčka.</text:span></text:p>
      <text:p text:style-name="P1"><text:span text:style-name="T1">— Ale, len tak po poli, — vyhovoril sa Gabo nešikovne.</text:span></text:p>
      <text:p text:style-name="P1"><text:span text:style-name="T1">— Nemali by ste. Strieľajú, na hocikoho strieľajú. Nemajú radi, keď sa ľudia slobodne túlajú, kade sa im chce. — Ale oni už kráčali krížom cez úzke pásiky polí.</text:span></text:p>
      <text:p text:style-name="P1"><text:span text:style-name="T1">Za poľami ako tenké paličky stáli telefónne stĺpy, ktoré naznačovali, kade vedie hradská. A za hradskou je „Explózia“. Joža náramne ťahalo domov, pozrieť, či sa matke nič nestalo, či je všetko v poriadku. No otec, prv ako sa vydali na cestu, mu pripomínal: „Chlapče, nelez do vlčích pazúrov. Do „Explózie“ nechoď, iste len čakajú, kedy sa ukážeme.“</text:span></text:p>
      <text:p text:style-name="P1"><text:span text:style-name="T1">„Tak rád by som ťa videl, mama,“ pomyslel si chlapec, no vedel, že nemôže ísť domov, že je to len želanie, nič viac. Iba očami blúdil tam, kde stáli nedostavané budovy. Kráčali poľami k Priekopám.</text:span></text:p>
      <text:p text:style-name="P1"><text:soft-page-break/><text:span text:style-name="T1">Keď prejdú Priekopy, raz-dva sú v Slanej doline. No práve prechod cez Priekopy bude najnebezpečnejší.</text:span></text:p>
      <text:p text:style-name="P1"><text:span text:style-name="T1">— Pozri, stráž! — ukázal Jožo pred seba, keď poľnou cestou vyšli na hradskú. Asi dvesto metrov pred nimi pri prechode cez železničnú trať lenivými krokmi hliadkovali dvaja vojaci v sivozelených kepeňoch, siahajúcich im po päty. Na hlavách mali hlboké prilby, ktoré sa zdali priveľké na ich hlavy.</text:span></text:p>
      <text:p text:style-name="P1"><text:span text:style-name="T1">Tento pohľad v prvej chvíli vyrazil z nich všetku smelosť. Voda zo studničky na Drgovej lúke neúčinkovala. Čo teraz? Ísť-neísť? Jožo cítil, ako sa mu chvejú kolená. No nerozhodnosť zalomcovala nimi len na okamih. Obaja vedeli, že musia ísť ďalej — do Slanej doliny. Ale ako?</text:span></text:p>
      <text:p text:style-name="P1"><text:span text:style-name="T1">Obísť stráž bolo nemožné, iste ich už aj vojaci spozorovali. A potom, nevedno, či aj na iných miestach železničnej trate nie sú rozostavené hliadky.</text:span></text:p>
      <text:p text:style-name="P1"><text:span text:style-name="T1">— Poďme smelo! — vzrušene vyzval Jožo priateľa, keď videl, že ten zaostal. — Ideme zo Sučian do Priekop. Ja tu mám u Frólov tetku, keby bolo najhoršie...</text:span></text:p>
      <text:p text:style-name="P1"><text:span text:style-name="T1">Vykročili. Gabriel sa vliekol pozadu a pokúšal sa pískať akúsi melódiu. No nešlo mu to, iba fučal, preto prestal.</text:span></text:p>
      <text:p text:style-name="P1"><text:span text:style-name="T1">Jeden zo strážnych sa zastavil, automat otrčil pred seba a zďaleka kričal na chlapcov po svojom. Pravdaže, ani jeden, ani druhý ho nerozumeli.</text:span></text:p>
      <text:p text:style-name="P1"><text:span text:style-name="T1">No drsný vojenský krik im nahnal ešte viac strachu. Srdcia im išli vyskočiť a nohy ich ledva niesli.</text:span></text:p>
      <text:p text:style-name="P1"><text:span text:style-name="T1">Teraz musíme mať šťastie, teraz nás nesmie opustiť, batéria a ranení, musíme ísť dopredu, nič sa nedá robiť.</text:span></text:p>
      <text:p text:style-name="P1"><text:span text:style-name="T1">Jožo pozbieral v sebe všetku odvahu.</text:span></text:p>
      <text:p text:style-name="P1"><text:span text:style-name="T1">— Ideme sem, do Priekop, pán vojak, — vysvetľoval a prstom pichal do vzduchu smerom k dedine. — Mám tu tetku, pán vojak. Tetku, rozumiete?</text:span></text:p>
      <text:p text:style-name="P1"><text:span text:style-name="T1">Strážny len táral po svojom a šermoval automatom.</text:span></text:p>
      <text:p text:style-name="P1"><text:soft-page-break/><text:span text:style-name="T1">Neboli by sa vari nikdy dohovorili a pre chlapcov by to nebolo dobre dopadlo, keby nie druhého strážneho. Ten — iste Sudeťan — lámal po česky: — Kartičky... máte?</text:span></text:p>
      <text:p text:style-name="P1"><text:span text:style-name="T1">— Nie, nemáme, — rýchle odpovedal Jožo a tmavé kruhy sa mu začali robiť pred očami. Treba povolenie, čo teraz bude s nimi?</text:span></text:p>
      <text:p text:style-name="P1"><text:span text:style-name="T1">— Veď my sme školáci, — vynašiel sa Gabriel. — Aj takí musia mať kartičky?</text:span></text:p>
      <text:p text:style-name="P1"><text:span text:style-name="T1">&lt;lang DE&gt;— Was, was?&lt;/lang&gt; — pýtal sa ten, čo hovoril len po nemecky.</text:span></text:p>
      <text:p text:style-name="P1"><text:span text:style-name="T1">— Školáci... Aha, školáci, — opakoval Sudeťan a potom tomu druhému povedal niečo fufnavým hlasom, pričom hodil rukou.</text:span></text:p>
      <text:p text:style-name="P1"><text:span text:style-name="T1">A chlapci div sa nerozbehli od radosti. Školáci nepotrebujú kartičku, to je fifík ten Gabriel,vždy sa vynájde. A tie pohľady spod prilieb, strašné. Akoby Jožovi razom z nôh centy spadli, len utekať a utekať. Ale museli si dávať pozor, museli predstierať, že to, čo sa stalo, pokladajú za celkom prirodzené. Až keď už boli na kuse od hliadky, vydýchol si Jožo:</text:span></text:p>
      <text:p text:style-name="P1"><text:span text:style-name="T1">— Dobre, že nešiel otec alebo Nikita, tí by nijakým činom nemohli tvrdiť, že sú školáci. — Zastal, prešiel si rukou po tvári: — Fuj, už som mal malú dušičku.</text:span></text:p>
      <text:p text:style-name="P1"><text:span text:style-name="T1">Aj Gabovi sa už prestalo vnútro chvieť. — Ale sme ich opili bez fľaše, márnosť šedivá! — zasmial sa a vykročil.</text:span></text:p>
      <text:p text:style-name="P1"><text:span text:style-name="T1">Zamierili hore dedinou smerom k modrým lesom. Pozorne sledovali všetko okolo seba, aby nepadli do pasce a aby vedeli, kade sa prešmyknúť na spiatočnej ceste.</text:span></text:p>
      <text:p text:style-name="P2"/>
      <text:p text:style-name="P2"/>
      <text:p text:style-name="P1"><text:span text:style-name="T1">&lt;h1&gt;</text:span><text:span text:style-name="T2">Hostia na píle</text:span><text:span text:style-name="T1">&lt;/h1&gt;</text:span></text:p>
      <text:p text:style-name="P2"/>
      <text:p text:style-name="P1"><text:span text:style-name="T2">P</text:span><text:span text:style-name="T1">íla s jedným gátrikom stála nad Kečkou v brezovom a smrekovom lesíku, ktorým pretekal bystrý potok, lemovaný jelšami. Práve pre tento potok si postavilo panstvo v týchto </text:span><text:soft-page-break/><text:span text:style-name="T1">miestach pílu na vodný pohon. Na lacný vodný pohon. Na píle sa spracovávali len výrobky potrebné pre tehelňu.</text:span></text:p>
      <text:p text:style-name="P1"><text:span text:style-name="T1">Pri píle stojí malý vybielený prístavok, v ktorom býva piliar Adamčík s rodinou. Z prvej svetovej vojny si doniesol chromú nohu a nenávisť k tým, ktorí ho do toho sprostého ohňa poslali. Mal aj syna, Jana, ktorý mu pomáhal pri píle. No teraz Jano nebol doma. Proste jedného dňa povedal: „Idem do hôr za ostatnými...“ — a šiel.</text:span></text:p>
      <text:p text:style-name="P1"><text:span text:style-name="T1">Otec synovi nebránil. Dobre vedel, proti komu a za čo ide bojovať. Dobre to vedel starý Adamčík, veď čo to bol za život doteraz. Čo on zažil vo svojom biednom živote? Ostal mrzákom a za pokaličenú nohu nedostal ani babky. Majiteľ tehelne sa veľkomyseľne tváril, keď ho nechal bývať v prístavku a mesačne mu pohodil zopár korún, ktoré nestačili ani na jedlo, kdeže ešte na šatstvo. A robil to tak, akoby nedával plácu, ale almužnu.</text:span></text:p>
      <text:p text:style-name="P3"><text:span text:style-name="T1">Slovom, Adamčíkovci boli chudáci. Hrdlačili, hrdlačili, a nič z toho nemali. No zato píla panstvu vynášala pekné zisky. Ale načo by sa panstvo delilo s chromým Adamčíkom, keď samo malo hlboké vrecká. Adamčík to vedel, preto neraz porezal ľuďom kláty na vlastnú päsť a peniaze neodovzdal. Aspoň takto plátal bedárske diery rodiny. A bol pritom presvedčený, že nič zlého nerobí, lebo berie iba odtiaľ, kde to necítiť.</text:span></text:p>
      <text:p text:style-name="P1"><text:span text:style-name="T1">Keď sa od Považskej diery rozľahlo neobyčajné hrmenie, Adamčík hneď vedel, že sú to kanóny. Bol predsa v prvej svetovej kanonierom. A teraz sa mu pozdalo, že tie výbuchy veštia splnenie jeho túžob dožiť sa spravodlivejšieho sveta, v ktorom by nebolo iba hlušenie a bieda, ale aj radosť a spokojnosť.</text:span></text:p>
      <text:p text:style-name="P1"><text:span text:style-name="T1">— Prídu časy, aké ešte neboli, — opakoval a popľúval si do rozpukaných dlaní, akoby chcel chytiť za krk neviditeľného nepriateľa.</text:span></text:p>
      <text:p text:style-name="P1"><text:span text:style-name="T1">— Veru, keby som bol mladší a zdravý na nohy, nesedel by som ti tu za pecou, — hovoril žene.</text:span></text:p>
      <text:p text:style-name="P1"><text:soft-page-break/><text:span text:style-name="T1">Piliarka zhúžvala čelo pod čiernou šatkou a fľochla na muža:</text:span></text:p>
      <text:p text:style-name="P1"><text:span text:style-name="T1">— A ja by som tu mohla zomrieť strachom, ty stará kalika.</text:span></text:p>
      <text:p text:style-name="P1"><text:span text:style-name="T1">— A teraz, keď tu sedím, nemáš strach? — posmešne sa pýtal piliar.</text:span></text:p>
      <text:p text:style-name="P1"><text:span text:style-name="T1">— Nuž, ak sa ti tu nepáči, tak choď! Poradím si... — odvrkla Adamčíčka.</text:span></text:p>
      <text:p text:style-name="P1"><text:span text:style-name="T1">Nádeje piliara Adamčíka začali hasnúť, keď nepriateľské jednotky postupovali a obsadili Sučany. Od toho dňa chodil zamračený, nedobrej nálady. Gátor nepustil, iba čo sa ponevieral okolo kopy naskladaných brván a čosi si hundral pod fúzy.</text:span></text:p>
      <text:p text:style-name="P1"><text:span text:style-name="T1">Jedného dňa, keď práve sedel na najspodnejšom brvne a bafkal zo svojej fajočky, blížili sa rozvozenou cestou od dediny akési postavy. Ľudia... Kristova noha, ale akí ľudia! Sivozelené mundúry, na hlavách prilby, iba jeden mal brigadírku. V rukách niesli zbrane. Adamčíkovi sa až zatmelo pred očami, ešte tých tu potreboval.</text:span></text:p>
      <text:p text:style-name="P1"><text:span text:style-name="T1">— Jeden, dva... tri... päť... osem — ráta Adamčík a chmúri sa, odpľúva. Na sluchách mu navierajú belasé žily.</text:span></text:p>
      <text:p text:style-name="P1"><text:span text:style-name="T1">Vojaci sú už blízko, ale piliar nevstáva, nevíta, hľadí do zeme, akoby ich ani nebolo nablízku.</text:span></text:p>
      <text:p text:style-name="P1"><text:span text:style-name="T1">Ten v brigadírke zastal pred ním a láme reč — slovo slovensky, slovo nemecky.</text:span></text:p>
      <text:p text:style-name="P1"><text:span text:style-name="T1">— Môžete povedať, čo chcete, po svojom, nie som taký sprostý, rozumiem, — dudre Adamčík a v duchu neprestáva bohovať.</text:span></text:p>
      <text:p text:style-name="P1"><text:span text:style-name="T1">— Vy ste náš? — pýta sa oficier naradovaný a raz-dva tľapne piliara po pleci rukou v koženej rukavičke.</text:span></text:p>
      <text:p text:style-name="P1"><text:span text:style-name="T1">„ Ježišikriste, tak ti hodím na papuľu,“ rozpajedil sa v duchu Adamčík a nahlas vraví: — Čerta váš, ale pochodil som ja už kus sveta za chlebom a bol som aj na vašich stranách. — Trhol plecom, na ktorom cítil Nemcovu ruku. Vojak v brigadírke hneď sprísnil výraz tváre a zvýšil hlas.</text:span></text:p>
      <text:p text:style-name="P1"><text:soft-page-break/><text:span text:style-name="T1">— Partizáni! Nie sú u vás?</text:span></text:p>
      <text:p text:style-name="P1"><text:span text:style-name="T1">— Keby boli, nestáli by ste tu takto, — zašomral si Adamčík a odpľul.</text:span></text:p>
      <text:p text:style-name="P1"><text:span text:style-name="T1">— Ani nechodia nocami? — párajú ho oficierove oči, až mu mráz preskakuje po lopatkách.</text:span></text:p>
      <text:p text:style-name="P1"><text:span text:style-name="T1">— Nechodia.</text:span></text:p>
      <text:p text:style-name="P1"><text:span text:style-name="T1">— Teda, — oficier zakašlal do koženej rukavičky, — my sa u vás ubytujeme.</text:span></text:p>
      <text:p text:style-name="P1"><text:span text:style-name="T1">— Čóóó...? — vyskočil Adamčík, akoby ho uštipla vretenica. Nadhodil sa na zdravej nohe. — Kde? V píle?</text:span></text:p>
      <text:p text:style-name="P1"><text:span text:style-name="T1">— Nuž tu, vo vašom dome.</text:span></text:p>
      <text:p text:style-name="P1"><text:span text:style-name="T1">— A načo?</text:span></text:p>
      <text:p text:style-name="P1"><text:span text:style-name="T1">Oficier sa zasmial, zarehlil sa. Ostatní vojaci ľahostajne hľadeli pred seba, jeden nahlas smrkol.</text:span></text:p>
      <text:p text:style-name="P1"><text:span text:style-name="T1">— Poďme! — zavelil oficier.</text:span></text:p>
      <text:p text:style-name="P1"><text:span text:style-name="T1">Všetci ôsmi sa pohli do prístavku. Keď videl Adamčík, kde idú, pustil sa za nimi.</text:span></text:p>
      <text:p text:style-name="P1"><text:span text:style-name="T1">Piliarka skoro z nôh spadla, keď sa dvere odchýlili a ukázala sa v nich hlaveň automatu. Len potom za ňou nakukla hlava v prilbe.</text:span></text:p>
      <text:p text:style-name="P1"><text:span text:style-name="T1">Dvaja ostali vonku, ostatní sa vhrnuli do tesnej kuchynky. Adamčík krivkal za nimi. Krivkal a v duchu posielal na nich všetkých svätých i rohatých. Tenký oficier ihneď pristúpil ku skrini, kde boli poukladané riady a potraviny. Otočil háčik a otvoril dvierka dokorán. Vtedy mu už bol piliar za chrbtom.</text:span></text:p>
      <text:p text:style-name="P1"><text:span text:style-name="T1">— Čo tam hľadáte? — skríkol hrubým hlasom. — Či sa tam schovávajú partizáni?</text:span></text:p>
      <text:p text:style-name="P1"><text:span text:style-name="T1">Dôstojníka prekvapil tento odpor. Bol naučený každému vládnuť neobmedzene, rozkazovať a robiť, čo sa mu zachcelo. A tu zrazu odpor. Mrzák akýsi. Pozrel na Adamčíka, ani sa nezasmial, ani nezamračil, iba naširoko otvoril vodnaté oči. Potom pomalým pohybom zatvoril dvercia. Zvrtol sa a pokročil k dverám jedinej izbice.</text:span></text:p>
      <text:p text:style-name="P1"><text:soft-page-break/><text:span text:style-name="T1">Adamčík mu chcel vlastným telom zatarasiť cestu, no jeden z vojakov ho strhol naspäť.</text:span></text:p>
      <text:p text:style-name="P1"><text:span text:style-name="T1">To už piliar nevydržal. Rozkričal sa:</text:span></text:p>
      <text:p text:style-name="P1"><text:span text:style-name="T1">— Ja som v dome pánom. U vás si môžete takto...</text:span></text:p>
      <text:p text:style-name="P1"><text:span text:style-name="T1">A oficier, akoby bol doma, rozhodol:</text:span></text:p>
      <text:p text:style-name="P1"><text:span text:style-name="T1">— V tejto izbe budeme my, a vy, — ukázal na piliara a jeho ženu, — vy tu... v kuchyni.</text:span></text:p>
      <text:p text:style-name="P1"><text:span text:style-name="T1">Čo mal Adamčík robiť? Od srdu ho išlo rozhodiť, ale bol bezmocný. „Prašivci... Zlodeji!“ nadával v duchu, nahlas však už nepovedal ani slova. Prišli mu na um všetky tie chýry, ktoré sa povrávali o výčinoch týchto nadľudí na Ukrajine.</text:span></text:p>
      <text:p text:style-name="P1"><text:span text:style-name="T1">Oficier rozkázal Adamčíčke, aby im pripravila niečo zajesť.</text:span></text:p>
      <text:p text:style-name="P1"><text:span text:style-name="T1">— Ale nie hocičo, — prikazoval Adamčíkovi, ktorý želanie musel tlmočiť žene. Div ho to nezadusilo. Potom už dlhšie nevydržal v kuchyni. Pozdalo sa mu, že vnútri nieto vzduchu, že sa naozaj zadusí. Tresol dvermi a vyšiel von. No nikde nemal chvíle pokoja.</text:span></text:p>
      <text:p text:style-name="P1"><text:span text:style-name="T1">Od toho dňa sa najviac iba túlal po Kečke, po brezinách a lieštinových húštinách naokolo. Keď prišiel na pílu a videl tých v sivozelenej uniforme, zatínal päste, dusil sa záplavou tichých nadávok a z očí mu šibal oheň veľkej nenávisti.</text:span></text:p>
      <text:p text:style-name="P1"><text:span text:style-name="T1">Jeden z vojakov mal vždy stráž, traja chodili občas na hliadku a ostatní buď sa vyvaľovali v piliarkiných perinách, alebo hrali v karty a vyspevovali. Och, ten spev, ktorý sa chvíľami vôbec nepodobal spevu, Adamčík nemohol zniesť. Priam mu nervy driapal.</text:span></text:p>
      <text:p text:style-name="P1"><text:span text:style-name="T1">Istého dňa si Adamčík namrzený sadol nad vodné koleso, ktoré poháňalo gátor. Teraz bola voda z kolesa odrazená a padala zvysoka podeň, kde sa penila a striekala. Piliar hľadel do vody, dakedy je v nej vidieť krásnu dúhu, dnes nevidieť, lebo je v tieni. Hľadel do vody a počúval jej hukot a na chvíľu zabudol na tie pijavice vnútri.</text:span></text:p>
      <text:p text:style-name="P1"><text:span text:style-name="T1">Zrazu ktosi Adamčíka poklepal po pleci. Strhol sa ako zo spánku a cez plece vidí za sebou stáť vojaka, ktorý mal práve </text:span><text:soft-page-break/><text:span text:style-name="T1">strážnu službu. Tvár pod hlbokou prilbou je obstarná a zvädnutá, z nosných dierok trčia dlhé chĺpky.</text:span></text:p>
      <text:p text:style-name="P1"><text:span text:style-name="T1">— Čo chcete? — opýtal sa spupne.</text:span></text:p>
      <text:p text:style-name="P1"><text:span text:style-name="T1">Strážny chvíľu naň hľadí, prestupuje z nohy na nohu, potom sa ozve. No neodpovedá nemecky, ale lámanou češtinou.</text:span></text:p>
      <text:p text:style-name="P1"><text:span text:style-name="T1">— Neboj sa... Ja Viedenčan. — To malo znamenať, že s tými ostatnými nechce mať nič spoločného. Piliar porozumel, ale jeho tvár ostala tvrdá a neprístupná. Čo ak ho poslal oficier?</text:span></text:p>
      <text:p text:style-name="P1"><text:span text:style-name="T1">— Ako to, že česky...?</text:span></text:p>
      <text:p text:style-name="P1"><text:span text:style-name="T1">— Dvadsať rokov s kamarátom Čechom som uhlie nakladal, — vysvetľuje vojak s neistým úsmevom na tvári.</text:span></text:p>
      <text:p text:style-name="P1"><text:span text:style-name="T1">Adamčíkove oči ostali vpité do zvädnutej tváre, bol by to ozajstný diabol, keby sa vedel takto pretvarovať, ozajstný diabol. Tie oči vyzerajú také úprimné, úprimne vystrašené. A tak zlý výraz pomaly mizol z piliarovej tváre, tvrdé črty mäkli.</text:span></text:p>
      <text:p text:style-name="P1"><text:span text:style-name="T1">— A čože? — bola to opatrná otázka, lebo ešte stále naisto nevedel, či tento človek nemá dačo nekalého za lubom.</text:span></text:p>
      <text:p text:style-name="P1"><text:span text:style-name="T1">— Ja mám toho už takto, — ukázal rukou, že má toho už po krk. Z vojakových úst sa prudko vysypala otázka: — Kde sú vaši partizáni?</text:span></text:p>
      <text:p text:style-name="P1"><text:span text:style-name="T1">Oči spod prilby zmätene behali okolo.</text:span></text:p>
      <text:p text:style-name="P1"><text:span text:style-name="T1">— Partizáni?... Ja neviem.</text:span></text:p>
      <text:p text:style-name="P1"><text:span text:style-name="T1">Toto je strašne vážna hra, myslí si Adamčík. Aj by chcel tomu chlapovi veriť, má úprimne vystrašené oči, ustaté, tvár žltú a zvädnutú, aj sa nesmie dostať do pasce, krucinál, ak ho tak poslal ten usmrkaný oficier!</text:span></text:p>
      <text:p text:style-name="P1"><text:span text:style-name="T1">— Neviem, — zopakoval ešte raz a pohľad zaboril do padajúcej vody.</text:span></text:p>
      <text:p text:style-name="P1"><text:span text:style-name="T1">— Chcel by som k nim, mám toho už takto, — opakoval Viedenčan.</text:span></text:p>
      <text:p text:style-name="P3"><text:span text:style-name="T1">— Naozaj...? — Pre Adamčíka to bolo veľkým prekvapením. Ľaľa, chcel by k partizánom. Čo tu robiť, ježišikriste, poraď, čo tu robiť.</text:span></text:p>
      <text:p text:style-name="P1"><text:soft-page-break/><text:span text:style-name="T1">Na prístavku plesli dvere, akýsi hlas zvolal: Lidke, Lidke, Viedenčanom trhlo, akoby ním preletel elektrický výboj, trhlo ním, ešte stihol hodiť na piliara prosebný pohľad, možno chcel povedať drž jazyk za zubami, možno to chcel povedať, potom sa narovnal, obdivuhodne rýchle sa narovnal a vykročil.</text:span></text:p>
      <text:p text:style-name="P1"><text:span text:style-name="T1">Adamčík ostal hľadieť na vodu a hlavu mu išla rozhodiť otázka: Mám mu uveriť, či nie?</text:span></text:p>
      <text:p text:style-name="P1"><text:span text:style-name="T1">Odvtedy sa piliar s Lidkem často schádzali nad vodným kolesom. Adamčík sa presvedčil, že Viedenčan má toho naozaj po krk, je to dobrý človek, nemôže byť zlý človek, keď sa odjakživa trápi s lopatou, má toho už po krk a chcel by tajsť k partizánom. A tak sa schádzali nad kolesom a za hukotu padajúcej vody snovali plány. No Adamčík nevedel Lidkemu presne povedať, kde, v ktorých končinách hôr sú partizáni. Preto musel Viedenčan slúžiť ďalej rozmaznanému poručíkovi, čistiť jeho čižmy a čakať na vhodnú príležitosť.</text:span></text:p>
      <text:p text:style-name="P2"/>
      <text:p text:style-name="P1"><text:span text:style-name="T1">Jožo s Gabom sa šťastne dostali do Slanej doliny. Naďabili na stráž, ktorá ich odviedla až do bunkra veliteľa brigády. Ale veliteľ tam nebol, museli čakať až do neskorého popoludnia. Čas sa im vliekol veľmi pomaly. Boli ako na ihlách, veď sa mali ponáhľať.</text:span></text:p>
      <text:p text:style-name="P1"><text:span text:style-name="T1">Konečne veliteľ brigády prišiel. Bol to človek prostrednej, zavalitej postavy a prísnej, širokej tváre. Oči mu ustavične za niečím jastrili. Zhodil si kožený kabát a hlučne privítal chlapcov. Niekoľko ráz zdôrazňoval, že sú ozajstní chlapi, keď sa odvážili prejsť fašistami zaplieneným územím.</text:span></text:p>
      <text:p text:style-name="P1"><text:span text:style-name="T1">— Vyspíte sa a ráno všetko vybavíme, — povedal napokon.</text:span></text:p>
      <text:p text:style-name="P1"><text:span text:style-name="T1">Joža akoby šidlom pichol. — Nemôžeme, — namietol. — Nemôžeme, pod Suchým vrchom nás čakajú.</text:span></text:p>
      <text:p text:style-name="P1"><text:span text:style-name="T1">Veliteľ zdvihol guľatú hlavu, iste nebol zvyknutý dlho vysvetľovať svoju mienku.</text:span></text:p>
      <text:p text:style-name="P1"><text:soft-page-break/><text:span text:style-name="T1">— Kým zídete, bude sa stmievať. Vtedy Nemci zosilňujú stráže a strieľajú na každé šuchnutie. Teraz som za vás zodpovedný ja, pôjdete až ráno!</text:span></text:p>
      <text:p text:style-name="P1"><text:span text:style-name="T1">Ráno obidvaja zavčasu vstali a vyšli medzi bunkre a stany. Bol to velikánsky tábor, včera, v tom napätí si ani neuvedomili jeho rozlohu. Ale v tábore teraz bolo málo bojovníkov, partizáni boli na akciách niekde v dolinách.</text:span></text:p>
      <text:p text:style-name="P1"><text:span text:style-name="T1">Ráno bolo chladné, a preto si chlapi rozložili čmudivé ohníky, pri ktorých sa hriali a varili raňajky. Chlapci si prezerali tábor, postáli pri jednom ohníku, pošli niekoľko krokov a zase sa zastavili.</text:span></text:p>
      <text:p text:style-name="P1"><text:span text:style-name="T1">Chlapi si ich naoko nevšímali.</text:span></text:p>
      <text:p text:style-name="P1"><text:span text:style-name="T1">A zrazu ktosi volá: — Jozef... Jozef!</text:span></text:p>
      <text:p text:style-name="P1"><text:span text:style-name="T1">Jožo sa obzrel a koho vidí! Pri ohni sedia seržant Voloďa s ryšavým staršinom Gavrikom. Starí známi z „Explózie“.</text:span></text:p>
      <text:p text:style-name="P1"><text:span text:style-name="T1">— Íha, ale vám narástla tá brada! — vyhŕklo z Joža pri pohľade na Gavrika. Akoby mal celú tvár v plameni.</text:span></text:p>
      <text:p text:style-name="P1"><text:span text:style-name="T1">Gavrik sa zasmial, Voloďa sa za brucho chytal.</text:span></text:p>
      <text:p text:style-name="P1"><text:span text:style-name="T1">Chlapci prisadli k ohňu a rozprávali, prečo prišli.</text:span></text:p>
      <text:p text:style-name="P1"><text:span text:style-name="T1">Partizáni počúvali. Na gombičkách plášťov mali pozavesované a za opaskami pozastrkované ručné granáty. Ba staršina Gavrik mal jeden, podobný vajcu, zastrčený aj v bočnom vrecku blúzy.</text:span></text:p>
      <text:p text:style-name="P1"><text:span text:style-name="T1">Keď chlapci zatíchli, seržant Voloďa sa opýtal:</text:span></text:p>
      <text:p text:style-name="P1"><text:span text:style-name="T1">— A Nikita...? Ako sa má?</text:span></text:p>
      <text:p text:style-name="P1"><text:span text:style-name="T1">— Nuž, teraz zle, — hovorí Jožo. — Vysielačka mu vydochla. Iste hladí ako hrom do buka.</text:span></text:p>
      <text:p text:style-name="P1"><text:span text:style-name="T1">— Možno už hromží, že dlho nechodíme, — dodal Gabriel a vstal.</text:span></text:p>
      <text:p text:style-name="P1"><text:span text:style-name="T1">— Tak, tak, ponáhľajte sa! Ste bojovo nasadení!... Aha, myslím, že vás práve hľadajú, — ukazuje Gavrik.</text:span></text:p>
      <text:p text:style-name="P1"><text:span text:style-name="T1">A naozaj.</text:span></text:p>
      <text:p text:style-name="P1"><text:span text:style-name="T1">Chlapci dostali dve batérie a veliteľ brigády ukázal na vysokého mládenca:</text:span></text:p>
      <text:p text:style-name="P1"><text:span text:style-name="T1">— Ten pôjde s vami.</text:span></text:p>
      <text:p text:style-name="P1"><text:soft-page-break/><text:span text:style-name="T1">Medik Vrtiak, vysoký ako lieska, bol už pripravený na odchod. Na chrbte batoh, v ktorom boli lieky, obväzy a vata.</text:span></text:p>
      <text:p text:style-name="P1"><text:span text:style-name="T1">— Nemáme zbytočných lekárov, iba troch. No nejako si už pomôžeme. Vaši nemajú ani jedného, — vravel veliteľ, keď podával chlapcom ruku.</text:span></text:p>
      <text:p text:style-name="P1"><text:span text:style-name="T1">Trojica mladých ľudí sa vydala na cestu. V Priekopách však nešli cestou, ale okľukou poľami. Aj cez železnicu ich Vrtiak previedol celkom bezpečne. K Váhu prišli nespozorovaní a za riekou boli celkom v suchu.</text:span></text:p>
      <text:p text:style-name="P1"><text:span text:style-name="T1">Stúpali hore Kečkou, keď v lieskových húštinách začuli akýsi praskot. Akoby noha drvila suchú haluz. Zastali a počúvali. Praskot sa pomaly vzďaľoval.</text:span></text:p>
      <text:p text:style-name="P1"><text:span text:style-name="T1">— Aj sem sa už dostali? — zašepkal Jožo Gabovi, ktorý so zdal byť vystrašený.</text:span></text:p>
      <text:p text:style-name="P1"><text:span text:style-name="T1">— Poďme, pozrieme, kto to! — povedal medik.</text:span></text:p>
      <text:p text:style-name="P1"><text:span text:style-name="T1">Hneď sa cítili smelší.</text:span></text:p>
      <text:p text:style-name="P1"><text:span text:style-name="T1">Kradli sa za hlasom, Vrtiak zvieral v ruke pištoľu. Matne sa leskla a Jožo mu ju v duchu závidel.</text:span></text:p>
      <text:p text:style-name="P1"><text:span text:style-name="T1">Cez listvu spozorovali na malej lúčke Adamčíka. Zhrbený, ruky za chrbtom. Odľahlo im. Chlapci piliara poznali, nuž zaumienili si, že sa s ním porozprávajú.</text:span></text:p>
      <text:p text:style-name="P1"><text:span text:style-name="T1">Jožo zahvízdal, napodobnil drozda. Piliar zastal, obrátil sa a uvidel v riedkej spleti konárov tri postavy.</text:span></text:p>
      <text:p text:style-name="P1"><text:span text:style-name="T1">— Hneď som vedel, akýsi mizerný drozd, — vraví Adamčík bez úsmevu.</text:span></text:p>
      <text:p text:style-name="P1"><text:span text:style-name="T1">— Ujček Adamčík, — začal prvý Gabriel, lebo k nim piliar občas chodieval.</text:span></text:p>
      <text:p text:style-name="P1"><text:span text:style-name="T1">— Chlapčiská, prečo sa túlate horou?</text:span></text:p>
      <text:p text:style-name="P1"><text:span text:style-name="T1">— My sa netúlame, ujček, — vysvetľoval Gabriel. — My sme... — Zrazu si dačo uvedomil a zasekol sa.</text:span></text:p>
      <text:p text:style-name="P3"><text:span text:style-name="T1">— No čo ste, há?</text:span></text:p>
      <text:p text:style-name="P1"><text:span text:style-name="T1">Vtom si piliar všimol vytiahnutého medika a vhuplo mu do hlavy, čo asi môžu byť.</text:span></text:p>
      <text:p text:style-name="P1"><text:span text:style-name="T1">— Ach ták... pozrime sa! A odkiaľ?</text:span></text:p>
      <text:p text:style-name="P1"><text:soft-page-break/><text:span text:style-name="T1">— Spod Suchého vrchu, — priznal Jožo, keď videl, že piliar uhádol, že sú partizáni.</text:span></text:p>
      <text:p text:style-name="P1"><text:span text:style-name="T1">Piliar sa rozbehol k chlapcom. Tvár mu ožila, oči zasvietili. Povedal im o nezvaných hosťoch, ktorí sa mu nasťahovali do izby.</text:span></text:p>
      <text:p text:style-name="P1"><text:span text:style-name="T1">— Cítia sa na píle akosi v závetrí. A mňa ide šľak trafiť. Mohli by ste ich, vtáčikov, ľahko zlapať, vybrať z teplého hniezda.</text:span></text:p>
      <text:p text:style-name="P1"><text:span text:style-name="T1">Netrpezlivo čakal, čo povedia.</text:span></text:p>
      <text:p text:style-name="P1"><text:span text:style-name="T1">— Povieme veliteľovi, — zastrájal sa Jožo.</text:span></text:p>
      <text:p text:style-name="P1"><text:span text:style-name="T1">— A jeden z nich by chcel k vám. Viedenský robotník, nedobre sa cíti v nemeckom mundúre. Dobre som ho vyskúšal.</text:span></text:p>
      <text:p text:style-name="P1"><text:span text:style-name="T1">Piliar v rozhovoroch s Lidkem sa dozvedel, že ho obliekli do uniformy iba pred pol rokom, keď už mleli z posledného. Lidke na fronte už ani nestrieľal, iba ustupoval. Poslali ho ku Kijevu, ale kým tam vo svinskom vagóne prišiel, červenoarmejci zahnali hitlerovcov ďaleko od mesta... Adamčík sa presvedčil, že Lidke nenávidí vojnu a ešte viac fašistov. Často spomínal rodinu a vzdychal pritom.</text:span></text:p>
      <text:p text:style-name="P1"><text:span text:style-name="T1">Raz mu bol povedal:</text:span></text:p>
      <text:p text:style-name="P1"><text:span text:style-name="T1">— Ustupujem už stovky kilometrov a na každej zastávke hľadám príležitosť prebehnúť.</text:span></text:p>
      <text:p text:style-name="P1"><text:span text:style-name="T1">— Ručím za toho chlapa, — povedal Adamčík, keď tí traja čušali ako ryby.</text:span></text:p>
      <text:p text:style-name="P1"><text:span text:style-name="T1">Chlapci nevedeli, čo urobiť. Až Vrtiak rozhodol:</text:span></text:p>
      <text:p text:style-name="P1"><text:span text:style-name="T1">— Keď je tak, nech čaká pred večerom o piatej na Rígli. Ale musíte prísť s ním.</text:span></text:p>
      <text:p text:style-name="P1"><text:span text:style-name="T1">Tak sa dostal Lidke v ošúchanej uniforme okupantskej armády medzi partizánov pod Suchý vrch.</text:span></text:p>
      <text:p text:style-name="P1"><text:span text:style-name="T1">A ešte toho dňa neskorým večerom schádzala silná skupina oddielu dolu k píle.</text:span></text:p>
      <text:p text:style-name="P1"><text:span text:style-name="T1">A ráno Adamčíkovie izbica bola prázdna. Po Nemcoch neostalo stopy, iba roh prístavku bol poškodený výbuchom ručného granátu.</text:span></text:p>
      <text:p text:style-name="P1"><text:soft-page-break/><text:span text:style-name="T1">Len jednu chybu urobil piliar. Keď mu Hanzelík hovoril, že po tom, čo sa stalo, nemôže na píle ostať, Adamčík odpovedal:</text:span></text:p>
      <text:p text:style-name="P1"><text:span text:style-name="T1">— My už len na píle ostaneme. Veď pod Suchý vrch by nás staré nohy nevyniesli.</text:span></text:p>
      <text:p text:style-name="P1"><text:span text:style-name="T1">— Vynesieme my, — ponúkli sa partizáni, lebo Šimák im dal jasný rozkaz.</text:span></text:p>
      <text:p text:style-name="P1"><text:span text:style-name="T1">— Iba čo by sme vám vyjedali, čo vy môžete stroviť.</text:span></text:p>
      <text:p text:style-name="P1"><text:span text:style-name="T1">— Vyjedali, nevyjedali, o to teraz nejde, — trval na svojom Hanzelík. — Za dnešnú noc sa budú pomstiť. Nebudete už istí na píle.</text:span></text:p>
      <text:p text:style-name="P1"><text:span text:style-name="T1">No starí ľudia neradi sa hýbu z miesta, na ktoré si navykli.</text:span></text:p>
      <text:p text:style-name="P1"><text:span text:style-name="T1">— Veď pánboh je dobrý, ochráni nás, — húdla svoje Adamčíčka. A piliar celkom podľahol ženinej tvrdohlavosti.</text:span></text:p>
      <text:p text:style-name="P1"><text:span text:style-name="T1">Keď Šimák videl, že sa hliadka vrátila bez Adamčíkovcov, zúril. Vy takí a takí, povedal som doviesť ich.</text:span></text:p>
      <text:p text:style-name="P1"><text:span text:style-name="T1">— Čo som ich mal nasilu, zbaliť? — urazil sa Hanzelík, lebo nemal celkom čisté svedomie. Nemal ustúpiť, za žiadnu cenu nemal ustúpiť, to mu prebíjalo hlavu celou cestou.</text:span></text:p>
      <text:p text:style-name="P1"><text:span text:style-name="T1">— Mal si ich hoci aj zbaliť, — duplikoval mu aj Chorvát. — Nasilu, automatmi.</text:span></text:p>
      <text:p text:style-name="P1"><text:span text:style-name="T1">— Mudrci, — zahundral Hanzelík a zotrel si pot z čela, čo mu zrazu prišlo tak teplo.</text:span></text:p>
      <text:p text:style-name="P1"><text:span text:style-name="T1">— Zajtra zídete po nich, — rozhodol veliteľ nakoniec.</text:span></text:p>
      <text:p text:style-name="P1"><text:span text:style-name="T1">— Dobre, — privolil Hanzelík a z duše sa mu odvalil balvan. Privedú ich hoci aj pred automatmi, privedú, lebo by nemal pokoja. Niekedy treba byť tvrdý ako kameň.</text:span></text:p>
      <text:p text:style-name="P1"><text:span text:style-name="T1">Ale na druhý deň hliadka našla pílu pod Kečkou vyhorenú do tla. A povyše pod mladou brezou ležali dve mŕtvoly: starí piliarovci.</text:span></text:p>
      <text:p text:style-name="P1"><text:span text:style-name="T1">Hanzelík by si bol hlavu o múr trepal. Len teraz videl, čo spravil, keď ustúpil. Šimák ho aj zo sveta znesie. A bude mať pravdu, bude mať, krucinál, mal rozkaz priviesť, a mal ho splniť!</text:span></text:p>
      <text:p text:style-name="P1"><text:soft-page-break/><text:span text:style-name="T1">Hliadka spod Suchého vrchu Adamčíkovcov riadne pochovala.</text:span></text:p>
      <text:p text:style-name="P2"/>
      <text:p text:style-name="P2"/>
      <text:p text:style-name="P3"><text:span text:style-name="T1">&lt;h1&gt;</text:span><text:span text:style-name="T2">Krutá zima</text:span><text:span text:style-name="T1">&lt;/h1&gt;</text:span></text:p>
      <text:p text:style-name="P2"/>
      <text:p text:style-name="P1"><text:span text:style-name="T2">H</text:span><text:span text:style-name="T1">ory sa už začali zapaľovať farbami jesene. Boli aj zlaté, aj hnedé, aj krvavo horeli.</text:span></text:p>
      <text:p text:style-name="P1"><text:span text:style-name="T1">V októbri vzrušila oddiel zpráva, ktorú zachytila Nikitova vysielačka: Sovietske vojská prelomili fašistickú obranu pri Dukle.</text:span></text:p>
      <text:p text:style-name="P1"><text:span text:style-name="T1">To bola zpráva!</text:span></text:p>
      <text:p text:style-name="P1"><text:span text:style-name="T1">— Už sú u nás! Už to dlho nepotrvá! — tešili sa partizáni pod Suchým vrchom. Podaktorí skákali ako malí chlapci.</text:span></text:p>
      <text:p text:style-name="P1"><text:span text:style-name="T1">Ale Červená armáda musela pripraviť novú ofenzívu na širokom fronte, nemohla sa vysúvať na jednom mieste príliš dopredu.</text:span></text:p>
      <text:p text:style-name="P1"><text:span text:style-name="T1">A zprávy z bojísk, od Dúbravy, Červenej Skaly, Krupiny, napokon od Zvolena a Bystrice boli čoraz smutnejšie.</text:span></text:p>
      <text:p text:style-name="P1"><text:span text:style-name="T1">— Ustupujeme...</text:span></text:p>
      <text:p text:style-name="P1"><text:span text:style-name="T1">— Ustupujeme...</text:span></text:p>
      <text:p text:style-name="P1"><text:span text:style-name="T1">— Bránime sa...</text:span></text:p>
      <text:p text:style-name="P1"><text:span text:style-name="T1">— Do čerta s takými zprávami!</text:span></text:p>
      <text:p text:style-name="P1"><text:span text:style-name="T1">Všetci zatínali zuby. A čím horšie boli zprávy, tým častejšie oddiel schádzal do okolitých dedín a osád, aby narobil v nepriateľských radoch zmätok, aby ničil zásoby a oslabil jeho silu.</text:span></text:p>
      <text:p text:style-name="P1"><text:span text:style-name="T1">Nad zprávami najväčšmi krútil hlavou Nikita Vladimirovič.</text:span></text:p>
      <text:p text:style-name="P1"><text:span text:style-name="T1">— Ustupujeme, ustupujeme, čo je to, do frasa, za taktiku? Keby sme my boli stále ustupovali, už by nás dávno dakde pri Vladivostoku vysypali do Tichého oceána.</text:span></text:p>
      <text:p text:style-name="P1"><text:span text:style-name="T1">Ostatní dávali Nikitovi za pravdu, nadávali nahlas i potichu.</text:span></text:p>
      <text:p text:style-name="P1"><text:span text:style-name="T1">Potom prišla zpráva, že armáda prešla do hôr a bude bojovať partizánsky.</text:span></text:p>
      <text:p text:style-name="P1"><text:soft-page-break/><text:span text:style-name="T1">A zima sa pomaly, ale isto vkrádala do hôr. Často pršiavalo, dážď sa miešal so snehom v nevľúdnu plieskanicu.</text:span></text:p>
      <text:p text:style-name="P1"><text:span text:style-name="T1">Vtedy bača Brnčala začal ukladať cedidlá do vreca a poberal sa do doliny. Honelník Matúš už dávno nebol honelníkom. Zúčastňoval sa na akciách oddielu a ani na um mu nezišlo vrátiť sa do dediny s ovcami.</text:span></text:p>
      <text:p text:style-name="P1"><text:span text:style-name="T1">— Ani mne sa nechce, — krčil plecami Brnčala. — No čo môžem robiť? Ovce by v zime na salaši podochli. Zhynuli by tu.</text:span></text:p>
      <text:p text:style-name="P1"><text:span text:style-name="T1">— Pojeme ich, — smiali sa chlapi, ale mysleli to naozaj.</text:span></text:p>
      <text:p text:style-name="P1"><text:span text:style-name="T1">— Hej, veď sme ich už poriadne zriedili, — nevrlo hodil rukou bača. — Z kŕdľa, čo som hnal na jar hore, ostala vari polovica.</text:span></text:p>
      <text:p text:style-name="P1"><text:span text:style-name="T1">Doteraz sa oddiel nemusel starať o stravu. Bača už nenosil syr do dediny, ktorá bola — ako Brnčala hovoril — v inom svete. Syr, žinčicu a niekedy aj ovcu, to všetko pojedli chlapi Šimákovho oddielu.</text:span></text:p>
      <text:p text:style-name="P1"><text:span text:style-name="T1">No teraz, keď nebude ani syra, ani mäsa, nastanú pre oddiel zlé časy. Napadne vyše metra snehu, do dedín sa len ťažko dostanú. Budú musieť prestať s akciami, zima ich odreže od dolín.</text:span></text:p>
      <text:p text:style-name="P1"><text:span text:style-name="T1">Čo potom?</text:span></text:p>
      <text:p text:style-name="P1"><text:span text:style-name="T1">Ako prezimovať?</text:span></text:p>
      <text:p text:style-name="P1"><text:span text:style-name="T1">— Počujte, bača, musíte nám nechať zopár oviec, — rozhodne povedal Šimák. Už dávnejšie sa v štábe dohodli, že nedovolia odviesť všetky ovce.</text:span></text:p>
      <text:p text:style-name="P1"><text:span text:style-name="T1">— Aj tak mi gazdovia uši vytrhajú a z bačovstva ma vypovedia, — bránil sa Brnčala. Nie že by nechcel nechať, to nie, ale po iné roky skupáni gazdovia ešte aj vyliahnuté jahnence zháňali a preratúvali. Vôbec si nevedel predstaviť, ako sa to skončí. Prísť dolu, do toho iného sveta s prázdnymi rukami. To bude katastrofa.</text:span></text:p>
      <text:p text:style-name="P1"><text:span text:style-name="T1">— Nič vám neurobia, bača. Možno sami Nemci tučnú baraninku popakujú a potom komu budú žgrloši gazdovia nadávať, há?</text:span></text:p>
      <text:p text:style-name="P1"><text:soft-page-break/><text:span text:style-name="T1">— Ostaň tu aj s kŕdľom, — vytasil sa Chorvát s návrhom, ktorý ho už dávnejšie omínal.</text:span></text:p>
      <text:p text:style-name="P1"><text:span text:style-name="T1">— Koľko máš oviec? — opýtal sa Nikita.</text:span></text:p>
      <text:p text:style-name="P1"><text:span text:style-name="T1">— Niečo vyše tridsať ostalo.</text:span></text:p>
      <text:p text:style-name="P1"><text:span text:style-name="T1">— Ak chcete podobrotky, s polovicou sa môžete sterigať, — povedal posledné slovo veliteľ oddielu.</text:span></text:p>
      <text:p text:style-name="P3"><text:span text:style-name="T1">— To sa ti ani neoplatí schádzať, — zasmial sa Chorvát. — Bohuprisám, neoplatí.</text:span></text:p>
      <text:p text:style-name="P1"><text:span text:style-name="T1">To teda naozaj nie. Brnčala radšej ostal so všetkými ovcami na salaši.</text:span></text:p>
      <text:p text:style-name="P1"><text:span text:style-name="T1">Chlapi boli naň ako med. Veľa starostí im odpadlo.</text:span></text:p>
      <text:p text:style-name="P1"><text:span text:style-name="T1">— Postavíme búdu, aby ovce nepomrzli, — rozhodli sa.</text:span></text:p>
      <text:p text:style-name="P1"><text:span text:style-name="T1">No aj keď búda stála, zle bolo s pastvou, ktorej bolo každým dňom menej...</text:span></text:p>
      <text:p text:style-name="P1"><text:span text:style-name="T1">Ovce vydržali do konca decembra. Tie, čo nechali naostatok, schudli tak, že boli iba kosť a koža.</text:span></text:p>
      <text:p text:style-name="P1"><text:span text:style-name="T1">— Poslednú zabijeme na Vianoce, — rozhodol Šimák.</text:span></text:p>
      <text:p text:style-name="P1"><text:span text:style-name="T1">Na Štedrý deň napadlo veľa snehu. Vietor, ktorý sa chvíľami strašne rozdivočil, metal sneh, zvŕtal ho v bláznivom tanci a ukladal vysoké záveje. Kosodrevina povyše tábora bola celkom zaviata. Smreky a jedle poniže boli z veternej strany obalené primrznutým snehom a vyzerali ako z cukru. Niekedy sa ozval mocný praskot; konáre nevládali udržať ťarchu, lámali sa.</text:span></text:p>
      <text:p text:style-name="P1"><text:span text:style-name="T1">— Tuhá zima! Psí čas, — ochkali partizáni a túlili sa k ohníkom, ktoré si pozakladali v zemľankách. Nedbali na to, že oči majú už celkom zapálené od štipľavého dymu. Hlavná vec, že údy nezamrznú, že vetrisko nezachádza pod háby. Každý mal misku gulášu, navareného z poslednej ovce. Riedky to bol guláš, ale aspoň voňal baraninou.</text:span></text:p>
      <text:p text:style-name="P1"><text:span text:style-name="T1">Poslednou baraninou...</text:span></text:p>
      <text:p text:style-name="P1"><text:span text:style-name="T1">Také boli Vianoce pod Suchým vrchom. Nik nechystal vianočnú jedličku, lebo jedlí a smrekov bolo tu dosť, a ešte akých krásnych, rozjaganých inovaťou, obalených snehom ako vatou.</text:span></text:p>
      <text:p text:style-name="P1"><text:soft-page-break/><text:span text:style-name="T1">Všetci mysleli na svojich doma: Ako žijú? Sú zdraví? Majú čo do úst položiť?</text:span></text:p>
      <text:p text:style-name="P1"><text:span text:style-name="T1">Viedenčan Lidke, ktorý sa chytro vžil do partizánskeho života, mal chlapcov rád. Hovorieval:</text:span></text:p>
      <text:p text:style-name="P1"><text:span text:style-name="T1">— Doma mám tiež syna v takých rokoch... — a potom tichým, smutným hlasom dodával: — Ak ešte žije.</text:span></text:p>
      <text:p text:style-name="P1"><text:span text:style-name="T1">Aj v tento večer sa rozvzdychal: — Len aby žili, len aby žili...</text:span></text:p>
      <text:p text:style-name="P1"><text:span text:style-name="T1">— A prečo by nežili? — boli zvedaví chlapci.</text:span></text:p>
      <text:p text:style-name="P1"><text:span text:style-name="T1">— Viedeň často bombardujú...</text:span></text:p>
      <text:p text:style-name="P1"><text:span text:style-name="T1">Z hrude vojaka, ktorý musel proti vlastnej vôli bojovať proti tým, ktorých mal za priateľov, vydral sa hlboký vzdych. Nebol to ani vzdych, ale hlboké a bolestné zastonanie.</text:span></text:p>
      <text:p text:style-name="P1"><text:span text:style-name="T1">— Ujo Lidke, prečo musí byť vojna? — opýtal sa Gabriel. Bola to otázka, ktorá ho už dávno trápila.</text:span></text:p>
      <text:p text:style-name="P1"><text:span text:style-name="T1">— Ech, — hodil starý Lidke širokou rukou. — Čertvie... Ja by som všetky vojny poslal do pekla... Všetky! Nám, robotným, ich netreba!</text:span></text:p>
      <text:p text:style-name="P1"><text:span text:style-name="T1">Chorvát videl, že Lidke chlapcom nevysvetlil, čo sa ho pýtali. Sám sa teda zamiešal do rozhovoru.</text:span></text:p>
      <text:p text:style-name="P1"><text:span text:style-name="T1">— Aj túto? — opýtal sa. A keď videl, že Lidke nepochopil, doplnil sa: — Aj túto by si poslal do pekla?</text:span></text:p>
      <text:p text:style-name="P1"><text:span text:style-name="T1">— Aj... Všetky! — Viedenčanove oči hnevlivo blysli. Už sa nezdali také unavené.</text:span></text:p>
      <text:p text:style-name="P1"><text:span text:style-name="T1">— Túto neposielaj, Walter, oslobodí svet od veľkého zla. Ale raz naozaj nebudú vojny. To bude vtedy, keď sa robotný ľud na celom svete porozumie a spojí sa. Potom nech si, anciáša jeho, dakto zmyslí hnať ľudí do vojny, bubon mu urobíme z chrbta.</text:span></text:p>
      <text:p text:style-name="P1"><text:span text:style-name="T1">Nikita pofajčieval a prstami sa preberal v briadke, ktorá mu tu, pod Suchým vrchom, poriadne narástla. Počúval a myslel si: „Dobre hovorí, dobre...“</text:span></text:p>
      <text:p text:style-name="P1"><text:span text:style-name="T1">Keď Chorvát zatíchol, ozval sa on, Nikita:</text:span></text:p>
      <text:p text:style-name="P1"><text:soft-page-break/><text:span text:style-name="T1">— My bojujeme preto, aby už nikdy nebola vojna. Ľudstvo sa môže bez vojny zaobísť. Naši ľudia ani túto nechceli, no napadli nás zákerne.</text:span></text:p>
      <text:p text:style-name="P1"><text:span text:style-name="T1">Chlapci počúvali. Radi počúvali týchto ľudí, čo prešli tvrdým životom a mali mnoho skúseností. Každá veta, každé slovko bolo pre chlapcov ako zlaté zrnká.</text:span></text:p>
      <text:p text:style-name="P1"><text:span text:style-name="T1">— Táto vojna už nebude dlho trvať, — povedal napokon Chorvát akoby na útechu. — Zimu treba prečkať.</text:span></text:p>
      <text:p text:style-name="P1"><text:span text:style-name="T1">— Ech, — hodil rukou Vydra, ktorý polihoval na priči. Zdalo sa, že spí, ale počúval. — Ktovie, ako sa vojna skončí a či sa konca dožijeme.</text:span></text:p>
      <text:p text:style-name="P1"><text:span text:style-name="T1">Chorvát vstal, pristúpil celkom blízko k priči, že na Vydru hľadel z výšky, a rozhodným hlasom povedal:</text:span></text:p>
      <text:p text:style-name="P1"><text:span text:style-name="T1">— Ako sa vojna skončí?... Aby to čert vzal, ako tak môžeš...! My vyhráme, už im nijaká tajná zbraň nepomôže; niet takej zbrane! — slová švihali ako bič. — Veď nie sme sami, Vydra! Nie sme sami, počuješ? Je nás veľa!</text:span></text:p>
      <text:p text:style-name="P1"><text:span text:style-name="T1">Slová duneli v malom priestore podzemného obydlia. Chorvát si znova sadol. Bolo nebezpečné upadať na mysli ako Vydra, mohlo to zlomiť náladu, musel mu to povedať.</text:span></text:p>
      <text:p text:style-name="P1"><text:span text:style-name="T1">Vydra pokýval hlavou:</text:span></text:p>
      <text:p text:style-name="P1"><text:span text:style-name="T1">— Dobre, dobre, ale niekedy sa mi zdá, že nevydržíme do konca.</text:span></text:p>
      <text:p text:style-name="P1"><text:span text:style-name="T1">— Do konca vydrží len ten, kto chce vydržať, — povedal Nikita a ešte stále sa pohrával s briadkou. — Zatni sa, bi, ale nevzdychaj!</text:span></text:p>
      <text:p text:style-name="P1"><text:span text:style-name="T1">Vydra cítil na sebe prenikavý Nikitov pohľad, ale nepozrel v tú stranu. Očami blúdil po plameňoch, ktoré poskakovali na ohnisku. Hanbil sa, že zapochyboval, že to, čo mu často mátalo v hlave, čo ho nocami okrádalo o spánok, vyslovil nahlas. Slabá chvíľa. Hrýzol si spodnú peru, až pocítil ostrú bolesť. Nastalo ticho, iba oheň na ohnisku praskotal.</text:span></text:p>
      <text:p text:style-name="P1"><text:span text:style-name="T1">— Kedysi, ešte na jar, počúval som Moskvu. Hovoril Gottwald, — znova sa ozval Chorvát. — Krásne hovoril, odvtedy </text:span><text:soft-page-break/><text:span text:style-name="T1">verím, že naša vec zvíťazí. Škoda, že si ho nepočul, Vydra! Nebol by si mohol takto...</text:span></text:p>
      <text:p text:style-name="P1"><text:span text:style-name="T1">V zemľanke nastalo ticho. Len oheň praskotal a vytváral ilúziu útulnosti. Po chvíľke sa ozval veliteľ:</text:span></text:p>
      <text:p text:style-name="P3"><text:span text:style-name="T1">— No dobre, ale vráťme sa k tomu, čo povedal Chorvát: Zimu treba prečkať. Ale ako? Podľa mňa musíme sa stoj čo stoj dostať do dediny!</text:span></text:p>
      <text:p text:style-name="P1"><text:span text:style-name="T1">Učiteľove slová obrátili myšlienky všetkých na starosti oddielu.</text:span></text:p>
      <text:p text:style-name="P1"><text:span text:style-name="T1">— Ako myslíš? Na celkom...? To by bolo, rovno Nemcom do pažeráka, — rozhodne nesúhlasil Hanzelík.</text:span></text:p>
      <text:p text:style-name="P1"><text:span text:style-name="T1">— Nie, tak som to nemyslel, — krútil hlavou Šimák. — Len musíme nájsť spôsob, ako si zadovážime niečo do žalúdka. A spôsob musíme nájsť hneď teraz, lebo sme na dne!</text:span></text:p>
      <text:p text:style-name="P1"><text:span text:style-name="T1">— A zima sa ešte len začala, — povedal ktosi.</text:span></text:p>
      <text:p text:style-name="P1"><text:span text:style-name="T1">Zima sa ešte len začala a už sú na dne.</text:span></text:p>
      <text:p text:style-name="P1"><text:span text:style-name="T1">Otec Chorvát sedel, lakte na kolenách, a v širokých dlaniach si hrial zarastenú bradu. Tvár mu odvtedy, čo odišiel do hôr, schudla, predĺžila sa a očernela.</text:span></text:p>
      <text:p text:style-name="P1"><text:span text:style-name="T1">Zdalo sa, že o niečom tuho rozmýšľa. A naozaj, hlavou mu hučalo: Sme na dne, sme na dne a zima sa ešte len začala.</text:span></text:p>
      <text:p text:style-name="P1"><text:span text:style-name="T1">Napokon zdvihol ruku.</text:span></text:p>
      <text:p text:style-name="P1"><text:span text:style-name="T1">— Hovor! — vyzval ho veliteľ.</text:span></text:p>
      <text:p text:style-name="P1"><text:span text:style-name="T1">— Ja sa hlásim dobrovoľne!</text:span></text:p>
      <text:p text:style-name="P1"><text:span text:style-name="T1">Všetky pohľady sa naň upreli.</text:span></text:p>
      <text:p text:style-name="P1"><text:span text:style-name="T1">— Ja sa hlásim dobrovoľne, kto pôjde so mnou do doliny po živnosť?</text:span></text:p>
      <text:p text:style-name="P1"><text:span text:style-name="T1">Všetky oči sa vpíjali do jeho chudej tváre. Ale nik sa neozval. Zopakoval to teda ešte raz:</text:span></text:p>
      <text:p text:style-name="P1"><text:span text:style-name="T1">— Kto ešte? Dobrovoľne?</text:span></text:p>
      <text:p text:style-name="P1"><text:span text:style-name="T1">Pomaly sa dvíhali ruky. Medzi prvými sa hlásili aj Jožo s Gabrielom.</text:span></text:p>
      <text:p text:style-name="P1"><text:span text:style-name="T1">— Aj vy, bažanti? — pokrútil hlavou otec. — Neviete, na akú nebezpečnú cestu sa prihlasujete.</text:span></text:p>
      <text:p text:style-name="P1"><text:soft-page-break/><text:span text:style-name="T1">— A na čo sme teda medzi vami? — postavil sa syn pred otca. — My vám chceme pomáhať.</text:span></text:p>
      <text:p text:style-name="P1"><text:span text:style-name="T1">Aj Gabriel sa pridal: — Chceme byť ako vy...</text:span></text:p>
      <text:p text:style-name="P1"><text:span text:style-name="T1">Nakoniec chlapci dosiahli, že ich prijali medzi dobrovoľníkov, ktorí sa pokúsia zísť do doliny, aby doniesli pre tábor zásoby jediva.</text:span></text:p>
      <text:p text:style-name="P1"><text:span text:style-name="T1">Za chlapcov sa najviac prihováral Nikita:</text:span></text:p>
      <text:p text:style-name="P1"><text:span text:style-name="T1">— Prijmite ich; nech idú. Ja sám som hrdý na nich, akoby som našich videl.</text:span></text:p>
      <text:p text:style-name="P1"><text:span text:style-name="T1">A vyobjímal chalanov.</text:span></text:p>
      <text:p text:style-name="P1"><text:span text:style-name="T1">— Pošlem o vás zprávu veliteľovi brigády, — zastrájal sa. — Navrhnem na vyznamenanie.</text:span></text:p>
      <text:p text:style-name="P1"><text:span text:style-name="T1">— Ešte nenavrhuj, — ozval sa veliteľ Šimák. — Nenavrhuj, chlapci sa dali na nebezpečný podnik. Dobrodružná krv, nič viac. Snehu je po pás, možno nedôjdu, alebo budú na ťarchu. A keď zídu do doliny, možno bude treba vybojovať ten krajec chleba, za ktorým ideme. Cestou zoslabnú a v dedine... Ja by som ich nepustil, — hodil veliteľ rukou a vôbec sa netváril prívetivo.</text:span></text:p>
      <text:p text:style-name="P1"><text:span text:style-name="T1">Nikita sa však nedal.</text:span></text:p>
      <text:p text:style-name="P1"><text:span text:style-name="T1">— Pozri, — a tvár mu očervenie. — Ty vidíš v nich iba deti, a pravdu povediac, nie sú už deťmi. Ak nimi boli, keď prišli sem, už nie sú, to ti hovorím. Myslia na tie isté veci, na ktoré myslíme my, veď aj na tvárach im vidno zmenu. Chlapi sú to ako my... Nech skusujú aj tak, aj tak. Keby tu sedeli, stali by sa zbytoční, a poznáš ty pocit zbytočnosti? To teda je otrava. U nás ich rovesníci divy stvárajú, a ty ich máš stále za deti... Choďže, choď, učiteľ.</text:span></text:p>
      <text:p text:style-name="P1"><text:span text:style-name="T1">— Veď práve preto, že som učiteľ.</text:span></text:p>
      <text:p text:style-name="P1"><text:span text:style-name="T1">Chlapci hltali očami Nikitu, ako tak prihnutý — zemľanka bola preň prinízka — hovoril, rozhadzujúc rukami. Očami hltali Nikitu a v duchu zazerali na učiteľa. Prvý raz naň zazerali, vždy predtým ho obdivovali. Tam dolu v škole i tu na horách. </text:span><text:soft-page-break/><text:span text:style-name="T1">Ale teraz sa im zdal protivný. Chce z nich spraviť sopľavé decká, čo si vlastne myslí!</text:span></text:p>
      <text:p text:style-name="P1"><text:span text:style-name="T1">Keď už boli dobrovoľníci vybratí, dohovorili sa, že nezídu do Sučian alebo do inej osady z južnej strany, ale prelezú hrebeň a pôjdu druhou stranou.</text:span></text:p>
      <text:p text:style-name="P1"><text:span text:style-name="T1">— Tam u nás by sme sa ťažko prebili. Cez most nemožno, cez Váh sa ináč nedostaneš, lebo nacelkom nezamrzol. A potom, na tejto strane si nepriateľ dobre chráni železničnú trať a hradskú.</text:span></text:p>
      <text:p text:style-name="P1"><text:span text:style-name="T1">Šimák mal plán dobre premyslený, preto s istotou pokračoval:</text:span></text:p>
      <text:p text:style-name="P1"><text:span text:style-name="T1">— Zídeme do Frankoviec. Osada je v horách a ľud je nám prajný... Nepriateľské hliadky v tú stranu zaiste často nepreniknú.</text:span></text:p>
      <text:p text:style-name="P1"><text:span text:style-name="T1">Schválili veliteľov návrh. Preliezť cez hrebeň Suchého vrchu v zime je síce husársky kúsok, no preliezť ho musia, to je isté.</text:span></text:p>
      <text:p text:style-name="P1"><text:span text:style-name="T1">— Keby sme mali lyže, to by bolo, — ozval sa jeden z mladých partizánov, ktorý doteraz iba počúval.</text:span></text:p>
      <text:p text:style-name="P1"><text:span text:style-name="T1">— Hm, keby nie keby, neboli by sme ani tu, — žartovne mu odpovedal Hanzelík. — Ale niečo urobíme. Počúvajte, z čečiny upletieme snežnice, aby sa nám nohy neborili do snehu.</text:span></text:p>
      <text:p text:style-name="P1"><text:span text:style-name="T1">— To je nápad!</text:span></text:p>
      <text:p text:style-name="P1"><text:span text:style-name="T1">— Senzačný!</text:span></text:p>
      <text:p text:style-name="P1"><text:span text:style-name="T1">Na prechod na druhú stranu Suchého vrchu vybrali si pekný, tichý deň. Totiž, deň sa ticho začínal, ale nik nevedel, ako sa skončí. Vysoko na horách bolo počasie veľmi menlivé. V hodine sa krásne zimné počasie mohlo zmeniť na šialenú snehovú búrku, že by nebolo vidieť na pár krokov pred seba.</text:span></text:p>
      <text:p text:style-name="P1"><text:span text:style-name="T1">Ráno bolo jasné. Krivolaký hrebeň Suchého vrchu sa jagal šikmými lúčmi chladného slnka, akoby bol povybíjaný drobnými drahokamami.</text:span></text:p>
      <text:p text:style-name="P1"><text:span text:style-name="T1">Pätnásť chlapov nastúpilo ťažkú cestu. Boli oblečení čo možno najlepšie. Tí, ktorí ostali v tábore, požičali časti </text:span><text:soft-page-break/><text:span text:style-name="T1">teplého odevu, ak taký mali. Oni okolo ohnísk v zemľankách vydržia aj v ľahších, hoci i roztrhaných kabátoch. Veď tí pätnásti sa vydávajú na cestu za všetkých. A všetci vedeli aj to, že bude sakramentsky namáhavá, ba nebezpečná. Pätnásť párov nôh bolo vystrojených primitívnymi snežnicami.</text:span></text:p>
      <text:p text:style-name="P3"><text:span text:style-name="T1">Veliteľ Šimák stál na čele výpravy. Starostlivo si prezeral každého, aký má výstroj, či má zbraň v poriadku. Keď prišiel k chlapcom, tvár sa mu zmraštila a snažil sa ich ešte raz odhovoriť od nebezpečnej cesty:</text:span></text:p>
      <text:p text:style-name="P1"><text:span text:style-name="T1">— Ostaňte v tábore, chlapci! Cesta bude veľkým výkonom aj pre dospelých, nie to ešte pre vás. Ostaňte... vymeníme vás inými, ktorí sa hlásili. No...?</text:span></text:p>
      <text:p text:style-name="P1"><text:span text:style-name="T1">Chlapci mlčali. Hľadeli do zeme a mlčali, ale ani jeden ani druhý nevystúpil z radu.</text:span></text:p>
      <text:p text:style-name="P1"><text:span text:style-name="T1">— No...? — naliehal veliteľ.</text:span></text:p>
      <text:p text:style-name="P1"><text:span text:style-name="T1">Nič.</text:span></text:p>
      <text:p text:style-name="P1"><text:span text:style-name="T1">— Sakramentské kotrby!</text:span></text:p>
      <text:p text:style-name="P1"><text:span text:style-name="T1">— Ale nechaj ich. Ten môj má gebuľu po mne... Dáme na nich pozor, — povedal Chorvát a mihol na Hanzelíka.</text:span></text:p>
      <text:p text:style-name="P1"><text:span text:style-name="T1">Gabrielov otec len kývol hlavou, pokrčil plecami.</text:span></text:p>
      <text:p text:style-name="P1"><text:span text:style-name="T1">A chlapci odišli s výpravou.</text:span></text:p>
      <text:p text:style-name="P1"><text:span text:style-name="T1">— Márnosť šedivá, už som myslel, že nás pošle kade ľahšie, — šepkal Gabo Jožovi, keď vykročili.</text:span></text:p>
      <text:p text:style-name="P1"><text:span text:style-name="T1">Jožo držal na remeni vlčiaka. Na takých cestách je dobrý pes ozajstným pomocníkom.</text:span></text:p>
      <text:p text:style-name="P1"><text:span text:style-name="T1">Aj jemu srdce poskakovalo od radosti. Predsa sa nám podarilo...</text:span></text:p>
      <text:p text:style-name="P1"><text:span text:style-name="T1">Od tábora smerom k širokému sedlu, ktoré tvoril hrebeň Suchého vrchu, pohol sa dlhý zástup postáv. Pohybovali sa jedna za druhou, vystupovali nie kolmo na svah, ale šikmo v serpentínach. Tým, čo v tábore ostali a sledovali svojich druhov, až kým nezapadli za chrbát Suchého vrchu, sa zdalo, že sa hore bielym svahom pomaly a dôstojne plazí obrovský had.</text:span></text:p>
      <text:p text:style-name="P1"><text:soft-page-break/><text:span text:style-name="T1">Kým sa dobrovoľníci nevrátia, velenie tábora prevzal Nikita.</text:span></text:p>
      <text:p text:style-name="P1"><text:span text:style-name="T1">Výprava postupovala veľmi pomaly a namáhavo. Snežnice pomáhali síce výdatne, nohy sa neborili do snehu, ale boli ťažké a chytro unavovali chodcov.</text:span></text:p>
      <text:p text:style-name="P1"><text:span text:style-name="T1">Na hrebeň Suchého vrchu prišla výprava už trochu unavená.</text:span></text:p>
      <text:p text:style-name="P1"><text:span text:style-name="T1">Šimáka však najviac znepokojovali sivé mraky, ktoré sa začali zbíjať nad Rozsutcom.</text:span></text:p>
      <text:p text:style-name="P1"><text:span text:style-name="T1">— Z toho sa môže schumeliť, — ukazoval na mraky.</text:span></text:p>
      <text:p text:style-name="P1"><text:span text:style-name="T1">— Možno nás len zbytočne plašia tie obláčiky, — snažil sa Hanzelík zahovoriť nebezpečenstvo.</text:span></text:p>
      <text:p text:style-name="P1"><text:span text:style-name="T1">— Neverím, — pokrútil hlavou veliteľ. — Budeme mať šťastie, keď príde sneženie bez metelice.</text:span></text:p>
      <text:p text:style-name="P1"><text:span text:style-name="T1">— No čo ty...? — opýtal sa Chorvát syna. — Neľutuješ ešte, že si išiel s nami?</text:span></text:p>
      <text:p text:style-name="P1"><text:span text:style-name="T1">— Nie, otec. Je to príma, — odpovedal chlapec, hladkajúc Bleska, ktorý lízal ružovým jazykom zmrznutý sneh. Doteraz sa Jožovi zdala cesta úchvatnou a bol rád, že sa nedal odradiť.</text:span></text:p>
      <text:p text:style-name="P1"><text:span text:style-name="T1">— Uvidíme... Severný svah Suchého je oveľa strmší ako južný. A tie zákerné diery, zakryté ľadovou kôrou. Ak sa to pod človekom prelomí — amen svete.</text:span></text:p>
      <text:p text:style-name="P1"><text:span text:style-name="T1">Nebolo to zbytočné naháňanie strachu, ako si Jožo v duchu myslel. Chorvátove slová sa čoskoro splnili.</text:span></text:p>
      <text:p text:style-name="P1"><text:span text:style-name="T1">Bolo to asi po hodinovom zliezaní severnej steny vrchu. Ak výstup na hrebeň bol pomalý, zostup bol ešte pomalší a vyčerpávajúcej ši.</text:span></text:p>
      <text:p text:style-name="P1"><text:span text:style-name="T1">Nohy bolo treba klásť veľmi presne, aby sa neskĺzli strminou. Výprava musela robiť veľké serpentíny. Ruky tých, čo nemali rukavice, boli krvavé, dorezané od ostrej ľadovej kôry. Všetci sa snažili stúpať do šľapají Šimáka, ktorý kráčal vpredu. Kráčali takto už dlho, keď sa Gabrielovi pozdalo, že poniže vychodenej cestičky je plošinka. Tade ľahšie prejdem, pomyslel si a odbočil. No len čo stúpil na plošinku, prepadol </text:span><text:soft-page-break/><text:span text:style-name="T1">sa pod ľadovú kôru. Len diera ostala za ním. A z nej sa ozvalo zúfalé volanie o pomoc.</text:span></text:p>
      <text:p text:style-name="P1"><text:span text:style-name="T1">Blesk sa prvý vrhol k diere a začal labami driapať jej okraje. Ľudia mu chceli pomôcť, ale bolo nebezpečie, že prepadlisko je širšie a môže sa znova preboriť. Vlčiak zatiaľ vyhrabal poriadny otvor. Ukázalo sa, že pod ľadovou kôrou je nehlboký komín, aké bývajú vo vápencovom krase. Videli Gabriela, ako sa snaží asi v hĺbke poriadneho chlapa udržať na výstupkoch stien komína.</text:span></text:p>
      <text:p text:style-name="P1"><text:span text:style-name="T1">Bolo treba rýchle konať, aby sa chlapec nevysilil a nespadol nižšie. Otec Hanzelík sa rozhodol:</text:span></text:p>
      <text:p text:style-name="P1"><text:span text:style-name="T1">— Chyťte ma za ruky! Nohami ho dočiahnem, potom nás obidvoch vytiahnete.</text:span></text:p>
      <text:p text:style-name="P1"><text:span text:style-name="T1">Stalo sa.</text:span></text:p>
      <text:p text:style-name="P1"><text:span text:style-name="T1">Vydra s Chorvátom si ľahli na ľadovú kôru, ostatní ich pridŕžali, aby sa nezošmykli dolu strminou. Hanzelík, visiac za ruky, vhupol do komína.</text:span></text:p>
      <text:p text:style-name="P1"><text:span text:style-name="T1">— Chyť sa nôh! — kričal synovi.</text:span></text:p>
      <text:p text:style-name="P1"><text:span text:style-name="T1">Podarilo sa. O chvíľu zasa boli všetci na povrchu zradnej snehovej plochy. Gabo mal brušká prstov krvavé, tak tuho sa pridržiaval ostrých stien komína. Ofukoval si ich, tvár mal bledú ako stena. Aj do kolena sa udrel, ale na túto bolesť od strachu zabudol.</text:span></text:p>
      <text:p text:style-name="P1"><text:span text:style-name="T1">— Sopliak, zaslúžil by si po ušiach, — povedal mu otec, keď už bolo všetko v poriadku.</text:span></text:p>
      <text:p text:style-name="P1"><text:span text:style-name="T1">A veliteľ, hľadiac spod stiahnutého obočia na chlapcov, prikázal: — Nevybočujte z mojich šľapají. — Iste si myslel: „Čert nám ich bol dlžen. Už sa začína s nimi galiba.“</text:span></text:p>
      <text:p text:style-name="P1"><text:span text:style-name="T1">Aj Jožo sa v duchu hneval na Gaba. Chruňo, všetko pokazí, takto veliteľ bude mať pravdu.</text:span></text:p>
      <text:p text:style-name="P1"><text:span text:style-name="T1">Príhoda výpravu zdržala. Nepríjemne dlho ju zdržala. Keď sa pohli na ďalšiu cestu, spozorovali, že temné oblaky, ktoré viseli nad Rozsutcom, sa roztiahli po celej oblohe. Bolo isté, že ich búrka zastihne na ceste.</text:span></text:p>
      <text:p text:style-name="P1"><text:soft-page-break/><text:span text:style-name="T1">„Keby sme stačili dôjsť aspoň pod strminu,“ želal si v duchu Šimák a mal obavy, ako to všetko dopadne. Strmý svah miernil sa smerom nadol, kde sa úž začínali stromy. Na pohľad tieto stromy neboli ďaleko, skoro na dosah ruky. No bolo to len marivo. V skutočnosti, rátajúc s pomalým zostupom a zdĺhavým obchádzaním v serpentínach, stromy boli ešte ďaleko, veľmi ďaleko.</text:span></text:p>
      <text:p text:style-name="P1"><text:span text:style-name="T1">A Šimák to vedel...</text:span></text:p>
      <text:p text:style-name="P1"><text:span text:style-name="T1">Prišli prvé nárazy vetra. No predsa neprišli tak skoro, ako predpovedalo zamračené nebo. Pri prvých nárazoch víchrice bola už výprava na miernejšom svahu, už len na kúsok cesty od doliny. Ešte dve-tri serpentíny...</text:span></text:p>
      <text:p text:style-name="P1"><text:span text:style-name="T1">A potom sa rozpútala snehová búrka v celej svojej nespútanej živelnosti a šialenosti. Snehové búrky sú hrozné a kto ich neprežil, ťažko si ich vie predstaviť.</text:span></text:p>
      <text:p text:style-name="P1"><text:span text:style-name="T1">— Držme sa spolu! — radil čísi hlas vzadu. No vietor ho strhol do doliny prv, ako by bol doľahol do všetkých uší. Meluzína hvízdala silným, vysokým tónom; sneh, nie mäkký, lež ostrý, ľadový, bičoval tváre i každé menej chránené miestečko ľudských tiel.</text:span></text:p>
      <text:p text:style-name="P1"><text:span text:style-name="T1">Keby bola výpravu zachytila búrka na strmom zráze, sotva by bolo nešťastie obišlo túto skupinku ľudí, bijúcich sa teraz za udržanie vlastného života.</text:span></text:p>
      <text:p text:style-name="P1"><text:span text:style-name="T1">— Kráčajte! Keď aj pomaly, ale stále sa pohybujte! — nariadil veliteľ.</text:span></text:p>
      <text:p text:style-name="P1"><text:span text:style-name="T1">Jožo s Gabom kráčali vedľa seba a medzi nimi šiel pes. Vlčiak natiahol krk, pretiahol celé telo, nohy v zhyboch prikrčil a tak šiel dopredu. Chlapci sa držali jeho chlpatého kožucha; on im bol vlastne vodcom.</text:span></text:p>
      <text:p text:style-name="P1"><text:span text:style-name="T1">Gabo trochu pokrivkával, koleno ho bolelo.</text:span></text:p>
      <text:p text:style-name="P1"><text:span text:style-name="T1">Jožo ešte stále myslel na to, aký chumaj je ten Gabo, keď nahneval Šimáka. Odteraz ich nikde nevezme.</text:span></text:p>
      <text:p text:style-name="P1"><text:soft-page-break/><text:span text:style-name="T1">Skupina ľudí bola od seba oddelená neprehľadnou oponou víriaceho snehu a drobných úlomkov ľadu, ktoré víchor vytrhal z ľadovej kôry.</text:span></text:p>
      <text:p text:style-name="P1"><text:span text:style-name="T1">Kdesi v diaľke sa ozval praskot. To iste búrka zlomila vrcholec smreka alebo jedle.</text:span></text:p>
      <text:p text:style-name="P1"><text:span text:style-name="T1">Jožo už poriadne cítil únavu. Už si nemyslel, je to príma, už si to vôbec nemyslel, naopak, dostával strach, lebo nohy sa mu začínali triasť a slabnúť. Nehovoril, bál sa otvoriť ústa, lebo vždy, ako ich otvoril, nahrnulo sa mu do nich snehu a ľadový vzduch ho dusil. Rukou sa mocne držal Bleskovho kožucha a dal sa ním viesť. S námahou kládol roztrasené nohy dopredu. Oči mal prižmúrené, chvíľami si ich voľnou rukou chránil pred ľadovým bičom víchra.</text:span></text:p>
      <text:p text:style-name="P1"><text:span text:style-name="T1">V ktorejsi knižke bol čítal o námorníkoch, o koráboch plávajúcich po šírych moriach. Vtedy sa mu strašne žiadalo byť takým námorníkom.</text:span></text:p>
      <text:p text:style-name="P1"><text:span text:style-name="T1">Teraz sa mu v chlapčenskej fantázii pozdalo, že hory sú veľkým korábom, ktorý sa hádže na spenených vlnách s bielymi hrebeňmi sem a ta. A to on sa kolísal klátený víchrom zboka nabok...</text:span></text:p>
      <text:p text:style-name="P1"><text:span text:style-name="T1">Víchor piští v spleti stožiarov a lán... A zatiaľ sa víchor zapieral do štíhlych smrekov a jedlí.</text:span></text:p>
      <text:p text:style-name="P1"><text:span text:style-name="T1">Ozajstný korábisko. Mocný a ozrutný. Hľa, ani takáto vlna ho nepremôže!</text:span></text:p>
      <text:p text:style-name="P1"><text:span text:style-name="T1">Jožo kročil dopredu, no nenamacal pod nohou pevnej postate, iba bezdný priestor za závejom, ktorý vetrisko naznášal okolo útlej jedličky... To je vlnobitie...! To je...!</text:span></text:p>
      <text:p text:style-name="P1"><text:span text:style-name="T1">— Stúpaj pevno, plavčík! — sám sa posmeľoval v tejto zaujímavej hre fantázie. — Rozkroč nohy naširoko, budeš sa pevnejšie držať.</text:span></text:p>
      <text:p text:style-name="P1"><text:span text:style-name="T1">A koráb-hora sa kolíše, stene a kolíše sa. Kde-tu počuť praskot stromov, ktoré vetrisko mláti tvrdými päsťami, kde len začiahne.</text:span></text:p>
      <text:p text:style-name="P1"><text:soft-page-break/><text:span text:style-name="T1">— Jožo...! Gabriel...! — počuje chlapec slabý hlas. To ich otec volá, aby sa presvedčil, či idú, či nezaostali. Aj silný chlapský hlas víchor mení na tichú ozvenu.</text:span></text:p>
      <text:p text:style-name="P1"><text:span text:style-name="T1">Len keby tie nohy tak neboleli, keby sa tak netriasli!</text:span></text:p>
      <text:p text:style-name="P1"><text:span text:style-name="T1">Výprava partizánov zišla konečne do hlbokého úvalu. Tu bolo tichšie. Sem búrka nedočiahla ľadovými pazúriskami, i metelica bola už pomenšia.</text:span></text:p>
      <text:p text:style-name="P1"><text:span text:style-name="T1">Vršiaky stromov temno postenkávali.</text:span></text:p>
      <text:p text:style-name="P1"><text:span text:style-name="T1">Veliteľ zastal a počkal ostatných.</text:span></text:p>
      <text:p text:style-name="P1"><text:span text:style-name="T1">— Psí čas! — zahundral niečí hlas.</text:span></text:p>
      <text:p text:style-name="P1"><text:span text:style-name="T1">— Vari si bosorky na ohreblách vyšli na prechádzku, — odpľul si Vydra.</text:span></text:p>
      <text:p text:style-name="P1"><text:span text:style-name="T1">— Chlapci, ešte vládzete? — starostlivo sa opýtal Jožov otec.</text:span></text:p>
      <text:p text:style-name="P1"><text:span text:style-name="T1">Prikývli, hoci údy náramne boleli. Ani za svet by sa však neboli priznali, že už nevládzu. Aspoň Jožo nie. Musia vydržať!</text:span></text:p>
      <text:p text:style-name="P1"><text:span text:style-name="T1">— Vidíte, to nie je nijaká prechádzka, — hrozil im prstom Šimák. — Iste už ľutujete, že ste ma neposlúchli.</text:span></text:p>
      <text:p text:style-name="P1"><text:span text:style-name="T1">— Ale nie, pán učiteľ, — aj tu ho volali tak ako v škole. — Aspoň sme zakúsili ozajstnú snehovú búrku v horách.</text:span></text:p>
      <text:p text:style-name="P1"><text:span text:style-name="T1">Po chvíľke odpočinku sa pohli ďalej.</text:span></text:p>
      <text:p text:style-name="P1"><text:span text:style-name="T1">Ešte chvíľku, ešte minútku, žiadalo sa Jožovi a cítil, ako mu nohy oťaželi. Z olova sú, určite sú z olova, ešte chvíľku oddychovať!</text:span></text:p>
      <text:p text:style-name="P1"><text:span text:style-name="T1">No Šimák neustúpil:</text:span></text:p>
      <text:p text:style-name="P1"><text:span text:style-name="T1">— Sme zahriati, poprechládzali by sme. A čím dlhšie postávaš, tým väčšia únava sa ťa chytá. Poďme!</text:span></text:p>
      <text:p text:style-name="P1"><text:span text:style-name="T1">Les hustol. Oval, ktorým šli ďalej, ich chránil pred rozpútaným prírodným živlom. Išlo sa im omnoho ľahšie.</text:span></text:p>
      <text:p text:style-name="P1"><text:span text:style-name="T1">Len tie nohy, len tie nohy!</text:span></text:p>
      <text:p text:style-name="P1"><text:span text:style-name="T1">Keď zišli tak hlboko do doliny, že veliteľ už predpokladal v blízkosti osadu, vyslal dopredu trojčlennú hliadku.</text:span></text:p>
      <text:p text:style-name="P1"><text:span text:style-name="T1">— Ak niečo spozorujete, zastavte a dajte signál!</text:span></text:p>
      <text:p text:style-name="P1"><text:span text:style-name="T1">Tí traja prikývli.</text:span></text:p>
      <text:p text:style-name="P1"><text:soft-page-break/><text:span text:style-name="T1">No ktože by sa v takomto nečase túlal horou? Kto...?</text:span></text:p>
      <text:p text:style-name="P1"><text:span text:style-name="T1">Predná hliadka nenaďabila na nič podozrivého, až kým nezastala pred prúteným plotom, ktorý prezrádzal, že sú už v osade.</text:span></text:p>
      <text:p text:style-name="P1"><text:span text:style-name="T1">Osada Frankovce bola tichá. Niekoľko dreveníc sa krčilo v úzkej doline, ktorá sa smerom nadol nemnoho rozširovala. Chalupy boli pokryté hrubou vrstvou snehu, zo striech viseli ľadové cencúle opálovej farby. Rozprávková krása, ktorá v sebe skrývala veľkú biedu vrchárskeho života.</text:span></text:p>
      <text:p text:style-name="P1"><text:span text:style-name="T1">Snežilo.</text:span></text:p>
      <text:p text:style-name="P1"><text:span text:style-name="T1">Búrka, ktorá partizánov prekvapila v lese svojou prudkosťou, premenila sa tu na sneženie, nadnášané miernym vetrom.</text:span></text:p>
      <text:p text:style-name="P1"><text:span text:style-name="T1">— Pôjdeme! — ukázal Šimák k prvej chalupe. Nebolo k nej viac ako päťdesiat metrov. — Zdá sa, že vzduch je čistý.</text:span></text:p>
      <text:p text:style-name="P1"><text:span text:style-name="T1">— Dobre by bolo najprv sa prezvedieť. Nemalo by zmyslu, aby sme všetci vpadli do pasce, — navrhol Chorvát. — Dobre bude nechať tu zálohu. — Súhlasím, — Šimák na to. — Poď, Ondrej, i ty, i ty... Pozrieme, aká je situácia.</text:span></text:p>
      <text:p text:style-name="P1"><text:span text:style-name="T1">Štyria chlapi dlhými skokmi prebehli popod pokrivené slivky k drevenici, ktorá v túto stranu žmúrila ako dlaň malým okiencom. Aj to bolo dopoly zafúkané snehom, odpoly zakvitnuté ľadovými kvetmi.</text:span></text:p>
      <text:p text:style-name="P1"><text:span text:style-name="T1">Ostatní sa učupili k plotu. Ledva stáli na nohách, no zbrane mali pripravené na výstrel, len potiahnuť kohútik.</text:span></text:p>
      <text:p text:style-name="P1"><text:span text:style-name="T1">Jožo s Gabrielom napínali čuvy, aby začuli alebo ináč zbadali nebezpečenstvo, ak by nejaké hrozilo. Jožo sa navalil na Bleska, chytil ho okolo chlpatého krku a ticho sa mu prihováral:</text:span></text:p>
      <text:p text:style-name="P1"><text:span text:style-name="T1">— Ticho, Blesk! Ticho, môj!</text:span></text:p>
      <text:p text:style-name="P1"><text:span text:style-name="T1">A pes rozumel. Múdrymi očami hľadel na chlapca, akoby chcel povedať: „Rozumiem. Ani hláska, ani hláska.“</text:span></text:p>
      <text:p text:style-name="P1"><text:span text:style-name="T1">Spoza rohu chalupy sa objavil veliteľ. Zakýval, aby všetci prišli k nemu.</text:span></text:p>
      <text:p text:style-name="P1"><text:soft-page-break/><text:span text:style-name="T1">— Nieto tu nikoho. Sem len zriedka prichádzajú. Vraj dva či tri razy sa vyštverali do osady, keď však nezvetrili nič podozrivého, viac neprišli, — napochytre vysvetľoval veliteľ situáciu.</text:span></text:p>
      <text:p text:style-name="P1"><text:span text:style-name="T1">— Teda poďme! — súrili chlapi, lebo boli ukonaní a premrznutí. — Zohriať sa treba, lebo nám už nohy zdreveneli.</text:span></text:p>
      <text:p text:style-name="P1"><text:span text:style-name="T1">— Nie tak, súdruhovia! — zavrátil ich veliteľ, keď sa začali tisnúť do úzkych dvierok. — Nie... Aj keď nám v osade nehrozí priame nebezpečenstvo, opatrnosť musí byť. Treba postaviť stráže.</text:span></text:p>
      <text:p text:style-name="P1"><text:span text:style-name="T1">— Ale zima... — boli netrpezliví viacerí.</text:span></text:p>
      <text:p text:style-name="P1"><text:span text:style-name="T1">— Veru, zima... No dvaja ešte chvíľu vydržia, a keď sa ostatní zohrejú, vystriedame ich.</text:span></text:p>
      <text:p text:style-name="P1"><text:span text:style-name="T1">Predstava teplej pece bola taká lákavá, že sa nikto nehlásil, veliteľ musel dvoch určiť.</text:span></text:p>
      <text:p text:style-name="P1"><text:span text:style-name="T1">Chalupa, do ktorej vošli, bola malá a tmavá. V jedinej izbici pri hlinenej peci hrial sa starý Marmuľa so ženou-starenkou. V kúte za pecou ležalo a hlasne odfukovalo červenobiele teľa. Keď prví štyria zabúchali, Marmuľa sa strhol a šúchavým krokom išiel odtisnúť závoru. S chlapmi vbehla do izbice aj zima.</text:span></text:p>
      <text:p text:style-name="P1"><text:span text:style-name="T1">— Dobrý deň!</text:span></text:p>
      <text:p text:style-name="P1"><text:span text:style-name="T1">— Dobrý... a vitajte! — zabľabotal prekvapený Marmuľa. Preľakol sa mocných chlapov so zbraňami v rukách. Opýtal sa:</text:span></text:p>
      <text:p text:style-name="P1"><text:span text:style-name="T1">— Čože by ste...?</text:span></text:p>
      <text:p text:style-name="P1"><text:span text:style-name="T1">— Nieto v osade...?</text:span></text:p>
      <text:p text:style-name="P1"><text:span text:style-name="T1">— Ako? Mlieko v osade? — nedopočul na ľavé ucho.</text:span></text:p>
      <text:p text:style-name="P1"><text:span text:style-name="T1">— Čerta mlieko... Či v osade nieto...?</text:span></text:p>
      <text:p text:style-name="P1"><text:span text:style-name="T1">— Koho či nieto?</text:span></text:p>
      <text:p text:style-name="P1"><text:span text:style-name="T1">— Nuž Nemcov.</text:span></text:p>
      <text:p text:style-name="P1"><text:span text:style-name="T1">— Tých veru nieto. Vari pred dvoma týždňami boli posledný raz, ale ako sa snehu naváľalo a mrazy pritiahli, neprišli viac. — Vrchár už hovoril celkom pokojne. Hlas mu akosi sprísnel, keď sa opýtal: — A vy ktože ste?</text:span></text:p>
      <text:p text:style-name="P1"><text:soft-page-break/><text:span text:style-name="T1">— Partizáni!</text:span></text:p>
      <text:p text:style-name="P1"><text:span text:style-name="T1">— Hm... Teda partizáni... — Osada bola tak ďaleko od ostatného sveta a teraz v zime úplne od neho odrezaná, že ani partizáni sem nechodili. Ale počul o nich, medzi ľuďmi sa hodne hovorilo o partizánoch.</text:span></text:p>
      <text:p text:style-name="P1"><text:span text:style-name="T1">— No poďte, poďte, zohrejte sa!</text:span></text:p>
      <text:p text:style-name="P1"><text:span text:style-name="T1">Vtedy Šimák vybehol z chalupy a zavolal ostatných.</text:span></text:p>
      <text:p text:style-name="P1"><text:span text:style-name="T1">Keď sa nahrnuli do izbice, stará Marmuľka spľasla vysušenými rukami:</text:span></text:p>
      <text:p text:style-name="P1"><text:span text:style-name="T1">— Pre Kristove rany! Toľko ľudí!</text:span></text:p>
      <text:p text:style-name="P1"><text:span text:style-name="T1">— A odkiaľ ste prišli v takom nečase? — vypytoval sa Marmuľa.</text:span></text:p>
      <text:p text:style-name="P1"><text:span text:style-name="T1">— Z hôr... z druhej strany Suchého vrchu, starý otec, — vysvetľoval Chorvát.</text:span></text:p>
      <text:p text:style-name="P1"><text:span text:style-name="T1">— A že ste vôbec prešli, — čuduje sa vrchár, lebo pozná tú namáhavú cestu.</text:span></text:p>
      <text:p text:style-name="P1"><text:span text:style-name="T1">Veliteľ hneď vyrozprával, prečo sa výprava musela vydať na cestu plnú nebezpečenstva. Marmuľa len sedel a pokyvkával hlavou, sivou ako holub. Starenka zalamovala rukami a hlasno vzdychala.</text:span></text:p>
      <text:p text:style-name="P1"><text:span text:style-name="T1">— Och, naša osada je ako kostolná myš, — začal Marmuľa. — Vrchári... Jedna kravica, štráfik poľa, čo uteká až heno do grúňa a — prepytujem — hnoj naň treba na chrbtoch vynášať. Iba čo sa trochu ovsíka a jačmeňa urodí... Ale, koľko máme, toľko dáme. Ako vidím, prieberčiví nebudete.</text:span></text:p>
      <text:p text:style-name="P1"><text:span text:style-name="T1">— To veru nie! — prikývli chlapi okolo hlinenej pece.</text:span></text:p>
      <text:p text:style-name="P1"><text:span text:style-name="T1">Marmuľa sa obrátil k žene:</text:span></text:p>
      <text:p text:style-name="P1"><text:span text:style-name="T1">— Choď po chlapov, stará! Rozoberieme si ich po jednom, po dvoch, všetkých by sme sami nenachovali.</text:span></text:p>
      <text:p text:style-name="P1"><text:span text:style-name="T1">Za nedlhú chvíľu začali do izby vkĺzať chlapi z osady. Každý v ovčom kožuchu, s kapcami na nohách a baranicou stiahnutou nízko nad oči.</text:span></text:p>
      <text:p text:style-name="P1"><text:soft-page-break/><text:span text:style-name="T1">O chvíľu bola izba nabitá do posledného miestečka. Nabitá nielen ľuďmi, ale aj pachom ovčích koží a ešte štipľavejším dymom z lacného fajkového tabaku. A zvedavými očami.</text:span></text:p>
      <text:p text:style-name="P1"><text:span text:style-name="T1">— Prišli k nám partizáni, — predstavil Marmuľa ľudí z hôr vrchárom.</text:span></text:p>
      <text:p text:style-name="P1"><text:span text:style-name="T1">Tí prikývli, akoby chceli povedať: „Vidíme, ale čo ďalej?“</text:span></text:p>
      <text:p text:style-name="P3"><text:span text:style-name="T1">— Treba ich nachovať!</text:span></text:p>
      <text:p text:style-name="P1"><text:span text:style-name="T1">Nové nemé prikývnutie. Tento tichý začiatok bol akýmsi ohmatávaním, oboznamovaním. Pohľady kĺzali z tváre na tvár.</text:span></text:p>
      <text:p text:style-name="P1"><text:span text:style-name="T1">Napokon sa jeden z mladších vrchárov ozval:</text:span></text:p>
      <text:p text:style-name="P1"><text:span text:style-name="T1">— Vieme, ste proti tým, čo nosia smrtky na čiapkach.</text:span></text:p>
      <text:p text:style-name="P1"><text:span text:style-name="T1">— Proti, ľudia, — prikývol Šimák. — Bojujeme proti nim aj proti všetkým krivdám na svete.</text:span></text:p>
      <text:p text:style-name="P1"><text:span text:style-name="T1">— Krivdám? — opýtal sa nechápavo ktorýsi. — Akým krivdám?</text:span></text:p>
      <text:p text:style-name="P1"><text:span text:style-name="T1">— Nuž, aj proti takým, že vy tu, pánubohu za chrbtom, živoríte, vynášate putne s hnojom na chrbtoch ako hoviadka a z mozoľovania nič nemáte. Nik sa o vás nestará.</text:span></text:p>
      <text:p text:style-name="P1"><text:span text:style-name="T1">Tieto slová trafili do živého. Izba zahučala ako úľ. Veď taký život už oddávna zožieral vrchárov. Preto naraz prikývlo niekoľko hláv:</text:span></text:p>
      <text:p text:style-name="P1"><text:span text:style-name="T1">— Hej, nik sa nestará, iba ak exekútori.</text:span></text:p>
      <text:p text:style-name="P1"><text:span text:style-name="T1">— Vidíte! Neporadili, ako si treba poľahčiť lopotu, nepomohli. Ani vám, ani nám. Preto my, reku, aby bolo v budúcnosti lepšie.</text:span></text:p>
      <text:p text:style-name="P1"><text:span text:style-name="T1">— Teda vy ako kedysi Jánošíkovi hôrni chlapci, čo? — ozval sa od pece chripľavý hlas starého Marmuľu. — Aj tí sa bili za chudobu.</text:span></text:p>
      <text:p text:style-name="P1"><text:span text:style-name="T1">— Máte pravdu, starý otec, — prisvedčil učiteľ. — Ale my krivdu naozaj vyženieme!</text:span></text:p>
      <text:p text:style-name="P1"><text:span text:style-name="T1">Súhlasné mrmlanie sa roznieslo popod nízku povalu so začmudenými hradami.</text:span></text:p>
      <text:p text:style-name="P1"><text:span text:style-name="T1">Nálada medzi vrchármi stúpala. Začali potľapkávať široké chrbty partizánov. A iba vtedy ktorýsi spozoroval chlapcov.</text:span></text:p>
      <text:p text:style-name="P1"><text:span text:style-name="T1">— Ľaľa, chlapci... A či viete strieľať?</text:span></text:p>
      <text:p text:style-name="P1"><text:soft-page-break/><text:span text:style-name="T1">— Vieme, však by ste videli, márnosť šedivá! — smelo sa pochvastal Gabriel.</text:span></text:p>
      <text:p text:style-name="P1"><text:span text:style-name="T1">Chlapi sa z chuti zasmiali.</text:span></text:p>
      <text:p text:style-name="P1"><text:span text:style-name="T1">— To by som ani neveril, že by takí sopliaci mohli byť partizánmi, čo tí vedia? — hádzal rukou jeden z osadníkov.</text:span></text:p>
      <text:p text:style-name="P1"><text:span text:style-name="T1">Jožo sa urazil a už-už mu chcel čosi štipľavého povedať, ale otec ho predbehol:</text:span></text:p>
      <text:p text:style-name="P1"><text:span text:style-name="T1">— Nuž, osožní sú aj oni.</text:span></text:p>
      <text:p text:style-name="P1"><text:span text:style-name="T1">Chvalabohu, ešte by tu boli vyšli na posmech.</text:span></text:p>
      <text:p text:style-name="P1"><text:span text:style-name="T1">Vrchári si rozobrali partizánov do svojich domov. Starenka Marmuľka si sama vyprosila, aby u nej ostali obidvaja chlapci. Jožo ešte nevidel takú hlbokú zvráskovenú tvár, ako vysušené jabĺčko, čo vydržalo do neskorej jari. Ale vrtká ešte je táto starenka. Hneď im začala znášať varené zemiaky, teplé mlieko, chlieb, z ktorého kde-tu trčali šupky ovsa.</text:span></text:p>
      <text:p text:style-name="P1"><text:span text:style-name="T1">A chlapci sa najedli znamenite. Marmuľka ich ustavične vynukovala:</text:span></text:p>
      <text:p text:style-name="P1"><text:span text:style-name="T1">— Moje deti, nože jedzte, jedzte, chúďatá!</text:span></text:p>
      <text:p text:style-name="P1"><text:span text:style-name="T1">— Tetka, ďakujeme, dosť bolo, — smial sa Jožo.</text:span></text:p>
      <text:p text:style-name="P1"><text:span text:style-name="T1">— A my nie sme chúďatá, my sme partizáni, — ohradil sa Gabo a zvraštil čelo pod strapatou šticou.</text:span></text:p>
      <text:p text:style-name="P1"><text:span text:style-name="T1">— No, no, pravdaže ste partizáni, — tíšila ho starenka. A čosi jej bolo smiešne, lebo jej potrhávalo kútikmi.</text:span></text:p>
      <text:p text:style-name="P1"><text:span text:style-name="T1">Tej noci chlapci, vyčerpaní namáhavým pochodom, spali ako zarezaní. Na noc veliteľ starostlivo rozdelil stráže a po dlhom čase všetci spali v perinách alebo na teplých prípeckoch. Vrchári za nič nechceli pripustiť, aby ich nocľažníci spali na zemi.</text:span></text:p>
      <text:p text:style-name="P1"><text:span text:style-name="T1">Malé okienka chalúp boli do neskorého večera osvetlené, vrchári počúvali rozprávanie partizánov.</text:span></text:p>
      <text:p text:style-name="P1"><text:span text:style-name="T1">A kým hostia spali, nejedna vrchárka piekla pre nich chlieb.</text:span></text:p>
      <text:p text:style-name="P1"><text:span text:style-name="T1">Ráno každý z osadníkov zavesil na plece svojho nocľažníka poriadnu nošu. Zemiaky, pecne chleba, kusy slaniny a údeného </text:span><text:soft-page-break/><text:span text:style-name="T1">mäsa. Vzácny náklad, ktorý treba preniesť na druhú stranu. Hej, tam na to čakajú druhovia, treba sa ponáhľať!</text:span></text:p>
      <text:p text:style-name="P1"><text:span text:style-name="T1">Včerajšia búrka pominula a obloha bola bledobelasá.</text:span></text:p>
      <text:p text:style-name="P1"><text:span text:style-name="T1">Veliteľovi Šimákovi sa prihlásili dvaja mladí vrchári:</text:span></text:p>
      <text:p text:style-name="P1"><text:span text:style-name="T1">— Chceli by sme s vami.</text:span></text:p>
      <text:p text:style-name="P1"><text:span text:style-name="T1">Jeden z nich bol ako obor. Vysoký, že všetkých prevyšoval o hlavu, plecnatý, a ruky široké ako lopaty.</text:span></text:p>
      <text:p text:style-name="P1"><text:span text:style-name="T1">Šimák rozmýšľal, rozmýšľal, potom potiahol Chorváta za rukáv a spolu odišli nabok, aby sa poradili. Keď sa vrátili, veliteľ stisol obidvom dobrovoľníkom ruky:</text:span></text:p>
      <text:p text:style-name="P1"><text:span text:style-name="T1">— Ostaňte len dolu, v osade!</text:span></text:p>
      <text:p text:style-name="P1"><text:span text:style-name="T1">To bolo sklamanie! Oči prihlásených zmäteno skĺzli na zem.</text:span></text:p>
      <text:p text:style-name="P1"><text:span text:style-name="T1">— Oddiel aj tak cez zimu veľké akcie nepodniká. Musí vyčkať lepšie jarné časy. Potom prídete... Teraz by bolo o dve hrdlá viac, a stravy nieto, — vysvetľoval Šimák. Na tvári mu bolo vidno, že mu je nie všetko jedno.</text:span></text:p>
      <text:p text:style-name="P1"><text:span text:style-name="T1">Chlapi prešľapovali z nohy na nohu.</text:span></text:p>
      <text:p text:style-name="P1"><text:span text:style-name="T1">— No cíťte sa našimi druhmi, prijímame vás, ale ostaňte, kým nepominie zima, doma. Buďte pripravení! Keď bude oddiel niečo potrebovať, prvá cesta povedie k vám.</text:span></text:p>
      <text:p text:style-name="P1"><text:span text:style-name="T1">Tvrdé dlane sa spojili na znak súhlasu.</text:span></text:p>
      <text:p text:style-name="P1"><text:span text:style-name="T1">— Keď sa vám toto minie, — povedal ten vysoký, — prídeme aspoň na skok, prinesieme nové.</text:span></text:p>
      <text:p text:style-name="P1"><text:span text:style-name="T1">— Výborne, platí!</text:span></text:p>
      <text:p text:style-name="P1"><text:span text:style-name="T1">Potom sa zástup ľudí s batohmi dal na spiatočnú cestu.</text:span></text:p>
      <text:p text:style-name="P1"><text:span text:style-name="T1">Jožo a Gabo dostali najľahšie batohy, no aj tie ich cestou poriadne prikrčili. Zaťali však zuby a odvážne stúpali z kroka na krok, zarovno s ostatnými. Nech si Šimák nemyslí, že budú dakomu na ťarchu.</text:span></text:p>
      <text:p text:style-name="P2"/>
      <text:p text:style-name="P2"/>
      <text:p text:style-name="P3"><text:span text:style-name="T1">&lt;h1&gt;</text:span><text:span text:style-name="T2">Omrznuté nohy</text:span><text:span text:style-name="T1">&lt;/h1&gt;</text:span></text:p>
      <text:p text:style-name="P2"/>
      <text:p text:style-name="P1"><text:span text:style-name="T2">Z</text:span><text:span text:style-name="T1">ima besnela.</text:span></text:p>
      <text:p text:style-name="P1"><text:soft-page-break/><text:span text:style-name="T1">Tuhé mrazy, nával snehu a fujaky.</text:span></text:p>
      <text:p text:style-name="P1"><text:span text:style-name="T1">Nešetrila ani tábor pod Suchým vrchom. Ba vari práve doňho sa zaťala celou silou svojimi ľadovými pazúrmi.</text:span></text:p>
      <text:p text:style-name="P1"><text:span text:style-name="T1">Snehu už bolo toľko, že poriadny chlap zapadol doň vyše pása. Mrazy tiež nešetrili svojou štipľavou silou. Našťastie blízko bolo dreva dosť a dosť: smreky, jedle. Na koreňoch i vývraty. Horšie bolo, že v zemľankách neboli piecky. Ohniská čmudili a vetráky na povalách nestačili odvádzať hustý dym a privádzať čerstvý vzduch. Obyvatelia podzemných skrýš mali oči pozapúchané, celé červené. Kdektorý pokašlával. Preto poväčšine radi chodievali na stráže, lebo tam sa aspoň dosýta nalogali čerstvého povetria.</text:span></text:p>
      <text:p text:style-name="P1"><text:span text:style-name="T1">Hoci bol tábor vysoko v horách, zimou odrezaný od dolín, predsa sa velenie oddielu uznieslo na riadnej strážnej službe.</text:span></text:p>
      <text:p text:style-name="P1"><text:span text:style-name="T1">— Nikdy nevieš, či nepriateľ nečíha za najbližším stromom, — tvrdil Chorvát.</text:span></text:p>
      <text:p text:style-name="P1"><text:span text:style-name="T1">— Stráže budeme stavať, — rozhodne povedal aj Šimák.</text:span></text:p>
      <text:p text:style-name="P1"><text:span text:style-name="T1">Nikita schvaľoval rozhodnutie. Keď poniektorí hundrali, že je zima, snehu plno a hitlerovci sem nikdy neprídu, vyrozprával Nikita príhodu zo svojej bohatej skúsenosti:</text:span></text:p>
      <text:p text:style-name="P1"><text:span text:style-name="T1">— Neverte, holúbkovia... Nie tak! Skúsil som ja už tých vlkov. Netreba im veriť!</text:span></text:p>
      <text:p text:style-name="P1"><text:span text:style-name="T1">Všetci zatíchli, lebo Nikita hovorieval zaujímavo, radi ho počúvali. Najmä chlapci hltali každučké slovo. Nikita rozpráva, uši do pozoru! Veľmi si obľúbili Nikitinka a obidvaja tajne túžili vyrovnať sa mu odvahou.</text:span></text:p>
      <text:p text:style-name="P1"><text:span text:style-name="T1">— Boli sme v horách, niekoľko desiatok vierst od Ovruče. Náš oddiel bol vtedy hlboko v tyle nepriateľa. Hory husté, staré, skoro neschodné. Hotový prales. Boli to pre nás výborné skrýše a nepriateľ si nikdy nebol istý, či mu nezaskočíme cestu a nepošteklíme ho po zátylku.</text:span></text:p>
      <text:p text:style-name="P1"><text:span text:style-name="T1">Náš oddiel bol neveľký, no zato veľmi pohyblivý. Žihadlo. Pichneš a už ťa niet. Stali sme sa postrachom dobyvateľov. A my, príslušníci oddielu, sme boli na túto povesť naozaj hrdí. </text:span><text:soft-page-break/><text:span text:style-name="T1">Fašisti prestali už prevážať svoj materiál popod hory, lebo čo poslali, nedošlo. Ich vlastné zbrane strieľali v našich rukách proti nim.</text:span></text:p>
      <text:p text:style-name="P1"><text:span text:style-name="T1">A my sme si boli istí.</text:span></text:p>
      <text:p text:style-name="P1"><text:span text:style-name="T1">„Kdeže by tí strachopudi vošli hlbšie do našich hôr,“ smiali sme sa, pokladajúc hory naozaj iba za naše.</text:span></text:p>
      <text:p text:style-name="P1"><text:span text:style-name="T1">Takto učičíkaní pokojne sme táborili, ak bol čas oddychu. Stráže sme nestavali.</text:span></text:p>
      <text:p text:style-name="P1"><text:span text:style-name="T1">Iba raz... Nepriateľ musel popod naše hory previezť zbrane do prvých línií. Musel ich tadiaľ previezť, iné dopravné tepny mu už odrezali, ostala len cesta cez Ovruč. A vtedy, zúfalí, dali sa postupovať do hôr, aby nás zamestnali a tak uvoľnili cestu pod horami.</text:span></text:p>
      <text:p text:style-name="P1"><text:span text:style-name="T1">— Či vás našli? — opýtal sa ktosi.</text:span></text:p>
      <text:p text:style-name="P1"><text:span text:style-name="T1">— Drž hubu, nevyrušuj! — zahriakol ho druhý.</text:span></text:p>
      <text:p text:style-name="P1"><text:span text:style-name="T1">— Sami sme sa prezradili, — pokračoval Nikita. — Sami... Naše lesy sú bohaté na zverinu. Práve sme zastrelili bieleho jeleňa a piekli, varili sme. Veď po boji chutí dobré jedlo... Prezradil nás doista zápach dymu. Iba keď sme ich mali za chrbtom! Veru, museli sme sa poriadne ruvať, kým sme sa prebili.</text:span></text:p>
      <text:p text:style-name="P1"><text:span text:style-name="T1">— Hlavná vec, že ste sa vysekali, — prehodil Matúš.</text:span></text:p>
      <text:p text:style-name="P1"><text:span text:style-name="T1">— Nuž, dostali sme sa, chvalabohu. Ale päť dobrých chlapov dodýchalo. Ba aj partizánka Lena tam ostala.</text:span></text:p>
      <text:p text:style-name="P1"><text:span text:style-name="T1">A Nikita vstal, vybral z batoha zlomenú fotografiu, chvíľu na ňu sám hľadel široko roztvorenými očami, potom ju začal ukazovať okolosediacim.</text:span></text:p>
      <text:p text:style-name="P1"><text:span text:style-name="T1">— To je ona.</text:span></text:p>
      <text:p text:style-name="P1"><text:span text:style-name="T1">— A vari ti je rodina, keď jej fotku opatruješ? — opýtal sa Hanzelík.</text:span></text:p>
      <text:p text:style-name="P1"><text:span text:style-name="T1">— Nuž, ono... bola mi blízka... verenica.</text:span></text:p>
      <text:p text:style-name="P1"><text:span text:style-name="T1">Nikita zosmutnel — no jeho smútok trval iba chvíľu. Potom mu zapálené oči zablýskali: — Odvtedy mám jej obrázok vždy pri sebe. Pomáha mi.</text:span></text:p>
      <text:p text:style-name="P1"><text:soft-page-break/><text:span text:style-name="T1">Pri Nikitovom rozprávaní spomenul si Jožo nevdojak na Vierku. Čo robí? Či sa ešte hnevá, že ju tak odbili...? Dlho mu neschádzalo z mysle tenké dievčatko s nebovými očami a s vrkôčikmi ako myšacie chvostíky.</text:span></text:p>
      <text:p text:style-name="P1"><text:span text:style-name="T1">Ale Gabovi o tom nepovedal, vysmiala by sa mu tá márnosť šedivá...</text:span></text:p>
      <text:p text:style-name="P1"><text:span text:style-name="T1">Pod Suchým vrchom okolo tábora teda stávali stráže. Vymieňali sa všetci rad-radom.</text:span></text:p>
      <text:p text:style-name="P1"><text:span text:style-name="T1">Dobre bolo no stráži, keď bolo tiché počasie. Ale vo fujavici prekračovať z nohy na nohu nebolo najpríjemnejšie. Ak si niektorý nedal pozor, prišiel do zemľanky s omrznutými nohami či ušami.</text:span></text:p>
      <text:p text:style-name="P1"><text:span text:style-name="T1">Ani Joža táto galiba neobišla.</text:span></text:p>
      <text:p text:style-name="P1"><text:span text:style-name="T1">Jedného dňa mal určenú stráž hneď nad ránom. Vonku zúrila fujavica. Padajúci sneh rozmetával vietor ako divý. Strhával snehové chumáče, metal ich a kopil do perín závejov. A práve pred vchodom do zemľanky sa snehu navŕšilo na fúry. Kto chcel vyjsť, musel si prekopať tunel.</text:span></text:p>
      <text:p text:style-name="P1"><text:span text:style-name="T1">Jožo sa konečne dostal von. Hoci mal na sebe otcov kepeň, mráz ho zaštípal, akoby bol holý.</text:span></text:p>
      <text:p text:style-name="P1"><text:span text:style-name="T1">— Bŕŕŕ... — zatriaslo ho v prvom momente.</text:span></text:p>
      <text:p text:style-name="P1"><text:span text:style-name="T1">Jožo sa začal prechádzať, no v hlbokom snehu sa nohy len ťažko pohybovali. A pravá topánka akosi tlačila.</text:span></text:p>
      <text:p text:style-name="P1"><text:span text:style-name="T1">„To nič, iste som si zle omotal onucu,“ pomyslel si. Zišiel dolu svahom k starej jedli. Okolo hrubého kmeňa vietor navial snehový val, za ktorým bolo závetrie. Iba mráz štípal, ale to nebolo nič proti vetru. Jožo sa utiahol ku kmeňu, iba hlava mu trčala spoza záveja. Očami sliedil dookola, nezabudol, že je v službe a má veľkú zodpovednosť. Takéto chvíle mal rád, cítil sa dospelý.</text:span></text:p>
      <text:p text:style-name="P1"><text:span text:style-name="T1">V nečase sa strážna služba vymieňala každú hodinu.</text:span></text:p>
      <text:p text:style-name="P1"><text:span text:style-name="T1">Ale aj hodina bola dlhá, lebo minúty sa plazili veľmi pomaly.</text:span></text:p>
      <text:p text:style-name="P1"><text:soft-page-break/><text:span text:style-name="T1">Chlapec kľučal pod jedľou za závejovým valom a automat držal obidvoma rukami. Pred očami sa mu kudlili chuchvalce pary, ktorú vydychoval, para sa usádzala na chlopniach vyhrnutého goliera a premieňala sa na biely srieň. Chĺpky súkna pokrývala vrstvička ľadu.</text:span></text:p>
      <text:p text:style-name="P1"><text:span text:style-name="T1">Jožo mal len jedno na mysli: „Si na stráži! Dávaj pozor!“</text:span></text:p>
      <text:p text:style-name="P1"><text:span text:style-name="T1">Spočiatku to bolo silné, dávaj pozor, dávaj pozor, no otcov kepeň bol veľký, dalo sa doň okrútiť a čoraz lepšie hrial. A to dávaj pozor, dávaj pozor slablo. Chcelo sa mu driemať a to dávaj pozor sa čoraz slabšie ozývalo odkiaľsi hlboko spod kepeňa. Musel sa uštipnúť do ruky, čo je to so mnou, do frasa! Prebral sa, oči pretrel studeným snehom a sliedil okolo seba. No akokoľvek sa namáhal hľadieť do fujavice, neprenikol zrakom jej hustý, metajúci sa závoj.</text:span></text:p>
      <text:p text:style-name="P1"><text:span text:style-name="T1">Takto vydržal, kým sa od bunkrov neozvalo slabo doliehajúce volanie:</text:span></text:p>
      <text:p text:style-name="P1"><text:span text:style-name="T1">— Jožo...! Jožo...!</text:span></text:p>
      <text:p text:style-name="P1"><text:span text:style-name="T1">Potešil sa. Vedel, je to výmena.</text:span></text:p>
      <text:p text:style-name="P1"><text:span text:style-name="T1">Vstal, pravú nohu cítil akúsi drevenú. Akoby ani nebola jeho. Pomyslel si: „Zdrevenela dlhým kľučaním.“</text:span></text:p>
      <text:p text:style-name="P1"><text:span text:style-name="T1">Až cestou do veliteľskej zemľanky mu prišlo na um, že noha mohla omrznúť. Stávalo sa, že jeden prišiel s bielym uchom, druhý s omrznutými prstami. Poznal to a zľakol sa.</text:span></text:p>
      <text:p text:style-name="P1"><text:span text:style-name="T1">Keď prišiel do zemľanky, dostal šálku čučoriedkového čaju.</text:span></text:p>
      <text:p text:style-name="P1"><text:span text:style-name="T1">— Na...! Vy mrzol si!</text:span></text:p>
      <text:p text:style-name="P1"><text:span text:style-name="T1">Šálka čaju s dvoma varenými zemiakmi boli zároveň aj skromnými raňajkami. Jožo bol hladný ako vlk. Chcel jesť, ale stále musel myslieť na nohu: „Drevená noha... drevená noha!“</text:span></text:p>
      <text:p text:style-name="P1"><text:span text:style-name="T1">Rýchlo sa vyzul, odmotal onucku. A naozaj: Noha od prstov skoro po členok bola biela.</text:span></text:p>
      <text:p text:style-name="P1"><text:span text:style-name="T1">— Krindapána!</text:span></text:p>
      <text:p text:style-name="P1"><text:span text:style-name="T1">— Vrtiak má masť! — zvolal Nikita a už aj vybehol, aby „od susedov“ doviedol medika. Vrtiak rýchle vyviedol Joža von a </text:span><text:soft-page-break/><text:span text:style-name="T1">začal mu omrznutú nohu šúchať snehom. Drhol ju, že mu perličky vystúpili na čelo. Hundral pritom:</text:span></text:p>
      <text:p text:style-name="P1"><text:span text:style-name="T1">— Fuj! Či si necítil?</text:span></text:p>
      <text:p text:style-name="P1"><text:span text:style-name="T1">— Cítil som, že ma topánka tlačí, ale... — priznával sa chlapec, zasekujúc zuby, lebo do nohy začala prúdiť krv a cítil pálčivú, trhavú bolesť.</text:span></text:p>
      <text:p text:style-name="P1"><text:span text:style-name="T1">— Ty... — nevedel mu medik prísť na meno. — Cíti, že ho tlačí... A kde topánka tlačí, tam noha chytro omrzne.</text:span></text:p>
      <text:p text:style-name="P1"><text:span text:style-name="T1">Noha bolela viac a viac, zapuchla a koža sa odula. Navrel veľký vodnatý pľuzgier.</text:span></text:p>
      <text:p text:style-name="P1"><text:span text:style-name="T1">— Poležíš si, bratku, — hovoril Vrtiak, keď omrzlinu natieral hnedou masťou.</text:span></text:p>
      <text:p text:style-name="P1"><text:span text:style-name="T1">Joža spočiatku bolesť a horúčka morili, noha bola ťažká, akoby z olova. Neskoršie omrznutá časť začala hnisať. Medik ju denne prezeral a balil do teplých handier.</text:span></text:p>
      <text:p text:style-name="P1"><text:span text:style-name="T1">Chlapec nesmel vyjsť spod zeme, a to bol preň veľký kríž.</text:span></text:p>
      <text:p text:style-name="P1"><text:span text:style-name="T1">— Poď sem, Jozef! — volával Nikita chlapca, keď videl, že sedí zvädnutý v kútiku na priči. Cítil, že ho musí trochu rozptýliť, aby nemyslel iba na boľavú nohu.</text:span></text:p>
      <text:p text:style-name="P1"><text:span text:style-name="T1">Jožo sa začal zaujímať o vysielačku. Okrem toho jeho povinnosťou bolo udržiavať oheň. A prikladal usilovne. Nestalo sa mu, žeby ohnisko vychladlo.</text:span></text:p>
      <text:p text:style-name="P1"><text:span text:style-name="T1">Nikita naučil chlapca Morseovu abecedu. To bol prvý schodík k pochopeniu tajomstva malej plechovej skrinky. Jožo si opakoval: ti-tá-tá... tá-ti-ti-ti... ti-ti-ti... tá-tá-tá.</text:span></text:p>
      <text:p text:style-name="P1"><text:span text:style-name="T1">Potom dostal na uši slúchadlá a snažil sa zachytiť vysielané zprávy, rozoznávať značky. Značil ich na papier nahrubo zastrúhanou ceruzou. Spočiatku mu to neveľmi išlo, hotová bieda; zo slova zachytil jeden alebo dva znaky. Ale čím viac sa vysielačkou zaoberal, tým viac sa zdokonaľoval.</text:span></text:p>
      <text:p text:style-name="P1"><text:span text:style-name="T1">Nikita sa len usmieval a opakoval: — Dobre, Jozef, dobre!</text:span></text:p>
      <text:p text:style-name="P1"><text:span text:style-name="T1">Keď Jožo nadobudol v „chytaní“ prax, začal ho Nikita zaúčať do narábania s telegrafným kľúčom.</text:span></text:p>
      <text:p text:style-name="P3"><text:soft-page-break/><text:span text:style-name="T1">— Jemne, koncami prstov vyklepávaj, — poučoval ho. A keď chlapec nevedel sám na to prísť, ako dosiahnuť väčšiu rýchlosť a hybkosť ruky, ukazoval mu, vodil mu ruku.</text:span></text:p>
      <text:p text:style-name="P1"><text:span text:style-name="T1">Kým sa chlapec „trápil“ nad vysielačkou, Nikita si prespevoval. On bol najveselší obyvateľ veliteľskej zemľanky.</text:span></text:p>
      <text:p text:style-name="P1"><text:span text:style-name="T1">Najčastejšie si nôtil o Čapajevovi:</text:span></text:p>
      <text:p text:style-name="P2"/>
      <text:p text:style-name="P1"><text:span text:style-name="T3">Guľal po Uralu Čapajev — geroj,</text:span></text:p>
      <text:p text:style-name="P1"><text:span text:style-name="T3">on sokolom rvalsia s polkami na boj.</text:span></text:p>
      <text:p text:style-name="P1"><text:span text:style-name="T3">Vperiod vy, tovarišči, ne smejte otstupať.</text:span></text:p>
      <text:p text:style-name="P1"><text:span text:style-name="T3">Čapajevci smelo privykli umirať.</text:span></text:p>
      <text:p text:style-name="P1"><text:span text:style-name="T3">Blesnuli štyki, my vsie grianuli „urá“ —</text:span></text:p>
      <text:p text:style-name="P1"><text:span text:style-name="T3">i, brosiv okopy, bežali junkera.</text:span></text:p>
      <text:p text:style-name="P2"/>
      <text:p text:style-name="P1"><text:span text:style-name="T1">— Pekná pieseň, — chválil Jožo a naozaj sa mu páčila. Obyčajne prestal vyklopávať morseovku a započúval sa do melódie.</text:span></text:p>
      <text:p text:style-name="P1"><text:span text:style-name="T1">— Páči sa ti...? Ten Čapajev naozaj žil a bol to skutočný hrdina.</text:span></text:p>
      <text:p text:style-name="P1"><text:span text:style-name="T1">— Nauč nás ju, — prosil Jožo.</text:span></text:p>
      <text:p text:style-name="P1"><text:span text:style-name="T1">Chlapci sa naučili Čapajeva, a keď si prespevovali, dávali sa k nim aj ostatní. Keď nie slovami, tak aspoň bručaním.</text:span></text:p>
      <text:p text:style-name="P1"><text:span text:style-name="T1">Omrznutá noha sa hojila veľmi pomaly. Zhnisané miesta boli veľmi bolestivé. Okolie rany začalo svrbieť.</text:span></text:p>
      <text:p text:style-name="P1"><text:span text:style-name="T1">— Svrbenie je znak hojenia, — hovorieval medik Vrtiak, keď bol Jožo netrpezlivý. — To je dobrý znak.</text:span></text:p>
      <text:p text:style-name="P1"><text:span text:style-name="T1">Jožo už poznal celý mechanizmus vysielačky a Nikita ho nechal samostatne vysielať i prijímať zprávy.</text:span></text:p>
      <text:p text:style-name="P1"><text:span text:style-name="T1">Ale čím viac bol Jožo zaujatý plechovou skrinkou, tým častejšie naň Gabriel gánil a odťahoval sa do kúta. Závistivo hľadel na svojho priateľa, ktorého Nikita takto vyznačil. Aj on by sa bol rád „pohral“ s Morseovými značkami, ale Nikita ho nikdy nezavolal. Pomaly začal Jožovi závidieť aj omrznutú nohu, lebo veril, že mu práve ona dopomohla zblížiť sa s mašinkou.</text:span></text:p>
      <text:p text:style-name="P1"><text:soft-page-break/><text:span text:style-name="T1">Raz, keď sedeli spolu na priči, vyhŕklo z Gaba:</text:span></text:p>
      <text:p text:style-name="P1"><text:span text:style-name="T1">— Všetko sa ti darí... Ešte aj omrznutá noha ti doniesla šťastie.</text:span></text:p>
      <text:p text:style-name="P1"><text:span text:style-name="T1">Jožo zadivene pozrel na priateľa, potom na nohu, zababušenú do veľkého farbistého zbytku flanelovej košele. Veru poriadne šťastie.</text:span></text:p>
      <text:p text:style-name="P1"><text:span text:style-name="T1">— Prečo?</text:span></text:p>
      <text:p text:style-name="P1"><text:span text:style-name="T1">— Márnosť, ešte sa pýta... Tebe Nikita všetko poukazoval, a mňa nikdy nezavolal, — vybuchol Gabo.</text:span></text:p>
      <text:p text:style-name="P1"><text:span text:style-name="T1">— A mňa volal? — zasmial sa Jožo. — Sám som začal obkukávať.</text:span></text:p>
      <text:p text:style-name="P1"><text:span text:style-name="T1">— Ale na mňa sa ani neobzrie, — zveličoval Gabriel, šparchajúc akousi triesočkou machovej upchávanky na stene zrubu.</text:span></text:p>
      <text:p text:style-name="P3"><text:span text:style-name="T1">— Netáraj! Uvidíš, ako sa Nikitinko zasmeje, keď mu to poviem. Smiešne!</text:span></text:p>
      <text:p text:style-name="P3"><text:span text:style-name="T1">A Nikita sa naozaj veselo rozosmial:</text:span></text:p>
      <text:p text:style-name="P1"><text:span text:style-name="T1">— Ľaľa, či ste sa pobláznili, chlapčiská? Ešte sa pre vysielačku pobijú!</text:span></text:p>
      <text:p text:style-name="P1"><text:span text:style-name="T1">Gabo bol zapálený až po korienky vlasov.</text:span></text:p>
      <text:p text:style-name="P1"><text:span text:style-name="T1">Aj sa hanbil, aj bol rád.</text:span></text:p>
      <text:p text:style-name="P1"><text:span text:style-name="T1">— Jozefa som z dlhej chvíle zamestnal. Noha ho bolela, nuž aby zabudol na bolesť. Ani dym v očiach tak necítil, keď sa babral s vysielačkou. Nuž tak...</text:span></text:p>
      <text:p text:style-name="P1"><text:span text:style-name="T1">— Ale keď Gabo chce... — prosil Jožo za priateľa.</text:span></text:p>
      <text:p text:style-name="P1"><text:span text:style-name="T1">— Jasné...! Keď chce, môže.</text:span></text:p>
      <text:p text:style-name="P1"><text:span text:style-name="T1">Odvtedy sa aj Gabriel cítil šťastný, nepociťoval domnelú krivdu, už si nenamýšľal, že je odstrkovaný. Aj on mohol siahnuť na elektrónku, ktorá žiarila čarovným svetlom.</text:span></text:p>
      <text:p text:style-name="P1"><text:span text:style-name="T1">Zima pomaly uvoľňovala ľadové putá. Tu, vysoko v horách, pod silou slnečných lúčov začal sa sneh meniť na zrnitý, podobný kryštálovému cukru. V úžľabinách spod snehových jazykov zurčali veselé potôčiky.</text:span></text:p>
      <text:p text:style-name="P1"><text:soft-page-break/><text:span text:style-name="T1">Dolu v dolinách bolo vidieť, ako sa tmavé škvrny kopnejúcej zeme očividne zväčšujú, rozrastajú.</text:span></text:p>
      <text:p text:style-name="P1"><text:span text:style-name="T1">Nad kľukatým Váhom bolo zrána vidno hustú hmlu, ktorá sa neskoršie zdvihla a rozplynula.</text:span></text:p>
      <text:p text:style-name="P1"><text:span text:style-name="T1">Jožo už mohol chodiť. Konečne pominuli tie dlhé, otupné dni. Omrznutú nohu si však musel chrániť, lebo omrzliny sa rady vracajú. Preto mu veliteľ Šimák zakázal zúčastniť sa na akejkoľvek akcii a pridelil ho Nikitovi za pomocníka.</text:span></text:p>
      <text:p text:style-name="P1"><text:span text:style-name="T1">— A či mi bude noty pred nosom pridŕžať? — smial sa Nikita Vladimirovič.</text:span></text:p>
      <text:p text:style-name="P1"><text:span text:style-name="T1">— Nesmej sa, možno sa mu zíde, čo sa pri tebe naučí, — povedal Šimák.</text:span></text:p>
      <text:p text:style-name="P1"><text:span text:style-name="T1">A tak Jožo sedával pri Nikitovi a pozoroval každý jeho pohyb. Ako dokonale už poznal tú jeho tvár; záhyb, každú vrásku, každé mihnutie. Podľa najmenšieho trhnutia svalov vycítil obsah prijímanej zprávy. Dobrá a či zlá.</text:span></text:p>
      <text:p text:style-name="P1"><text:span text:style-name="T1">Istého dňa zišiel oddiel do doliny znepokojovať presunujúce sa nepriateľské jednotky.</text:span></text:p>
      <text:p text:style-name="P1"><text:span text:style-name="T1">Nikita s Jožom sedeli v zemľanke, dvercia mali otvorené. Vonku sa slniečko borilo s miznúcim snehom.</text:span></text:p>
      <text:p text:style-name="P1"><text:span text:style-name="T1">Nikita má na ušiach čierne slúchadlá, jeho tvár je sústredená. Každý sval je napätý. Dva prsty ľavej ruky otáčajú čiernym gombíkom na prístroji. Zrazu ustrnú, akoby vytesané z kameňa. Tvár sa šíri a ústa, orámované čiernymi fúzmi, sa otvárajú doširoka.</text:span></text:p>
      <text:p text:style-name="P1"><text:span text:style-name="T1">— Píš! Píš!... Braček, nože! — chytil Nikita voľnou rukou chlapca za lakeť.</text:span></text:p>
      <text:p text:style-name="P1"><text:span text:style-name="T1">A už aj diktuje zprávu:</text:span></text:p>
      <text:p text:style-name="P1"><text:span text:style-name="T1">„Volá Sergej... volá Sergej... Ofenzíva od Mikuláša sa začala. Pripraviť sa! Pripraviť sa!... Volá Sergej!...“</text:span></text:p>
      <text:p text:style-name="P1"><text:span text:style-name="T1">Nikita si strhol slúchadlá. Strhol si ich, vyskočil, chytil pomocníka mocnými rukami a poriadne ním zatriasol.</text:span></text:p>
      <text:p text:style-name="P1"><text:span text:style-name="T1">— Počuj, chlapče! Už sa pohli... Ako sú len blízko! Onedlho počujeme naše drahé kaťuše. Možno ešte dnes, možno zajtra.</text:span></text:p>
      <text:p text:style-name="P1"><text:soft-page-break/><text:span text:style-name="T1">Bola to veľká zpráva, vzpružila celý oddiel, keď sa vrátil z doliny.</text:span></text:p>
      <text:p text:style-name="P1"><text:span text:style-name="T1">Konečne!</text:span></text:p>
      <text:p text:style-name="P1"><text:span text:style-name="T1">— Nebude dlho trvať a budeme môcť zísť do dediny, do všetkých dedín a miest, — tešili sa všetci.</text:span></text:p>
      <text:p text:style-name="P1"><text:span text:style-name="T1">No pritom vedeli, že teraz prišla ich chvíľa. Celú zimu čakali na túto chvíľu! V nej bude zmysel ich útrap. Musia pomáhať postupujúcej víťaznej armáde, musia znemožniť nepriateľovi pokojný ústup.</text:span></text:p>
      <text:p text:style-name="P1"><text:span text:style-name="T1">Oddiel mal dať nepriateľovi s lebkou a hnátmi v erbe posledný úder. A ten úder musí byť poriadny.</text:span></text:p>
      <text:p text:style-name="P1"><text:span text:style-name="T1">Vo veliteľskej zemľanke bola ešte toho večera porada štábu.</text:span></text:p>
      <text:p text:style-name="P1"><text:span text:style-name="T1">— Treba sa pripraviť, vyzýval Sergej, — začal poradu veliteľ oddielu.</text:span></text:p>
      <text:p text:style-name="P1"><text:span text:style-name="T1">— Treba, treba... — ochotne súhlasili všetci a ich tváre mali neobyčajne vážny a dôstojný výraz.</text:span></text:p>
      <text:p text:style-name="P1"><text:span text:style-name="T1">— Most im pred nosom vyhodíme. — Chorvát mal už plán pripravený. Celé noci rozmýšľal, čo spraviť a ako to spraviť. Most, jediná ústupová cesta! — Kým postavia pontóny — ak im nejaké ostali — budú mať krasnoarmejcov na krku.</text:span></text:p>
      <text:p text:style-name="P1"><text:span text:style-name="T1">Hej, železný most cez rieku bol dôležitým objektom. Viedla cezeň široká hradská, ktorú nepriateľ zaručene použije pri ústupe. Bez mosta bude ústup aspoň na čas znemožnený.</text:span></text:p>
      <text:p text:style-name="P1"><text:span text:style-name="T1">— To bude naša korunná akcia!</text:span></text:p>
      <text:p text:style-name="P1"><text:span text:style-name="T1">— Ja som navrhol, ja to vykonám, — prihlásil sa Chorvát. — Dovoľte, aby som ja popodkladal nálože pod nosníky.</text:span></text:p>
      <text:p text:style-name="P1"><text:span text:style-name="T1">Chlapi sa popozerali po sebe.</text:span></text:p>
      <text:p text:style-name="P1"><text:span text:style-name="T1">— Nuž, keď sám chceš, prijímame, — prikývol Šimák. — Vyber si druhov, ktorí ti pomôžu. Pravda, celý oddiel zíde nižšie, aby bol poruke a mohol účinne zasiahnuť.</text:span></text:p>
      <text:p text:style-name="P1"><text:span text:style-name="T1">Plán potom podrobne vypracovali a oddiel čakal na rozkaz: Vyraziť!</text:span></text:p>
      <text:p text:style-name="P1"><text:span text:style-name="T1">Bola už noc. Jožo nespal. Ležal na priči medzi otcom a Gabrielom. Ležisko bolo tesné, preto ležal nepohodlne na boku. </text:span><text:soft-page-break/><text:span text:style-name="T1">Tvrdé lôžko ho tlačilo, hoci bol naň zvyknutý. V opačnom rohu ktosi chrápal, akoby drevo pílil.</text:span></text:p>
      <text:p text:style-name="P1"><text:span text:style-name="T1">Jožo rozmýšľal. Hlavu mal plnú jedinej myšlienky: Otec podmínuje most! Otec...! Môže sa mu dačo stať, to už nie je žart. A napokon sa rozhodol: Musí ho zobrať so sebou! Musí byť pri ňom!</text:span></text:p>
      <text:p text:style-name="P1"><text:span text:style-name="T1">— Otec...</text:span></text:p>
      <text:p text:style-name="P1"><text:span text:style-name="T1">Nič. Tichý šepot otca nezobudil. Prvá skúška sa nevydarila, otec spal tvrdo. Ako len môže tak spať pred akciou!</text:span></text:p>
      <text:p text:style-name="P1"><text:span text:style-name="T1">— Otec, — naklonil sa k otcovmu uchu. Pritom zľahka položil ruku na široké plece. Počul zastenanie, otcovo telo sa pohlo.</text:span></text:p>
      <text:p text:style-name="P1"><text:span text:style-name="T1">— Čo je?</text:span></text:p>
      <text:p text:style-name="P3"><text:span text:style-name="T1">— Vezmeš ma k mostu?</text:span></text:p>
      <text:p text:style-name="P1"><text:span text:style-name="T1">— Spi!</text:span></text:p>
      <text:p text:style-name="P1"><text:span text:style-name="T1">— Budem, otec, len mi povedz, či ma vezmeš, — naliehal chlapec.</text:span></text:p>
      <text:p text:style-name="P1"><text:span text:style-name="T1">— To nie je hračka.</text:span></text:p>
      <text:p text:style-name="P1"><text:span text:style-name="T1">— Ty mi vždy rovnako vravíš, otec.</text:span></text:p>
      <text:p text:style-name="P1"><text:span text:style-name="T1">— Ty hlaváň... Však ráno uvidíme.</text:span></text:p>
      <text:p text:style-name="P1"><text:span text:style-name="T1">Ale Jožo už vedel: otec ho iste vezme so sebou.</text:span></text:p>
      <text:p text:style-name="P2"/>
      <text:p text:style-name="P2"/>
      <text:p text:style-name="P1"><text:span text:style-name="T1">&lt;h1&gt;</text:span><text:span text:style-name="T2">Most</text:span><text:span text:style-name="T1">&lt;/h1&gt;</text:span></text:p>
      <text:p text:style-name="P2"/>
      <text:p text:style-name="P1"><text:span text:style-name="T2">D</text:span><text:span text:style-name="T1">ávno bolo po Mateji.</text:span></text:p>
      <text:p text:style-name="P1"><text:span text:style-name="T1">A ľudové príslovie hovorí, že Matej ľady láme.</text:span></text:p>
      <text:p text:style-name="P1"><text:span text:style-name="T1">Toho roku síce ľady prežili Mateja, no nie nadlho. Pohli sa, odkuli hladinu Váhu. Popod most teraz tiekla mútna voda s temným, zlovestným hukotom. Narážala na vlnolamy pilierov a penila sa. Po moste chodí stráž. Kapucňa nepremokavej havelky, podšitej zajačou kožou, je stiahnutá hlboko do zožltnutej tváre.</text:span></text:p>
      <text:p text:style-name="P1"><text:soft-page-break/><text:span text:style-name="T1">Ináč brehy rieky sa zdajú v rannom šere tiché, bez života. Ošarpaný domec, ktorý je neďaleko mosta na druhom brehu, má tmavé okná a zdá sa, že je neobývaný.</text:span></text:p>
      <text:p text:style-name="P1"><text:span text:style-name="T1">Len z diaľky, odniekiaľ spoza turianskej fabriky, počuť dunenie. Dunenie, ale akési zvláštne, temné, hluché bubnovanie. Výbuchy nasledujú husto jeden za druhým: Bum-bum-bum-búúúm... Mnoho ich je, strašne mnoho. Potom je chvíľku ticho a zase nové dunenie.</text:span></text:p>
      <text:p text:style-name="P1"><text:span text:style-name="T1">Strážny na moste je úplne zaujatý týmto čudným dunením. Strháva sa v chôdzi ako v nepokojnom spánku a hľadí tým smerom, odkiaľ prichádza zvuk. Iste pozná to dunenie, zaručene ho pozná, veď ho prenasleduje odďaleka. Zaručene vie, že to bubnujú kaťuše. A toto poznanie ho desí, zalieva ho studeným potom.</text:span></text:p>
      <text:p text:style-name="P1"><text:span text:style-name="T1">Ale nech ho desí, nech ho celého roztrasie. Čo vlastne hľadá v cudzích krajinách, čo nesedí doma! A možno, že by aj rád sedel doma, ale nemohol, bola to diabolská sila, čo ich vyhnala ta von, dobýjať cudzie mestá a dediny.</text:span></text:p>
      <text:p text:style-name="P1"><text:span text:style-name="T1">A teraz im kaťuše, tie ruské organy, vyhrávajú strašný pochod na ústup.</text:span></text:p>
      <text:p text:style-name="P1"><text:span text:style-name="T1">Okuté baganče ustrašeného strážneho dupocú na mostovinách. Ich pravidelný dupot odpočítava čas: Huk... huk... huk...</text:span></text:p>
      <text:p text:style-name="P1"><text:span text:style-name="T1">Strážny vo fľakovanej nepremokavej havelke prišiel až na okraj mosta. Prišiel na okraj a práve sa chcel obrátiť, keď spoza vysokého násypu vyskočili dvaja chlapi. Dve hory. Strážny sa nestačil brániť, ba nestačil ani strhnúť z pleca automat, ktorý mu visel hlavňou k zemi. Tak zrazu vyrástli pred ním dve hory a železné ruky schýlili tenké telo, zlomili v páse, iné mu začapili tvár, že ani dýchať nemohol.</text:span></text:p>
      <text:p text:style-name="P1"><text:span text:style-name="T1">Celý prepad trval iba okamih. Skupina sa znova skryla za násyp. A o chvíľočku zase kráča po mostovinách strážny. Havelka s kapucňou, čižmy, automat zavesený dolu hlavňou na pleci. Na pohľad všetko v poriadku. Strážny však neprechádza celým </text:span><text:soft-page-break/><text:span text:style-name="T1">mostom, zájde iba do polovičky a obracia sa späť. A nespúšťa oči z tichého domca na druhom brehu.</text:span></text:p>
      <text:p text:style-name="P1"><text:span text:style-name="T1">Zatiaľ skutočného strážcu poviazali železné ruky.</text:span></text:p>
      <text:p text:style-name="P1"><text:span text:style-name="T1">Dunenie z diaľky na chvíľu prestalo.</text:span></text:p>
      <text:p text:style-name="P1"><text:span text:style-name="T1">— Naši postupujú; kaťuše vykonali svoje! — trel si ruky Nikita. Tvár mu svietila nevídaným jasom. V hlase kaťúš sa mu ozval hlas rodnej zeme, hlas Ukrajiny, hlas Uralu, hlas mátušky Moskvy. Nikita už nemohol vydržať pri vysielačke, nemohol, nemal sily. Sám sa večer ponúkol Chorvátovi, že pôjde s ním:</text:span></text:p>
      <text:p text:style-name="P1"><text:span text:style-name="T1">— Vieš, Andrej, s vysielačkou som už dobojoval. Skúsim, či som nezabudol automat držať, granáty hádzať. Vezmi ma so sebou, Andrej.</text:span></text:p>
      <text:p text:style-name="P1"><text:span text:style-name="T1">Chorvát rád prijal Nikitu do družstva, ktoré bude dobýjať most. Vedel, že lepšieho by nenašiel.</text:span></text:p>
      <text:p text:style-name="P1"><text:span text:style-name="T1">Teraz si Jožov otec opásal okolo bedier šedivé šnúry, vzal konopné vrecko, plné ekrazitových náloží. A Jožo hľadí naň vyjavenými očami a šnúry sa mu zdajú šedivými hadmi, čo opásali jeho otca. Ale už ho nevidí, otec šibol pod most, musí konať rýchle. Istými pohybmi sa šmýka po hrubom nosníku.</text:span></text:p>
      <text:p text:style-name="P1"><text:span text:style-name="T1">Po moste prebehlo osobné auto šedivej farby. Napredu viala zástavka s hákovým krížom. Auto letelo odtiaľ, odkiaľ sa ozývalo dunenie kaťúš.</text:span></text:p>
      <text:p text:style-name="P1"><text:span text:style-name="T1">Strážny nedbalým hodením ruky zasalutoval. Veď armáda, ktorej príslušníka teraz zastupuje, už nevie ozajstne po vojensky pozdraviť. Na také pozdravenie treba mať silnú vieru vo víťazstvo, silnú vieru a neotrasenú morálku. A víťazstvo je kaput. Morálka je tiež kaput. Alles kaput! Preto netreba poriadne po vojensky zasalutovať, možno kašlať na všetko.</text:span></text:p>
      <text:p text:style-name="P1"><text:span text:style-name="T1">— Loď sa topí, potkany utekajú, — zasmial sa strážny.</text:span></text:p>
      <text:p text:style-name="P1"><text:span text:style-name="T1">A pod násypom sa krčia postavy. Zbrane sú pripravené. Telá sú napäté ku skoku, ak bude treba.</text:span></text:p>
      <text:p text:style-name="P1"><text:span text:style-name="T1">Ranný súmrak redne. Svetlý deň víťazí nad nocou. Ale nemusel by sa tak ponáhľať, dnes by sa nemusel.</text:span></text:p>
      <text:p text:style-name="P1"><text:soft-page-break/><text:span text:style-name="T1">Chorvát sa šmýka po nosníkoch, od traverzy k traverze, od piliera k pilieru. A keď sa nešmýka, podkladá žlté nálože, spája ich šedivými šnúrami. Na čele sa mu perlí pot.</text:span></text:p>
      <text:p text:style-name="P1"><text:span text:style-name="T1">— Mal by už skončiť. Svetlo je nebezpečné, — starostí sa Gabrielov otec.</text:span></text:p>
      <text:p text:style-name="P1"><text:span text:style-name="T1">A Jožo si od vzrušenia a netrpezlivosti nechty ohrýza. Bojí sa, zrazu sa bojí o otca.</text:span></text:p>
      <text:p text:style-name="P1"><text:span text:style-name="T1">— Mal by, — prikyvuje Nikita, pozerajúc na hodinky. — Už vyše štvrť hodiny je tam.</text:span></text:p>
      <text:p text:style-name="P1"><text:span text:style-name="T1">Švrť hodiny!</text:span></text:p>
      <text:p text:style-name="P1"><text:span text:style-name="T1">„A mne sa to zdá aspoň hodina,“ zhíkne Jožo v duchu.</text:span></text:p>
      <text:p text:style-name="P1"><text:span text:style-name="T1">A Chorvát sa šmýka po nosníkoch a podkladá žlté nálože a pot sa mu cícerkami rinie po tvári.</text:span></text:p>
      <text:p text:style-name="P1"><text:span text:style-name="T1">Matúš nazrel ponad násyp a povedal:</text:span></text:p>
      <text:p text:style-name="P1"><text:span text:style-name="T1">— Myslím, že sa už vracia.</text:span></text:p>
      <text:p text:style-name="P1"><text:span text:style-name="T1">Chorvát rozmiestnil nálože pod traverzy, pospájal ich šnúrami. Takto sa dostal až na druhý koniec mosta. Keď vykonal úlohu, driapal sa po nosníku späť. Ustavične dával pozor, či ho niekto z druhého brehu nepozoruje. Zrazu zazrel, ako z domca, ktorý stál neďaleko mosta a zdal sa pustý, vyšli dve postavy. Na hlavách prilby, na uniformách natiahnutá celtovina, strakato postriekaná.</text:span></text:p>
      <text:p text:style-name="P1"><text:span text:style-name="T1">Vojaci jastria po moste.</text:span></text:p>
      <text:p text:style-name="P1"><text:span text:style-name="T1">Chorvát sa prikrčil k nosníku, takmer splynul s ním, a ako len vládal, liezol k brehu, bližšiemu k hore.</text:span></text:p>
      <text:p text:style-name="P1"><text:span text:style-name="T1">No sliedivé oči vojakov spozorovali pohyb medzi mostovou konštrukciou. Jeden zacielil puškou.</text:span></text:p>
      <text:p text:style-name="P1"><text:span text:style-name="T1">Vtedy sa Chorvát dvoma skokmi dostal cez zábradlie a snažil sa uniknúť za násyp.</text:span></text:p>
      <text:p text:style-name="P1"><text:span text:style-name="T1">Bol sotva dvadsať metrov od skrýše, kde čakalo jeho družstvo, keď zaznel výstrel. Výstrel spoza rieky... Za násyp doznel ako prudké plesnutie dlaňami.</text:span></text:p>
      <text:p text:style-name="P1"><text:span text:style-name="T1">Falošný strážny, ktorý z kraja mosta sledoval Chorváta, zmizol za násypom.</text:span></text:p>
      <text:p text:style-name="P1"><text:soft-page-break/><text:span text:style-name="T1">Vyčkávajúci partizáni vytreštili oči. Hlavy sa naddvihli nad násyp, nedbajúc nebezpečenstva. Hľa, čo videli: Na moste leží Chorvát, padol dolu tvárou, jedna ruka pod ním, druhá natiahnutá od tela.</text:span></text:p>
      <text:p text:style-name="P1"><text:span text:style-name="T1">A z domca na druhom brehu vybiehajú vojaci v sivozelených uniformách. Alarm! Alarm! Jeden vybehol len v košeli, iný si cestou zapína gombíky na blúze.</text:span></text:p>
      <text:p text:style-name="P1"><text:span text:style-name="T1">Všetko, čo nasledovalo, sa odohralo v okamihu. Spoza násypu vyskočil chlapec. Chorvátov syn.</text:span></text:p>
      <text:p text:style-name="P3"><text:span text:style-name="T1">— Páliť!— zareval Nikita a sám sa vyhodil za chlapcom. Dostihol ho dvoma obrovskými skokmi. Dostihol a strhol späť. A znova vyletel na most, prikrčený bežal vedľa zábradlia k ležiacemu človekovi.</text:span></text:p>
      <text:p text:style-name="P1"><text:span text:style-name="T1">Ostatní sypali strely na druhý breh. Musia ich zadržať, aby neprišli na most, aby nemohli druhý raz vystreliť. Deväť automatov chrlilo horúce olovo.</text:span></text:p>
      <text:p text:style-name="P1"><text:span text:style-name="T1">Na druhom brehu sa spätili. Jeden sa skĺzol neprirodzeným pohybom na zem. Ostatní hľadali úkryt, ktorý by ich chránil pred strelami. Bolo vidno, paľba ich prekvapila a spôsobila medzi nimi zmätok.</text:span></text:p>
      <text:p text:style-name="P1"><text:span text:style-name="T1">Zatiaľ Nikita dobehol k Chorvátovi a s námahou ho vliekol k násypu. Nevládny človek je neobyčajne ťažký. Podarilo sa mu však zatiahnuť ho na bezpečné miesto. Jožo sa hodil na bezvládne telo. Celý sa triasol: — Otec... otecko! — Ako sa bál, že to zle skončí — a skončilo. Hrdlo mal stiahnuté, nútilo ho do plaču, ale ani nevzlykol. Po lícach mu stekali nemé slzy.</text:span></text:p>
      <text:p text:style-name="P1"><text:span text:style-name="T1">Paľba prestala na Nikitov pokyn.</text:span></text:p>
      <text:p text:style-name="P1"><text:span text:style-name="T1">— Počkajte, vbehnú nám do pasce! — povedal ešte zadychčaným hlasom.</text:span></text:p>
      <text:p text:style-name="P1"><text:span text:style-name="T1">Most bol podmínovaný, bolo treba iba stlačiť odpaľovací gombík. Nuž, nech sa len poženú na most... Nech sa poženú... Poletia aj s ním vysoko, vysoko do vzduchu.</text:span></text:p>
      <text:p text:style-name="P1"><text:span text:style-name="T1">Skutočne...</text:span></text:p>
      <text:p text:style-name="P1"><text:soft-page-break/><text:span text:style-name="T1">Postavy na druhom brehu sa pomaly jedna za druhou odlepovali od zeme. A keď sa streľba neopakovala, rozbehli sa na most. Okuté čižmy tupo udierali do mostovín. Boli skoro uprostred, keď Nikita žmurkol na Hanzelíka.</text:span></text:p>
      <text:p text:style-name="P1"><text:span text:style-name="T1">Mäkké stlačenie čierneho gombíka malo vzápätí ozvenu. Výbuch trhal ušné bubienky, celé okolie sa naplnilo hrôzou.</text:span></text:p>
      <text:p text:style-name="P1"><text:span text:style-name="T1">Most cez Váh už neslúžil fašistom. Nebolo už mosta, pýchy Sučancov. Iba štyri sivé piliere trčali z vody, ktorá zhltla pokrútené pozostatky hrdej železnej konštrukcie.</text:span></text:p>
      <text:p text:style-name="P2"/>
      <text:p text:style-name="P1"><text:span text:style-name="T1">Skupina partizánov sa chytro vzďaľovala do hory hlbokým jarkom. Štyria niesli raneného na drúčkoch, vystlaných čečinou. Keď už boli v bezpečí, hlboko v lese, zastavili sa, aby prezreli ranu. Bola malá, na pravej strane pŕs.</text:span></text:p>
      <text:p text:style-name="P1"><text:span text:style-name="T1">Potom sa pohli ďalej.</text:span></text:p>
      <text:p text:style-name="P1"><text:span text:style-name="T1">— Pozorne ho neste! — napomínal nosičov Nikita. — Ty tam, nože vykroč s ostatnými.</text:span></text:p>
      <text:p text:style-name="P1"><text:span text:style-name="T1">Jožo kráčal za otcom. Len teraz si naplno uvedomoval, ako veľmi ho ľúbi.</text:span></text:p>
      <text:p text:style-name="P1"><text:span text:style-name="T1">„Len aby nezomrel,“ opakoval si v duchu. „Len aby nezomrel, čo by si počala mama!“ Na tvári mu sedel smútok a vzrušenie, ktoré sa ho zmocnilo, keď si uvedomil, ako blízko bol smrti.</text:span></text:p>
      <text:p text:style-name="P1"><text:span text:style-name="T1">Smerovali do Bystrej doliny. Na jej okraji stála malá poľovnícka chata. Zabudnutá a polorozpadnutá chata, ktorá teraz opäť ožila. Sem sa presťahoval oddiel spod Suchého vrchu, aby bol bližšie k nepriateľovi.</text:span></text:p>
      <text:p text:style-name="P1"><text:span text:style-name="T1">Od východu sa ozývalo dunenie kanónov. Znelo už blízko, omnoho bližšie ako bubnovanie kaťúš.</text:span></text:p>
      <text:p text:style-name="P1"><text:span text:style-name="T1">V Bystrej doline už netrpezlivo očakávali Chorvátovo družstvo. Počuli silný výbuch a vedeli, že úloha je splnená. No neočakávali, že práve Chorváta donesú nevládneho, prevŕtaného nepriateľskou guľkou. To teda neočakávali.</text:span></text:p>
      <text:p text:style-name="P1"><text:span text:style-name="T1">Všetci sa zhŕkli okolo Vrtiaka.</text:span></text:p>
      <text:p text:style-name="P1"><text:span text:style-name="T1">— Povedz pravdu, bude žiť? — prosil Jožo medika.</text:span></text:p>
      <text:p text:style-name="P1"><text:soft-page-break/><text:span text:style-name="T1">— Bude, prečo by nežil...? Guľka síce prebehla pľúcami, ale srdce neporanila, — vysvetľoval Vrtiak, uťahujúc biely obväz. — Našťastie ani pľúca nepotrhala. Nezomrie, neboj sa.</text:span></text:p>
      <text:p text:style-name="P1"><text:span text:style-name="T1">Jožovi dobre padli Vrtiakove isté slová, ale celkom im nedôveroval, čo keď sa v tom ešte dobre nevyzná?</text:span></text:p>
      <text:p text:style-name="P1"><text:span text:style-name="T1">Po ošetrení otec spokojne zaspal. Očividne so mu uľavilo.</text:span></text:p>
      <text:p text:style-name="P1"><text:span text:style-name="T1">Chlapec sa nepohol od jeho lôžka. Držal otcovu tvrdú a horúcu ruku, hľadel na zarastenú tvár, ktorá bola bledá, ale pokojná.</text:span></text:p>
      <text:p text:style-name="P1"><text:span text:style-name="T1">— Jozef!</text:span></text:p>
      <text:p text:style-name="P1"><text:span text:style-name="T1">Bol to Nikita. Stál za chlapcovým chrbtom, obidve ruky položil na jeho plecia. Jožo vyvrátil hlavu, aby videl do Nikitovej tváre. Zdala sa mu akási slávnostná.</text:span></text:p>
      <text:p text:style-name="P1"><text:span text:style-name="T1">— Bol by som ťa zrúbal ako hada, — povedal Nikita teplým, mäkkým hlasom. — Ale si chlap na mieste. Nikdy by som nebol uveril, že sa vieš tak rýchlo rozhodnúť.</text:span></text:p>
      <text:p text:style-name="P1"><text:span text:style-name="T1">Nikita sa sklonil nad chlapcovu hlavu a na vysoké čelo vtisol dva hlasné bozky.</text:span></text:p>
      <text:p text:style-name="P1"><text:span text:style-name="T1">Jožo ešte dlho cítil na čele horúce pery a šteklivú bradu. A práve v tej chvíli sa mu chcelo plakať. Dlho nemohol prísť k slovu. Nikitova pochvala ho hriala. Bol veľmi, veľmi šťastný.</text:span></text:p>
      <text:p text:style-name="P1"><text:span text:style-name="T1">V noci skoro celý oddiel zišiel k hradskej. Jožo ostal pri otcovi. Počúval s posvätným vzrušením ustavičné dunenie, ktoré doliehalo cez drevené steny. Bol to pozdrav blížiacej sa slobody.</text:span></text:p>
      <text:p text:style-name="P1"><text:span text:style-name="T1">Potom sa chlapcovi zatvorili oči. V sne si videl matku, ako ho hladká po tvári a hovorí: „Môj syn, môj hrdina.“ Matkina tvár je pekná, ešte nikdy ju takú krásnu nevidel. Akási zvláštna žiara z nej sála a v očiach sa jej ligocú diamanty.</text:span></text:p>
      <text:p text:style-name="P1"><text:span text:style-name="T1">„Mamička!“</text:span></text:p>
      <text:p text:style-name="P1"><text:span text:style-name="T1">A ona, dobrá mať, hladká ho vyrobenou, drsnou rukou po vlasoch, po lícach.</text:span></text:p>
      <text:p text:style-name="P1"><text:span text:style-name="T1">Vtom sa Jožo strhol zo sna. Namiesto matkinej ruky, ktorá ho vo sne hladkala, oblizuje mu tvár teplým jazykom Blesk.</text:span></text:p>
      <text:p text:style-name="P1"><text:soft-page-break/><text:span text:style-name="T1">— Och, ty potvora ušatá!</text:span></text:p>
      <text:p text:style-name="P1"><text:span text:style-name="T1">Otec ešte spal. Hlavu mal naklonenú a Jožo videl, že už nie je taký bledý.</text:span></text:p>
      <text:p text:style-name="P1"><text:span text:style-name="T1">Vonku neprestajne duneli výbuchy, strieľalo sa stále bližšie a bližšie. Chlapcovi sa zdalo, že šrapnely musia dopadať niekde veľmi blízko. A keď zahrmel výbuch, inštinktívne sa prikrčil. Do bojovej muziky sa miešalo hučanie lietadiel, ktoré celú noc križovali oblohu.</text:span></text:p>
      <text:p text:style-name="P1"><text:span text:style-name="T1">Zrazu otec otvoril oči. Oči plné prekvapenia.</text:span></text:p>
      <text:p text:style-name="P1"><text:span text:style-name="T1">Zdalo sa, že sa započúval.</text:span></text:p>
      <text:p text:style-name="P1"><text:span text:style-name="T1">Ozvena práve roznášala hukot výbuchov a drobila ho na maličké čiastočky.</text:span></text:p>
      <text:p text:style-name="P1"><text:span text:style-name="T1">— Chvalabohu...! — zašepkal ranený a olizol si vysušené pery. Namáhavo zdvihol hlavu s rozstrapatenými vlasmi, a keď videl syna, schytil mu ruku a prudko, celou silou ju stisol: — Dožili sme sa, Jožko!</text:span></text:p>
      <text:p text:style-name="P1"><text:span text:style-name="T1">Potom mu tvár pokrivila bolesť, zatvoril oči a prudko oddychoval.</text:span></text:p>
      <text:p text:style-name="P1"><text:span text:style-name="T1">A na druhý deň, keď ospalé slnce nakuklo ponad Lysú, krasnoarmejci oslobodili dedinu. Obec bola ušetrená bojov, lebo ustupujúcu nepriateľskú armádu rozprášili v nočnej bitke pred rozbitým mostom a pri prechode cez pontónovú lavičku.</text:span></text:p>
      <text:p text:style-name="P2"/>
      <text:p text:style-name="P2"/>
      <text:p text:style-name="P1"><text:span text:style-name="T1">&lt;h1&gt;</text:span><text:span text:style-name="T2">Nová jar</text:span><text:span text:style-name="T1">&lt;/h1&gt;</text:span></text:p>
      <text:p text:style-name="P2"/>
      <text:p text:style-name="P1"><text:span text:style-name="T2">J</text:span><text:span text:style-name="T1">ar sa rozvila v plnej svojej sile a kráse.</text:span></text:p>
      <text:p text:style-name="P1"><text:span text:style-name="T1">Bola to radostná jar, ktorá doniesla ľudstvu pokoj. Vojna sa skončila. Už nevybuchovali bomby, už neujúkali míny, ani neštekali guľomety. Nastal pokoj, ľuďmi vytúžený mier.</text:span></text:p>
      <text:p text:style-name="P1"><text:span text:style-name="T1">„Explózia“ stála naoko nedotknutá vojnou.</text:span></text:p>
      <text:p text:style-name="P1"><text:span text:style-name="T1">Iba niekoľko šrapnelov dopadlo medzi černejúce múry. To boli tie, ktoré videl Jožo cez ďalekohľad spod Suchého vrchu a ktoré ho tak veľmi nastrašili.</text:span></text:p>
      <text:p text:style-name="P1"><text:soft-page-break/><text:span text:style-name="T1">Zdá sa, že ani teraz, po vojne sa v „Explózii“ veľa nezmenilo. Iba bujná tráva sa tejto jari ešte hustejšie rozrástla, že siaha miestami zarovno s tmavými dierami, ktoré mali byť oknami.</text:span></text:p>
      <text:p text:style-name="P1"><text:span text:style-name="T1">Chorvátovci už zasa boli všetci pokope.</text:span></text:p>
      <text:p text:style-name="P1"><text:span text:style-name="T1">Matka Chorvátka, hneď ako prešiel front, sa vrátila so Zuzankou z Kalníka, kde sa uchýlila k sestre. Doma už bol aj Jožov starší brat Karol, poručík Prvého československého armádneho sboru. Pri chôdzi si pomáhal paličkou, lebo do pravej nohy sa mu zavŕtala reuma. Štyridsať-päťdesiatstupňové ruské zimy mu zapríčinili tento neduh.</text:span></text:p>
      <text:p text:style-name="P3"><text:span text:style-name="T1">Jožo večne visel na bratovi. Bolo jedinečné mať takého veľkého brata. A ako sa len zmenil tento Karol odvtedy, čo ho posledný raz videli. Ukrutne sa zmenil. Predtým bezstarostný mládenec, teraz mohutná chlapina s fúziskami ako kozák. Aj veselosť sa z neho vytratila.</text:span></text:p>
      <text:p text:style-name="P1"><text:span text:style-name="T1">Jožo ho každú chvíľu domŕzal všakovými otázkami. Ako si prešiel na ruskú stranu? A čo ste to fašistom vyviedli pri Bielej Gerkvi? Ako to bolo pri Proskurove, minule si to len narýchlo porozprával. Ale najviac Joža zaujímali ťažké boje pri Dukle. Karol povedal, že tu spolu s krasnoarmejcami museli dobýjať každú piaď zeme a boli také chvíle, keď ich kosili ako žito.</text:span></text:p>
      <text:p text:style-name="P1"><text:span text:style-name="T1">Karol ukrutne zaujímavo rozprával, ale Jožovi sa vždy málilo.</text:span></text:p>
      <text:p text:style-name="P1"><text:span text:style-name="T1">— Ty by si mohol napísať krásnu knihu, — vzdychal Jožo.</text:span></text:p>
      <text:p text:style-name="P1"><text:span text:style-name="T1">— Veď možnože napíšem, — smial sa Karol, frontový poručík, a pri smiechu sa mu naježili fúzy. Jožovi sa tie fúzy zdali aj smiešne, aj veľkolepé. Raz tiež skúsi nechať si fúzy.</text:span></text:p>
      <text:p text:style-name="P1"><text:span text:style-name="T1">Ale viac ako fúzy zaujímali Joža medaily, hviezdy a kríže, ktoré sa hompáľali na rôznofarebných stuhách na Karolovej vojenskej blúze. Už aj preto, že mu pripomínali Nikitu.</text:span></text:p>
      <text:p text:style-name="P1"><text:span text:style-name="T1">— Túto hviezdu si kde dostal, Karolko? — bol zvedavý mladší brat.</text:span></text:p>
      <text:p text:style-name="P1"><text:soft-page-break/><text:span text:style-name="T1">Bola to hviezda „Pobeda“. Taká, akú mal aj Nikita.</text:span></text:p>
      <text:p text:style-name="P1"><text:span text:style-name="T1">— Pri Bielej Cerkvi sme sa bili ako levy. Veď som ti už hovoril, že som so svojím družstvom ukoristil nepriateľom tri guľomety. Rozohnali sme celú čatu, utekali ako zajace... Vtedy ma vyznamenal sám generál, veliteľ úseku.</text:span></text:p>
      <text:p text:style-name="P1"><text:span text:style-name="T1">— Ozajstný generál? — čudoval sa Jožo a hviezda mu zasvietila, akoby bola z číreho zlata.</text:span></text:p>
      <text:p text:style-name="P1"><text:span text:style-name="T1">A tak musel Karol vyrozprávať histórie všetkých tých farebných stúh a vyznamenaní, ktoré sa kolembali a zvonili na jeho hrudi.</text:span></text:p>
      <text:p text:style-name="P1"><text:span text:style-name="T1">— Tento je za zničený tank, tento zasa za rozviedku v nepriateľských líniách... — Bolo rozprávania neúrekom, lebo vyznamenaní bolo tiež hodne. Jožo bol veľmi hrdý na brata.</text:span></text:p>
      <text:p text:style-name="P1"><text:span text:style-name="T1">— Aj Nikita mal mnoho vyznamenaní, — spomínal Jožo bratovi parašutistu. — Škoda, že si ho nepoznal. No sľúbil, že sa staví u nás, keď sa bude vracať domov.</text:span></text:p>
      <text:p text:style-name="P1"><text:span text:style-name="T1">Lebo Nikita Vladimirovič sa pridal k svojim a tašiel ďalej, hnať ustupujúceho nepriateľa.</text:span></text:p>
      <text:p text:style-name="P1"><text:span text:style-name="T1">„Za Lenu! Za všetkých našich ľudí!“</text:span></text:p>
      <text:p text:style-name="P1"><text:span text:style-name="T1">S Nikitom šla väčšina oddielu. Aj Viedenčan Lidke, aj Šimák, ba aj honelník Matúš.</text:span></text:p>
      <text:p text:style-name="P1"><text:span text:style-name="T1">Chorvátovci ostali v dedine.</text:span></text:p>
      <text:p text:style-name="P1"><text:span text:style-name="T1">— Treba obec viesť, treba liečiť rany. Niekto musí ostať!</text:span></text:p>
      <text:p text:style-name="P1"><text:span text:style-name="T1">A tak robotník Chorvát ostal a ľudia si ho zvolili za predsedu národného výboru.</text:span></text:p>
      <text:p text:style-name="P1"><text:span text:style-name="T1">Potom sa vrátili aj tí, čo išli s Nikitom. Veliteľ oddielu spod Suchého vrchu už znova učí, hoci okná na škole sú ešte vybité a lavice sa dajú používať len spolovice. Len honelník Matúš sa nevrátil. Nevrátil sa, padol kdesi na Morave a priatelia z oddielu urobili na jeho hrobe mohylu...</text:span></text:p>
      <text:p text:style-name="P1"><text:span text:style-name="T1">A Jožo každým dňom vyčkáva, kedy sa v „Explózii“ zastaví Nikita.</text:span></text:p>
      <text:p text:style-name="P1"><text:span text:style-name="T1">Pevne verí, že raz zazrie veľké nákladné auto, ozdobené červenou zástavkou na chladiči. Auto zastane a z neho vyskočí </text:span><text:soft-page-break/><text:span text:style-name="T1">on, Nikita Vladimirovič. Vyznamenania už nebude schovávať v batohu, ale budú mu krášliť hruď. Bude už oholený a zaiste bude mať aj novú uniformu.</text:span></text:p>
      <text:p text:style-name="P1"><text:span text:style-name="T1">No namiesto Nikitu prišla iba karotka písaná azbukou. Matka ju podala Karolovi, lebo vedel dobre po rusky.</text:span></text:p>
      <text:p text:style-name="P1"><text:span text:style-name="T1">— Na, čítaj!</text:span></text:p>
      <text:p text:style-name="P1"><text:span text:style-name="T1">A Karol prečítal:</text:span></text:p>
      <text:p text:style-name="P1"><text:span text:style-name="T1">„Môj milý druh Andrej!“</text:span></text:p>
      <text:p text:style-name="P1"><text:span text:style-name="T1">Lístok teda patrí Jožovmu otcovi. Karol číta ďalej:</text:span></text:p>
      <text:p text:style-name="P1"><text:span text:style-name="T1">„Pozdravujem Teba i všetkých z oddielu, ktorým môžeš odovzdať môj pozdrav. Zvlášť Jozefa pozdravujem. Čo robí to smelé chlapčisko? Chcel som vás navštíviť, veľmi som vás chcel vidieť, no naša spiatočná cesta povedie ďaleko od „Explózie“. Vraciame sa cez Poľsko, kratšou cestou. Škoda, že sa už neuvidíme. Veľa sme spolu prežili, boli by sme si mali o čom rozprávať a na čo spomínať. Ale aj domov sa treba ponáhľať. Treba stavať. Znova pôjdem pod Ural a budem pomáhať čo najrýchlejšie vybudovať, čo fašisti rozbili.</text:span></text:p>
      <text:p text:style-name="P1"><text:span text:style-name="T1">Neskoršie vám napíšem viac a vy na mňa tiež nezabudnite!“</text:span></text:p>
      <text:p text:style-name="P1"><text:span text:style-name="T1">Nikita Vladimirovič.</text:span></text:p>
      <text:p text:style-name="P1"><text:span text:style-name="T1">— Tak teda nepríde Nikitinko, — zosmutnel Jožo. Ako sa tešil, že mu porozpráva, kde chodil odvtedy, čo sa rozlúčili. Iste aj otec bude želieť, že Nikitu už viacej neuvidí.</text:span></text:p>
      <text:p text:style-name="P1"><text:span text:style-name="T1">Jožo nevydržal so zprávou doma. Rozbehol sa do tehelne, musí Gabrielovi oznámiť, že Nikita sa už vracia domov, ale cez Poľsko.</text:span></text:p>
      <text:p text:style-name="P1"><text:span text:style-name="T1">Šiel okolo Bukovinky. Z húštín vychádzala silná vôňa bylín, ktoré jar vzkriesila k novému životu. Nad hebkou striebristou trávou naháňali sa pestré motýle. Na ich krídlach sa odrážal zlatý jas slnka.</text:span></text:p>
      <text:p text:style-name="P1"><text:span text:style-name="T1">Keď sa na jeseň Jožo lúčil s týmto milým prostredím, život v Bukovinke práve dozrel a chystal sa na spánok — a teraz, hľa, znova všetko ožilo. Radostne sa rozvíjajú mladé dubce, bučky, i hraby a kalina. Jar aj sem priniesla víťazstvo.</text:span></text:p>
      <text:p text:style-name="P1"><text:soft-page-break/><text:span text:style-name="T1">Nad hlavou mu zaškriekala sojka.</text:span></text:p>
      <text:p text:style-name="P1"><text:span text:style-name="T1">Bol už neďaleko tehelne, keď sa za ním ozval brechot psa. Obzrel sa a zastal. Blesk za ním uháňal dlhými skokmi.</text:span></text:p>
      <text:p text:style-name="P1"><text:span text:style-name="T1">— Či nemôžeš bezo mňa vydržať? — dohováral vlčiakovi. No sám bol rád tejto psej prítulnosti. Chytil ho rukou za obojok a tak obidvaja prišli k bielemu domku za tehelňou.</text:span></text:p>
      <text:p text:style-name="P3"><text:span text:style-name="T1">Zahvízdal starý signál, tri dlhé, tri krátke, no namiesto Gaba vyšla jeho matka.</text:span></text:p>
      <text:p text:style-name="P1"><text:span text:style-name="T1">— Gabo je doma?</text:span></text:p>
      <text:p text:style-name="P1"><text:span text:style-name="T1">— Tam, — ukázala na hlavnú budovu tehelne. — Opravujú, aby mohli začať pracovať.</text:span></text:p>
      <text:p text:style-name="P1"><text:span text:style-name="T1">Keď nepriateľskí vojaci videli, že robotníci neprichádzajú do tehelne, že stroje stoja a z komínov sa nedymí, veľmi sa rozhorčili. Nadávky sa sypali ako dážď. Potrebovali tehlu na zákopy, bunkre a opevnenia a tehliari sa vyparili, akoby sa rovno pod zem prepadli.</text:span></text:p>
      <text:p text:style-name="P1"><text:span text:style-name="T1">— Sabotáž! — vrieskal vysoký, suchý oficier.</text:span></text:p>
      <text:p text:style-name="P1"><text:span text:style-name="T1">— Sabotáž! — opakovali po ňom ostatní.</text:span></text:p>
      <text:p text:style-name="P1"><text:span text:style-name="T1">Keď sa po dvojnásobnom vybubnovaní v dedine nik nedostavil do práce, oficier rozkázal podmínovať kruhovú pec.</text:span></text:p>
      <text:p text:style-name="P1"><text:span text:style-name="T1">— Keď nepracuje pre nás, nebude pre nikoho! — kričal.</text:span></text:p>
      <text:p text:style-name="P1"><text:span text:style-name="T1">Našťastie podmínovanie nespravili dobre, aj toto zbabrali, chumaji. Pec nebola usmrtená, iba ranená.</text:span></text:p>
      <text:p text:style-name="P1"><text:span text:style-name="T1">Teraz po vojne sa tehliari poschádzali a vysúkali rukávy. Ponaprávali, čo bolo pokazené. Časti, ktoré výbuch rozmetal, vymenili, nahradili novými.</text:span></text:p>
      <text:p text:style-name="P1"><text:span text:style-name="T1">Aj Gabriel s otcom pomáhali.</text:span></text:p>
      <text:p text:style-name="P1"><text:span text:style-name="T1">A tak Jožo našiel Gaba v montérkach, celého začierneného. Ani ostatní nevyzerali ináč.</text:span></text:p>
      <text:p text:style-name="P1"><text:span text:style-name="T1">— Vitaj! — privítal Gabo priateľa. — Vari si prišiel pomáhať?</text:span></text:p>
      <text:p text:style-name="P1"><text:span text:style-name="T1">— Keby som bol vedel, že aj ty...bol by som tu už dávno, — povedal Jožo. Začervenal sa, lebo ho mrzelo, že na to sám neprišiel.</text:span></text:p>
      <text:p text:style-name="P1"><text:soft-page-break/><text:span text:style-name="T1">— Zaobišli sme sa aj bez teba... Za štyri-päť dní to rozkrútime, — povedal Gabriel a zatváril sa veľmi dôležito.</text:span></text:p>
      <text:p text:style-name="P1"><text:span text:style-name="T1">— Hovoríš ako inžinier, — zamiešal sa do rozhovoru chlapcov otec Hanzelík. On viedol opravné práce. — Ale ako zlý inžinier, chlapče... Keď Jožo chce, nech len príde. Teraz je každá pomoc vzácna.</text:span></text:p>
      <text:p text:style-name="P1"><text:span text:style-name="T1">— Dobre, zajtra prídem, — ochotne sa ponúkol Jožo.</text:span></text:p>
      <text:p text:style-name="P1"><text:span text:style-name="T1">Chlapci potom vyšli von. Cestou Jožo vyrozprával, čo písal Nikita.</text:span></text:p>
      <text:p text:style-name="P1"><text:span text:style-name="T1">— Nuž, každý sa domov ponáhľa, — prijal Gabo zprávu ľahostajnejšie, ako Jožo dúfal.</text:span></text:p>
      <text:p text:style-name="P1"><text:span text:style-name="T1">Kráčali zamyslení. Naraz Jožo chytil priateľa za ruku:</text:span></text:p>
      <text:p text:style-name="P1"><text:span text:style-name="T1">— Poďme k Vierke.</text:span></text:p>
      <text:p text:style-name="P1"><text:span text:style-name="T1">— Poďme, keď chceš, — prikývol Gabo.</text:span></text:p>
      <text:p text:style-name="P1"><text:span text:style-name="T1">Zabočili chodníkom, ktorý stúpal hore Bukovinkou. Nie k bielemu domcu, lež k okraju lesa.</text:span></text:p>
      <text:p text:style-name="P1"><text:span text:style-name="T1">A Jožo cestou myslel na dievča, ktoré vypadlo z ich trojlístka. Predtým ju oni vytvorili spomedzi seba, potom odišla ona.</text:span></text:p>
      <text:p text:style-name="P1"><text:span text:style-name="T1">Navždy.</text:span></text:p>
      <text:p text:style-name="P1"><text:span text:style-name="T1">Hneď, ako sa vrátili z hôr, dozvedeli sa, že Vierka nežije. Teta Babčová im vyrozprávala celú smutnú príhodu:</text:span></text:p>
      <text:p text:style-name="P1"><text:span text:style-name="T1">— V tehelni sa ich mnoho hemžilo, ponevieralo... Rozťahovali sa ako doma. Aj u nás bývali niekoľkí. Jednoducho prišli a rozložili sa ako jarmočiari. Rozkazovali, čo im treba variť, museli sme im prať bielizeň. Čo som mala robiť? Ešte dobre, že sa nedozvedeli, že starý je v horách. Varila som, prala som. A oni len pili, hrávali karty a sliedili po tehelni ako kopovi.</text:span></text:p>
      <text:p text:style-name="P1"><text:span text:style-name="T1">Jeden z nich, taký vyhúknutý švihák, sa začal zaliečať našej Vierke. Hladkal ju po vlasoch, nosil jej cukríky, ale ona ani jeden nevzala do úst, utekala pred vojakom.</text:span></text:p>
      <text:p text:style-name="P1"><text:span text:style-name="T1">Raz bol opitý ako čík. A zase len hladkať a hladkať. Páchlo z neho ako zo suda a len sa k nej nakláňa a bľaboce, bľaboce. </text:span><text:soft-page-break/><text:span text:style-name="T1">Udrela vám ho po ruke, predstavte si tú jej tenkú ruku, a jeho širokú, medvediu, a skríkla: „Nehladkajte ma! My vás nemáme radi!“</text:span></text:p>
      <text:p text:style-name="P1"><text:span text:style-name="T1">Zbledla som a zakryla som jej ústa, aby nemohla ďalej hovoriť. No tomu ožranovi stačilo aj to, čo povedala. Lámal po česky, porozumel, čo povedala. Ozelenel od jedu, udrel dievča surovo po tvári a vykríkol: „Ty taká a taká! Aj ty si partizánka!“ A hneď revolver do ruky.</text:span></text:p>
      <text:p text:style-name="P1"><text:span text:style-name="T1">Vierka sa chcela hodiť ku mne, ale ožran skočil medzi nás. Zvrtla sa a vybehla z domu. Bežala k Bukovinke, myslela, že sa v lese zachráni. Stalo sa to všetko tak rýchle, že som ničomu nemohla zabrániť. Nevládala som ja biedna stvora...</text:span></text:p>
      <text:p text:style-name="P1"><text:span text:style-name="T1">Rozzúrený vojak vyletel za ňou, revolverom šermoval nad hlavou, ale keď videl, že beží do lesa, začal volať: „Stoj!... Stoj!“</text:span></text:p>
      <text:p text:style-name="P1"><text:span text:style-name="T1">A ona ešte rýchlejšie. Musela mať veľký strach, chudinka.</text:span></text:p>
      <text:p text:style-name="P1"><text:span text:style-name="T1">Zrazu na dačo skočila, vybuchlo to a dievča padlo tvárou do trávy. Až potom sme sa dozvedeli, že tí hnusníci zo strachu pred partizánmi nakládli okolo lesa míny.</text:span></text:p>
      <text:p text:style-name="P1"><text:span text:style-name="T1">Pochovali sme ju pri lese.</text:span></text:p>
      <text:p text:style-name="P1"><text:span text:style-name="T1">Vierkina mať, keď vyrozprávala chlapcom túto hroznú udalosť, utrela si zaslzené oči.</text:span></text:p>
      <text:p text:style-name="P1"><text:span text:style-name="T1">Vtedy si chlapci uvedomili, ako Vierke krivdili. Zrazu poznali, že ich prevýšila.</text:span></text:p>
      <text:p text:style-name="P1"><text:span text:style-name="T1">Chodník ich viedol vedľa lesa. A pod jednou z kalín, čo osamote stojí na lúke, bol Vierkin hrob, obložený trávou a zakvitnutý jarným kvietím.</text:span></text:p>
      <text:p text:style-name="P1"><text:span text:style-name="T1">Zastali na jednej strane hrobu. Blesk si ticho sadol a hľadel pred seba. Vetrík, teplý a vlažný, šelestil v, korune stromu. Kalina sa jemne kývala, šúchala si konár o konár. Konáre tíško vŕzgali. Na niektorých vetvičkách prezimovali plody a teraz sa knísali nad hrobom, vysušené a čierne.</text:span></text:p>
      <text:p text:style-name="P1"><text:span text:style-name="T1">Vlčiak natiahol krk a ticho zavyl. Netrpezlivo pozeral po chlapcoch.</text:span></text:p>
      <text:p text:style-name="P1"><text:soft-page-break/><text:span text:style-name="T1">— Poďme! — povedal po chvíli Gabriel. V duši ho čosi tlačilo.</text:span></text:p>
      <text:p text:style-name="P1"><text:span text:style-name="T1">— Škoda, že ju Nikita nepoznal, — povedal Jožo, keď schádzali chodníkom.</text:span></text:p>
      <text:p text:style-name="P3"><text:span text:style-name="T1">Rozišli sa. Gabo zbehol k bielemu domcu, Jožo s Bleskom bežali popod Bukovinku.</text:span></text:p>
      <text:p text:style-name="P1"><text:span text:style-name="T1">— Zajtra naisto prídem! — zakričal Jožo za Gabrielom, keď ho už na kuse odbehol.</text:span></text:p>
      <text:p text:style-name="P1"><text:span text:style-name="T1">— Príď! — zakýval Gabo obidvoma rukami nad hlavou.</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002</dc:title>
    <meta:initial-creator>rh2</meta:initial-creator>
    <meta:creation-date>2010-03-27T12:35:00</meta:creation-date>
    <dc:date>2014-05-23T09:58:00</dc:date>
    <meta:editing-cycles>29</meta:editing-cycles>
    <meta:editing-duration>PT8M9S</meta:editing-duration>
    <meta:document-statistic meta:table-count="0" meta:image-count="0" meta:object-count="0" meta:page-count="173" meta:paragraph-count="2277" meta:word-count="46471" meta:character-count="274056" meta:non-whitespace-character-count="229862"/>
    <meta:generator>LibreOffice/3.6$Windows_x86 LibreOffice_project/e29a214-2bbed72-0621de6-a97528c-8f066d</meta:generator>
    <meta:user-defined meta:name="Company">juls sav</meta:user-defined>
    <meta:user-defined meta:name="Operator">rh2</meta:user-defined>
  </office:meta>
</office:document-meta>
</file>